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meta.xml" manifest:media-type="text/xml"/>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
  <manifest:file-entry manifest:full-path="ObjectReplacements/Object 4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1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02cm" table:align="margins" style:writing-mode="lr-tb"/>
    </style:style>
    <style:style style:name="Tabela2.A" style:family="table-column">
      <style:table-column-properties style:column-width="14.224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002cm" table:align="margins" style:writing-mode="lr-tb"/>
    </style:style>
    <style:style style:name="Tabela3.A" style:family="table-column">
      <style:table-column-properties style:column-width="14.224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4" style:family="table">
      <style:table-properties style:width="16.002cm" table:align="margins" style:writing-mode="lr-tb"/>
    </style:style>
    <style:style style:name="Tabela4.A" style:family="table-column">
      <style:table-column-properties style:column-width="14.224cm" style:rel-column-width="58251*"/>
    </style:style>
    <style:style style:name="Tabela4.B" style:family="table-column">
      <style:table-column-properties style:column-width="1.778cm" style:rel-column-width="7284*"/>
    </style:style>
    <style:style style:name="Tabela4.A1" style:family="table-cell">
      <style:table-cell-properties style:vertical-align="middle" fo:padding="0.097cm" fo:border="none"/>
    </style:style>
    <style:style style:name="Tabela5" style:family="table">
      <style:table-properties style:width="16.002cm" table:align="margins" style:writing-mode="lr-tb"/>
    </style:style>
    <style:style style:name="Tabela5.A" style:family="table-column">
      <style:table-column-properties style:column-width="14.224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6" style:family="table">
      <style:table-properties style:width="16.002cm" table:align="margins" style:writing-mode="lr-tb"/>
    </style:style>
    <style:style style:name="Tabela6.A" style:family="table-column">
      <style:table-column-properties style:column-width="14.224cm" style:rel-column-width="58251*"/>
    </style:style>
    <style:style style:name="Tabela6.B" style:family="table-column">
      <style:table-column-properties style:column-width="1.778cm" style:rel-column-width="7284*"/>
    </style:style>
    <style:style style:name="Tabela6.A1" style:family="table-cell">
      <style:table-cell-properties style:vertical-align="middle" fo:padding="0.097cm" fo:border="none"/>
    </style:style>
    <style:style style:name="Tabela7" style:family="table">
      <style:table-properties style:width="16.002cm" table:align="margins" style:writing-mode="lr-tb"/>
    </style:style>
    <style:style style:name="Tabela7.A" style:family="table-column">
      <style:table-column-properties style:column-width="14.224cm" style:rel-column-width="58251*"/>
    </style:style>
    <style:style style:name="Tabela7.B" style:family="table-column">
      <style:table-column-properties style:column-width="1.778cm" style:rel-column-width="7284*"/>
    </style:style>
    <style:style style:name="Tabela7.A1" style:family="table-cell">
      <style:table-cell-properties style:vertical-align="middle" fo:padding="0.097cm" fo:border="none"/>
    </style:style>
    <style:style style:name="Tabela8" style:family="table">
      <style:table-properties style:width="16.002cm" table:align="margins" style:writing-mode="lr-tb"/>
    </style:style>
    <style:style style:name="Tabela8.A" style:family="table-column">
      <style:table-column-properties style:column-width="14.224cm" style:rel-column-width="58251*"/>
    </style:style>
    <style:style style:name="Tabela8.B" style:family="table-column">
      <style:table-column-properties style:column-width="1.778cm" style:rel-column-width="7284*"/>
    </style:style>
    <style:style style:name="Tabela8.A1" style:family="table-cell">
      <style:table-cell-properties style:vertical-align="middle" fo:padding="0.097cm" fo:border="none"/>
    </style:style>
    <style:style style:name="Tabela9" style:family="table">
      <style:table-properties style:width="16.002cm" table:align="margins" style:writing-mode="lr-tb"/>
    </style:style>
    <style:style style:name="Tabela9.A" style:family="table-column">
      <style:table-column-properties style:column-width="14.224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Tabela10" style:family="table">
      <style:table-properties style:width="16.002cm" table:align="margins" style:writing-mode="lr-tb"/>
    </style:style>
    <style:style style:name="Tabela10.A" style:family="table-column">
      <style:table-column-properties style:column-width="14.224cm" style:rel-column-width="58251*"/>
    </style:style>
    <style:style style:name="Tabela10.B" style:family="table-column">
      <style:table-column-properties style:column-width="1.778cm" style:rel-column-width="7284*"/>
    </style:style>
    <style:style style:name="Tabela10.A1" style:family="table-cell">
      <style:table-cell-properties style:vertical-align="middle" fo:padding="0.097cm" fo:border="none"/>
    </style:style>
    <style:style style:name="Tabela11" style:family="table">
      <style:table-properties style:width="16.002cm" table:align="margins" style:writing-mode="lr-tb"/>
    </style:style>
    <style:style style:name="Tabela11.A" style:family="table-column">
      <style:table-column-properties style:column-width="14.224cm" style:rel-column-width="58251*"/>
    </style:style>
    <style:style style:name="Tabela11.B" style:family="table-column">
      <style:table-column-properties style:column-width="1.778cm" style:rel-column-width="7284*"/>
    </style:style>
    <style:style style:name="Tabela11.A1" style:family="table-cell">
      <style:table-cell-properties style:vertical-align="middle" fo:padding="0.097cm" fo:border="none"/>
    </style:style>
    <style:style style:name="Tabela12" style:family="table">
      <style:table-properties style:width="16.002cm" table:align="margins" style:writing-mode="lr-tb"/>
    </style:style>
    <style:style style:name="Tabela12.A" style:family="table-column">
      <style:table-column-properties style:column-width="14.224cm" style:rel-column-width="58251*"/>
    </style:style>
    <style:style style:name="Tabela12.B" style:family="table-column">
      <style:table-column-properties style:column-width="1.778cm" style:rel-column-width="7284*"/>
    </style:style>
    <style:style style:name="Tabela12.A1" style:family="table-cell">
      <style:table-cell-properties style:vertical-align="middle" fo:padding="0.097cm" fo:border="none"/>
    </style:style>
    <style:style style:name="Tabela13" style:family="table">
      <style:table-properties style:width="16.002cm" table:align="margins" style:writing-mode="lr-tb"/>
    </style:style>
    <style:style style:name="Tabela13.A" style:family="table-column">
      <style:table-column-properties style:column-width="14.224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002cm" table:align="margins" style:writing-mode="lr-tb"/>
    </style:style>
    <style:style style:name="Tabela14.A" style:family="table-column">
      <style:table-column-properties style:column-width="14.224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15" style:family="table">
      <style:table-properties style:width="16.002cm" table:align="margins" style:writing-mode="lr-tb"/>
    </style:style>
    <style:style style:name="Tabela15.A" style:family="table-column">
      <style:table-column-properties style:column-width="14.224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002cm" table:align="margins" style:writing-mode="lr-tb"/>
    </style:style>
    <style:style style:name="Tabela16.A" style:family="table-column">
      <style:table-column-properties style:column-width="14.224cm" style:rel-column-width="58251*"/>
    </style:style>
    <style:style style:name="Tabela16.B" style:family="table-column">
      <style:table-column-properties style:column-width="1.778cm" style:rel-column-width="7284*"/>
    </style:style>
    <style:style style:name="Tabela16.A1" style:family="table-cell">
      <style:table-cell-properties style:vertical-align="middle" fo:padding="0.097cm" fo:border="none"/>
    </style:style>
    <style:style style:name="Tabela17" style:family="table">
      <style:table-properties style:width="16.002cm" table:align="margins" style:writing-mode="lr-tb"/>
    </style:style>
    <style:style style:name="Tabela17.A" style:family="table-column">
      <style:table-column-properties style:column-width="14.224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18" style:family="table">
      <style:table-properties style:width="16.002cm" table:align="margins" style:writing-mode="lr-tb"/>
    </style:style>
    <style:style style:name="Tabela18.A" style:family="table-column">
      <style:table-column-properties style:column-width="14.224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19" style:family="table">
      <style:table-properties style:width="16.002cm" table:align="margins" style:writing-mode="lr-tb"/>
    </style:style>
    <style:style style:name="Tabela19.A" style:family="table-column">
      <style:table-column-properties style:column-width="14.224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0" style:family="table">
      <style:table-properties style:width="16.002cm" table:align="margins" style:writing-mode="lr-tb"/>
    </style:style>
    <style:style style:name="Tabela20.A" style:family="table-column">
      <style:table-column-properties style:column-width="14.224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1" style:family="table">
      <style:table-properties style:width="16.002cm" table:align="margins" style:writing-mode="lr-tb"/>
    </style:style>
    <style:style style:name="Tabela1.A" style:family="table-column">
      <style:table-column-properties style:column-width="5.334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fo:font-size="9pt" style:font-size-asian="9pt" style:font-size-complex="9pt"/>
    </style:style>
    <style:style style:name="P2" style:family="paragraph" style:parent-style-name="Table_20_Contents">
      <style:paragraph-properties fo:line-height="200%" fo:text-align="center" style:justify-single-word="false"/>
    </style:style>
    <style:style style:name="P3" style:family="paragraph" style:parent-style-name="Table_20_Contents">
      <style:paragraph-properties fo:line-height="200%" fo:text-align="end" style:justify-single-word="false"/>
    </style:style>
    <style:style style:name="P4" style:family="paragraph" style:parent-style-name="Table_20_Contents">
      <style:paragraph-properties fo:line-height="200%" fo:text-align="justify" style:justify-single-word="false"/>
    </style:style>
    <style:style style:name="P5" style:family="paragraph" style:parent-style-name="Table_20_Contents">
      <style:paragraph-properties fo:line-height="200%" fo:text-align="end" style:justify-single-word="false"/>
      <style:text-properties style:font-name="Times New Roman1"/>
    </style:style>
    <style:style style:name="P6" style:family="paragraph" style:parent-style-name="Table_20_Contents">
      <style:paragraph-properties fo:line-height="200%" fo:text-align="center" style:justify-single-word="false"/>
      <style:text-properties officeooo:rsid="01d5b96e" officeooo:paragraph-rsid="01d5b96e"/>
    </style:style>
    <style:style style:name="P7" style:family="paragraph" style:parent-style-name="Table_20_Contents">
      <style:paragraph-properties fo:line-height="200%" fo:text-align="justify" style:justify-single-word="false"/>
      <style:text-properties officeooo:rsid="01d5b96e" officeooo:paragraph-rsid="01d5b96e"/>
    </style:style>
    <style:style style:name="P8"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9"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10"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12"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14"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15"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16" style:family="paragraph" style:parent-style-name="Standard">
      <style:paragraph-properties fo:line-height="200%" fo:text-align="justify" style:justify-single-word="false"/>
      <style:text-properties style:font-name="times new roman1"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17"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200%" fo:text-align="justify" style:justify-single-word="false"/>
      <style:text-properties style:font-name="times new roman1"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justify" style:justify-single-word="false"/>
      <style:text-properties style:font-name="times new roman1" fo:font-size="12pt" fo:language="en" fo:country="US" fo:font-style="normal" officeooo:paragraph-rsid="01329442" style:font-size-asian="12pt" style:font-style-asian="normal" style:font-size-complex="12pt" style:font-style-complex="normal"/>
    </style:style>
    <style:style style:name="P21" style:family="paragraph" style:parent-style-name="Standard">
      <style:paragraph-properties fo:line-height="200%" fo:text-align="justify" style:justify-single-word="false"/>
      <style:text-properties style:font-name="times new roman1" fo:font-size="12pt" fo:language="en" fo:country="US" fo:font-weight="normal" officeooo:rsid="01098e76" officeooo:paragraph-rsid="0108821f" style:font-size-asian="12pt" style:font-weight-asian="normal" style:font-size-complex="12pt" style:font-weight-complex="normal"/>
    </style:style>
    <style:style style:name="P22" style:family="paragraph" style:parent-style-name="Standard">
      <style:paragraph-properties fo:line-height="200%" fo:text-align="justify" style:justify-single-word="false"/>
      <style:text-properties style:font-name="times new roman1" fo:font-size="12pt" fo:font-style="normal" fo:font-weight="normal" officeooo:rsid="02961399" officeooo:paragraph-rsid="02961399"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200%"/>
      <style:text-properties style:font-name="times new roman1" fo:font-size="12pt"/>
    </style:style>
    <style:style style:name="P24" style:family="paragraph" style:parent-style-name="Standard">
      <style:paragraph-properties fo:line-height="200%" fo:text-align="justify" style:justify-single-word="false"/>
      <style:text-properties style:font-name="times new roman1" fo:font-weight="normal" officeooo:paragraph-rsid="01348b51" style:font-weight-asian="normal" style:font-weight-complex="normal"/>
    </style:style>
    <style:style style:name="P25" style:family="paragraph" style:parent-style-name="Standard">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26" style:family="paragraph" style:parent-style-name="Standard">
      <style:paragraph-properties fo:line-height="200%" fo:text-align="justify" style:justify-single-word="false"/>
      <style:text-properties style:font-name="times new roman" fo:font-size="12pt" fo:language="en" fo:country="US" style:font-size-asian="12pt" style:font-size-complex="12pt"/>
    </style:style>
    <style:style style:name="P27" style:family="paragraph" style:parent-style-name="Standard">
      <style:paragraph-properties fo:line-height="200%" fo:text-align="justify" style:justify-single-word="false"/>
      <style:text-properties style:font-name="times new roman" fo:font-size="12pt" fo:language="en" fo:country="US" officeooo:paragraph-rsid="02352e0e" style:font-size-asian="12pt" style:font-size-complex="12pt"/>
    </style:style>
    <style:style style:name="P28" style:family="paragraph" style:parent-style-name="Standard">
      <style:paragraph-properties fo:line-height="200%" fo:text-align="justify" style:justify-single-word="false"/>
      <style:text-properties style:font-name="times new roman" fo:font-size="12pt" fo:language="en" fo:country="US" officeooo:paragraph-rsid="00e4e8ba" style:font-size-asian="12pt" style:font-size-complex="12pt"/>
    </style:style>
    <style:style style:name="P29" style:family="paragraph" style:parent-style-name="Standard">
      <style:paragraph-properties fo:line-height="200%" fo:text-align="justify" style:justify-single-word="false"/>
      <style:text-properties style:font-name="times new roman" fo:font-size="12pt" fo:language="en" fo:country="US" officeooo:paragraph-rsid="01ca9155" style:font-size-asian="12pt" style:font-size-complex="12pt"/>
    </style:style>
    <style:style style:name="P30" style:family="paragraph" style:parent-style-name="Standard">
      <style:paragraph-properties fo:line-height="200%" fo:text-align="justify" style:justify-single-word="false"/>
      <style:text-properties style:font-name="times new roman" fo:font-size="12pt" fo:language="en" fo:country="US" officeooo:paragraph-rsid="018ce1df" style:font-size-asian="12pt" style:font-size-complex="12pt"/>
    </style:style>
    <style:style style:name="P31" style:family="paragraph" style:parent-style-name="Standard">
      <style:paragraph-properties fo:line-height="200%" fo:text-align="justify" style:justify-single-word="false"/>
      <style:text-properties style:font-name="times new roman" fo:font-size="12pt" fo:language="en" fo:country="US" officeooo:paragraph-rsid="0265a41b" style:font-size-asian="12pt" style:font-size-complex="12pt"/>
    </style:style>
    <style:style style:name="P32" style:family="paragraph" style:parent-style-name="Standard">
      <style:paragraph-properties fo:line-height="200%" fo:text-align="justify" style:justify-single-word="false"/>
      <style:text-properties style:font-name="times new roman" fo:font-size="12pt" fo:language="en" fo:country="US" officeooo:paragraph-rsid="01d21ab4" style:font-size-asian="12pt" style:font-size-complex="12pt"/>
    </style:style>
    <style:style style:name="P33" style:family="paragraph" style:parent-style-name="Standard">
      <style:paragraph-properties fo:line-height="200%" fo:text-align="justify" style:justify-single-word="false"/>
      <style:text-properties style:font-name="times new roman" fo:font-size="12pt" fo:language="en" fo:country="US" officeooo:paragraph-rsid="0088a359" style:font-size-asian="12pt" style:font-size-complex="12pt"/>
    </style:style>
    <style:style style:name="P34" style:family="paragraph" style:parent-style-name="Standard">
      <style:paragraph-properties fo:line-height="200%" fo:text-align="justify" style:justify-single-word="false"/>
      <style:text-properties style:font-name="times new roman" fo:font-size="12pt" fo:language="en" fo:country="US" officeooo:paragraph-rsid="0089073a" style:font-size-asian="12pt" style:font-size-complex="12pt"/>
    </style:style>
    <style:style style:name="P35" style:family="paragraph" style:parent-style-name="Standard">
      <style:paragraph-properties fo:line-height="200%" fo:text-align="justify" style:justify-single-word="false"/>
      <style:text-properties style:font-name="times new roman" fo:font-size="12pt" fo:language="en" fo:country="US" officeooo:paragraph-rsid="00971315" style:font-size-asian="12pt" style:font-size-complex="12pt"/>
    </style:style>
    <style:style style:name="P36" style:family="paragraph" style:parent-style-name="Standard">
      <style:paragraph-properties fo:line-height="200%" fo:text-align="justify" style:justify-single-word="false"/>
      <style:text-properties style:font-name="times new roman" fo:font-size="12pt" fo:language="en" fo:country="US" officeooo:paragraph-rsid="0097e30e" style:font-size-asian="12pt" style:font-size-complex="12pt"/>
    </style:style>
    <style:style style:name="P37" style:family="paragraph" style:parent-style-name="Standard">
      <style:paragraph-properties fo:line-height="200%" fo:text-align="justify" style:justify-single-word="false"/>
      <style:text-properties style:font-name="times new roman" fo:font-size="12pt" fo:language="en" fo:country="US" officeooo:paragraph-rsid="00c61b1b" style:font-size-asian="12pt" style:font-size-complex="12pt"/>
    </style:style>
    <style:style style:name="P38" style:family="paragraph" style:parent-style-name="Standard">
      <style:paragraph-properties fo:line-height="200%" fo:text-align="justify" style:justify-single-word="false"/>
      <style:text-properties style:font-name="times new roman" fo:font-size="12pt" fo:language="en" fo:country="US" officeooo:rsid="01348b51" officeooo:paragraph-rsid="01348b51" style:font-size-asian="12pt" style:font-size-complex="12pt"/>
    </style:style>
    <style:style style:name="P39" style:family="paragraph" style:parent-style-name="Standard">
      <style:paragraph-properties fo:line-height="200%" fo:text-align="justify" style:justify-single-word="false"/>
      <style:text-properties style:font-name="times new roman" fo:font-size="12pt" fo:language="en" fo:country="US" officeooo:rsid="00971315" officeooo:paragraph-rsid="00971315" style:font-size-asian="12pt" style:font-size-complex="12pt"/>
    </style:style>
    <style:style style:name="P40" style:family="paragraph" style:parent-style-name="Standard">
      <style:paragraph-properties fo:line-height="200%" fo:text-align="justify" style:justify-single-word="false"/>
      <style:text-properties style:font-name="times new roman" fo:font-size="12pt" fo:language="en" fo:country="US" fo:font-style="normal" officeooo:paragraph-rsid="01384542" style:font-size-asian="12pt" style:font-style-asian="normal" style:font-size-complex="12pt" style:font-style-complex="normal"/>
    </style:style>
    <style:style style:name="P41" style:family="paragraph" style:parent-style-name="Standard">
      <style:paragraph-properties fo:line-height="200%" fo:text-align="justify" style:justify-single-word="false"/>
      <style:text-properties style:font-name="times new roman" fo:font-size="12pt" fo:language="en" fo:country="US" fo:font-style="normal" officeooo:paragraph-rsid="02417846" style:font-size-asian="12pt" style:font-style-asian="normal" style:font-size-complex="12pt" style:font-style-complex="normal"/>
    </style:style>
    <style:style style:name="P42" style:family="paragraph" style:parent-style-name="Standard">
      <style:paragraph-properties fo:line-height="200%" fo:text-align="justify" style:justify-single-word="false"/>
      <style:text-properties style:font-name="times new roman" fo:font-size="12pt" fo:language="en" fo:country="US" fo:font-style="normal" officeooo:paragraph-rsid="017d1927" style:font-size-asian="12pt" style:font-style-asian="normal" style:font-size-complex="12pt" style:font-style-complex="normal"/>
    </style:style>
    <style:style style:name="P43" style:family="paragraph" style:parent-style-name="Standard">
      <style:paragraph-properties fo:line-height="200%" fo:text-align="justify" style:justify-single-word="false"/>
      <style:text-properties style:font-name="times new roman" fo:font-size="12pt" fo:language="en" fo:country="US" fo:font-style="normal" officeooo:rsid="0125b66c" officeooo:paragraph-rsid="0139d43c" style:font-size-asian="12pt" style:font-style-asian="normal" style:font-size-complex="12pt" style:font-style-complex="normal"/>
    </style:style>
    <style:style style:name="P44" style:family="paragraph" style:parent-style-name="Standard">
      <style:paragraph-properties fo:line-height="200%" fo:text-align="justify" style:justify-single-word="false"/>
      <style:text-properties style:font-name="times new roman" fo:font-size="12pt" fo:language="en" fo:country="US" fo:font-style="normal" officeooo:rsid="0144b9d6" officeooo:paragraph-rsid="01472de6" style:font-size-asian="12pt" style:font-style-asian="normal" style:font-size-complex="12pt" style:font-style-complex="normal"/>
    </style:style>
    <style:style style:name="P45" style:family="paragraph" style:parent-style-name="Standard">
      <style:paragraph-properties fo:line-height="200%" fo:text-align="justify" style:justify-single-word="false"/>
      <style:text-properties style:font-name="times new roman" fo:font-size="12pt" fo:language="en" fo:country="US" fo:font-style="normal" officeooo:rsid="025294b3" officeooo:paragraph-rsid="025294b3" style:font-size-asian="12pt" style:font-style-asian="normal" style:font-size-complex="12pt" style:font-style-complex="normal"/>
    </style:style>
    <style:style style:name="P46" style:family="paragraph" style:parent-style-name="Standard">
      <style:paragraph-properties fo:line-height="200%" fo:text-align="justify" style:justify-single-word="false"/>
      <style:text-properties style:font-name="times new roman" fo:font-size="12pt" fo:language="en" fo:country="US" fo:font-style="normal" officeooo:rsid="025294b3" officeooo:paragraph-rsid="02975053" style:font-size-asian="12pt" style:font-style-asian="normal" style:font-size-complex="12pt" style:font-style-complex="normal"/>
    </style:style>
    <style:style style:name="P47" style:family="paragraph" style:parent-style-name="Standard">
      <style:paragraph-properties fo:line-height="200%" fo:text-align="justify" style:justify-single-word="false"/>
      <style:text-properties style:font-name="times new roman" fo:font-size="12pt" fo:language="en" fo:country="US" fo:font-style="normal" officeooo:rsid="027123a1" officeooo:paragraph-rsid="0274f6a5" style:font-size-asian="12pt" style:font-style-asian="normal" style:font-size-complex="12pt" style:font-style-complex="normal"/>
    </style:style>
    <style:style style:name="P48" style:family="paragraph" style:parent-style-name="Standard">
      <style:paragraph-properties fo:line-height="200%" fo:text-align="justify" style:justify-single-word="false"/>
      <style:text-properties style:font-name="times new roman" fo:font-size="12pt" fo:language="en" fo:country="US" fo:font-style="normal" officeooo:rsid="027123a1" officeooo:paragraph-rsid="0277c98b" style:font-size-asian="12pt" style:font-style-asian="normal" style:font-size-complex="12pt" style:font-style-complex="normal"/>
    </style:style>
    <style:style style:name="P49" style:family="paragraph" style:parent-style-name="Standard">
      <style:paragraph-properties fo:line-height="200%" fo:text-align="justify" style:justify-single-word="false"/>
      <style:text-properties style:font-name="times new roman" fo:font-size="12pt" fo:language="en" fo:country="US" fo:font-style="normal" officeooo:rsid="027b41e6" officeooo:paragraph-rsid="027b41e6" style:font-size-asian="12pt" style:font-style-asian="normal" style:font-size-complex="12pt" style:font-style-complex="normal"/>
    </style:style>
    <style:style style:name="P50" style:family="paragraph" style:parent-style-name="Standard">
      <style:paragraph-properties fo:line-height="200%" fo:text-align="justify" style:justify-single-word="false"/>
      <style:text-properties style:font-name="times new roman" fo:font-size="12pt" fo:language="en" fo:country="US" fo:font-style="normal" officeooo:rsid="027b41e6" officeooo:paragraph-rsid="0298606b" style:font-size-asian="12pt" style:font-style-asian="normal" style:font-size-complex="12pt" style:font-style-complex="normal"/>
    </style:style>
    <style:style style:name="P51" style:family="paragraph" style:parent-style-name="Standard">
      <style:paragraph-properties fo:line-height="200%" fo:text-align="justify" style:justify-single-word="false"/>
      <style:text-properties style:font-name="times new roman" fo:font-size="12pt" fo:language="en" fo:country="US" fo:font-style="normal" officeooo:rsid="027e221c" officeooo:paragraph-rsid="027e221c" style:font-size-asian="12pt" style:font-style-asian="normal" style:font-size-complex="12pt" style:font-style-complex="normal"/>
    </style:style>
    <style:style style:name="P52" style:family="paragraph" style:parent-style-name="Standard">
      <style:paragraph-properties fo:line-height="200%" fo:text-align="justify" style:justify-single-word="false"/>
      <style:text-properties style:font-name="times new roman" fo:font-size="12pt" fo:language="en" fo:country="US" fo:font-style="normal" officeooo:rsid="0281ead2" officeooo:paragraph-rsid="0281ead2" style:font-size-asian="12pt" style:font-style-asian="normal" style:font-size-complex="12pt" style:font-style-complex="normal"/>
    </style:style>
    <style:style style:name="P53" style:family="paragraph" style:parent-style-name="Standard">
      <style:paragraph-properties fo:line-height="200%" fo:text-align="justify" style:justify-single-word="false"/>
      <style:text-properties style:font-name="times new roman" fo:font-size="12pt" fo:language="en" fo:country="US" fo:font-style="normal" officeooo:rsid="028a2ddf" officeooo:paragraph-rsid="028cbdee" style:font-size-asian="12pt" style:font-style-asian="normal" style:font-size-complex="12pt" style:font-style-complex="normal"/>
    </style:style>
    <style:style style:name="P54" style:family="paragraph" style:parent-style-name="Standard">
      <style:paragraph-properties fo:line-height="200%" fo:text-align="justify" style:justify-single-word="false"/>
      <style:text-properties style:font-name="times new roman" fo:font-size="12pt" fo:language="en" fo:country="US" fo:font-style="normal" officeooo:rsid="010015d4" officeooo:paragraph-rsid="0100e8cc" style:font-size-asian="12pt" style:font-style-asian="normal" style:font-size-complex="12pt" style:font-style-complex="normal"/>
    </style:style>
    <style:style style:name="P55" style:family="paragraph" style:parent-style-name="Standard">
      <style:paragraph-properties fo:line-height="200%" fo:text-align="justify" style:justify-single-word="false"/>
      <style:text-properties style:font-name="times new roman" fo:font-size="12pt" fo:language="en" fo:country="US" fo:font-style="normal" officeooo:rsid="008a44fb" officeooo:paragraph-rsid="008a44fb" style:font-size-asian="12pt" style:font-style-asian="normal" style:font-size-complex="12pt" style:font-style-complex="normal"/>
    </style:style>
    <style:style style:name="P56" style:family="paragraph" style:parent-style-name="Standard">
      <style:paragraph-properties fo:line-height="200%" fo:text-align="justify" style:justify-single-word="false"/>
      <style:text-properties style:font-name="times new roman"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200%" fo:text-align="justify" style:justify-single-word="false"/>
      <style:text-properties style:font-name="times new roman"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60" style:family="paragraph" style:parent-style-name="Standard">
      <style:paragraph-properties fo:line-height="200%" fo:text-align="justify" style:justify-single-word="false"/>
      <style:text-properties style:font-name="times new roman" fo:font-size="12pt" fo:language="en" fo:country="US" fo:font-weight="normal" officeooo:rsid="012409a3" officeooo:paragraph-rsid="0182de42" style:font-size-asian="12pt" style:font-weight-asian="normal" style:font-size-complex="12pt" style:font-weight-complex="normal"/>
    </style:style>
    <style:style style:name="P61" style:family="paragraph" style:parent-style-name="Standard">
      <style:paragraph-properties fo:line-height="200%" fo:text-align="justify" style:justify-single-word="false"/>
      <style:text-properties style:font-name="times new roman" fo:font-size="12pt" fo:language="en" fo:country="US" fo:font-weight="normal" officeooo:rsid="00bab7df" officeooo:paragraph-rsid="00bab7df"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style:font-name="times new roman" fo:font-size="12pt" fo:language="en" fo:country="US" fo:font-weight="normal" officeooo:rsid="00df2ac3" officeooo:paragraph-rsid="00df2ac3" style:font-size-asian="12pt" style:font-weight-asian="normal" style:font-size-complex="12pt"/>
    </style:style>
    <style:style style:name="P63" style:family="paragraph" style:parent-style-name="Standard">
      <style:paragraph-properties fo:line-height="200%" fo:text-align="justify" style:justify-single-word="false"/>
      <style:text-properties style:font-name="times new roman" fo:font-size="12pt" fo:language="en" fo:country="US" fo:font-weight="bold" style:font-size-asian="12pt" style:font-weight-asian="bold" style:font-size-complex="12pt"/>
    </style:style>
    <style:style style:name="P64" style:family="paragraph" style:parent-style-name="Standard">
      <style:paragraph-properties fo:line-height="200%" fo:text-align="justify" style:justify-single-word="false"/>
      <style:text-properties style:font-name="times new roman" fo:font-size="12pt" fo:language="en" fo:country="US" fo:font-weight="bold" officeooo:paragraph-rsid="02aa3eed" style:font-size-asian="12pt" style:font-weight-asian="bold" style:font-size-complex="12pt"/>
    </style:style>
    <style:style style:name="P65" style:family="paragraph" style:parent-style-name="Standard">
      <style:paragraph-properties fo:line-height="200%" fo:text-align="justify" style:justify-single-word="false"/>
      <style:text-properties style:font-name="times new roman" fo:font-size="12pt" fo:language="en" fo:country="US" fo:font-weight="bold" officeooo:paragraph-rsid="016586c6" style:font-size-asian="12pt" style:font-weight-asian="bold" style:font-size-complex="12pt"/>
    </style:style>
    <style:style style:name="P66" style:family="paragraph" style:parent-style-name="Standard">
      <style:paragraph-properties fo:line-height="200%" fo:text-align="justify" style:justify-single-word="false"/>
      <style:text-properties style:font-name="times new roman" fo:font-size="12pt" fo:language="en" fo:country="US" fo:font-style="italic" officeooo:paragraph-rsid="00e49b90" style:font-size-asian="12pt" style:font-style-asian="italic" style:font-size-complex="12pt" style:font-style-complex="italic"/>
    </style:style>
    <style:style style:name="P67" style:family="paragraph" style:parent-style-name="Standard">
      <style:paragraph-properties fo:line-height="200%" fo:text-align="justify" style:justify-single-word="false"/>
      <style:text-properties style:font-name="times new roman" fo:font-size="12pt" fo:language="en" fo:country="US" fo:font-style="italic" officeooo:paragraph-rsid="00e4e8ba" style:font-size-asian="12pt" style:font-style-asian="italic" style:font-size-complex="12pt" style:font-style-complex="italic"/>
    </style:style>
    <style:style style:name="P68" style:family="paragraph" style:parent-style-name="Standard">
      <style:paragraph-properties fo:line-height="200%" fo:text-align="justify" style:justify-single-word="false"/>
      <style:text-properties style:font-name="times new roman" fo:font-size="12pt" fo:language="en" fo:country="US" fo:font-style="italic" officeooo:paragraph-rsid="0088a359" style:font-size-asian="12pt" style:font-style-asian="italic" style:font-size-complex="12pt" style:font-style-complex="italic"/>
    </style:style>
    <style:style style:name="P69" style:family="paragraph" style:parent-style-name="Standard">
      <style:paragraph-properties fo:line-height="200%" fo:text-align="justify" style:justify-single-word="false"/>
      <style:text-properties style:font-name="times new roman" fo:font-size="12pt" fo:language="en" fo:country="US" fo:font-style="italic" officeooo:paragraph-rsid="0089073a" style:font-size-asian="12pt" style:font-style-asian="italic" style:font-size-complex="12pt" style:font-style-complex="italic"/>
    </style:style>
    <style:style style:name="P70" style:family="paragraph" style:parent-style-name="Standard">
      <style:paragraph-properties fo:line-height="200%" fo:text-align="justify" style:justify-single-word="false"/>
      <style:text-properties style:font-name="times new roman" fo:font-size="12pt" fo:language="en" fo:country="US" fo:font-style="italic" officeooo:paragraph-rsid="00a85cb8" style:font-size-asian="12pt" style:font-style-asian="italic" style:font-size-complex="12pt" style:font-style-complex="italic"/>
    </style:style>
    <style:style style:name="P71" style:family="paragraph" style:parent-style-name="Standard">
      <style:paragraph-properties fo:line-height="200%" fo:text-align="justify" style:justify-single-word="false"/>
      <style:text-properties style:font-name="times new roman" fo:font-size="12pt" fo:language="en" fo:country="US" fo:font-style="italic" officeooo:rsid="0109fa88" officeooo:paragraph-rsid="02961399" style:font-size-asian="12pt" style:font-style-asian="italic" style:font-size-complex="12pt" style:font-style-complex="italic"/>
    </style:style>
    <style:style style:name="P72" style:family="paragraph" style:parent-style-name="Standard">
      <style:paragraph-properties fo:line-height="200%" fo:text-align="justify" style:justify-single-word="false"/>
      <style:text-properties style:font-name="times new roman" fo:font-size="12pt" fo:language="en" fo:country="US" fo:font-style="italic" officeooo:rsid="010015d4" officeooo:paragraph-rsid="010015d4" style:font-size-asian="12pt" style:font-style-asian="italic" style:font-size-complex="12pt" style:font-style-complex="italic"/>
    </style:style>
    <style:style style:name="P73" style:family="paragraph" style:parent-style-name="Standard">
      <style:paragraph-properties fo:line-height="200%" fo:text-align="justify" style:justify-single-word="false"/>
      <style:text-properties style:font-name="times new roman" fo:font-size="12pt" fo:language="en" fo:country="US" fo:font-style="italic" officeooo:rsid="00e4e8ba" officeooo:paragraph-rsid="00e4e8ba" style:font-size-asian="12pt" style:font-style-asian="italic" style:font-size-complex="12pt" style:font-style-complex="italic"/>
    </style:style>
    <style:style style:name="P74" style:family="paragraph" style:parent-style-name="Standard">
      <style:paragraph-properties fo:line-height="200%" fo:text-align="justify" style:justify-single-word="false"/>
      <style:text-properties style:font-name="times new roman" fo:font-size="12pt" fo:language="en" fo:country="US" fo:font-style="italic" officeooo:rsid="0135b6f5" officeooo:paragraph-rsid="0135b6f5" style:font-size-asian="12pt" style:font-style-asian="italic" style:font-size-complex="12pt" style:font-style-complex="italic"/>
    </style:style>
    <style:style style:name="P75" style:family="paragraph" style:parent-style-name="Standard">
      <style:paragraph-properties fo:line-height="200%" fo:text-align="justify" style:justify-single-word="false"/>
      <style:text-properties style:font-name="times new roman" fo:font-size="12pt" fo:language="en" fo:country="US" fo:font-style="italic" officeooo:rsid="01578211" officeooo:paragraph-rsid="01578211" style:font-size-asian="12pt" style:font-style-asian="italic" style:font-size-complex="12pt" style:font-style-complex="italic"/>
    </style:style>
    <style:style style:name="P76" style:family="paragraph" style:parent-style-name="Standard">
      <style:paragraph-properties fo:line-height="200%" fo:text-align="justify" style:justify-single-word="false"/>
      <style:text-properties style:font-name="times new roman" fo:font-size="12pt" fo:language="en" fo:country="US" fo:font-style="italic" officeooo:rsid="015cc8aa" style:font-size-asian="12pt" style:font-style-asian="italic" style:font-size-complex="12pt" style:font-style-complex="italic"/>
    </style:style>
    <style:style style:name="P77"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style:font-size-asian="12pt" style:font-style-asian="italic" style:font-size-complex="12pt" style:font-style-complex="italic"/>
    </style:style>
    <style:style style:name="P78" style:family="paragraph" style:parent-style-name="Standard">
      <style:paragraph-properties fo:line-height="200%" fo:text-align="justify" style:justify-single-word="false"/>
      <style:text-properties style:font-name="times new roman" fo:font-size="12pt" fo:language="en" fo:country="US" fo:font-style="italic" officeooo:rsid="008f43d2" officeooo:paragraph-rsid="008f43d2" style:font-size-asian="12pt" style:font-style-asian="italic" style:font-size-complex="12pt" style:font-style-complex="italic"/>
    </style:style>
    <style:style style:name="P79" style:family="paragraph" style:parent-style-name="Standard">
      <style:paragraph-properties fo:line-height="200%" fo:text-align="justify" style:justify-single-word="false"/>
      <style:text-properties style:font-name="times new roman" fo:font-size="12pt" fo:language="en" fo:country="US" fo:font-style="italic" officeooo:rsid="009ce970" officeooo:paragraph-rsid="009ce970" style:font-size-asian="12pt" style:font-style-asian="italic" style:font-size-complex="12pt" style:font-style-complex="italic"/>
    </style:style>
    <style:style style:name="P80" style:family="paragraph" style:parent-style-name="Standard">
      <style:paragraph-properties fo:line-height="200%" fo:text-align="justify" style:justify-single-word="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81" style:family="paragraph" style:parent-style-name="Standard">
      <style:paragraph-properties fo:line-height="200%" fo:text-align="justify" style:justify-single-word="false"/>
      <style:text-properties style:font-name="times new roman" fo:font-size="12pt" fo:language="en" fo:country="US" fo:font-style="italic" officeooo:rsid="008ea81f" officeooo:paragraph-rsid="008ea81f" fo:background-color="transparent" style:font-size-asian="12pt" style:font-style-asian="italic" style:font-size-complex="12pt" style:font-style-complex="italic"/>
    </style:style>
    <style:style style:name="P82"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83"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84"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85"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86"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87"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88"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89" style:family="paragraph" style:parent-style-name="Standard">
      <style:paragraph-properties fo:line-height="200%" fo:text-align="justify" style:justify-single-word="false"/>
      <style:text-properties style:font-name="times new roman"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90" style:family="paragraph" style:parent-style-name="Standard">
      <style:paragraph-properties fo:line-height="200%" fo:text-align="justify" style:justify-single-word="false"/>
      <style:text-properties style:font-name="times new roman" fo:font-size="12pt" officeooo:paragraph-rsid="02394158" style:font-size-asian="12pt" style:font-size-complex="12pt"/>
    </style:style>
    <style:style style:name="P91" style:family="paragraph" style:parent-style-name="Standard">
      <style:paragraph-properties fo:line-height="200%" fo:text-align="justify" style:justify-single-word="false"/>
      <style:text-properties style:font-name="times new roman" fo:font-size="12pt" officeooo:paragraph-rsid="023c0b18" style:font-size-asian="12pt" style:font-size-complex="12pt"/>
    </style:style>
    <style:style style:name="P92" style:family="paragraph" style:parent-style-name="Standard">
      <style:paragraph-properties fo:line-height="200%" fo:text-align="justify" style:justify-single-word="false"/>
      <style:text-properties style:font-name="times new roman" fo:font-size="12pt" officeooo:paragraph-rsid="01bf6dd5" style:font-size-asian="12pt" style:font-size-complex="12pt"/>
    </style:style>
    <style:style style:name="P93" style:family="paragraph" style:parent-style-name="Standard">
      <style:paragraph-properties fo:line-height="200%" fo:text-align="justify" style:justify-single-word="false"/>
      <style:text-properties officeooo:paragraph-rsid="01bf6dd5"/>
    </style:style>
    <style:style style:name="P94" style:family="paragraph" style:parent-style-name="Standard">
      <style:paragraph-properties fo:line-height="200%" fo:text-align="justify" style:justify-single-word="false"/>
      <style:text-properties officeooo:paragraph-rsid="0251a869"/>
    </style:style>
    <style:style style:name="P95" style:family="paragraph" style:parent-style-name="Standard">
      <style:paragraph-properties fo:line-height="200%" fo:text-align="justify" style:justify-single-word="false"/>
      <style:text-properties officeooo:paragraph-rsid="01cebbfd"/>
    </style:style>
    <style:style style:name="P96" style:family="paragraph" style:parent-style-name="Standard">
      <style:paragraph-properties fo:line-height="200%" fo:text-align="justify" style:justify-single-word="false"/>
      <style:text-properties officeooo:paragraph-rsid="01c72144"/>
    </style:style>
    <style:style style:name="P97" style:family="paragraph" style:parent-style-name="Standard">
      <style:paragraph-properties fo:line-height="200%" fo:text-align="justify" style:justify-single-word="false"/>
      <style:text-properties officeooo:paragraph-rsid="025e52ae"/>
    </style:style>
    <style:style style:name="P98" style:family="paragraph" style:parent-style-name="Standard">
      <style:paragraph-properties fo:line-height="200%" fo:text-align="justify" style:justify-single-word="false"/>
      <style:text-properties officeooo:paragraph-rsid="012b19ba"/>
    </style:style>
    <style:style style:name="P99" style:family="paragraph" style:parent-style-name="Standard">
      <style:paragraph-properties fo:line-height="200%" fo:text-align="justify" style:justify-single-word="false"/>
      <style:text-properties officeooo:paragraph-rsid="01291132"/>
    </style:style>
    <style:style style:name="P100" style:family="paragraph" style:parent-style-name="Standard">
      <style:paragraph-properties fo:line-height="200%" fo:text-align="justify" style:justify-single-word="false"/>
      <style:text-properties officeooo:paragraph-rsid="02677d50"/>
    </style:style>
    <style:style style:name="P101" style:family="paragraph" style:parent-style-name="Standard">
      <style:paragraph-properties fo:line-height="200%" fo:text-align="justify" style:justify-single-word="false"/>
      <style:text-properties officeooo:paragraph-rsid="01205d5a"/>
    </style:style>
    <style:style style:name="P102" style:family="paragraph" style:parent-style-name="Standard">
      <style:paragraph-properties fo:line-height="200%" fo:text-align="justify" style:justify-single-word="false"/>
      <style:text-properties officeooo:paragraph-rsid="00e4e8ba"/>
    </style:style>
    <style:style style:name="P103" style:family="paragraph" style:parent-style-name="Standard">
      <style:paragraph-properties fo:line-height="200%" fo:text-align="justify" style:justify-single-word="false"/>
      <style:text-properties officeooo:paragraph-rsid="00e6e4ec"/>
    </style:style>
    <style:style style:name="P104" style:family="paragraph" style:parent-style-name="Standard">
      <style:paragraph-properties fo:line-height="200%" fo:text-align="justify" style:justify-single-word="false"/>
      <style:text-properties officeooo:paragraph-rsid="00e49b90"/>
    </style:style>
    <style:style style:name="P105" style:family="paragraph" style:parent-style-name="Standard">
      <style:paragraph-properties fo:line-height="200%" fo:text-align="justify" style:justify-single-word="false"/>
      <style:text-properties officeooo:paragraph-rsid="01685b22"/>
    </style:style>
    <style:style style:name="P106" style:family="paragraph" style:parent-style-name="Standard">
      <style:paragraph-properties fo:line-height="200%" fo:text-align="justify" style:justify-single-word="false"/>
      <style:text-properties officeooo:paragraph-rsid="016f61d7"/>
    </style:style>
    <style:style style:name="P107" style:family="paragraph" style:parent-style-name="Standard">
      <style:paragraph-properties fo:line-height="200%" fo:text-align="justify" style:justify-single-word="false"/>
      <style:text-properties officeooo:paragraph-rsid="016aee8b"/>
    </style:style>
    <style:style style:name="P108" style:family="paragraph" style:parent-style-name="Standard">
      <style:paragraph-properties fo:line-height="200%" fo:text-align="justify" style:justify-single-word="false"/>
      <style:text-properties style:font-name="Times New Roman1" fo:font-size="12pt" fo:language="en" fo:country="US" fo:font-style="italic" officeooo:rsid="0148c971" officeooo:paragraph-rsid="0148c971" style:font-size-asian="12pt" style:font-style-asian="italic" style:font-size-complex="12pt" style:font-style-complex="italic"/>
    </style:style>
    <style:style style:name="P109" style:family="paragraph" style:parent-style-name="Standard">
      <style:paragraph-properties fo:line-height="200%" fo:text-align="justify" style:justify-single-word="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10" style:family="paragraph" style:parent-style-name="Standard">
      <style:paragraph-properties fo:line-height="200%" fo:text-align="justify" style:justify-single-word="false"/>
      <style:text-properties style:font-name="Times New Roman1" fo:font-size="12pt" fo:language="en" fo:country="US" fo:font-weight="normal" officeooo:rsid="0017dd65" officeooo:paragraph-rsid="01de235d" style:font-size-asian="12pt" style:font-weight-asian="normal" style:font-size-complex="12pt" style:font-weight-complex="normal"/>
    </style:style>
    <style:style style:name="P111" style:family="paragraph" style:parent-style-name="Standard">
      <style:paragraph-properties fo:line-height="200%"/>
      <style:text-properties style:font-name="Times New Roman1" fo:font-size="12pt" fo:font-weight="normal" officeooo:rsid="0017dd65" officeooo:paragraph-rsid="01de235d" style:font-size-asian="12pt" style:font-weight-asian="normal" style:font-size-complex="12pt" style:font-weight-complex="normal"/>
    </style:style>
    <style:style style:name="P112" style:family="paragraph" style:parent-style-name="Standard">
      <style:paragraph-properties fo:line-height="200%" fo:text-align="justify" style:justify-single-word="false"/>
      <style:text-properties fo:language="en" fo:country="US"/>
    </style:style>
    <style:style style:name="P113" style:family="paragraph" style:parent-style-name="Standard">
      <style:paragraph-properties fo:line-height="200%" fo:text-align="justify" style:justify-single-word="false"/>
      <style:text-properties fo:language="en" fo:country="US" officeooo:paragraph-rsid="00a2c43a"/>
    </style:style>
    <style:style style:name="P114" style:family="paragraph" style:parent-style-name="Standard">
      <style:paragraph-properties fo:line-height="200%" fo:text-align="justify" style:justify-single-word="false"/>
      <style:text-properties fo:language="en" fo:country="US" officeooo:rsid="00a35125" officeooo:paragraph-rsid="00a35125"/>
    </style:style>
    <style:style style:name="P115" style:family="paragraph" style:parent-style-name="Standard">
      <style:paragraph-properties fo:margin-left="0.635cm" fo:margin-right="0cm" fo:line-height="200%" fo:text-align="justify" style:justify-single-word="false" fo:text-indent="0cm" style:auto-text-indent="false"/>
      <style:text-properties officeooo:paragraph-rsid="01d9a908"/>
    </style:style>
    <style:style style:name="P116" style:family="paragraph" style:parent-style-name="Standard">
      <style:paragraph-properties fo:margin-top="0cm" fo:margin-bottom="0.282cm" loext:contextual-spacing="false" fo:line-height="200%" fo:text-align="justify" style:justify-single-word="false"/>
      <style:text-properties style:font-name="times new roman" fo:font-size="12pt" fo:language="en" fo:country="US" fo:font-weight="bold" style:font-size-asian="12pt" style:font-weight-asian="bold" style:font-size-complex="12pt"/>
    </style:style>
    <style:style style:name="P117" style:family="paragraph" style:parent-style-name="Standard">
      <style:paragraph-properties fo:margin-top="0cm" fo:margin-bottom="0cm" loext:contextual-spacing="false" fo:line-height="200%" fo:text-align="justify" style:justify-single-word="false" style:text-autospace="none"/>
      <style:text-properties officeooo:paragraph-rsid="00df2ac3"/>
    </style:style>
    <style:style style:name="P118"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19"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494be" fo:background-color="#ffffff" style:font-size-asian="12pt" style:font-weight-asian="normal" style:font-size-complex="12pt" style:font-weight-complex="normal"/>
    </style:style>
    <style:style style:name="P120" style:family="paragraph" style:parent-style-name="Standard">
      <style:paragraph-properties fo:margin-left="0cm" fo:margin-right="0cm" fo:line-height="200%" fo:text-align="justify" style:justify-single-word="false" fo:text-indent="0cm" style:auto-text-indent="false"/>
      <style:text-properties style:font-name="times new roman1" fo:font-size="12pt" fo:language="en" fo:country="US" fo:font-weight="normal" officeooo:paragraph-rsid="0118c670" fo:background-color="#ffffff" style:font-size-asian="12pt" style:font-weight-asian="normal" style:font-size-complex="12pt" style:font-weight-complex="normal"/>
    </style:style>
    <style:style style:name="P121" style:family="paragraph" style:parent-style-name="Standard">
      <style:paragraph-properties fo:margin-left="0cm" fo:margin-right="0cm" fo:line-height="200%" fo:text-align="justify" style:justify-single-word="false" fo:text-indent="0cm" style:auto-text-indent="false"/>
      <style:text-properties style:font-name="times new roman1" fo:font-weight="normal" officeooo:paragraph-rsid="0118c670" style:font-weight-asian="normal" style:font-weight-complex="normal"/>
    </style:style>
    <style:style style:name="P122"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8a44fb" style:font-size-asian="12pt" style:font-style-asian="italic" style:font-size-complex="12pt" style:font-style-complex="italic"/>
    </style:style>
    <style:style style:name="P123"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af42e3" style:font-size-asian="12pt" style:font-style-asian="italic" style:font-size-complex="12pt" style:font-style-complex="italic"/>
    </style:style>
    <style:style style:name="P124"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08a44fb" officeooo:paragraph-rsid="00b7808e" style:font-size-asian="12pt" style:font-style-asian="italic" style:font-size-complex="12pt" style:font-style-complex="italic"/>
    </style:style>
    <style:style style:name="P125" style:family="paragraph" style:parent-style-name="Standard">
      <style:paragraph-properties fo:margin-left="0cm" fo:margin-right="0cm" fo:line-height="200%" fo:text-align="justify" style:justify-single-word="false" fo:text-indent="0cm" style:auto-text-indent="false"/>
      <style:text-properties style:font-name="times new roman" fo:font-size="12pt" fo:language="en" fo:country="US" fo:font-style="italic" officeooo:rsid="01f53461" officeooo:paragraph-rsid="01f53461" fo:background-color="#f58220" style:font-size-asian="12pt" style:font-style-asian="italic" style:font-size-complex="12pt" style:font-style-complex="italic"/>
    </style:style>
    <style:style style:name="P126" style:family="paragraph" style:parent-style-name="Standard">
      <style:paragraph-properties fo:margin-top="0cm" fo:margin-bottom="0.247cm" loext:contextual-spacing="false" fo:line-height="200%"/>
      <style:text-properties style:font-name="times new roman1" fo:font-size="12pt"/>
    </style:style>
    <style:style style:name="P127" style:family="paragraph" style:parent-style-name="Standard" style:master-page-name="Standard">
      <style:paragraph-properties fo:line-height="200%" fo:text-align="justify" style:justify-single-word="false" style:page-number="auto"/>
      <style:text-properties style:font-name="times new roman" fo:font-size="12pt" fo:language="en" fo:country="US" fo:font-weight="bold" officeooo:paragraph-rsid="02aa3eed" style:font-size-asian="12pt" style:font-weight-asian="bold" style:font-size-complex="12pt"/>
    </style:style>
    <style:style style:name="P128" style:family="paragraph" style:parent-style-name="Standard" style:list-style-name="L1">
      <style:paragraph-properties fo:line-height="200%" fo:text-align="justify" style:justify-single-word="false"/>
      <style:text-properties style:font-name="times new roman1"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29" style:family="paragraph" style:parent-style-name="Standard" style:list-style-name="L2">
      <style:paragraph-properties fo:line-height="200%" fo:text-align="justify" style:justify-single-word="false"/>
      <style:text-properties style:font-name="times new roman1"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30" style:family="paragraph" style:parent-style-name="Standard" style:list-style-name="WW8Num3">
      <style:paragraph-properties fo:line-height="200%" fo:text-align="justify" style:justify-single-word="false"/>
      <style:text-properties style:font-name="times new roman1" fo:font-size="12pt" fo:language="en" fo:country="US" fo:font-style="normal" officeooo:rsid="00ac23e6" officeooo:paragraph-rsid="00ac23e6" fo:background-color="#ffff00" style:font-size-asian="12pt" style:font-style-asian="normal" style:font-size-complex="12pt" style:font-style-complex="normal"/>
    </style:style>
    <style:style style:name="P131" style:family="paragraph" style:parent-style-name="Standard" style:list-style-name="WW8Num2">
      <style:paragraph-properties fo:line-height="200%" fo:text-align="justify" style:justify-single-word="false"/>
      <style:text-properties style:font-name="times new roman" fo:font-size="12pt" fo:language="en" fo:country="US" officeooo:rsid="0152723a" officeooo:paragraph-rsid="0152723a" style:font-size-asian="12pt" style:font-size-complex="12pt"/>
    </style:style>
    <style:style style:name="P132" style:family="paragraph" style:parent-style-name="Standard" style:list-style-name="WW8Num2">
      <style:paragraph-properties fo:line-height="200%" fo:text-align="justify" style:justify-single-word="false"/>
      <style:text-properties style:font-name="times new roman" fo:font-size="12pt" fo:language="en" fo:country="US" officeooo:rsid="014c81e9" officeooo:paragraph-rsid="014c81e9" style:font-size-asian="12pt" style:font-size-complex="12pt"/>
    </style:style>
    <style:style style:name="P133" style:family="paragraph" style:parent-style-name="Standard" style:list-style-name="WW8Num2">
      <style:paragraph-properties fo:line-height="200%" fo:text-align="justify" style:justify-single-word="false"/>
      <style:text-properties style:font-name="times new roman" fo:font-size="12pt" fo:language="en" fo:country="US" officeooo:rsid="014b85ab" officeooo:paragraph-rsid="014b85ab" style:font-size-asian="12pt" style:font-size-complex="12pt"/>
    </style:style>
    <style:style style:name="P134" style:family="paragraph" style:parent-style-name="Standard" style:list-style-name="WW8Num2">
      <style:paragraph-properties fo:line-height="200%" fo:text-align="justify" style:justify-single-word="false"/>
      <style:text-properties style:font-name="times new roman" fo:font-size="12pt" fo:language="en" fo:country="US" officeooo:rsid="00a4c1c3" officeooo:paragraph-rsid="00a4c1c3" style:font-size-asian="12pt" style:font-size-complex="12pt"/>
    </style:style>
    <style:style style:name="P135" style:family="paragraph" style:parent-style-name="Standard" style:list-style-name="WW8Num3">
      <style:paragraph-properties fo:line-height="200%" fo:text-align="justify" style:justify-single-word="false"/>
      <style:text-properties style:font-name="times new roman" fo:font-size="12pt" fo:language="en" fo:country="US" officeooo:rsid="00ac23e6" officeooo:paragraph-rsid="00ac23e6" style:font-size-asian="12pt" style:font-size-complex="12pt"/>
    </style:style>
    <style:style style:name="P136" style:family="paragraph" style:parent-style-name="Standard" style:list-style-name="WW8Num3">
      <style:paragraph-properties fo:line-height="200%" fo:text-align="justify" style:justify-single-word="false"/>
      <style:text-properties style:font-name="times new roman" fo:font-size="12pt" fo:language="en" fo:country="US" officeooo:rsid="00af478d" officeooo:paragraph-rsid="00af478d" style:font-size-asian="12pt" style:font-size-complex="12pt"/>
    </style:style>
    <style:style style:name="P137" style:family="paragraph" style:parent-style-name="Standard" style:list-style-name="WW8Num3">
      <style:paragraph-properties fo:line-height="200%" fo:text-align="justify" style:justify-single-word="false"/>
      <style:text-properties style:font-name="times new roman" fo:font-size="12pt" fo:language="en" fo:country="US" officeooo:rsid="00b02cd9" officeooo:paragraph-rsid="00b02cd9" style:font-size-asian="12pt" style:font-size-complex="12pt"/>
    </style:style>
    <style:style style:name="P138" style:family="paragraph" style:parent-style-name="Standard" style:list-style-name="L5">
      <style:paragraph-properties fo:line-height="200%" fo:text-align="justify" style:justify-single-word="false"/>
      <style:text-properties style:font-name="times new roman" fo:font-size="12pt" fo:language="en" fo:country="US" officeooo:rsid="00a85cb8" officeooo:paragraph-rsid="0244804f" style:font-size-asian="12pt" style:font-size-complex="12pt"/>
    </style:style>
    <style:style style:name="P139" style:family="paragraph" style:parent-style-name="Standard" style:list-style-name="L5">
      <style:paragraph-properties fo:line-height="200%" fo:text-align="justify" style:justify-single-word="false"/>
      <style:text-properties style:font-name="times new roman" fo:font-size="12pt" fo:language="en" fo:country="US" officeooo:rsid="0224a78b" officeooo:paragraph-rsid="0244e12f" style:font-size-asian="12pt" style:font-size-complex="12pt"/>
    </style:style>
    <style:style style:name="P140" style:family="paragraph" style:parent-style-name="Standard" style:list-style-name="L6">
      <style:paragraph-properties fo:line-height="200%" fo:text-align="justify" style:justify-single-word="false"/>
      <style:text-properties style:font-name="times new roman" fo:font-size="12pt" fo:language="en" fo:country="US" officeooo:paragraph-rsid="0226e38f" style:font-size-asian="12pt" style:font-size-complex="12pt"/>
    </style:style>
    <style:style style:name="P141" style:family="paragraph" style:parent-style-name="Standard" style:list-style-name="L3">
      <style:paragraph-properties fo:line-height="200%" fo:text-align="justify" style:justify-single-word="false"/>
      <style:text-properties style:font-name="times new roman" fo:font-size="12pt" fo:language="en" fo:country="US" fo:font-style="normal" officeooo:rsid="00aa2155" officeooo:paragraph-rsid="00aa2155" style:font-size-asian="12pt" style:font-style-asian="normal" style:font-size-complex="12pt" style:font-style-complex="normal"/>
    </style:style>
    <style:style style:name="P142"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b51405" officeooo:paragraph-rsid="00b51405" style:font-size-asian="12pt" style:font-style-asian="normal" style:font-size-complex="12pt" style:font-style-complex="normal"/>
    </style:style>
    <style:style style:name="P143" style:family="paragraph" style:parent-style-name="Standard" style:list-style-name="WW8Num3">
      <style:paragraph-properties fo:line-height="200%" fo:text-align="justify" style:justify-single-word="false"/>
      <style:text-properties style:font-name="times new roman" fo:font-size="12pt" fo:language="en" fo:country="US" fo:font-style="normal" officeooo:rsid="00af478d" officeooo:paragraph-rsid="00c66b15" style:font-size-asian="12pt" style:font-style-asian="normal" style:font-size-complex="12pt" style:font-style-complex="normal"/>
    </style:style>
    <style:style style:name="P144"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3be78" officeooo:paragraph-rsid="0093be78" style:font-size-asian="12pt" style:font-weight-asian="normal" style:font-size-complex="12pt" style:font-weight-complex="normal"/>
    </style:style>
    <style:style style:name="P145"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3be78" officeooo:paragraph-rsid="0097e30e" style:font-size-asian="12pt" style:font-weight-asian="normal" style:font-size-complex="12pt" style:font-weight-complex="normal"/>
    </style:style>
    <style:style style:name="P146"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97e30e" officeooo:paragraph-rsid="0097e30e" style:font-size-asian="12pt" style:font-weight-asian="normal" style:font-size-complex="12pt" style:font-weight-complex="normal"/>
    </style:style>
    <style:style style:name="P147"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68416b" officeooo:paragraph-rsid="0068416b" style:font-size-asian="12pt" style:font-weight-asian="normal" style:font-size-complex="12pt" style:font-weight-complex="normal"/>
    </style:style>
    <style:style style:name="P148"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0db1a" officeooo:paragraph-rsid="00a0db1a" style:font-size-asian="12pt" style:font-weight-asian="normal" style:font-size-complex="12pt" style:font-weight-complex="normal"/>
    </style:style>
    <style:style style:name="P149" style:family="paragraph" style:parent-style-name="Standard" style:list-style-name="WW8Num3">
      <style:paragraph-properties fo:line-height="200%" fo:text-align="justify" style:justify-single-word="false"/>
      <style:text-properties style:font-name="times new roman" fo:font-size="12pt" fo:language="en" fo:country="US" fo:font-weight="normal" officeooo:rsid="00a48443" officeooo:paragraph-rsid="00a48443" style:font-size-asian="12pt" style:font-weight-asian="normal" style:font-size-complex="12pt" style:font-weight-complex="normal"/>
    </style:style>
    <style:style style:name="P150"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07cca67" officeooo:paragraph-rsid="007cca67" style:font-size-asian="12pt" style:font-weight-asian="normal" style:font-size-complex="12pt" style:font-weight-complex="normal"/>
    </style:style>
    <style:style style:name="P151"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1da591f" style:font-size-asian="12pt" style:font-weight-asian="normal" style:font-size-complex="12pt" style:font-weight-complex="normal"/>
    </style:style>
    <style:style style:name="P152"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21d3b9d" style:font-size-asian="12pt" style:font-weight-asian="normal" style:font-size-complex="12pt" style:font-weight-complex="normal"/>
    </style:style>
    <style:style style:name="P153" style:family="paragraph" style:parent-style-name="Standard" style:list-style-name="L6">
      <style:paragraph-properties fo:line-height="200%" fo:text-align="justify" style:justify-single-word="false"/>
      <style:text-properties style:font-name="times new roman" fo:font-size="12pt" fo:language="en" fo:country="US" fo:font-weight="normal" officeooo:rsid="01da591f" officeooo:paragraph-rsid="0226e38f" style:font-size-asian="12pt" style:font-weight-asian="normal" style:font-size-complex="12pt" style:font-weight-complex="normal"/>
    </style:style>
    <style:style style:name="P154" style:family="paragraph" style:parent-style-name="Standard" style:list-style-name="WW8Num3">
      <style:paragraph-properties fo:line-height="200%" fo:text-align="justify" style:justify-single-word="false"/>
      <style:text-properties style:font-name="times new roman" fo:font-size="12pt" fo:language="en" fo:country="US" fo:font-weight="bold" officeooo:rsid="0068416b" officeooo:paragraph-rsid="0068416b" style:font-size-asian="12pt" style:font-weight-asian="bold" style:font-size-complex="12pt" style:font-weight-complex="bold"/>
    </style:style>
    <style:style style:name="P155"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af42e3" officeooo:paragraph-rsid="00b2e3a5" style:font-size-asian="12pt" style:font-style-asian="italic" style:font-size-complex="12pt" style:font-style-complex="italic"/>
    </style:style>
    <style:style style:name="P156" style:family="paragraph" style:parent-style-name="Standard" style:list-style-name="WW8Num3">
      <style:paragraph-properties fo:line-height="200%" fo:text-align="justify" style:justify-single-word="false"/>
      <style:text-properties style:font-name="times new roman" fo:font-size="12pt" fo:language="en" fo:country="US" fo:font-style="italic" officeooo:rsid="00b51405" officeooo:paragraph-rsid="00b51405" style:font-size-asian="12pt" style:font-style-asian="italic" style:font-size-complex="12pt" style:font-style-complex="italic"/>
    </style:style>
    <style:style style:name="P157" style:family="paragraph" style:parent-style-name="Standard" style:list-style-name="WW8Num3">
      <style:paragraph-properties fo:line-height="200%" fo:text-align="justify" style:justify-single-word="false"/>
      <style:text-properties style:font-name="times new roman" fo:font-size="12pt" officeooo:rsid="0097e30e" officeooo:paragraph-rsid="00c61b1b" style:font-size-asian="12pt" style:font-size-complex="12pt"/>
    </style:style>
    <style:style style:name="P158" style:family="paragraph" style:parent-style-name="Standard" style:list-style-name="WW8Num3">
      <style:paragraph-properties fo:line-height="200%" fo:text-align="justify" style:justify-single-word="false"/>
      <style:text-properties style:font-name="times new roman" fo:font-size="12pt" officeooo:rsid="00dc2b53" officeooo:paragraph-rsid="00dc2b53" style:font-size-asian="12pt" style:font-size-complex="12pt"/>
    </style:style>
    <style:style style:name="P159" style:family="paragraph" style:parent-style-name="Standard" style:list-style-name="WW8Num3">
      <style:paragraph-properties fo:line-height="200%" fo:text-align="justify" style:justify-single-word="false"/>
      <style:text-properties style:font-name="times new roman" fo:font-size="12pt" officeooo:rsid="007bbad8" officeooo:paragraph-rsid="007cca67" style:font-size-asian="12pt" style:font-size-complex="12pt"/>
    </style:style>
    <style:style style:name="P160" style:family="paragraph" style:parent-style-name="Standard" style:list-style-name="WW8Num3">
      <style:paragraph-properties fo:line-height="200%" fo:text-align="justify" style:justify-single-word="false"/>
      <style:text-properties fo:color="#000000" style:text-position="0% 100%" style:font-name="times new roman" fo:font-size="12pt" officeooo:rsid="007bbad8" officeooo:paragraph-rsid="007cca67" style:font-size-asian="12pt" style:font-name-complex="AdvP7B6C" style:font-size-complex="12pt"/>
    </style:style>
    <style:style style:name="P161" style:family="paragraph" style:parent-style-name="Standard" style:list-style-name="WW8Num3">
      <style:paragraph-properties fo:line-height="200%" fo:text-align="justify" style:justify-single-word="false"/>
      <style:text-properties officeooo:paragraph-rsid="00bdfc9b"/>
    </style:style>
    <style:style style:name="P162" style:family="paragraph" style:parent-style-name="Standard" style:list-style-name="L4">
      <style:paragraph-properties fo:line-height="200%" fo:text-align="justify" style:justify-single-word="false"/>
      <style:text-properties officeooo:paragraph-rsid="0244804f"/>
    </style:style>
    <style:style style:name="P163" style:family="paragraph" style:parent-style-name="Standard" style:list-style-name="L4">
      <style:paragraph-properties fo:line-height="200%" fo:text-align="justify" style:justify-single-word="false"/>
      <style:text-properties officeooo:rsid="0244804f" officeooo:paragraph-rsid="0244804f"/>
    </style:style>
    <style:style style:name="P164" style:family="paragraph" style:parent-style-name="Standard" style:list-style-name="WW8Num2">
      <style:paragraph-properties fo:margin-left="2cm" fo:margin-right="0cm" fo:line-height="200%" fo:text-align="justify" style:justify-single-word="false" fo:text-indent="0cm" style:auto-text-indent="false"/>
      <style:text-properties style:font-name="times new roman" fo:font-size="12pt" fo:language="en" fo:country="US" style:font-size-asian="12pt" style:font-size-complex="12pt"/>
    </style:style>
    <style:style style:name="P165"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style:font-name="times new roman" fo:font-size="12pt" fo:font-style="italic" officeooo:paragraph-rsid="00c61b1b" style:font-size-asian="12pt" style:font-style-asian="italic" style:font-size-complex="12pt" style:font-style-complex="italic" fo:hyphenate="false" fo:hyphenation-remain-char-count="2" fo:hyphenation-push-char-count="2"/>
    </style:style>
    <style:style style:name="P166" style:family="paragraph" style:parent-style-name="Standard" style:list-style-name="WW8Num3" style:master-page-name="">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style:page-number="auto" fo:background-color="transparent" style:writing-mode="lr-tb"/>
      <style:text-properties officeooo:paragraph-rsid="01e0ead9" fo:hyphenate="false" fo:hyphenation-remain-char-count="2" fo:hyphenation-push-char-count="2"/>
    </style:style>
    <style:style style:name="P167" style:family="paragraph" style:parent-style-name="Standard" style:list-style-name="WW8Num3">
      <loext:graphic-properties draw:fill="none"/>
      <style:paragraph-properties fo:margin-left="0cm" fo:margin-right="0cm" fo:margin-top="0cm" fo:margin-bottom="0.282cm" loext:contextual-spacing="false" fo:line-height="200%" fo:text-align="justify" style:justify-single-word="false" fo:orphans="2" fo:widows="2" fo:hyphenation-ladder-count="no-limit" fo:text-indent="-0.6cm" style:auto-text-indent="false" fo:background-color="transparent" style:writing-mode="lr-tb"/>
      <style:text-properties style:font-name="times new roman"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68" style:family="paragraph" style:parent-style-name="Standard" style:list-style-name="L4">
      <style:paragraph-properties fo:margin-left="0.635cm" fo:margin-right="0cm" fo:line-height="200%" fo:text-align="start" style:justify-single-word="false" fo:text-indent="0cm" style:auto-text-indent="false"/>
      <style:text-properties fo:color="#000000"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P169"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officeooo:paragraph-rsid="02477aa4" fo:hyphenate="false" fo:hyphenation-remain-char-count="2" fo:hyphenation-push-char-count="2"/>
    </style:style>
    <style:style style:name="P170"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font-name="times new roman1" fo:font-size="12pt" fo:language="en" fo:country="US" fo:font-style="normal" officeooo:paragraph-rsid="02477aa4" style:font-size-asian="12pt" style:font-style-asian="normal" style:font-size-complex="12pt" style:font-style-complex="normal" fo:hyphenate="false" fo:hyphenation-remain-char-count="2" fo:hyphenation-push-char-count="2"/>
    </style:style>
    <style:style style:name="P171" style:family="paragraph" style:parent-style-name="Standard" style:list-style-name="L5">
      <style:paragraph-properties fo:margin-top="0cm" fo:margin-bottom="0.282cm" loext:contextual-spacing="false" fo:line-height="200%" fo:text-align="justify" style:justify-single-word="false" fo:orphans="2" fo:widows="2" fo:hyphenation-ladder-count="no-limit" style:writing-mode="lr-tb"/>
      <style:text-properties style:text-line-through-style="none" style:text-line-through-type="none" style:text-position="0% 100%" style:font-name="times new roman1" fo:font-size="12pt" fo:language="en" fo:country="US" fo:font-style="normal" fo:font-weight="normal" officeooo:rsid="0224a78b"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style="normal" fo:font-weight="normal" officeooo:rsid="001073f3" officeooo:paragraph-rsid="02477aa4"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style:list-style-name="L6">
      <style:paragraph-properties fo:margin-top="0cm" fo:margin-bottom="0.282cm" loext:contextual-spacing="false" fo:line-height="200%" fo:text-align="justify" style:justify-single-word="false" fo:orphans="2" fo:widows="2" fo:hyphenation-ladder-count="no-limit" style:writing-mode="lr-tb"/>
      <style:text-properties style:font-name="times new roman" fo:font-size="12pt" fo:language="en" fo:country="US" fo:font-weight="normal" officeooo:rsid="01da591f" officeooo:paragraph-rsid="0248e7dc" style:font-size-asian="12pt" style:font-weight-asian="normal" style:font-size-complex="12pt" style:font-weight-complex="normal" fo:hyphenate="false" fo:hyphenation-remain-char-count="2" fo:hyphenation-push-char-count="2"/>
    </style:style>
    <style:style style:name="P174" style:family="paragraph" style:parent-style-name="Heading_20_1">
      <style:paragraph-properties fo:line-height="200%" fo:text-align="justify" style:justify-single-word="false"/>
      <style:text-properties style:font-name="times new roman" fo:font-size="12pt" fo:language="en" fo:country="US" style:font-size-asian="12pt" style:font-size-complex="12pt"/>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color="#000000" style:font-name-complex="AdvP7B6C"/>
    </style:style>
    <style:style style:name="T5" style:family="text">
      <style:text-properties fo:color="#000000" style:font-name="times new roman" fo:font-size="12pt" fo:language="en" fo:country="US" fo:background-color="transparent" loext:char-shading-value="0" style:font-size-asian="12pt" style:font-name-complex="Times New Roman1" style:font-size-complex="12pt"/>
    </style:style>
    <style:style style:name="T6" style:family="text">
      <style:text-properties fo:color="#000000" style:text-position="0% 100%" style:font-name-complex="AdvP7B6C"/>
    </style:style>
    <style:style style:name="T7" style:family="text">
      <style:text-properties fo:color="#000000" style:text-position="0% 100%" officeooo:rsid="007cca67" style:font-name-complex="AdvP7B6C"/>
    </style:style>
    <style:style style:name="T8" style:family="text">
      <style:text-properties fo:color="#000000" style:text-position="0% 100%" style:font-name="times new roman1" fo:font-size="12pt" fo:language="en" fo:country="US" style:font-size-asian="12pt" style:font-name-complex="Times New Roman2" style:font-size-complex="12pt"/>
    </style:style>
    <style:style style:name="T9" style:family="text">
      <style:text-properties fo:color="#000000" style:text-position="0% 1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10" style:family="text">
      <style:text-properties fo:color="#000000" style:font-name="times new roman1" fo:font-size="12pt" fo:language="en" fo:country="US" style:font-size-asian="12pt" style:font-name-complex="Times New Roman1" style:font-size-complex="12pt"/>
    </style:style>
    <style:style style:name="T11" style:family="text">
      <style:text-properties fo:color="#000000" style:font-name="times new roman1" fo:font-size="12pt" fo:language="en" fo:country="US" style:font-size-asian="12pt" style:language-asian="pt" style:country-asian="BR" style:font-name-complex="Times New Roman2" style:font-size-complex="12pt"/>
    </style:style>
    <style:style style:name="T12" style:family="text">
      <style:text-properties fo:color="#000000" style:font-name="times new roman1" fo:font-size="12pt" fo:language="en" fo:country="US" officeooo:rsid="00df77a3" style:font-size-asian="12pt" style:language-asian="pt" style:country-asian="BR" style:font-name-complex="Times New Roman2" style:font-size-complex="12pt"/>
    </style:style>
    <style:style style:name="T13" style:family="text">
      <style:text-properties fo:color="#000000" style:font-name="times new roman1" fo:font-size="12pt" fo:language="en" fo:country="US" officeooo:rsid="01cebbfd" style:font-size-asian="12pt" style:language-asian="pt" style:country-asian="BR" style:font-name-complex="Times New Roman2" style:font-size-complex="12pt"/>
    </style:style>
    <style:style style:name="T14" style:family="text">
      <style:text-properties fo:color="#000000" style:font-name="times new roman1" fo:font-size="12pt" fo:language="en" fo:country="US" officeooo:rsid="0240d044" style:font-size-asian="12pt" style:language-asian="pt" style:country-asian="BR" style:font-name-complex="Times New Roman2" style:font-size-complex="12pt"/>
    </style:style>
    <style:style style:name="T15" style:family="text">
      <style:text-properties fo:color="#000000" style:font-name="times new roman1" fo:font-size="12pt" fo:language="en" fo:country="US" style:font-size-asian="12pt" style:font-name-complex="Times New Roman2" style:font-size-complex="12pt"/>
    </style:style>
    <style:style style:name="T16" style:family="text">
      <style:text-properties fo:color="#000000" style:font-name="times new roman1" fo:font-size="12pt" fo:language="en" fo:country="US" officeooo:rsid="00e04757" style:font-size-asian="12pt" style:font-name-complex="Times New Roman2" style:font-size-complex="12pt"/>
    </style:style>
    <style:style style:name="T17" style:family="text">
      <style:text-properties fo:color="#000000" style:font-name="times new roman1" fo:font-size="12pt" fo:language="en" fo:country="US" officeooo:rsid="00e1056f" style:font-size-asian="12pt" style:font-name-complex="Times New Roman2" style:font-size-complex="12pt"/>
    </style:style>
    <style:style style:name="T18" style:family="text">
      <style:text-properties fo:color="#000000" style:font-name="times new roman1" fo:font-size="12pt" fo:language="en" fo:country="US" officeooo:rsid="01c62a29" style:font-size-asian="12pt" style:font-name-complex="Times New Roman2" style:font-size-complex="12pt"/>
    </style:style>
    <style:style style:name="T19" style:family="text">
      <style:text-properties fo:color="#000000" style:font-name="times new roman1" fo:font-size="12pt" fo:language="en" fo:country="US" officeooo:rsid="01c72144" style:font-size-asian="12pt" style:font-name-complex="Times New Roman2" style:font-size-complex="12pt"/>
    </style:style>
    <style:style style:name="T20" style:family="text">
      <style:text-properties fo:color="#000000" style:font-name="times new roman1" fo:font-size="12pt" fo:language="en" fo:country="US" officeooo:rsid="01cbe447" style:font-size-asian="12pt" style:font-name-complex="Times New Roman2" style:font-size-complex="12pt"/>
    </style:style>
    <style:style style:name="T21" style:family="text">
      <style:text-properties fo:color="#000000" style:font-name="times new roman1" fo:font-size="12pt" fo:language="en" fo:country="US" officeooo:rsid="01cd7d70" style:font-size-asian="12pt" style:font-name-complex="Times New Roman2" style:font-size-complex="12pt"/>
    </style:style>
    <style:style style:name="T22" style:family="text">
      <style:text-properties fo:color="#000000" style:font-name="times new roman1" fo:font-size="12pt" fo:language="en" fo:country="US" officeooo:rsid="01cebbfd" style:font-size-asian="12pt" style:font-name-complex="Times New Roman2" style:font-size-complex="12pt"/>
    </style:style>
    <style:style style:name="T23" style:family="text">
      <style:text-properties fo:color="#000000" style:font-name="times new roman1" fo:font-size="12pt" fo:language="en" fo:country="US" officeooo:rsid="01cec090" style:font-size-asian="12pt" style:font-name-complex="Times New Roman2" style:font-size-complex="12pt"/>
    </style:style>
    <style:style style:name="T24" style:family="text">
      <style:text-properties fo:color="#000000" style:font-name="times new roman1" fo:font-size="12pt" fo:language="en" fo:country="US" officeooo:rsid="0240d044" style:font-size-asian="12pt" style:font-name-complex="Times New Roman2" style:font-size-complex="12pt"/>
    </style:style>
    <style:style style:name="T25" style:family="text">
      <style:text-properties fo:color="#000000" style:font-name="times new roman1" fo:font-size="12pt" fo:language="en" fo:country="US" fo:font-style="italic" style:font-size-asian="12pt" style:font-style-asian="italic" style:font-name-complex="Times New Roman2" style:font-size-complex="12pt" style:font-style-complex="italic"/>
    </style:style>
    <style:style style:name="T26" style:family="text">
      <style:text-properties fo:color="#000000" style:font-name="times new roman1" fo:font-size="12pt" fo:language="en" fo:country="US" fo:background-color="transparent" loext:char-shading-value="0" style:font-size-asian="12pt" style:language-asian="pt" style:country-asian="BR" style:font-name-complex="Times New Roman2" style:font-size-complex="12pt"/>
    </style:style>
    <style:style style:name="T27" style:family="text">
      <style:text-properties fo:color="#000000" style:font-name="times new roman1" fo:font-size="12pt" fo:language="en" fo:country="US" officeooo:rsid="00df77a3" fo:background-color="transparent" loext:char-shading-value="0" style:font-size-asian="12pt" style:language-asian="pt" style:country-asian="BR" style:font-name-complex="Times New Roman2" style:font-size-complex="12pt"/>
    </style:style>
    <style:style style:name="T28" style:family="text">
      <style:text-properties fo:color="#000000" style:font-name="times new roman1" fo:font-size="12pt" fo:language="en" fo:country="US" officeooo:rsid="01c474e5" fo:background-color="transparent" loext:char-shading-value="0" style:font-size-asian="12pt" style:language-asian="pt" style:country-asian="BR" style:font-name-complex="Times New Roman2" style:font-size-complex="12pt"/>
    </style:style>
    <style:style style:name="T29" style:family="text">
      <style:text-properties fo:color="#000000" style:font-name="times new roman1" fo:font-size="12pt" fo:language="en" fo:country="US" officeooo:rsid="01cbe447" fo:background-color="transparent" loext:char-shading-value="0" style:font-size-asian="12pt" style:language-asian="pt" style:country-asian="BR" style:font-name-complex="Times New Roman2" style:font-size-complex="12pt"/>
    </style:style>
    <style:style style:name="T30" style:family="text">
      <style:text-properties fo:color="#000000" style:font-name="times new roman1" fo:font-size="12pt" fo:language="en" fo:country="US" officeooo:rsid="01ce1c5c" fo:background-color="transparent" loext:char-shading-value="0" style:font-size-asian="12pt" style:language-asian="pt" style:country-asian="BR" style:font-name-complex="Times New Roman2" style:font-size-complex="12pt"/>
    </style:style>
    <style:style style:name="T31" style:family="text">
      <style:text-properties fo:color="#000000" style:font-name="times new roman1" fo:font-size="12pt" fo:language="en" fo:country="US" fo:font-style="normal" fo:font-weight="normal" officeooo:rsid="0088a359" style:font-size-asian="12pt" style:font-style-asian="normal" style:font-weight-asian="normal" style:font-name-complex="Times New Roman2" style:font-size-complex="12pt" style:font-style-complex="normal" style:font-weight-complex="normal"/>
    </style:style>
    <style:style style:name="T32" style:family="text">
      <style:text-properties fo:color="#000000"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3" style:family="text">
      <style:text-properties fo:color="#000000" style:font-name="times new roman1" fo:font-size="12pt" fo:language="en" fo:country="US" fo:font-style="normal" fo:font-weight="normal" officeooo:rsid="01cd7d70" style:font-size-asian="12pt" style:font-style-asian="normal" style:font-weight-asian="normal" style:font-name-complex="Times New Roman2" style:font-size-complex="12pt" style:font-style-complex="normal" style:font-weight-complex="normal"/>
    </style:style>
    <style:style style:name="T34" style:family="text">
      <style:text-properties fo:color="#000000" style:font-name="times new roman1" fo:font-size="12pt" fo:language="en" fo:country="US" fo:font-style="normal" fo:font-weight="normal" officeooo:rsid="01cebbfd" style:font-size-asian="12pt" style:font-style-asian="normal" style:font-weight-asian="normal" style:font-name-complex="Times New Roman2" style:font-size-complex="12pt" style:font-style-complex="normal" style:font-weight-complex="normal"/>
    </style:style>
    <style:style style:name="T35" style:family="text">
      <style:text-properties fo:color="#000000" style:text-position="super 58%" style:font-name="times new roman1" fo:font-size="12pt" fo:language="en" fo:country="US" fo:font-style="normal" fo:font-weight="normal" officeooo:rsid="01329442" style:font-size-asian="12pt" style:font-style-asian="normal" style:font-weight-asian="normal" style:font-name-complex="Times New Roman2" style:font-size-complex="12pt" style:font-style-complex="normal" style:font-weight-complex="normal"/>
    </style:style>
    <style:style style:name="T36" style:family="text">
      <style:text-properties fo:language="en" fo:country="US"/>
    </style:style>
    <style:style style:name="T37" style:family="text">
      <style:text-properties fo:language="en" fo:country="US" style:font-name-asian="Cambria" style:font-name-complex="Cambria"/>
    </style:style>
    <style:style style:name="T38" style:family="text">
      <style:text-properties fo:language="en" fo:country="US" officeooo:rsid="0029d911"/>
    </style:style>
    <style:style style:name="T39" style:family="text">
      <style:text-properties fo:language="en" fo:country="US" officeooo:rsid="002a2a43"/>
    </style:style>
    <style:style style:name="T40" style:family="text">
      <style:text-properties fo:language="en" fo:country="US" officeooo:rsid="002c0ae7"/>
    </style:style>
    <style:style style:name="T41" style:family="text">
      <style:text-properties fo:language="en" fo:country="US" officeooo:rsid="00320ac5"/>
    </style:style>
    <style:style style:name="T42" style:family="text">
      <style:text-properties fo:language="en" fo:country="US" officeooo:rsid="00514a81"/>
    </style:style>
    <style:style style:name="T43" style:family="text">
      <style:text-properties fo:language="en" fo:country="US" officeooo:rsid="00802d19"/>
    </style:style>
    <style:style style:name="T44" style:family="text">
      <style:text-properties fo:language="en" fo:country="US" officeooo:rsid="00c61b1b"/>
    </style:style>
    <style:style style:name="T45" style:family="text">
      <style:text-properties fo:language="en" fo:country="US" fo:background-color="transparent" loext:char-shading-value="0"/>
    </style:style>
    <style:style style:name="T46" style:family="text">
      <style:text-properties fo:language="en" fo:country="US" officeooo:rsid="00c66b15" fo:background-color="transparent" loext:char-shading-value="0"/>
    </style:style>
    <style:style style:name="T47" style:family="text">
      <style:text-properties fo:language="en" fo:country="US" officeooo:rsid="00c66b15"/>
    </style:style>
    <style:style style:name="T48" style:family="text">
      <style:text-properties fo:language="en" fo:country="US" officeooo:rsid="0189ec2a"/>
    </style:style>
    <style:style style:name="T49" style:family="text">
      <style:text-properties fo:language="en" fo:country="US" officeooo:rsid="01ae86a7"/>
    </style:style>
    <style:style style:name="T50" style:family="text">
      <style:text-properties fo:language="en" fo:country="US" fo:font-style="normal" fo:font-weight="normal" officeooo:rsid="006dfa44" style:font-style-asian="normal" style:font-weight-asian="normal" style:font-style-complex="normal" style:font-weight-complex="normal"/>
    </style:style>
    <style:style style:name="T51" style:family="text">
      <style:text-properties fo:language="en" fo:country="US" fo:font-style="normal" fo:font-weight="normal" officeooo:rsid="01bf6dd5" style:font-style-asian="normal" style:font-weight-asian="normal" style:font-style-complex="normal" style:font-weight-complex="normal"/>
    </style:style>
    <style:style style:name="T52" style:family="text">
      <style:text-properties fo:language="en" fo:country="US" fo:font-style="normal" fo:font-weight="normal" officeooo:rsid="01c15bb9" style:font-style-asian="normal" style:font-weight-asian="normal" style:font-style-complex="normal" style:font-weight-complex="normal"/>
    </style:style>
    <style:style style:name="T53" style:family="text">
      <style:text-properties fo:language="en" fo:country="US" fo:font-style="normal" fo:font-weight="normal" officeooo:rsid="01c41f7a" style:font-style-asian="normal" style:font-weight-asian="normal" style:font-style-complex="normal" style:font-weight-complex="normal"/>
    </style:style>
    <style:style style:name="T54" style:family="text">
      <style:text-properties fo:language="en" fo:country="US" fo:font-style="normal" fo:font-weight="normal" officeooo:rsid="01cbe447" style:font-style-asian="normal" style:font-weight-asian="normal" style:font-style-complex="normal" style:font-weight-complex="normal"/>
    </style:style>
    <style:style style:name="T55" style:family="text">
      <style:text-properties fo:language="en" fo:country="US" officeooo:rsid="01de235d"/>
    </style:style>
    <style:style style:name="T56" style:family="text">
      <style:text-properties fo:language="en" fo:country="US" officeooo:rsid="02394158"/>
    </style:style>
    <style:style style:name="T57" style:family="text">
      <style:text-properties fo:language="en" fo:country="US" officeooo:rsid="023c0b18"/>
    </style:style>
    <style:style style:name="T58" style:family="text">
      <style:text-properties fo:language="en" fo:country="US" officeooo:rsid="0192f2a7"/>
    </style:style>
    <style:style style:name="T59" style:family="text">
      <style:text-properties fo:language="en" fo:country="US" officeooo:rsid="01885ae4"/>
    </style:style>
    <style:style style:name="T60" style:family="text">
      <style:text-properties fo:language="en" fo:country="US" officeooo:rsid="018acef5"/>
    </style:style>
    <style:style style:name="T61" style:family="text">
      <style:text-properties fo:language="en" fo:country="US" officeooo:rsid="018b2636"/>
    </style:style>
    <style:style style:name="T62" style:family="text">
      <style:text-properties fo:language="en" fo:country="US" officeooo:rsid="023cfa97"/>
    </style:style>
    <style:style style:name="T63" style:family="text">
      <style:text-properties style:font-name="Times New Roman1" fo:font-size="9pt" fo:language="en" fo:country="US" style:font-size-asian="9pt" style:font-name-complex="Times New Roman1" style:font-size-complex="9pt"/>
    </style:style>
    <style:style style:name="T64" style:family="text">
      <style:text-properties style:font-name="Times New Roman1" fo:font-size="9pt" fo:language="en" fo:country="US" fo:font-style="italic" style:font-size-asian="9pt" style:font-style-asian="italic" style:font-name-complex="Times New Roman1" style:font-size-complex="9pt"/>
    </style:style>
    <style:style style:name="T65" style:family="text">
      <style:text-properties style:font-name="Times New Roman1" fo:font-size="12pt" fo:language="en" fo:country="US" fo:font-weight="normal" style:font-size-asian="12pt" style:font-weight-asian="normal" style:font-size-complex="12pt" style:font-weight-complex="normal"/>
    </style:style>
    <style:style style:name="T66"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67"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68" style:family="text">
      <style:text-properties style:font-name="Times New Roman1" fo:font-size="12pt" fo:language="en" fo:country="US" fo:font-weight="normal" officeooo:rsid="00e4e8ba" fo:background-color="#ffffff" loext:char-shading-value="0" style:font-size-asian="12pt" style:font-weight-asian="normal" style:font-size-complex="12pt" style:font-weight-complex="normal"/>
    </style:style>
    <style:style style:name="T69" style:family="text">
      <style:text-properties style:font-name="Times New Roman1" fo:font-size="12pt" fo:font-weight="normal" style:font-size-asian="12pt" style:font-weight-asian="normal" style:font-size-complex="12pt" style:font-weight-complex="normal"/>
    </style:style>
    <style:style style:name="T70" style:family="text">
      <style:text-properties style:font-name="Times New Roman1" fo:font-size="12pt" style:font-size-asian="12pt" style:font-size-complex="12pt"/>
    </style:style>
    <style:style style:name="T71" style:family="text">
      <style:text-properties style:font-name="Times New Roman1" fo:font-size="12pt" officeooo:rsid="0161d0f7" style:font-size-asian="12pt" style:font-size-complex="12pt"/>
    </style:style>
    <style:style style:name="T72" style:family="text">
      <style:text-properties style:font-name="Times New Roman1" fo:font-size="12pt" officeooo:rsid="016f61d7" style:font-size-asian="10.5pt" style:font-size-complex="12pt"/>
    </style:style>
    <style:style style:name="T73" style:family="text">
      <style:text-properties style:font-name="Times New Roman1" officeooo:rsid="00e6e4ec"/>
    </style:style>
    <style:style style:name="T74" style:family="text">
      <style:text-properties style:font-name="Times New Roman1" fo:language="en" fo:country="US" fo:font-weight="normal" officeooo:rsid="01973de6" style:font-weight-asian="normal" style:font-weight-complex="normal"/>
    </style:style>
    <style:style style:name="T75" style:family="text">
      <style:text-properties style:font-name="Times New Roman1" fo:language="en" fo:country="US" fo:font-weight="normal" officeooo:rsid="02394158" style:font-weight-asian="normal" style:font-weight-complex="normal"/>
    </style:style>
    <style:style style:name="T76" style:family="text">
      <style:text-properties style:font-name="Times New Roman1" fo:language="en" fo:country="US" fo:font-weight="normal" officeooo:rsid="01bb7415" style:font-weight-asian="normal" style:font-weight-complex="normal"/>
    </style:style>
    <style:style style:name="T77" style:family="text">
      <style:text-properties style:font-name="Times New Roman1" fo:language="en" fo:country="US" fo:font-weight="normal" officeooo:rsid="01997b1d" style:font-weight-asian="normal" style:font-weight-complex="normal"/>
    </style:style>
    <style:style style:name="T78" style:family="text">
      <style:text-properties style:font-name="Times New Roman1" fo:language="en" fo:country="US" fo:font-weight="normal" officeooo:rsid="019fabb0" style:font-weight-asian="normal" style:font-weight-complex="normal"/>
    </style:style>
    <style:style style:name="T79" style:family="text">
      <style:text-properties style:font-name="Times New Roman1" fo:language="en" fo:country="US" fo:font-weight="normal" officeooo:rsid="01b4e24e" style:font-weight-asian="normal" style:font-weight-complex="normal"/>
    </style:style>
    <style:style style:name="T80" style:family="text">
      <style:text-properties style:font-name="Times New Roman1" fo:language="en" fo:country="US" fo:font-weight="normal" officeooo:rsid="02385249" style:font-weight-asian="normal" style:font-weight-complex="normal"/>
    </style:style>
    <style:style style:name="T81" style:family="text">
      <style:text-properties style:font-name="Times New Roman1" fo:language="en" fo:country="US" fo:font-weight="normal" officeooo:rsid="019a6831" style:font-weight-asian="normal" style:font-weight-complex="normal"/>
    </style:style>
    <style:style style:name="T82" style:family="text">
      <style:text-properties style:font-name="Times New Roman1" fo:language="en" fo:country="US" fo:font-weight="normal" officeooo:rsid="0197ccef" style:font-weight-asian="normal" style:font-weight-complex="normal"/>
    </style:style>
    <style:style style:name="T83" style:family="text">
      <style:text-properties style:font-name="Times New Roman1" fo:language="en" fo:country="US" fo:font-weight="normal" officeooo:rsid="019be969" style:font-weight-asian="normal" style:font-weight-complex="normal"/>
    </style:style>
    <style:style style:name="T84" style:family="text">
      <style:text-properties style:font-name="Times New Roman1" fo:language="en" fo:country="US" fo:font-weight="normal" officeooo:rsid="023c0b18" style:font-weight-asian="normal" style:font-weight-complex="normal"/>
    </style:style>
    <style:style style:name="T85" style:family="text">
      <style:text-properties style:font-name="Times New Roman1" fo:language="en" fo:country="US" officeooo:rsid="018b2636"/>
    </style:style>
    <style:style style:name="T86" style:family="text">
      <style:text-properties style:font-name="Times New Roman1" fo:language="en" fo:country="US" officeooo:rsid="018cb942"/>
    </style:style>
    <style:style style:name="T87" style:family="text">
      <style:text-properties style:font-name="Times New Roman1" fo:language="en" fo:country="US" officeooo:rsid="0192f2a7"/>
    </style:style>
    <style:style style:name="T88" style:family="text">
      <style:text-properties style:font-name="Times New Roman1" fo:language="en" fo:country="US" officeooo:rsid="01973de6"/>
    </style:style>
    <style:style style:name="T89" style:family="text">
      <style:text-properties style:font-name="Times New Roman1" fo:language="en" fo:country="US" officeooo:rsid="023c0b18"/>
    </style:style>
    <style:style style:name="T90" style:family="text">
      <style:text-properties style:text-position="0% 100%"/>
    </style:style>
    <style:style style:name="T91" style:family="text">
      <style:text-properties style:text-position="0% 100%" fo:language="en" fo:country="US"/>
    </style:style>
    <style:style style:name="T92" style:family="text">
      <style:text-properties style:text-position="0% 100%" fo:language="en" fo:country="US" officeooo:rsid="01ae86a7"/>
    </style:style>
    <style:style style:name="T93" style:family="text">
      <style:text-properties style:text-position="0% 100%" fo:language="en" fo:country="US" officeooo:rsid="02394158"/>
    </style:style>
    <style:style style:name="T94" style:family="text">
      <style:text-properties style:text-position="0% 100%" fo:language="en" fo:country="US" officeooo:rsid="0192f2a7"/>
    </style:style>
    <style:style style:name="T95" style:family="text">
      <style:text-properties style:text-position="0% 100%" fo:language="en" fo:country="US" officeooo:rsid="018acef5"/>
    </style:style>
    <style:style style:name="T96" style:family="text">
      <style:text-properties style:text-position="0% 100%" officeooo:rsid="00272633"/>
    </style:style>
    <style:style style:name="T97" style:family="text">
      <style:text-properties style:text-position="0% 100%" officeooo:rsid="00274625"/>
    </style:style>
    <style:style style:name="T98" style:family="text">
      <style:text-properties style:text-position="0% 100%" fo:font-style="normal" fo:font-weight="normal" officeooo:rsid="0151c74e" style:font-style-asian="normal" style:font-weight-asian="normal" style:font-style-complex="normal" style:font-weight-complex="normal"/>
    </style:style>
    <style:style style:name="T99" style:family="text">
      <style:text-properties style:text-position="0% 100%" style:font-name="times new roman1" fo:font-size="12pt" fo:language="en" fo:country="US" fo:font-weight="normal" style:font-size-asian="12pt" style:font-weight-asian="normal" style:font-size-complex="12pt" style:font-weight-complex="normal"/>
    </style:style>
    <style:style style:name="T100" style:family="text">
      <style:text-properties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01" style:family="text">
      <style:text-properties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102" style:family="text">
      <style:text-properties style:text-position="0% 100%" style:font-name="times new roman1" fo:font-size="12pt" fo:font-style="normal" fo:font-weight="normal" style:font-size-asian="12pt" style:font-style-asian="normal" style:font-weight-asian="normal" style:font-size-complex="12pt" style:font-style-complex="normal" style:font-weight-complex="normal"/>
    </style:style>
    <style:style style:name="T103" style:family="text">
      <style:text-properties style:text-position="0% 100%"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104" style:family="text">
      <style:text-properties style:text-position="0% 100%"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105" style:family="text">
      <style:text-properties style:text-position="0% 100%"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106" style:family="text">
      <style:text-properties style:text-position="0% 100%" style:font-name="times new roman1" fo:font-size="12pt" fo:font-style="normal" fo:font-weight="normal" officeooo:rsid="012d0049" style:font-size-asian="12pt" style:font-style-asian="normal" style:font-weight-asian="normal" style:font-size-complex="12pt" style:font-style-complex="normal" style:font-weight-complex="normal"/>
    </style:style>
    <style:style style:name="T107" style:family="text">
      <style:text-properties style:text-position="0% 100%" style:font-name="times new roman1" fo:font-size="12pt" fo:font-style="normal" fo:font-weight="normal" officeooo:rsid="02602adf" style:font-size-asian="12pt" style:font-style-asian="normal" style:font-weight-asian="normal" style:font-size-complex="12pt" style:font-style-complex="normal" style:font-weight-complex="normal"/>
    </style:style>
    <style:style style:name="T108" style:family="text">
      <style:text-properties style:text-position="0% 100%" style:font-name="times new roman1" fo:font-size="12pt" fo:font-style="normal" fo:font-weight="normal" officeooo:rsid="0261cb0e" style:font-size-asian="12pt" style:font-style-asian="normal" style:font-weight-asian="normal" style:font-size-complex="12pt" style:font-style-complex="normal" style:font-weight-complex="normal"/>
    </style:style>
    <style:style style:name="T109" style:family="text">
      <style:text-properties style:text-position="0% 100%" style:font-name="times new roman1" fo:font-size="12pt" fo:font-style="normal" fo:font-weight="normal" officeooo:rsid="0262d814" style:font-size-asian="12pt" style:font-style-asian="normal" style:font-weight-asian="normal" style:font-size-complex="12pt" style:font-style-complex="normal" style:font-weight-complex="normal"/>
    </style:style>
    <style:style style:name="T110" style:family="text">
      <style:text-properties style:text-position="0% 100%" style:font-name="times new roman1" fo:font-size="12pt" fo:font-weight="normal" officeooo:rsid="0118c670" style:font-size-asian="12pt" style:font-weight-asian="normal" style:font-size-complex="12pt" style:font-weight-complex="normal"/>
    </style:style>
    <style:style style:name="T111" style:family="text">
      <style:text-properties style:text-position="0% 100%" style:font-name="times new roman1" fo:font-weight="normal" fo:background-color="transparent" loext:char-shading-value="0" style:font-weight-asian="normal" style:font-weight-complex="normal"/>
    </style:style>
    <style:style style:name="T112" style:family="text">
      <style:text-properties style:text-position="0% 100%" style:font-name="times new roman1" fo:font-style="normal" style:font-style-asian="normal" style:font-style-complex="normal"/>
    </style:style>
    <style:style style:name="T113" style:family="text">
      <style:text-properties style:text-position="0% 100%" officeooo:rsid="0111c915"/>
    </style:style>
    <style:style style:name="T114" style:family="text">
      <style:text-properties style:text-position="0% 100%" officeooo:rsid="0115f8b6"/>
    </style:style>
    <style:style style:name="T115" style:family="text">
      <style:text-properties style:text-position="0% 100%" officeooo:rsid="01453c81"/>
    </style:style>
    <style:style style:name="T116" style:family="text">
      <style:text-properties style:text-position="0% 100%" officeooo:rsid="0145bd53"/>
    </style:style>
    <style:style style:name="T117" style:family="text">
      <style:text-properties style:text-position="0% 100%" officeooo:rsid="01472de6"/>
    </style:style>
    <style:style style:name="T118" style:family="text">
      <style:text-properties style:text-position="0% 100%" officeooo:rsid="01844743"/>
    </style:style>
    <style:style style:name="T119" style:family="text">
      <style:text-properties style:text-position="0% 100%" style:font-name="Times New Roman1" fo:language="en" fo:country="US" fo:font-weight="normal" officeooo:rsid="01997b1d" style:font-weight-asian="normal" style:font-weight-complex="normal"/>
    </style:style>
    <style:style style:name="T120" style:family="text">
      <style:text-properties style:text-position="0% 100%" style:font-name="Times New Roman1" fo:language="en" fo:country="US" fo:font-weight="normal" officeooo:rsid="01973de6" style:font-weight-asian="normal" style:font-weight-complex="normal"/>
    </style:style>
    <style:style style:name="T121" style:family="text">
      <style:text-properties style:text-position="0% 100%" style:font-name="Times New Roman1" fo:language="en" fo:country="US" fo:font-weight="normal" officeooo:rsid="019a6831" style:font-weight-asian="normal" style:font-weight-complex="normal"/>
    </style:style>
    <style:style style:name="T122" style:family="text">
      <style:text-properties style:text-position="0% 100%" style:font-name="Times New Roman1" fo:language="en" fo:country="US" officeooo:rsid="018b2636"/>
    </style:style>
    <style:style style:name="T123" style:family="text">
      <style:text-properties style:text-position="0% 100%" style:font-name="times new roman" fo:font-size="12pt" fo:language="en" fo:country="US" fo:font-weight="normal" officeooo:rsid="00823346" style:font-size-asian="12pt" style:font-weight-asian="normal" style:font-name-complex="serif" style:font-size-complex="12pt" style:font-weight-complex="normal"/>
    </style:style>
    <style:style style:name="T124" style:family="text">
      <style:text-properties style:text-position="0% 100%" style:font-name="times new roman" fo:font-size="12pt" fo:language="en" fo:country="US" fo:font-weight="normal" officeooo:rsid="01a26bba" style:font-size-asian="12pt" style:font-weight-asian="normal" style:font-name-complex="serif" style:font-size-complex="12pt" style:font-weight-complex="normal"/>
    </style:style>
    <style:style style:name="T125" style:family="text">
      <style:text-properties style:text-position="0% 100%" style:font-name="times new roman" fo:font-size="12pt" fo:language="en" fo:country="US" fo:font-weight="normal" officeooo:rsid="01a2e68e" style:font-size-asian="12pt" style:font-weight-asian="normal" style:font-name-complex="serif" style:font-size-complex="12pt" style:font-weight-complex="normal"/>
    </style:style>
    <style:style style:name="T126" style:family="text">
      <style:text-properties style:text-position="0% 100%" style:font-name="times new roman" fo:font-size="12pt" fo:language="en" fo:country="US" fo:font-weight="normal" officeooo:rsid="01bc91db" style:font-size-asian="12pt" style:font-weight-asian="normal" style:font-name-complex="serif" style:font-size-complex="12pt" style:font-weight-complex="normal"/>
    </style:style>
    <style:style style:name="T127" style:family="text">
      <style:text-properties style:text-position="0% 100%" style:font-name="times new roman" fo:font-size="12pt" fo:language="en" fo:country="US" fo:font-weight="normal" officeooo:rsid="006d5b03" style:font-size-asian="12pt" style:font-weight-asian="normal" style:font-name-complex="serif" style:font-size-complex="12pt" style:font-weight-complex="normal"/>
    </style:style>
    <style:style style:name="T128" style:family="text">
      <style:text-properties style:text-position="0% 100%" style:font-name="times new roman" fo:font-size="12pt" fo:language="en" fo:country="US" fo:font-weight="normal" officeooo:rsid="01bd59f3" style:font-size-asian="12pt" style:font-weight-asian="normal" style:font-name-complex="serif" style:font-size-complex="12pt" style:font-weight-complex="normal"/>
    </style:style>
    <style:style style:name="T129" style:family="text">
      <style:text-properties style:text-position="0% 100%" style:font-name="times new roman" fo:font-size="12pt" fo:language="en" fo:country="US" fo:font-weight="normal" officeooo:rsid="02ae96fe" style:font-size-asian="12pt" style:font-weight-asian="normal" style:font-name-complex="serif" style:font-size-complex="12pt" style:font-weight-complex="normal"/>
    </style:style>
    <style:style style:name="T130" style:family="text">
      <style:text-properties style:text-position="0% 100%" officeooo:rsid="00162ce8"/>
    </style:style>
    <style:style style:name="T131" style:family="text">
      <style:text-properties style:text-position="0% 100%" officeooo:rsid="0046219c"/>
    </style:style>
    <style:style style:name="T132" style:family="text">
      <style:text-properties style:text-position="0% 100%" officeooo:rsid="01ad974e"/>
    </style:style>
    <style:style style:name="T133" style:family="text">
      <style:text-properties style:text-position="0% 100%" fo:font-weight="normal" fo:background-color="transparent" loext:char-shading-value="0" style:font-weight-asian="normal" style:font-weight-complex="normal"/>
    </style:style>
    <style:style style:name="T134" style:family="text">
      <style:text-properties style:text-position="0% 100%" fo:font-weight="normal" officeooo:rsid="0259282c" fo:background-color="transparent" loext:char-shading-value="0" style:font-weight-asian="normal" style:font-weight-complex="normal"/>
    </style:style>
    <style:style style:name="T135" style:family="text">
      <style:text-properties style:text-position="0% 100%" officeooo:rsid="026cadd6"/>
    </style:style>
    <style:style style:name="T136" style:family="text">
      <style:text-properties style:text-position="0% 100%" officeooo:rsid="026e8ce6"/>
    </style:style>
    <style:style style:name="T137" style:family="text">
      <style:text-properties style:text-position="0% 100%" officeooo:rsid="0270538b"/>
    </style:style>
    <style:style style:name="T138" style:family="text">
      <style:text-properties style:text-position="0% 100%" officeooo:rsid="027123a1"/>
    </style:style>
    <style:style style:name="T139" style:family="text">
      <style:text-properties style:text-position="0% 100%" officeooo:rsid="02727309"/>
    </style:style>
    <style:style style:name="T140" style:family="text">
      <style:text-properties style:text-position="0% 100%" officeooo:rsid="0272befe"/>
    </style:style>
    <style:style style:name="T141" style:family="text">
      <style:text-properties style:text-position="0% 100%" officeooo:rsid="02731858"/>
    </style:style>
    <style:style style:name="T142" style:family="text">
      <style:text-properties style:text-position="0% 100%" officeooo:rsid="027460d4"/>
    </style:style>
    <style:style style:name="T143" style:family="text">
      <style:text-properties style:text-position="0% 100%" officeooo:rsid="0274f6a5"/>
    </style:style>
    <style:style style:name="T144" style:family="text">
      <style:text-properties style:text-position="0% 100%" officeooo:rsid="02763c44"/>
    </style:style>
    <style:style style:name="T145" style:family="text">
      <style:text-properties style:text-position="0% 100%" officeooo:rsid="0277c98b"/>
    </style:style>
    <style:style style:name="T146" style:family="text">
      <style:text-properties style:text-position="0% 100%" officeooo:rsid="0278d054"/>
    </style:style>
    <style:style style:name="T147" style:family="text">
      <style:text-properties style:text-position="0% 100%" officeooo:rsid="027e221c"/>
    </style:style>
    <style:style style:name="T148" style:family="text">
      <style:text-properties style:text-position="0% 100%" officeooo:rsid="028012fa"/>
    </style:style>
    <style:style style:name="T149" style:family="text">
      <style:text-properties style:text-position="0% 100%" officeooo:rsid="02838d63"/>
    </style:style>
    <style:style style:name="T150" style:family="text">
      <style:text-properties style:text-position="0% 100%" officeooo:rsid="028407ca"/>
    </style:style>
    <style:style style:name="T151" style:family="text">
      <style:text-properties style:text-position="0% 100%" officeooo:rsid="02857a61"/>
    </style:style>
    <style:style style:name="T152" style:family="text">
      <style:text-properties style:text-position="0% 100%" officeooo:rsid="02897638"/>
    </style:style>
    <style:style style:name="T153" style:family="text">
      <style:text-properties style:text-position="0% 100%" officeooo:rsid="028bfb65"/>
    </style:style>
    <style:style style:name="T154" style:family="text">
      <style:text-properties style:text-position="0% 100%" officeooo:rsid="028c1cd2"/>
    </style:style>
    <style:style style:name="T155" style:family="text">
      <style:text-properties style:text-position="0% 100%" officeooo:rsid="028cbdee"/>
    </style:style>
    <style:style style:name="T156" style:family="text">
      <style:text-properties style:text-position="0% 100%" officeooo:rsid="028cd9c1"/>
    </style:style>
    <style:style style:name="T157" style:family="text">
      <style:text-properties style:text-position="0% 100%" officeooo:rsid="028a2ddf"/>
    </style:style>
    <style:style style:name="T158" style:family="text">
      <style:text-properties style:text-position="0% 100%" officeooo:rsid="02b5a1b3"/>
    </style:style>
    <style:style style:name="T159" style:family="text">
      <style:text-properties officeooo:rsid="00162ce8"/>
    </style:style>
    <style:style style:name="T160" style:family="text">
      <style:text-properties style:font-name="times new roman" fo:font-size="12pt" fo:language="en" fo:country="US" style:font-size-asian="12pt" style:font-name-complex="Times New Roman1" style:font-size-complex="12pt"/>
    </style:style>
    <style:style style:name="T161" style:family="text">
      <style:text-properties style:font-name="times new roman" fo:font-size="12pt" fo:language="en" fo:country="US" style:font-size-asian="12pt" style:font-size-complex="12pt"/>
    </style:style>
    <style:style style:name="T162" style:family="text">
      <style:text-properties style:font-name="times new roman" fo:font-size="12pt" fo:language="en" fo:country="US" officeooo:rsid="0088a359" style:font-size-asian="12pt" style:font-size-complex="12pt"/>
    </style:style>
    <style:style style:name="T163" style:family="text">
      <style:text-properties style:font-name="times new roman" fo:font-size="12pt" fo:language="en" fo:country="US" officeooo:rsid="0162b670" style:font-size-asian="12pt" style:font-size-complex="12pt"/>
    </style:style>
    <style:style style:name="T164" style:family="text">
      <style:text-properties style:font-name="times new roman" fo:font-size="12pt" fo:language="en" fo:country="US" officeooo:rsid="01bd59f3" style:font-size-asian="12pt" style:font-size-complex="12pt"/>
    </style:style>
    <style:style style:name="T165" style:family="text">
      <style:text-properties style:font-name="times new roman" fo:font-size="12pt" fo:language="en" fo:country="US" officeooo:rsid="00a85cb8" style:font-size-asian="12pt" style:font-size-complex="12pt"/>
    </style:style>
    <style:style style:name="T166" style:family="text">
      <style:text-properties style:font-name="times new roman" fo:font-size="12pt" fo:language="en" fo:country="US" officeooo:rsid="0244804f" style:font-size-asian="12pt" style:font-size-complex="12pt"/>
    </style:style>
    <style:style style:name="T167" style:family="text">
      <style:text-properties style:font-name="times new roman" fo:font-size="12pt" fo:language="en" fo:country="US" officeooo:rsid="02ae96fe" style:font-size-asian="12pt" style:font-size-complex="12pt"/>
    </style:style>
    <style:style style:name="T168" style:family="text">
      <style:text-properties style:font-name="times new roman" fo:font-size="12pt" fo:language="en" fo:country="US" officeooo:rsid="02b00875" style:font-size-asian="12pt" style:font-size-complex="12pt"/>
    </style:style>
    <style:style style:name="T169" style:family="text">
      <style:text-properties style:font-name="times new roman" fo:font-size="12pt" fo:language="en" fo:country="US" style:font-size-asian="12pt" style:language-asian="none" style:country-asian="none" style:font-size-complex="12pt"/>
    </style:style>
    <style:style style:name="T170" style:family="text">
      <style:text-properties style:font-name="times new roman" fo:font-size="12pt" fo:language="en" fo:country="US" style:text-underline-style="solid" style:text-underline-width="auto" style:text-underline-color="font-color" fo:background-color="transparent" loext:char-shading-value="0" style:font-size-asian="12pt" style:font-name-complex="Times New Roman1" style:font-size-complex="12pt"/>
    </style:style>
    <style:style style:name="T171" style:family="text">
      <style:text-properties style:font-name="times new roman" fo:font-size="12pt" fo:language="en" fo:country="US" fo:background-color="transparent" loext:char-shading-value="0" style:font-size-asian="12pt" style:font-name-complex="Times New Roman1" style:font-size-complex="12pt"/>
    </style:style>
    <style:style style:name="T172" style:family="text">
      <style:text-properties style:font-name="times new roman" fo:font-size="12pt" fo:language="en" fo:country="US" fo:font-style="italic" style:font-size-asian="12pt" style:font-style-asian="italic" style:font-size-complex="12pt" style:font-style-complex="italic"/>
    </style:style>
    <style:style style:name="T173" style:family="text">
      <style:text-properties style:font-name="times new roman" fo:font-size="12pt" fo:language="en" fo:country="US" fo:font-style="italic" officeooo:rsid="00e49b90" style:font-size-asian="12pt" style:font-style-asian="italic" style:font-size-complex="12pt" style:font-style-complex="italic"/>
    </style:style>
    <style:style style:name="T174" style:family="text">
      <style:text-properties style:font-name="times new roman" fo:font-size="12pt" fo:language="en" fo:country="US" fo:font-style="italic" officeooo:rsid="0132f4fa" style:font-size-asian="12pt" style:font-style-asian="italic" style:font-size-complex="12pt" style:font-style-complex="italic"/>
    </style:style>
    <style:style style:name="T175" style:family="text">
      <style:text-properties style:font-name="times new roman" fo:font-size="12pt" fo:language="en" fo:country="US" fo:font-style="italic" officeooo:rsid="01e0ead9" style:font-size-asian="12pt" style:font-style-asian="italic" style:font-size-complex="12pt" style:font-style-complex="italic"/>
    </style:style>
    <style:style style:name="T176" style:family="text">
      <style:text-properties style:font-name="times new roman" fo:font-size="12pt" fo:language="en" fo:country="US" fo:font-style="italic" officeooo:rsid="00c66b15" style:font-size-asian="12pt" style:font-style-asian="italic" style:font-size-complex="12pt" style:font-style-complex="italic"/>
    </style:style>
    <style:style style:name="T177" style:family="text">
      <style:text-properties style:font-name="times new roman" fo:font-size="12pt" fo:language="en" fo:country="US" fo:font-style="italic" officeooo:rsid="01d83ded" style:font-size-asian="12pt" style:font-style-asian="italic" style:font-size-complex="12pt" style:font-style-complex="italic"/>
    </style:style>
    <style:style style:name="T178" style:family="text">
      <style:text-properties style:font-name="times new roman" fo:font-size="12pt" fo:language="en" fo:country="US" fo:font-weight="normal" officeooo:rsid="0162b670" style:font-size-asian="12pt" style:font-weight-asian="normal" style:font-size-complex="12pt" style:font-weight-complex="normal"/>
    </style:style>
    <style:style style:name="T179" style:family="text">
      <style:text-properties style:font-name="times new roman" fo:font-size="12pt" fo:language="en" fo:country="US" fo:font-weight="normal" officeooo:rsid="01685b22" style:font-size-asian="12pt" style:font-weight-asian="normal" style:font-size-complex="12pt" style:font-weight-complex="normal"/>
    </style:style>
    <style:style style:name="T180" style:family="text">
      <style:text-properties style:font-name="times new roman" fo:font-size="12pt" fo:language="en" fo:country="US" fo:font-weight="normal" officeooo:rsid="016a3ddb" style:font-size-asian="12pt" style:font-weight-asian="normal" style:font-size-complex="12pt" style:font-weight-complex="normal"/>
    </style:style>
    <style:style style:name="T181"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182"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183" style:family="text">
      <style:text-properties style:font-name="times new roman" fo:font-size="12pt" style:font-size-asian="12pt" style:font-size-complex="12pt"/>
    </style:style>
    <style:style style:name="T184" style:family="text">
      <style:text-properties style:font-name="times new roman" fo:font-size="12pt" style:font-size-asian="12pt" style:font-size-complex="12pt" text:display="true"/>
    </style:style>
    <style:style style:name="T185" style:family="text">
      <style:text-properties style:font-name="times new roman" fo:font-size="12pt" officeooo:rsid="01da591f" style:font-size-asian="12pt" style:font-size-complex="12pt" text:display="true"/>
    </style:style>
    <style:style style:name="T186" style:family="text">
      <style:text-properties style:font-name="times new roman" fo:font-size="12pt" officeooo:rsid="0160b20c" style:font-size-asian="12pt" style:font-size-complex="12pt"/>
    </style:style>
    <style:style style:name="T187" style:family="text">
      <style:text-properties style:font-name="times new roman" fo:font-size="12pt" fo:font-style="normal" fo:background-color="transparent" loext:char-shading-value="0" style:font-size-asian="12pt" style:font-style-asian="normal" style:font-size-complex="12pt" style:font-style-complex="normal"/>
    </style:style>
    <style:style style:name="T188" style:family="text">
      <style:text-properties style:font-name="times new roman" fo:font-size="12pt" fo:font-style="normal" officeooo:rsid="008f25f9" fo:background-color="transparent" loext:char-shading-value="0" style:font-size-asian="12pt" style:font-style-asian="normal" style:font-size-complex="12pt" style:font-style-complex="normal"/>
    </style:style>
    <style:style style:name="T189" style:family="text">
      <style:text-properties style:font-name="times new roman" fo:font-size="12pt" fo:font-style="normal" officeooo:rsid="009b166b" fo:background-color="transparent" loext:char-shading-value="0" style:font-size-asian="12pt" style:font-style-asian="normal" style:font-size-complex="12pt" style:font-style-complex="normal"/>
    </style:style>
    <style:style style:name="T190" style:family="text">
      <style:text-properties style:font-name="times new roman" fo:font-size="12pt" fo:font-style="normal" officeooo:rsid="008f43d2" fo:background-color="transparent" loext:char-shading-value="0" style:font-size-asian="12pt" style:font-style-asian="normal" style:font-size-complex="12pt" style:font-style-complex="normal"/>
    </style:style>
    <style:style style:name="T191" style:family="text">
      <style:text-properties style:font-name="times new roman" fo:font-size="12pt" fo:font-style="normal" officeooo:rsid="009baabe" fo:background-color="transparent" loext:char-shading-value="0" style:font-size-asian="12pt" style:font-style-asian="normal" style:font-size-complex="12pt" style:font-style-complex="normal"/>
    </style:style>
    <style:style style:name="T192" style:family="text">
      <style:text-properties style:font-name="times new roman" fo:font-size="12pt" fo:font-style="normal" officeooo:rsid="009ce970" fo:background-color="transparent" loext:char-shading-value="0" style:font-size-asian="12pt" style:font-style-asian="normal" style:font-size-complex="12pt" style:font-style-complex="normal"/>
    </style:style>
    <style:style style:name="T193" style:family="text">
      <style:text-properties style:font-name="times new roman" fo:font-size="12pt" fo:font-style="normal" officeooo:rsid="00a0db1a" fo:background-color="transparent" loext:char-shading-value="0" style:font-size-asian="12pt" style:font-style-asian="normal" style:font-size-complex="12pt" style:font-style-complex="normal"/>
    </style:style>
    <style:style style:name="T194" style:family="text">
      <style:text-properties style:font-name="times new roman" fo:font-size="12pt" fo:font-style="normal" officeooo:rsid="00a2c43a" fo:background-color="transparent" loext:char-shading-value="0" style:font-size-asian="12pt" style:font-style-asian="normal" style:font-size-complex="12pt" style:font-style-complex="normal"/>
    </style:style>
    <style:style style:name="T195" style:family="text">
      <style:text-properties style:font-name="times new roman" fo:font-size="12pt" fo:font-style="normal" officeooo:rsid="00a35125" fo:background-color="transparent" loext:char-shading-value="0" style:font-size-asian="12pt" style:font-style-asian="normal" style:font-size-complex="12pt" style:font-style-complex="normal"/>
    </style:style>
    <style:style style:name="T196" style:family="text">
      <style:text-properties officeooo:rsid="0233e6ae" style:font-name-complex="Times New Roman1"/>
    </style:style>
    <style:style style:name="T197" style:family="text">
      <style:text-properties officeooo:rsid="02352e0e" style:font-name-complex="Times New Roman1"/>
    </style:style>
    <style:style style:name="T198" style:family="text">
      <style:text-properties officeooo:rsid="0046219c"/>
    </style:style>
    <style:style style:name="T199" style:family="text">
      <style:text-properties officeooo:rsid="005b7ec6"/>
    </style:style>
    <style:style style:name="T200" style:family="text">
      <style:text-properties fo:font-weight="normal" style:font-weight-asian="normal" style:font-weight-complex="normal"/>
    </style:style>
    <style:style style:name="T201" style:family="text">
      <style:text-properties fo:font-weight="normal" officeooo:rsid="0088a359" style:font-weight-asian="normal" style:font-weight-complex="normal"/>
    </style:style>
    <style:style style:name="T202" style:family="text">
      <style:text-properties fo:font-weight="normal" officeooo:rsid="00b97271" style:font-weight-asian="normal" style:font-weight-complex="normal"/>
    </style:style>
    <style:style style:name="T203" style:family="text">
      <style:text-properties fo:font-weight="normal" officeooo:rsid="00bab7df" style:font-weight-asian="normal" style:font-weight-complex="normal"/>
    </style:style>
    <style:style style:name="T204" style:family="text">
      <style:text-properties fo:font-weight="normal" officeooo:rsid="010de778" style:font-weight-asian="normal" style:font-weight-complex="normal"/>
    </style:style>
    <style:style style:name="T205" style:family="text">
      <style:text-properties fo:font-weight="normal" officeooo:rsid="015455ff" style:font-weight-asian="normal" style:font-weight-complex="normal"/>
    </style:style>
    <style:style style:name="T206" style:family="text">
      <style:text-properties fo:font-weight="normal" officeooo:rsid="01d46f4e" style:font-weight-asian="normal" style:font-weight-complex="normal"/>
    </style:style>
    <style:style style:name="T207" style:family="text">
      <style:text-properties fo:font-weight="normal" officeooo:rsid="023ee332" style:font-weight-asian="normal" style:font-weight-complex="normal"/>
    </style:style>
    <style:style style:name="T208" style:family="text">
      <style:text-properties fo:font-weight="normal" officeooo:rsid="01329442" style:font-weight-asian="normal" style:font-weight-complex="normal"/>
    </style:style>
    <style:style style:name="T209" style:family="text">
      <style:text-properties fo:font-weight="normal" officeooo:rsid="0132f4fa" style:font-weight-asian="normal" style:font-weight-complex="normal"/>
    </style:style>
    <style:style style:name="T210" style:family="text">
      <style:text-properties fo:font-weight="normal" officeooo:rsid="012f4ebc" style:font-weight-asian="normal" style:font-weight-complex="normal"/>
    </style:style>
    <style:style style:name="T211" style:family="text">
      <style:text-properties fo:font-weight="normal" officeooo:rsid="02aa3eed" style:font-weight-asian="normal" style:font-weight-complex="normal"/>
    </style:style>
    <style:style style:name="T212" style:family="text">
      <style:text-properties fo:font-weight="normal" fo:background-color="#ef413d" loext:char-shading-value="0" style:font-weight-asian="normal" style:font-weight-complex="normal"/>
    </style:style>
    <style:style style:name="T213" style:family="text">
      <style:text-properties fo:font-weight="normal" fo:background-color="transparent" loext:char-shading-value="0" style:font-weight-asian="normal" style:font-weight-complex="normal"/>
    </style:style>
    <style:style style:name="T214" style:family="text">
      <style:text-properties fo:font-weight="normal" officeooo:rsid="018de1f9" fo:background-color="transparent" loext:char-shading-value="0" style:font-weight-asian="normal" style:font-weight-complex="normal"/>
    </style:style>
    <style:style style:name="T215" style:family="text">
      <style:text-properties fo:font-weight="normal" officeooo:rsid="01d0f4df" fo:background-color="transparent" loext:char-shading-value="0" style:font-weight-asian="normal" style:font-weight-complex="normal"/>
    </style:style>
    <style:style style:name="T216" style:family="text">
      <style:text-properties fo:font-weight="normal" officeooo:rsid="01d128f0" fo:background-color="transparent" loext:char-shading-value="0" style:font-weight-asian="normal" style:font-weight-complex="normal"/>
    </style:style>
    <style:style style:name="T217" style:family="text">
      <style:text-properties fo:font-weight="normal" officeooo:rsid="02576e7e" fo:background-color="transparent" loext:char-shading-value="0" style:font-weight-asian="normal" style:font-weight-complex="normal"/>
    </style:style>
    <style:style style:name="T218" style:family="text">
      <style:text-properties fo:font-weight="normal" officeooo:rsid="0259282c" fo:background-color="transparent" loext:char-shading-value="0" style:font-weight-asian="normal" style:font-weight-complex="normal"/>
    </style:style>
    <style:style style:name="T219" style:family="text">
      <style:text-properties officeooo:rsid="006baae2"/>
    </style:style>
    <style:style style:name="T220" style:family="text">
      <style:text-properties officeooo:rsid="0079205d"/>
    </style:style>
    <style:style style:name="T221" style:family="text">
      <style:text-properties officeooo:rsid="007fb71a"/>
    </style:style>
    <style:style style:name="T222" style:family="text">
      <style:text-properties officeooo:rsid="00800ad7"/>
    </style:style>
    <style:style style:name="T223" style:family="text">
      <style:text-properties officeooo:rsid="0088a359"/>
    </style:style>
    <style:style style:name="T224" style:family="text">
      <style:text-properties fo:font-style="italic" style:font-style-asian="italic" style:font-style-complex="italic"/>
    </style:style>
    <style:style style:name="T225" style:family="text">
      <style:text-properties fo:font-style="italic" officeooo:rsid="0088a359" style:font-style-asian="italic" style:font-style-complex="italic"/>
    </style:style>
    <style:style style:name="T226" style:family="text">
      <style:text-properties fo:font-style="italic" officeooo:rsid="0089073a" style:font-style-asian="italic" style:font-style-complex="italic"/>
    </style:style>
    <style:style style:name="T227" style:family="text">
      <style:text-properties fo:font-style="italic" officeooo:rsid="00e49b90" style:font-style-asian="italic" style:font-style-complex="italic"/>
    </style:style>
    <style:style style:name="T228" style:family="text">
      <style:text-properties fo:font-style="italic" officeooo:rsid="0100e8cc" style:font-style-asian="italic" style:font-style-complex="italic"/>
    </style:style>
    <style:style style:name="T229" style:family="text">
      <style:text-properties fo:font-style="italic" officeooo:rsid="0108efa1" style:font-style-asian="italic" style:font-style-complex="italic"/>
    </style:style>
    <style:style style:name="T230" style:family="text">
      <style:text-properties fo:font-style="italic" officeooo:rsid="0111c915" style:font-style-asian="italic" style:font-style-complex="italic"/>
    </style:style>
    <style:style style:name="T231" style:family="text">
      <style:text-properties fo:font-style="italic" officeooo:rsid="0132f4fa" style:font-style-asian="italic" style:font-style-complex="italic"/>
    </style:style>
    <style:style style:name="T232" style:family="text">
      <style:text-properties fo:font-style="italic" officeooo:rsid="0135b6f5" style:font-style-asian="italic" style:font-style-complex="italic"/>
    </style:style>
    <style:style style:name="T233" style:family="text">
      <style:text-properties fo:font-style="italic" officeooo:rsid="01371e40" style:font-style-asian="italic" style:font-style-complex="italic"/>
    </style:style>
    <style:style style:name="T234" style:family="text">
      <style:text-properties fo:font-style="italic" officeooo:rsid="01448fc8" style:font-style-asian="italic" style:font-style-complex="italic"/>
    </style:style>
    <style:style style:name="T235" style:family="text">
      <style:text-properties fo:font-style="italic" style:font-style-asian="italic" style:font-style-complex="italic" style:font-weight-complex="normal"/>
    </style:style>
    <style:style style:name="T236" style:family="text">
      <style:text-properties fo:font-style="italic" fo:font-weight="normal" officeooo:rsid="0089073a" style:font-style-asian="italic" style:font-weight-asian="normal" style:font-style-complex="italic" style:font-weight-complex="normal"/>
    </style:style>
    <style:style style:name="T237" style:family="text">
      <style:text-properties officeooo:rsid="0089073a"/>
    </style:style>
    <style:style style:name="T238" style:family="text">
      <style:text-properties fo:font-style="normal" style:font-style-asian="normal" style:font-style-complex="normal"/>
    </style:style>
    <style:style style:name="T239" style:family="text">
      <style:text-properties fo:font-style="normal" officeooo:rsid="008b93af" style:font-style-asian="normal" style:font-style-complex="normal"/>
    </style:style>
    <style:style style:name="T240" style:family="text">
      <style:text-properties fo:font-style="normal" officeooo:rsid="008cd555" style:font-style-asian="normal" style:font-style-complex="normal"/>
    </style:style>
    <style:style style:name="T241" style:family="text">
      <style:text-properties fo:font-style="normal" officeooo:rsid="00971315" style:font-style-asian="normal" style:font-style-complex="normal"/>
    </style:style>
    <style:style style:name="T242" style:family="text">
      <style:text-properties fo:font-style="normal" officeooo:rsid="00a76000" style:font-style-asian="normal" style:font-style-complex="normal"/>
    </style:style>
    <style:style style:name="T243" style:family="text">
      <style:text-properties fo:font-style="normal" officeooo:rsid="00af42e3" style:font-style-asian="normal" style:font-style-complex="normal"/>
    </style:style>
    <style:style style:name="T244" style:family="text">
      <style:text-properties fo:font-style="normal" officeooo:rsid="00b02cd9" style:font-style-asian="normal" style:font-style-complex="normal"/>
    </style:style>
    <style:style style:name="T245" style:family="text">
      <style:text-properties fo:font-style="normal" officeooo:rsid="00b1f146" style:font-style-asian="normal" style:font-style-complex="normal"/>
    </style:style>
    <style:style style:name="T246" style:family="text">
      <style:text-properties fo:font-style="normal" officeooo:rsid="00b2e293" style:font-style-asian="normal" style:font-style-complex="normal"/>
    </style:style>
    <style:style style:name="T247" style:family="text">
      <style:text-properties fo:font-style="normal" officeooo:rsid="00b2e3a5" style:font-style-asian="normal" style:font-style-complex="normal"/>
    </style:style>
    <style:style style:name="T248" style:family="text">
      <style:text-properties fo:font-style="normal" officeooo:rsid="00b410f4" style:font-style-asian="normal" style:font-style-complex="normal"/>
    </style:style>
    <style:style style:name="T249" style:family="text">
      <style:text-properties fo:font-style="normal" officeooo:rsid="00b51405" style:font-style-asian="normal" style:font-style-complex="normal"/>
    </style:style>
    <style:style style:name="T250" style:family="text">
      <style:text-properties fo:font-style="normal" officeooo:rsid="00b6e482" style:font-style-asian="normal" style:font-style-complex="normal"/>
    </style:style>
    <style:style style:name="T251" style:family="text">
      <style:text-properties fo:font-style="normal" officeooo:rsid="00b7808e" style:font-style-asian="normal" style:font-style-complex="normal"/>
    </style:style>
    <style:style style:name="T252" style:family="text">
      <style:text-properties fo:font-style="normal" officeooo:rsid="00b77b1e" style:font-style-asian="normal" style:font-style-complex="normal"/>
    </style:style>
    <style:style style:name="T253" style:family="text">
      <style:text-properties fo:font-style="normal" officeooo:rsid="00b97271" style:font-style-asian="normal" style:font-style-complex="normal"/>
    </style:style>
    <style:style style:name="T254" style:family="text">
      <style:text-properties fo:font-style="normal" officeooo:rsid="00bbbfad" style:font-style-asian="normal" style:font-style-complex="normal"/>
    </style:style>
    <style:style style:name="T255" style:family="text">
      <style:text-properties fo:font-style="normal" officeooo:rsid="00bc784b" style:font-style-asian="normal" style:font-style-complex="normal"/>
    </style:style>
    <style:style style:name="T256" style:family="text">
      <style:text-properties fo:font-style="normal" officeooo:rsid="00bdfc9b" style:font-style-asian="normal" style:font-style-complex="normal"/>
    </style:style>
    <style:style style:name="T257" style:family="text">
      <style:text-properties fo:font-style="normal" officeooo:rsid="00bfe0db" style:font-style-asian="normal" style:font-style-complex="normal"/>
    </style:style>
    <style:style style:name="T258" style:family="text">
      <style:text-properties fo:font-style="normal" officeooo:rsid="00c196c4" style:font-style-asian="normal" style:font-style-complex="normal"/>
    </style:style>
    <style:style style:name="T259" style:family="text">
      <style:text-properties fo:font-style="normal" officeooo:rsid="00c23976" style:font-style-asian="normal" style:font-style-complex="normal"/>
    </style:style>
    <style:style style:name="T260" style:family="text">
      <style:text-properties fo:font-style="normal" officeooo:rsid="00c3ac91" style:font-style-asian="normal" style:font-style-complex="normal"/>
    </style:style>
    <style:style style:name="T261" style:family="text">
      <style:text-properties fo:font-style="normal" officeooo:rsid="00c464de" style:font-style-asian="normal" style:font-style-complex="normal"/>
    </style:style>
    <style:style style:name="T262" style:family="text">
      <style:text-properties fo:font-style="normal" officeooo:rsid="00dc2b53" style:font-style-asian="normal" style:font-style-complex="normal"/>
    </style:style>
    <style:style style:name="T263" style:family="text">
      <style:text-properties fo:font-style="normal" officeooo:rsid="00de54f9" style:font-style-asian="normal" style:font-style-complex="normal"/>
    </style:style>
    <style:style style:name="T264" style:family="text">
      <style:text-properties fo:font-style="normal" officeooo:rsid="00e1b8ce" style:font-style-asian="normal" style:font-style-complex="normal"/>
    </style:style>
    <style:style style:name="T265" style:family="text">
      <style:text-properties fo:font-style="normal" officeooo:rsid="00e3352e" style:font-style-asian="normal" style:font-style-complex="normal"/>
    </style:style>
    <style:style style:name="T266" style:family="text">
      <style:text-properties fo:font-style="normal" officeooo:rsid="00e49b90" style:font-style-asian="normal" style:font-style-complex="normal"/>
    </style:style>
    <style:style style:name="T267" style:family="text">
      <style:text-properties fo:font-style="normal" officeooo:rsid="00ed4a00" style:font-style-asian="normal" style:font-style-complex="normal"/>
    </style:style>
    <style:style style:name="T268" style:family="text">
      <style:text-properties fo:font-style="normal" officeooo:rsid="00f1a2e1" style:font-style-asian="normal" style:font-style-complex="normal"/>
    </style:style>
    <style:style style:name="T269" style:family="text">
      <style:text-properties fo:font-style="normal" officeooo:rsid="00f2f885" style:font-style-asian="normal" style:font-style-complex="normal"/>
    </style:style>
    <style:style style:name="T270" style:family="text">
      <style:text-properties fo:font-style="normal" officeooo:rsid="00f44307" style:font-style-asian="normal" style:font-style-complex="normal"/>
    </style:style>
    <style:style style:name="T271" style:family="text">
      <style:text-properties fo:font-style="normal" officeooo:rsid="00f5ec5f" style:font-style-asian="normal" style:font-style-complex="normal"/>
    </style:style>
    <style:style style:name="T272" style:family="text">
      <style:text-properties fo:font-style="normal" officeooo:rsid="00fb45b5" style:font-style-asian="normal" style:font-style-complex="normal"/>
    </style:style>
    <style:style style:name="T273" style:family="text">
      <style:text-properties fo:font-style="normal" officeooo:rsid="00fd18e5" style:font-style-asian="normal" style:font-style-complex="normal"/>
    </style:style>
    <style:style style:name="T274" style:family="text">
      <style:text-properties fo:font-style="normal" officeooo:rsid="010015d4" style:font-style-asian="normal" style:font-style-complex="normal"/>
    </style:style>
    <style:style style:name="T275" style:family="text">
      <style:text-properties fo:font-style="normal" officeooo:rsid="0100e8cc" style:font-style-asian="normal" style:font-style-complex="normal"/>
    </style:style>
    <style:style style:name="T276" style:family="text">
      <style:text-properties fo:font-style="normal" officeooo:rsid="0106f456" style:font-style-asian="normal" style:font-style-complex="normal"/>
    </style:style>
    <style:style style:name="T277" style:family="text">
      <style:text-properties fo:font-style="normal" officeooo:rsid="0170419a" style:font-style-asian="normal" style:font-style-complex="normal"/>
    </style:style>
    <style:style style:name="T278" style:family="text">
      <style:text-properties fo:font-style="normal" officeooo:rsid="01c9631e" style:font-style-asian="normal" style:font-style-complex="normal"/>
    </style:style>
    <style:style style:name="T279" style:family="text">
      <style:text-properties fo:font-style="normal" officeooo:rsid="01ca9155" style:font-style-asian="normal" style:font-style-complex="normal"/>
    </style:style>
    <style:style style:name="T280" style:family="text">
      <style:text-properties fo:font-style="normal" officeooo:rsid="01d06366" style:font-style-asian="normal" style:font-style-complex="normal"/>
    </style:style>
    <style:style style:name="T281" style:family="text">
      <style:text-properties fo:font-style="normal" officeooo:rsid="01d46f4e" style:font-style-asian="normal" style:font-style-complex="normal"/>
    </style:style>
    <style:style style:name="T282" style:family="text">
      <style:text-properties fo:font-style="normal" officeooo:rsid="01d5b96e" style:font-style-asian="normal" style:font-style-complex="normal"/>
    </style:style>
    <style:style style:name="T283" style:family="text">
      <style:text-properties fo:font-style="normal" officeooo:rsid="02547a31" style:font-style-asian="normal" style:font-style-complex="normal"/>
    </style:style>
    <style:style style:name="T284" style:family="text">
      <style:text-properties fo:font-style="normal" fo:font-weight="normal" style:font-style-asian="normal" style:font-weight-asian="normal" style:font-style-complex="normal" style:font-weight-complex="normal"/>
    </style:style>
    <style:style style:name="T285" style:family="text">
      <style:text-properties fo:font-style="normal" fo:font-weight="normal" officeooo:rsid="0089073a" style:font-style-asian="normal" style:font-weight-asian="normal" style:font-style-complex="normal" style:font-weight-complex="normal"/>
    </style:style>
    <style:style style:name="T286" style:family="text">
      <style:text-properties fo:font-style="normal" fo:font-weight="normal" officeooo:rsid="00971315" style:font-style-asian="normal" style:font-weight-asian="normal" style:font-style-complex="normal" style:font-weight-complex="normal"/>
    </style:style>
    <style:style style:name="T287" style:family="text">
      <style:text-properties fo:font-style="normal" fo:font-weight="normal" officeooo:rsid="014d4541" style:font-style-asian="normal" style:font-weight-asian="normal" style:font-style-complex="normal" style:font-weight-complex="normal"/>
    </style:style>
    <style:style style:name="T288" style:family="text">
      <style:text-properties fo:font-style="normal" fo:font-weight="normal" officeooo:rsid="014f3ac2" style:font-style-asian="normal" style:font-weight-asian="normal" style:font-style-complex="normal" style:font-weight-complex="normal"/>
    </style:style>
    <style:style style:name="T289" style:family="text">
      <style:text-properties fo:font-style="normal" fo:font-weight="normal" officeooo:rsid="0151c74e" style:font-style-asian="normal" style:font-weight-asian="normal" style:font-style-complex="normal" style:font-weight-complex="normal"/>
    </style:style>
    <style:style style:name="T290" style:family="text">
      <style:text-properties fo:font-style="normal" fo:font-weight="normal" officeooo:rsid="010de778" style:font-style-asian="normal" style:font-weight-asian="normal" style:font-style-complex="normal" style:font-weight-complex="normal"/>
    </style:style>
    <style:style style:name="T291" style:family="text">
      <style:text-properties fo:font-style="normal" fo:font-weight="normal" officeooo:rsid="0152723a" style:font-style-asian="normal" style:font-weight-asian="normal" style:font-style-complex="normal" style:font-weight-complex="normal"/>
    </style:style>
    <style:style style:name="T292" style:family="text">
      <style:text-properties fo:font-style="normal" fo:font-weight="normal" officeooo:rsid="015455ff" style:font-style-asian="normal" style:font-weight-asian="normal" style:font-style-complex="normal" style:font-weight-complex="normal"/>
    </style:style>
    <style:style style:name="T293" style:family="text">
      <style:text-properties fo:font-style="normal" fo:font-weight="normal" officeooo:rsid="0155ad00" style:font-style-asian="normal" style:font-weight-asian="normal" style:font-style-complex="normal" style:font-weight-complex="normal"/>
    </style:style>
    <style:style style:name="T294" style:family="text">
      <style:text-properties fo:font-style="normal" fo:font-weight="normal" officeooo:rsid="01da591f" style:font-style-asian="normal" style:font-weight-asian="normal" style:font-style-complex="normal" style:font-weight-complex="normal"/>
    </style:style>
    <style:style style:name="T295" style:family="text">
      <style:text-properties fo:font-style="normal" fo:font-weight="normal" officeooo:rsid="021e6cda" style:font-style-asian="normal" style:font-weight-asian="normal" style:font-style-complex="normal" style:font-weight-complex="normal"/>
    </style:style>
    <style:style style:name="T296" style:family="text">
      <style:text-properties fo:font-style="normal" officeooo:rsid="008cd555" fo:background-color="#fff200" loext:char-shading-value="0" style:font-style-asian="normal" style:font-style-complex="normal"/>
    </style:style>
    <style:style style:name="T297" style:family="text">
      <style:text-properties fo:font-style="normal" fo:background-color="transparent" loext:char-shading-value="0" style:font-style-asian="normal" style:font-style-complex="normal"/>
    </style:style>
    <style:style style:name="T298" style:family="text">
      <style:text-properties fo:font-style="normal" officeooo:rsid="008cd555" fo:background-color="transparent" loext:char-shading-value="0" style:font-style-asian="normal" style:font-style-complex="normal"/>
    </style:style>
    <style:style style:name="T299" style:family="text">
      <style:text-properties fo:font-style="normal" officeooo:rsid="00933b9c" fo:background-color="transparent" loext:char-shading-value="0" style:font-style-asian="normal" style:font-style-complex="normal"/>
    </style:style>
    <style:style style:name="T300" style:family="text">
      <style:text-properties fo:font-style="normal" officeooo:rsid="0093be78" fo:background-color="transparent" loext:char-shading-value="0" style:font-style-asian="normal" style:font-style-complex="normal"/>
    </style:style>
    <style:style style:name="T301" style:family="text">
      <style:text-properties fo:font-style="normal" officeooo:rsid="00971315" fo:background-color="transparent" loext:char-shading-value="0" style:font-style-asian="normal" style:font-style-complex="normal"/>
    </style:style>
    <style:style style:name="T302" style:family="text">
      <style:text-properties fo:font-style="normal" officeooo:rsid="0097e30e" fo:background-color="transparent" loext:char-shading-value="0" style:font-style-asian="normal" style:font-style-complex="normal"/>
    </style:style>
    <style:style style:name="T303" style:family="text">
      <style:text-properties fo:font-style="normal" officeooo:rsid="00a35125" fo:background-color="transparent" loext:char-shading-value="0" style:font-style-asian="normal" style:font-style-complex="normal"/>
    </style:style>
    <style:style style:name="T304" style:family="text">
      <style:text-properties fo:font-style="normal" officeooo:rsid="00a48443" fo:background-color="transparent" loext:char-shading-value="0" style:font-style-asian="normal" style:font-style-complex="normal"/>
    </style:style>
    <style:style style:name="T305" style:family="text">
      <style:text-properties fo:background-color="transparent" loext:char-shading-value="0"/>
    </style:style>
    <style:style style:name="T306" style:family="text">
      <style:text-properties officeooo:rsid="008cd555" fo:background-color="transparent" loext:char-shading-value="0"/>
    </style:style>
    <style:style style:name="T307" style:family="text">
      <style:text-properties officeooo:rsid="0097e30e"/>
    </style:style>
    <style:style style:name="T308" style:family="text">
      <style:text-properties officeooo:rsid="009ce970"/>
    </style:style>
    <style:style style:name="T309" style:family="text">
      <style:text-properties officeooo:rsid="009d0e79"/>
    </style:style>
    <style:style style:name="T310" style:family="text">
      <style:text-properties officeooo:rsid="00a0db1a"/>
    </style:style>
    <style:style style:name="T311" style:family="text">
      <style:text-properties officeooo:rsid="00a71079"/>
    </style:style>
    <style:style style:name="T312" style:family="text">
      <style:text-properties officeooo:rsid="00ab401a"/>
    </style:style>
    <style:style style:name="T313" style:family="text">
      <style:text-properties officeooo:rsid="00c66b15"/>
    </style:style>
    <style:style style:name="T314" style:family="text">
      <style:text-properties officeooo:rsid="00c91ccc"/>
    </style:style>
    <style:style style:name="T315" style:family="text">
      <style:text-properties officeooo:rsid="00cad156"/>
    </style:style>
    <style:style style:name="T316" style:family="text">
      <style:text-properties officeooo:rsid="00e49b90"/>
    </style:style>
    <style:style style:name="T317" style:family="text">
      <style:text-properties style:font-name="times new roman1" fo:font-weight="bold" style:font-weight-asian="bold" style:font-weight-complex="bold"/>
    </style:style>
    <style:style style:name="T318" style:family="text">
      <style:text-properties style:font-name="times new roman1" fo:font-weight="normal" style:font-weight-asian="normal" style:font-weight-complex="normal"/>
    </style:style>
    <style:style style:name="T319" style:family="text">
      <style:text-properties style:font-name="times new roman1" fo:font-weight="normal" officeooo:rsid="0014f52c" style:font-weight-asian="normal" style:font-weight-complex="normal"/>
    </style:style>
    <style:style style:name="T320" style:family="text">
      <style:text-properties style:font-name="times new roman1" fo:font-weight="normal" officeooo:rsid="0108821f" style:font-weight-asian="normal" style:font-weight-complex="normal"/>
    </style:style>
    <style:style style:name="T321" style:family="text">
      <style:text-properties style:font-name="times new roman1" fo:font-weight="normal" officeooo:rsid="01098e76" style:font-weight-asian="normal" style:font-weight-complex="normal"/>
    </style:style>
    <style:style style:name="T322" style:family="text">
      <style:text-properties style:font-name="times new roman1" fo:font-weight="normal" officeooo:rsid="010c1246" style:font-weight-asian="normal" style:font-weight-complex="normal"/>
    </style:style>
    <style:style style:name="T323" style:family="text">
      <style:text-properties style:font-name="times new roman1" fo:font-weight="normal" officeooo:rsid="012f4ebc" style:font-weight-asian="normal" style:font-weight-complex="normal"/>
    </style:style>
    <style:style style:name="T324" style:family="text">
      <style:text-properties style:font-name="times new roman1" fo:font-weight="normal" officeooo:rsid="01329442" style:font-weight-asian="normal" style:font-weight-complex="normal"/>
    </style:style>
    <style:style style:name="T325" style:family="text">
      <style:text-properties style:font-name="times new roman1" fo:font-weight="normal" officeooo:rsid="0132f4fa" style:font-weight-asian="normal" style:font-weight-complex="normal"/>
    </style:style>
    <style:style style:name="T326" style:family="text">
      <style:text-properties style:font-name="times new roman1" fo:font-weight="normal" officeooo:rsid="01330736" style:font-weight-asian="normal" style:font-weight-complex="normal"/>
    </style:style>
    <style:style style:name="T327" style:family="text">
      <style:text-properties style:font-name="times new roman1" fo:font-weight="normal" officeooo:rsid="01348b51" style:font-weight-asian="normal" style:font-weight-complex="normal"/>
    </style:style>
    <style:style style:name="T328" style:family="text">
      <style:text-properties style:font-name="times new roman1" fo:font-weight="normal" officeooo:rsid="017a7fe9" style:font-weight-asian="normal" style:font-weight-complex="normal"/>
    </style:style>
    <style:style style:name="T329" style:family="text">
      <style:text-properties style:font-name="times new roman1" fo:font-weight="normal" officeooo:rsid="017d1927" style:font-weight-asian="normal" style:font-weight-complex="normal"/>
    </style:style>
    <style:style style:name="T330" style:family="text">
      <style:text-properties style:font-name="times new roman1" fo:font-weight="normal" officeooo:rsid="01d21ab4" style:font-weight-asian="normal" style:font-weight-complex="normal"/>
    </style:style>
    <style:style style:name="T331" style:family="text">
      <style:text-properties style:font-name="times new roman1" fo:font-weight="normal" officeooo:rsid="01d35ce8" style:font-weight-asian="normal" style:font-weight-complex="normal"/>
    </style:style>
    <style:style style:name="T332" style:family="text">
      <style:text-properties style:font-name="times new roman1" fo:font-weight="normal" officeooo:rsid="0259be9a" style:font-weight-asian="normal" style:font-weight-complex="normal"/>
    </style:style>
    <style:style style:name="T333" style:family="text">
      <style:text-properties style:font-name="times new roman1" fo:font-weight="normal" officeooo:rsid="025b3a13" style:font-weight-asian="normal" style:font-weight-complex="normal"/>
    </style:style>
    <style:style style:name="T334" style:family="text">
      <style:text-properties style:font-name="times new roman1" fo:font-weight="normal" officeooo:rsid="025cbf5f" style:font-weight-asian="normal" style:font-weight-complex="normal"/>
    </style:style>
    <style:style style:name="T335" style:family="text">
      <style:text-properties style:font-name="times new roman1" fo:font-weight="normal" officeooo:rsid="029e33d0" style:font-weight-asian="normal" style:font-weight-complex="normal"/>
    </style:style>
    <style:style style:name="T336" style:family="text">
      <style:text-properties style:font-name="times new roman1" fo:font-weight="normal" fo:background-color="transparent" loext:char-shading-value="0" style:font-weight-asian="normal" style:font-weight-complex="normal"/>
    </style:style>
    <style:style style:name="T337" style:family="text">
      <style:text-properties style:font-name="times new roman1" fo:font-weight="normal" officeooo:rsid="018ce1df" fo:background-color="transparent" loext:char-shading-value="0" style:font-weight-asian="normal" style:font-weight-complex="normal"/>
    </style:style>
    <style:style style:name="T338" style:family="text">
      <style:text-properties style:font-name="times new roman1" fo:font-weight="normal" officeooo:rsid="0106f456" fo:background-color="transparent" loext:char-shading-value="0" style:font-weight-asian="normal" style:font-weight-complex="normal"/>
    </style:style>
    <style:style style:name="T339" style:family="text">
      <style:text-properties style:font-name="times new roman1" fo:font-weight="normal" officeooo:rsid="018de1f9" fo:background-color="transparent" loext:char-shading-value="0" style:font-weight-asian="normal" style:font-weight-complex="normal"/>
    </style:style>
    <style:style style:name="T340" style:family="text">
      <style:text-properties style:font-name="times new roman1" fo:font-size="12pt" fo:language="en" fo:country="US" fo:font-weight="normal" style:font-size-asian="12pt" style:font-weight-asian="normal" style:font-size-complex="12pt" style:font-weight-complex="normal"/>
    </style:style>
    <style:style style:name="T341" style:family="text">
      <style:text-properties style:font-name="times new roman1" fo:font-size="12pt" fo:language="en" fo:country="US" fo:font-weight="normal" officeooo:rsid="0002767d" style:font-size-asian="12pt" style:font-weight-asian="normal" style:font-size-complex="12pt" style:font-weight-complex="normal"/>
    </style:style>
    <style:style style:name="T342" style:family="text">
      <style:text-properties style:font-name="times new roman1" fo:font-size="12pt" fo:language="en" fo:country="US" fo:font-weight="normal" officeooo:rsid="00e4e8ba" style:font-size-asian="12pt" style:font-weight-asian="normal" style:font-size-complex="12pt" style:font-weight-complex="normal"/>
    </style:style>
    <style:style style:name="T343" style:family="text">
      <style:text-properties style:font-name="times new roman1" fo:font-size="12pt" fo:language="en" fo:country="US" fo:font-weight="normal" officeooo:rsid="00e6e4ec" style:font-size-asian="12pt" style:font-weight-asian="normal" style:font-size-complex="12pt" style:font-weight-complex="normal"/>
    </style:style>
    <style:style style:name="T344" style:family="text">
      <style:text-properties style:font-name="times new roman1" fo:font-size="12pt" fo:language="en" fo:country="US" fo:font-weight="normal" officeooo:rsid="00e856fc" style:font-size-asian="12pt" style:font-weight-asian="normal" style:font-size-complex="12pt" style:font-weight-complex="normal"/>
    </style:style>
    <style:style style:name="T345" style:family="text">
      <style:text-properties style:font-name="times new roman1" fo:font-size="12pt" fo:language="en" fo:country="US" fo:font-weight="normal" officeooo:rsid="010de778" style:font-size-asian="12pt" style:font-weight-asian="normal" style:font-size-complex="12pt" style:font-weight-complex="normal"/>
    </style:style>
    <style:style style:name="T346" style:family="text">
      <style:text-properties style:font-name="times new roman1" fo:font-size="12pt" fo:language="en" fo:country="US" fo:font-weight="normal" officeooo:rsid="0129654b" style:font-size-asian="12pt" style:font-weight-asian="normal" style:font-size-complex="12pt" style:font-weight-complex="normal"/>
    </style:style>
    <style:style style:name="T347" style:family="text">
      <style:text-properties style:font-name="times new roman1" fo:font-size="12pt" fo:language="en" fo:country="US" fo:font-weight="normal" officeooo:rsid="01448fc8" style:font-size-asian="12pt" style:font-weight-asian="normal" style:font-size-complex="12pt" style:font-weight-complex="normal"/>
    </style:style>
    <style:style style:name="T348" style:family="text">
      <style:text-properties style:font-name="times new roman1" fo:font-size="12pt" fo:language="en" fo:country="US" fo:font-weight="normal" officeooo:rsid="0088a359" style:font-size-asian="12pt" style:font-weight-asian="normal" style:font-size-complex="12pt" style:font-weight-complex="normal"/>
    </style:style>
    <style:style style:name="T349"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350" style:family="text">
      <style:text-properties style:font-name="times new roman1" fo:font-size="12pt" fo:language="en" fo:country="US" fo:font-weight="normal" officeooo:rsid="01672611" style:font-size-asian="12pt" style:font-weight-asian="normal" style:font-size-complex="12pt" style:font-weight-complex="normal"/>
    </style:style>
    <style:style style:name="T351" style:family="text">
      <style:text-properties style:font-name="times new roman1" fo:font-size="12pt" fo:language="en" fo:country="US" fo:font-weight="normal" officeooo:rsid="016c5c78" style:font-size-asian="12pt" style:font-weight-asian="normal" style:font-size-complex="12pt" style:font-weight-complex="normal"/>
    </style:style>
    <style:style style:name="T352" style:family="text">
      <style:text-properties style:font-name="times new roman1" fo:font-size="12pt" fo:language="en" fo:country="US" fo:font-weight="normal" officeooo:rsid="016f61d7" style:font-size-asian="12pt" style:font-weight-asian="normal" style:font-size-complex="12pt" style:font-weight-complex="normal"/>
    </style:style>
    <style:style style:name="T353"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354" style:family="text">
      <style:text-properties style:font-name="times new roman1" fo:font-size="12pt" fo:language="en" fo:country="US" fo:font-weight="normal" officeooo:rsid="02683117" style:font-size-asian="12pt" style:font-weight-asian="normal" style:font-size-complex="12pt" style:font-weight-complex="normal"/>
    </style:style>
    <style:style style:name="T355" style:family="text">
      <style:text-properties style:font-name="times new roman1" fo:font-size="12pt" fo:language="en" fo:country="US" fo:font-weight="normal" fo:background-color="#ffffff" loext:char-shading-value="0" style:font-size-asian="12pt" style:font-weight-asian="normal" style:font-size-complex="12pt" style:font-weight-complex="normal"/>
    </style:style>
    <style:style style:name="T356" style:family="text">
      <style:text-properties style:font-name="times new roman1" fo:font-size="12pt" fo:language="en" fo:country="US" fo:font-weight="normal" officeooo:rsid="0115f8b6" fo:background-color="#ffffff" loext:char-shading-value="0" style:font-size-asian="12pt" style:font-weight-asian="normal" style:font-size-complex="12pt" style:font-weight-complex="normal"/>
    </style:style>
    <style:style style:name="T357" style:family="text">
      <style:text-properties style:font-name="times new roman1" fo:font-size="12pt" fo:language="en" fo:country="US" fo:font-weight="normal" officeooo:rsid="016aee8b" fo:background-color="#ffffff" loext:char-shading-value="0" style:font-size-asian="12pt" style:font-weight-asian="normal" style:font-size-complex="12pt" style:font-weight-complex="normal"/>
    </style:style>
    <style:style style:name="T358" style:family="text">
      <style:text-properties style:font-name="times new roman1" fo:font-size="12pt" fo:language="en" fo:country="US" fo:font-weight="normal" officeooo:rsid="0170419a" fo:background-color="#ffffff" loext:char-shading-value="0" style:font-size-asian="12pt" style:font-weight-asian="normal" style:font-size-complex="12pt" style:font-weight-complex="normal"/>
    </style:style>
    <style:style style:name="T359"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360" style:family="text">
      <style:text-properties style:font-name="times new roman1"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61" style:family="text">
      <style:text-properties style:font-name="times new roman1" fo:font-size="12pt" fo:language="en" fo:country="US" fo:font-style="normal" fo:font-weight="normal" officeooo:rsid="0109fa88" style:font-size-asian="12pt" style:font-style-asian="normal" style:font-weight-asian="normal" style:font-size-complex="12pt" style:font-style-complex="normal" style:font-weight-complex="normal"/>
    </style:style>
    <style:style style:name="T362" style:family="text">
      <style:text-properties style:font-name="times new roman1" fo:font-size="12pt" fo:language="en" fo:country="US" fo:font-style="normal" fo:font-weight="normal" officeooo:rsid="025e52ae" style:font-size-asian="12pt" style:font-style-asian="normal" style:font-weight-asian="normal" style:font-size-complex="12pt" style:font-style-complex="normal" style:font-weight-complex="normal"/>
    </style:style>
    <style:style style:name="T363" style:family="text">
      <style:text-properties style:font-name="times new roman1" fo:font-size="12pt" fo:language="en" fo:country="US" fo:font-style="normal" fo:font-weight="normal" officeooo:rsid="011f0a6c" style:font-size-asian="12pt" style:font-style-asian="normal" style:font-weight-asian="normal" style:font-size-complex="12pt" style:font-style-complex="normal" style:font-weight-complex="normal"/>
    </style:style>
    <style:style style:name="T364" style:family="text">
      <style:text-properties style:font-name="times new roman1" fo:font-size="12pt" fo:language="en" fo:country="US" fo:font-style="normal" fo:font-weight="normal" officeooo:rsid="011f55b1" style:font-size-asian="12pt" style:font-style-asian="normal" style:font-weight-asian="normal" style:font-size-complex="12pt" style:font-style-complex="normal" style:font-weight-complex="normal"/>
    </style:style>
    <style:style style:name="T365" style:family="text">
      <style:text-properties style:font-name="times new roman1" fo:font-size="12pt" fo:language="en" fo:country="US" fo:font-style="normal" fo:font-weight="normal" officeooo:rsid="02602adf" style:font-size-asian="12pt" style:font-style-asian="normal" style:font-weight-asian="normal" style:font-size-complex="12pt" style:font-style-complex="normal" style:font-weight-complex="normal"/>
    </style:style>
    <style:style style:name="T366" style:family="text">
      <style:text-properties style:font-name="times new roman1" fo:font-size="12pt" fo:language="en" fo:country="US" fo:font-style="normal" style:font-size-asian="12pt" style:font-style-asian="normal" style:font-size-complex="12pt" style:font-style-complex="normal"/>
    </style:style>
    <style:style style:name="T367"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368" style:family="text">
      <style:text-properties style:font-name="times new roman1" fo:font-size="12pt" fo:font-style="normal" fo:font-weight="normal" officeooo:rsid="011f55b1" style:font-size-asian="12pt" style:font-style-asian="normal" style:font-weight-asian="normal" style:font-size-complex="12pt" style:font-style-complex="normal" style:font-weight-complex="normal"/>
    </style:style>
    <style:style style:name="T369" style:family="text">
      <style:text-properties style:font-name="times new roman1" fo:font-size="12pt" fo:font-style="normal" fo:font-weight="normal" officeooo:rsid="0016d25f" style:font-size-asian="12pt" style:font-style-asian="normal" style:font-weight-asian="normal" style:font-size-complex="12pt" style:font-style-complex="normal" style:font-weight-complex="normal"/>
    </style:style>
    <style:style style:name="T370" style:family="text">
      <style:text-properties style:font-name="times new roman1" fo:font-size="12pt" fo:font-style="normal" fo:font-weight="normal" officeooo:rsid="01205d5a" style:font-size-asian="12pt" style:font-style-asian="normal" style:font-weight-asian="normal" style:font-size-complex="12pt" style:font-style-complex="normal" style:font-weight-complex="normal"/>
    </style:style>
    <style:style style:name="T371" style:family="text">
      <style:text-properties style:font-name="times new roman1" fo:font-size="12pt" fo:font-style="normal" fo:font-weight="normal" officeooo:rsid="012670e1" style:font-size-asian="12pt" style:font-style-asian="normal" style:font-weight-asian="normal" style:font-size-complex="12pt" style:font-style-complex="normal" style:font-weight-complex="normal"/>
    </style:style>
    <style:style style:name="T372" style:family="text">
      <style:text-properties style:font-name="times new roman1" fo:font-size="12pt" fo:font-style="normal" fo:font-weight="normal" officeooo:rsid="0129654b" style:font-size-asian="12pt" style:font-style-asian="normal" style:font-weight-asian="normal" style:font-size-complex="12pt" style:font-style-complex="normal" style:font-weight-complex="normal"/>
    </style:style>
    <style:style style:name="T373" style:family="text">
      <style:text-properties style:font-name="times new roman1" fo:font-size="12pt" fo:font-style="normal" fo:font-weight="normal" officeooo:rsid="012b19ba" style:font-size-asian="12pt" style:font-style-asian="normal" style:font-weight-asian="normal" style:font-size-complex="12pt" style:font-style-complex="normal" style:font-weight-complex="normal"/>
    </style:style>
    <style:style style:name="T374" style:family="text">
      <style:text-properties style:font-name="times new roman1" fo:font-size="12pt" fo:font-style="normal" fo:font-weight="normal" officeooo:rsid="012dacec" style:font-size-asian="12pt" style:font-style-asian="normal" style:font-weight-asian="normal" style:font-size-complex="12pt" style:font-style-complex="normal" style:font-weight-complex="normal"/>
    </style:style>
    <style:style style:name="T375" style:family="text">
      <style:text-properties style:font-name="times new roman1" fo:font-size="12pt" fo:font-style="normal" fo:font-weight="normal" officeooo:rsid="02683117" style:font-size-asian="12pt" style:font-style-asian="normal" style:font-weight-asian="normal" style:font-size-complex="12pt" style:font-style-complex="normal" style:font-weight-complex="normal"/>
    </style:style>
    <style:style style:name="T376" style:family="text">
      <style:text-properties style:font-name="times new roman1" fo:font-size="12pt" fo:font-style="normal" fo:font-weight="normal" officeooo:rsid="02961399" style:font-size-asian="12pt" style:font-style-asian="normal" style:font-weight-asian="normal" style:font-size-complex="12pt" style:font-style-complex="normal" style:font-weight-complex="normal"/>
    </style:style>
    <style:style style:name="T377" style:family="text">
      <style:text-properties style:font-name="times new roman1" fo:font-size="12pt" fo:font-style="normal" fo:font-weight="normal" officeooo:rsid="012670e1" fo:background-color="#bce4e5" loext:char-shading-value="0" style:font-size-asian="12pt" style:font-style-asian="normal" style:font-weight-asian="normal" style:font-size-complex="12pt" style:font-style-complex="normal" style:font-weight-complex="normal"/>
    </style:style>
    <style:style style:name="T378" style:family="text">
      <style:text-properties style:font-name="times new roman1" fo:font-size="12pt" fo:font-style="normal" fo:font-weight="normal" officeooo:rsid="0126881b" fo:background-color="#bce4e5" loext:char-shading-value="0" style:font-size-asian="12pt" style:font-style-asian="normal" style:font-weight-asian="normal" style:font-size-complex="12pt" style:font-style-complex="normal" style:font-weight-complex="normal"/>
    </style:style>
    <style:style style:name="T379" style:family="text">
      <style:text-properties style:font-name="times new roman1" fo:font-size="12pt" fo:font-style="normal" fo:font-weight="normal" officeooo:rsid="01281840" fo:background-color="#bce4e5" loext:char-shading-value="0" style:font-size-asian="12pt" style:font-style-asian="normal" style:font-weight-asian="normal" style:font-size-complex="12pt" style:font-style-complex="normal" style:font-weight-complex="normal"/>
    </style:style>
    <style:style style:name="T380" style:family="text">
      <style:text-properties style:font-name="times new roman1" fo:font-size="12pt" fo:font-style="normal" fo:font-weight="normal" officeooo:rsid="02644c97" fo:background-color="#bce4e5" loext:char-shading-value="0" style:font-size-asian="12pt" style:font-style-asian="normal" style:font-weight-asian="normal" style:font-size-complex="12pt" style:font-style-complex="normal" style:font-weight-complex="normal"/>
    </style:style>
    <style:style style:name="T381" style:family="text">
      <style:text-properties style:font-name="times new roman1" fo:font-size="12pt" fo:font-style="normal" fo:font-weight="normal" officeooo:rsid="01291132" fo:background-color="#bce4e5" loext:char-shading-value="0" style:font-size-asian="12pt" style:font-style-asian="normal" style:font-weight-asian="normal" style:font-size-complex="12pt" style:font-style-complex="normal" style:font-weight-complex="normal"/>
    </style:style>
    <style:style style:name="T382" style:family="text">
      <style:text-properties style:font-name="times new roman1" fo:font-size="12pt" fo:font-style="normal" fo:font-weight="normal" officeooo:rsid="02648c89" fo:background-color="#bce4e5" loext:char-shading-value="0" style:font-size-asian="12pt" style:font-style-asian="normal" style:font-weight-asian="normal" style:font-size-complex="12pt" style:font-style-complex="normal" style:font-weight-complex="normal"/>
    </style:style>
    <style:style style:name="T383" style:family="text">
      <style:text-properties style:font-name="times new roman1" fo:font-size="12pt" fo:font-style="normal" fo:font-weight="normal" officeooo:rsid="0266f771" fo:background-color="#bce4e5" loext:char-shading-value="0" style:font-size-asian="12pt" style:font-style-asian="normal" style:font-weight-asian="normal" style:font-size-complex="12pt" style:font-style-complex="normal" style:font-weight-complex="normal"/>
    </style:style>
    <style:style style:name="T384" style:family="text">
      <style:text-properties style:font-name="times new roman1" fo:font-size="12pt" fo:font-style="normal" fo:font-weight="normal" officeooo:rsid="0266f771" fo:background-color="transparent" loext:char-shading-value="0" style:font-size-asian="12pt" style:font-style-asian="normal" style:font-weight-asian="normal" style:font-size-complex="12pt" style:font-style-complex="normal" style:font-weight-complex="normal"/>
    </style:style>
    <style:style style:name="T385" style:family="text">
      <style:text-properties style:font-name="times new roman1" fo:font-size="12pt" fo:font-style="normal" fo:font-weight="normal" officeooo:rsid="02677d50" fo:background-color="transparent" loext:char-shading-value="0" style:font-size-asian="12pt" style:font-style-asian="normal" style:font-weight-asian="normal" style:font-size-complex="12pt" style:font-style-complex="normal" style:font-weight-complex="normal"/>
    </style:style>
    <style:style style:name="T386" style:family="text">
      <style:text-properties style:font-name="times new roman1" fo:font-size="12pt" fo:font-weight="normal" officeooo:rsid="0118c670" style:font-size-asian="12pt" style:font-weight-asian="normal" style:font-size-complex="12pt" style:font-weight-complex="normal"/>
    </style:style>
    <style:style style:name="T387" style:family="text">
      <style:text-properties style:font-name="times new roman1" fo:font-size="12pt" fo:font-weight="normal" officeooo:rsid="011a1e08" style:font-size-asian="12pt" style:font-weight-asian="normal" style:font-size-complex="12pt" style:font-weight-complex="normal"/>
    </style:style>
    <style:style style:name="T388" style:family="text">
      <style:text-properties style:font-name="times new roman1" fo:font-size="12pt" fo:font-weight="normal" officeooo:rsid="0170419a" style:font-size-asian="12pt" style:font-weight-asian="normal" style:font-size-complex="12pt" style:font-weight-complex="normal"/>
    </style:style>
    <style:style style:name="T389" style:family="text">
      <style:text-properties style:font-name="times new roman1" fo:font-style="italic" fo:font-weight="normal" style:font-style-asian="italic" style:font-weight-asian="normal" style:font-style-complex="italic" style:font-weight-complex="normal"/>
    </style:style>
    <style:style style:name="T390" style:family="text">
      <style:text-properties style:font-name="times new roman1" fo:font-style="italic" fo:font-weight="normal" officeooo:rsid="00e4e8ba" style:font-style-asian="italic" style:font-weight-asian="normal" style:font-style-complex="italic" style:font-weight-complex="normal"/>
    </style:style>
    <style:style style:name="T391" style:family="text">
      <style:text-properties style:font-name="times new roman1" fo:font-style="italic" fo:font-weight="normal" officeooo:rsid="010015d4" style:font-style-asian="italic" style:font-weight-asian="normal" style:font-style-complex="italic" style:font-weight-complex="normal"/>
    </style:style>
    <style:style style:name="T392" style:family="text">
      <style:text-properties style:font-name="times new roman1" fo:font-style="italic" fo:font-weight="normal" officeooo:rsid="0100e8cc" style:font-style-asian="italic" style:font-weight-asian="normal" style:font-style-complex="italic" style:font-weight-complex="normal"/>
    </style:style>
    <style:style style:name="T393" style:family="text">
      <style:text-properties style:font-name="times new roman1" fo:font-style="italic" fo:font-weight="normal" officeooo:rsid="01371e40" style:font-style-asian="italic" style:font-weight-asian="normal" style:font-style-complex="italic" style:font-weight-complex="normal"/>
    </style:style>
    <style:style style:name="T394" style:family="text">
      <style:text-properties style:font-name="times new roman1" fo:font-style="italic" fo:font-weight="normal" officeooo:rsid="0088a359" style:font-style-asian="italic" style:font-weight-asian="normal" style:font-style-complex="italic" style:font-weight-complex="normal"/>
    </style:style>
    <style:style style:name="T395" style:family="text">
      <style:text-properties style:font-name="times new roman1" fo:font-style="normal" fo:font-weight="normal" style:font-style-asian="normal" style:font-weight-asian="normal" style:font-style-complex="normal" style:font-weight-complex="normal"/>
    </style:style>
    <style:style style:name="T396" style:family="text">
      <style:text-properties style:font-name="times new roman1" fo:font-style="normal" fo:font-weight="normal" officeooo:rsid="014410a3" style:font-style-asian="normal" style:font-weight-asian="normal" style:font-style-complex="normal" style:font-weight-complex="normal"/>
    </style:style>
    <style:style style:name="T397" style:family="text">
      <style:text-properties style:font-name="times new roman1" fo:font-style="normal" fo:font-weight="normal" officeooo:rsid="01448fc8" style:font-style-asian="normal" style:font-weight-asian="normal" style:font-style-complex="normal" style:font-weight-complex="normal"/>
    </style:style>
    <style:style style:name="T398" style:family="text">
      <style:text-properties style:font-name="times new roman1" fo:font-style="normal" fo:font-weight="normal" officeooo:rsid="017f1d06" style:font-style-asian="normal" style:font-weight-asian="normal" style:font-style-complex="normal" style:font-weight-complex="normal"/>
    </style:style>
    <style:style style:name="T399" style:family="text">
      <style:text-properties style:font-name="times new roman1" fo:font-style="normal" fo:font-weight="normal" officeooo:rsid="010c1246" style:font-style-asian="normal" style:font-weight-asian="normal" style:font-style-complex="normal" style:font-weight-complex="normal"/>
    </style:style>
    <style:style style:name="T400" style:family="text">
      <style:text-properties style:font-name="times new roman1" fo:font-style="normal" fo:font-weight="normal" officeooo:rsid="01d35ce8" style:font-style-asian="normal" style:font-weight-asian="normal" style:font-style-complex="normal" style:font-weight-complex="normal"/>
    </style:style>
    <style:style style:name="T401" style:family="text">
      <style:text-properties style:font-name="times new roman1" fo:font-style="normal" fo:font-weight="normal" officeooo:rsid="025e52ae" style:font-style-asian="normal" style:font-weight-asian="normal" style:font-style-complex="normal" style:font-weight-complex="normal"/>
    </style:style>
    <style:style style:name="T402" style:family="text">
      <style:text-properties style:font-name="times new roman1" fo:font-style="normal" fo:font-weight="normal" officeooo:rsid="011f0a6c" style:font-style-asian="normal" style:font-weight-asian="normal" style:font-style-complex="normal" style:font-weight-complex="normal"/>
    </style:style>
    <style:style style:name="T403" style:family="text">
      <style:text-properties style:font-name="times new roman1" fo:font-style="normal" fo:font-weight="normal" officeooo:rsid="0016d25f" style:font-style-asian="normal" style:font-weight-asian="normal" style:font-style-complex="normal" style:font-weight-complex="normal"/>
    </style:style>
    <style:style style:name="T404" style:family="text">
      <style:text-properties style:font-name="times new roman1" fo:language="en" fo:country="US"/>
    </style:style>
    <style:style style:name="T405" style:family="text">
      <style:text-properties officeooo:rsid="00e4e8ba"/>
    </style:style>
    <style:style style:name="T406" style:family="text">
      <style:text-properties officeooo:rsid="00c91ccc" fo:background-color="#fff200" loext:char-shading-value="0"/>
    </style:style>
    <style:style style:name="T407" style:family="text">
      <style:text-properties officeooo:rsid="00cad156" fo:background-color="#fff200" loext:char-shading-value="0"/>
    </style:style>
    <style:style style:name="T408" style:family="text">
      <style:text-properties officeooo:rsid="00bab7df"/>
    </style:style>
    <style:style style:name="T409" style:family="text">
      <style:text-properties officeooo:rsid="010015d4"/>
    </style:style>
    <style:style style:name="T410" style:family="text">
      <style:text-properties officeooo:rsid="0100e8cc"/>
    </style:style>
    <style:style style:name="T411" style:family="text">
      <style:text-properties officeooo:rsid="0111c915"/>
    </style:style>
    <style:style style:name="T412" style:family="text">
      <style:text-properties officeooo:rsid="0115f8b6"/>
    </style:style>
    <style:style style:name="T413" style:family="text">
      <style:text-properties fo:font-size="12pt" fo:language="en" fo:country="US" officeooo:rsid="0115f8b6" fo:background-color="#ffffff" loext:char-shading-value="0" style:font-size-asian="12pt" style:font-size-complex="12pt"/>
    </style:style>
    <style:style style:name="T414" style:family="text">
      <style:text-properties fo:font-size="12pt" fo:language="en" fo:country="US" officeooo:rsid="010de778" style:font-size-asian="12pt" style:font-size-complex="12pt"/>
    </style:style>
    <style:style style:name="T415" style:family="text">
      <style:text-properties fo:font-size="12pt" fo:language="en" fo:country="US" officeooo:rsid="011597b4" style:font-size-asian="12pt" style:font-size-complex="12pt"/>
    </style:style>
    <style:style style:name="T416" style:family="text">
      <style:text-properties officeooo:rsid="011b864d"/>
    </style:style>
    <style:style style:name="T417" style:family="text">
      <style:text-properties officeooo:rsid="0125b66c"/>
    </style:style>
    <style:style style:name="T418" style:family="text">
      <style:text-properties style:text-position="super 58%"/>
    </style:style>
    <style:style style:name="T419" style:family="text">
      <style:text-properties style:text-position="super 58%" officeooo:rsid="01453c81"/>
    </style:style>
    <style:style style:name="T420" style:family="text">
      <style:text-properties style:text-position="super 58%" officeooo:rsid="0277c98b"/>
    </style:style>
    <style:style style:name="T421" style:family="text">
      <style:text-properties style:text-position="super 58%" officeooo:rsid="028a2ddf"/>
    </style:style>
    <style:style style:name="T422" style:family="text">
      <style:text-properties officeooo:rsid="01348b51"/>
    </style:style>
    <style:style style:name="T423" style:family="text">
      <style:text-properties officeooo:rsid="01384542"/>
    </style:style>
    <style:style style:name="T424" style:family="text">
      <style:text-properties officeooo:rsid="013b9cef"/>
    </style:style>
    <style:style style:name="T425" style:family="text">
      <style:text-properties officeooo:rsid="01453c81"/>
    </style:style>
    <style:style style:name="T426" style:family="text">
      <style:text-properties style:text-position="sub 58%" officeooo:rsid="01453c81"/>
    </style:style>
    <style:style style:name="T427" style:family="text">
      <style:text-properties style:text-position="sub 58%" officeooo:rsid="0145bd53"/>
    </style:style>
    <style:style style:name="T428" style:family="text">
      <style:text-properties style:text-position="sub 58%" officeooo:rsid="01472de6"/>
    </style:style>
    <style:style style:name="T429" style:family="text">
      <style:text-properties style:text-position="sub 58%" officeooo:rsid="01844743"/>
    </style:style>
    <style:style style:name="T430" style:family="text">
      <style:text-properties style:text-position="sub 58%" officeooo:rsid="0277c98b"/>
    </style:style>
    <style:style style:name="T431" style:family="text">
      <style:text-properties officeooo:rsid="0145bd53"/>
    </style:style>
    <style:style style:name="T432" style:family="text">
      <style:text-properties officeooo:rsid="01472de6"/>
    </style:style>
    <style:style style:name="T433" style:family="text">
      <style:text-properties officeooo:rsid="016586c6"/>
    </style:style>
    <style:style style:name="T434" style:family="text">
      <style:text-properties officeooo:rsid="01749d79"/>
    </style:style>
    <style:style style:name="T435" style:family="text">
      <style:text-properties officeooo:rsid="0178757f"/>
    </style:style>
    <style:style style:name="T436" style:family="text">
      <style:text-properties officeooo:rsid="017db877"/>
    </style:style>
    <style:style style:name="T437" style:family="text">
      <style:text-properties officeooo:rsid="017f1d06"/>
    </style:style>
    <style:style style:name="T438" style:family="text">
      <style:text-properties officeooo:rsid="01d02afb"/>
    </style:style>
    <style:style style:name="T439" style:family="text">
      <style:text-properties officeooo:rsid="0018ce23"/>
    </style:style>
    <style:style style:name="T440" style:family="text">
      <style:text-properties style:text-line-through-style="none" style:text-line-through-type="none" fo:font-style="normal" fo:font-weight="normal" style:font-style-asian="normal" style:font-weight-asian="normal" style:font-style-complex="normal" style:font-weight-complex="normal"/>
    </style:style>
    <style:style style:name="T441" style:family="text">
      <style:text-properties style:text-line-through-style="none" style:text-line-through-type="none" style:text-position="0% 1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442" style:family="text">
      <style:text-properties style:text-line-through-style="none" style:text-line-through-type="none" style:text-position="0% 100%" style:font-name="times new roman1" fo:font-size="12pt" fo:language="en" fo:country="US" fo:font-style="normal" fo:font-weight="normal" officeooo:rsid="0008f488" style:font-size-asian="12pt" style:font-style-asian="normal" style:font-weight-asian="normal" style:font-size-complex="12pt" style:font-style-complex="normal" style:font-weight-complex="normal"/>
    </style:style>
    <style:style style:name="T443" style:family="text">
      <style:text-properties officeooo:rsid="021d3b9d"/>
    </style:style>
    <style:style style:name="T444" style:family="text">
      <style:text-properties officeooo:rsid="00bd0c96"/>
    </style:style>
    <style:style style:name="T445" style:family="text">
      <style:text-properties officeooo:rsid="02360a37"/>
    </style:style>
    <style:style style:name="T446" style:family="text">
      <style:text-properties officeooo:rsid="02417846"/>
    </style:style>
    <style:style style:name="T447" style:family="text">
      <style:text-properties officeooo:rsid="025ce980"/>
    </style:style>
    <style:style style:name="T448" style:family="text">
      <style:text-properties officeooo:rsid="025d57c5"/>
    </style:style>
    <style:style style:name="T449" style:family="text">
      <style:text-properties officeooo:rsid="026c69ad"/>
    </style:style>
    <style:style style:name="T450" style:family="text">
      <style:text-properties officeooo:rsid="027e221c"/>
    </style:style>
    <style:style style:name="T451" style:family="text">
      <style:text-properties officeooo:rsid="0281ead2"/>
    </style:style>
    <style:style style:name="T452" style:family="text">
      <style:text-properties officeooo:rsid="02847d99"/>
    </style:style>
    <style:style style:name="T453" style:family="text">
      <style:text-properties officeooo:rsid="02857a61"/>
    </style:style>
    <style:style style:name="T454" style:family="text">
      <style:text-properties officeooo:rsid="02897638"/>
    </style:style>
    <style:style style:name="T455" style:family="text">
      <style:text-properties officeooo:rsid="0298606b"/>
    </style:style>
    <style:style style:name="T4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7"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letter-kerning="true" style:font-name-asian="Droid Sans Fallback" style:font-size-asian="10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style>
    <style:style style:name="T4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9" style:family="text">
      <style:text-properties fo:font-variant="normal" fo:text-transform="none" fo:color="#ce181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rait-based modeling allow/stimulate/encourage functional diversity analysis: a case study with carbon allocation<text:span text:style-name="T199"> and residence time</text:span> in tropical forests </text:p>
      <text:p text:style-name="P64"><office:annotation office:name="__Annotation__5063_1617939932"><dc:creator>Bianca Rius</dc:creator><dc:date>2019-08-12T15:20:41.872089835</dc:date><loext:sender-initials>BR</loext:sender-initials><text:p text:style-name="P175"><text:span text:style-name="T456">The list of authors should accurately illustrate who contributed to the work and how.</text:span></text:p></office:annotation><text:span text:style-name="T211">Authors:</text:span> <office:annotation-end office:name="__Annotation__5063_1617939932"/></text:p>
      <text:p text:style-name="P63"/>
      <text:p text:style-name="P63">Abstract</text:p>
      <text:p text:style-name="P63"/>
      <text:p text:style-name="P63">Keywords</text:p>
      <text:h text:style-name="P174" text:outline-level="1"><text:span text:style-name="T223">1. </text:span>Introduction</text:h>
      <text:p text:style-name="P27"><text:span text:style-name="T159"><text:tab/>The possible modification in Amazon forest’s ability to store carbon due to climate change has been the subject of countless studies in recent decades. However, this topic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dKAM2iov54"/><text:span text:style-name="T130">(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dKAM2iov54"/><text:span text:style-name="T159">⁠ and also still not well explored <text:s/>elements, for example, the role of functional diveristy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Dp8pJMzmZ8"/><text:span text:style-name="T130">(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Dp8pJMzmZ8"/><text:span text:style-name="T159">. </text:span><text:span text:style-name="T196">Dynamic global vegetation models (DGVMs) have be</text:span><text:span text:style-name="T197">ing</text:span><text:span text:style-name="T196"> widely used to </text:span><text:span text:style-name="T197">explore</text:span><text:span text:style-name="T196"> the </text:span><text:span text:style-name="T197">climate change impacts on </text:span><text:span text:style-name="T196">Amazon's carbon </text:span><text:span text:style-name="T197">sink</text:span><text:span text:style-name="T196"> capacity </text:span><text:span text:style-name="T159"><text:s/></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Jfr4kWMIiF"/><text:span text:style-name="T96">(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Jfr4kWMIiF"/><text:span text:style-name="T159"> however, </text:span>the<text:span text:style-name="T221">ir</text:span> results are <text:span text:style-name="T198">contradictory and diverge both on the magnitude and on the direction of change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AmDvI3g3J"/><text:span text:style-name="T131">(HUNTINGFORD et al., 2013; POWELL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3&quot;, &quot;itemData&quot;: {&quot;DOI&quot;: &quot;10.1111/nph.12390&quot;, &quot;ISBN&quot;: &quot;1469-8137&quot;, &quot;ISSN&quot;: &quot;0028646X&quot;, &quot;PMID&quot;: &quot;23844931&quot;, &quot;abstract&quot;: &quot;* Considerable uncertainty surrounds the fate of Amazon rainforests in response to climate change. * Here, carbon (C) flux predictions of five terrestrial biosphere models (Community Land Model version 3.5 (CLM3.5), Ecosystem Demography model version 2.1 (ED2), Integrated BIosphere Simulator version 2.6.4 (IBIS), Joint UK Land Environment Simulator version 2.1 (JULES) and Simple Biosphere model version 3 (SiB3)) and a hydrodynamic terrestrial ecosystem model (the Soil\u2013Plant\u2013Atmosphere (SPA) model) were evaluated against measurements from two large-scale Amazon drought experiments. * Model predictions agreed with the observed C fluxes in the control plots of both experiments, but poorly replicated the responses to the drought treatments. Most notably, with the exception of ED2, the models predicted negligible reductions in aboveground biomass in response to the drought treatments, which was in contrast to an observed c. 20% reduction at both sites. For ED2, the timing of the decline in aboveground biomass was accurate, but the magnitude was too high for one site and too low for the other. * Three key findings indicate critical areas for future research and model development. First, the models predicted declines in autotrophic respiration under prolonged drought in contrast to measured increases at one of the sites. Secondly, models lacking a phenological response to drought introduced bias in the sensitivity of canopy productivity and respiration to drought. Thirdly, the phenomenological water-stress functions used by the terrestrial biosphere models to represent the effects of soil moisture on stomatal conductance yielded unrealistic diurnal and seasonal responses to drought.&quot;, &quot;author&quot;: [{&quot;dropping-particle&quot;: &quot;&quot;, &quot;family&quot;: &quot;Powell&quot;, &quot;given&quot;: &quot;Thomas L.&quot;, &quot;non-dropping-particle&quot;: &quot;&quot;, &quot;parse-names&quot;: false, &quot;suffix&quot;: &quot;&quot;}, {&quot;dropping-particle&quot;: &quot;&quot;, &quot;family&quot;: &quot;Galbraith&quot;, &quot;given&quot;: &quot;David R.&quot;, &quot;non-dropping-particle&quot;: &quot;&quot;, &quot;parse-names&quot;: false, &quot;suffix&quot;: &quot;&quot;}, {&quot;dropping-particle&quot;: &quot;&quot;, &quot;family&quot;: &quot;Christoffersen&quot;, &quot;given&quot;: &quot;Bradley O.&quot;, &quot;non-dropping-particle&quot;: &quot;&quot;, &quot;parse-names&quot;: false, &quot;suffix&quot;: &quot;&quot;}, {&quot;dropping-particle&quot;: &quot;&quot;, &quot;family&quot;: &quot;Harper&quot;, &quot;given&quot;: &quot;Anna&quot;, &quot;non-dropping-particle&quot;: &quot;&quot;, &quot;parse-names&quot;: false, &quot;suffix&quot;: &quot;&quot;}, {&quot;dropping-particle&quot;: &quot;&quot;, &quot;family&quot;: &quot;Imbuzeiro&quot;, &quot;given&quot;: &quot;Hewlley M A&quot;, &quot;non-dropping-particle&quot;: &quot;&quot;, &quot;parse-names&quot;: false, &quot;suffix&quot;: &quot;&quot;}, {&quot;dropping-particle&quot;: &quot;&quot;, &quot;family&quot;: &quot;Rowland&quot;, &quot;given&quot;: &quot;Lucy&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Brando&quot;, &quot;given&quot;: &quot;Paulo M.&quot;, &quot;non-dropping-particle&quot;: &quot;&quot;, &quot;parse-names&quot;: false, &quot;suffix&quot;: &quot;&quot;}, {&quot;dropping-particle&quot;: &quot;&quot;, &quot;family&quot;: &quot;Costa&quot;, &quot;given&quot;: &quot;Antonio Carlos Lola&quot;, &quot;non-dropping-particle&quot;: &quot;da&quot;, &quot;parse-names&quot;: false, &quot;suffix&quot;: &quot;&quot;}, {&quot;dropping-particle&quot;: &quot;&quot;, &quot;family&quot;: &quot;Costa&quot;, &quot;given&quot;: &quot;Marcos Heil&quot;, &quot;non-dropping-particle&quot;: &quot;&quot;, &quot;parse-names&quot;: false, &quot;suffix&quot;: &quot;&quot;}, {&quot;dropping-particle&quot;: &quot;&quot;, &quot;family&quot;: &quot;Levine&quot;, &quot;given&quot;: &quot;Naomi M.&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Saleska&quot;, &quot;given&quot;: &quot;Scott R.&quot;, &quot;non-dropping-particle&quot;: &quot;&quot;, &quot;parse-names&quot;: false, &quot;suffix&quot;: &quot;&quot;}, {&quot;dropping-particle&quot;: &quot;&quot;, &quot;family&quot;: &quot;Sotta&quot;, &quot;given&quot;: &quot;Eleneide&quot;, &quot;non-dropping-particle&quot;: &quot;&quot;, &quot;parse-names&quot;: false, &quot;suffix&quot;: &quot;&quot;}, {&quot;dropping-particle&quot;: &quot;&quot;, &quot;family&quot;: &quot;Williams&quot;, &quot;given&quot;: &quot;Mathew&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oorcroft&quot;, &quot;given&quot;: &quot;Paul R.&quot;, &quot;non-dropping-particle&quot;: &quot;&quot;, &quot;parse-names&quot;: false, &quot;suffix&quot;: &quot;&quot;}], &quot;container-title&quot;: &quot;New Phytologist&quot;, &quot;id&quot;: &quot;ITEM-3&quot;, &quot;issue&quot;: &quot;2&quot;, &quot;issued&quot;: {&quot;date-parts&quot;: [[&quot;2013&quot;]]}, &quot;page&quot;: &quot;350-365&quot;, &quot;title&quot;: &quot;Confronting model predictions of carbon fluxes with measurements of Amazon forests subjected to experimental drought&quot;, &quot;type&quot;: &quot;article-journal&quot;, &quot;volume&quot;: &quot;200&quot;}, &quot;uris&quot;: [&quot;http://www.mendeley.com/documents/?uuid=9022b4f6-9e44-4456-935e-390ba02c79ea&quot;]}], &quot;mendeley&quot;: {&quot;formattedCitation&quot;: &quot;(HUNTINGFORD et al., 2013; POWELL et al., 2013; RAMMIG et al., 2010)&quot;, &quot;plainTextFormattedCitation&quot;: &quot;(HUNTINGFORD et al., 2013; POWELL et al., 2013; RAMMIG et al., 2010)&quot;, &quot;previouslyFormattedCitation&quot;: &quot;(HUNTINGFORD et al., 2013; POWELL et al., 2013; RAMMIG et al., 2010)&quot;}, &quot;properties&quot;: {&quot;noteIndex&quot;: 0}, &quot;schema&quot;: &quot;https://github.com/citation-style-language/schema/raw/master/csl-citation.json&quot;} RNDAAmDvI3g3J"/><text:span text:style-name="T198">⁠. The different scenarios and parametrization (e.g. the strenght of CO</text:span><text:span text:style-name="T429">2</text:span><text:span text:style-name="T118"> fertilization</text:span><text:span text:style-name="T132">)</text:span><text:span text:style-name="T222"> may be</text:span> <text:span text:style-name="T220">some</text:span> possible reasons for <text:span text:style-name="T222">such degree of </text:span>uncertaintie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4NifRbAqiV"/>(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4NifRbAqiV"/><text:span text:style-name="T90">⁠</text:span>⁠. <text:span text:style-name="T445">Nonetheless</text:span>, the poor representation of plant diversity, <text:span text:style-name="T445">especially regarding to functional trait diversity,</text:span> <text:span text:style-name="T219">may be hampering the DGVMs’ ability to make more </text:span><text:soft-page-break/><text:span text:style-name="T219">accurate projections on </text:span>carbon <text:span text:style-name="T445">this issu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6aI3ZoOZNS"/><text:span text:style-name="T445">(PAVLICK et al., 2013a; 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6aI3ZoOZNS"/><text:span text:style-name="T97">.</text:span> </text:p>
      <text:p text:style-name="P90"><text:span text:style-name="T38"><text:tab/></text:span><text:span text:style-name="T74">As the climate change</text:span><text:span text:style-name="T75">s</text:span><text:span text:style-name="T74">, </text:span><text:span text:style-name="T76">the environmental filtering becomes different, and hence,</text:span><text:span text:style-name="T74"> </text:span><text:span text:style-name="T77">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wHOUr734pW"/><text:span text:style-name="T119">(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wHOUr734pW"/><text:span text:style-name="T78">⁠</text:span><text:span text:style-name="T77">. </text:span><text:span text:style-name="T79">It means that the physiological tolerances determined by functional traits is </text:span><text:span text:style-name="T84">also</text:span><text:span text:style-name="T79"> modified what could </text:span><text:span text:style-name="T80">generate a rearrange of the community traits and </text:span><text:span text:style-name="T79">select for alternative </text:span><text:span text:style-name="T80">communities</text:span><text:span text:style-name="T79"> </text:span><text:span text:style-name="T77">functional </text:span><text:span text:style-name="T80">structure and </text:span><text:span text:style-name="T77">composition <text:s/></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zDtT6CF4YJ"/><text:span text:style-name="T119">(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zDtT6CF4YJ"/><text:span text:style-name="T77">⁠. This rearrangement can turn the community more suitable for the new climate conditio</text:span><text:span text:style-name="T81">n</text:span><text:span text:style-name="T77">s and, thus, be less </text:span><text:span text:style-name="T81">suscetible to the imposed changes</text:span><text:span text:style-name="T74">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uBrb2l4Ypw"/><text:span text:style-name="T120">(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uBrb2l4Ypw"/><text:span text:style-name="T74">⁠. For example, </text:span><text:span text:style-name="T81">it is foreseen for Amazon, and other tropical forests, an increase on drought intensity, frequency or longevit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YFumWDaDq3"/><text:span text:style-name="T121">(FAUSET et al., 2012; SHEFFIELD; WOOD, 200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YFumWDaDq3"/><text:span text:style-name="T81">⁠</text:span><text:span text:style-name="T82">, </text:span><text:span text:style-name="T81">however if </text:span><text:span text:style-name="T83">the functional composition of Amazonian forest communities</text:span><text:span text:style-name="T82"> shifts in favour to more drought-tolerant traits, </text:span><text:span text:style-name="T83">its ability to store carbon in front of climate change can be less suscetible. </text:span><text:span text:style-name="T82"><text:s/></text:span></text:p>
      <text:p text:style-name="P91"><text:span text:style-name="T56"><text:tab/>However, the scheme used for the majority of DGVMs to represent the vegetation is not able to capture such community rearrengement </text:span><text:span text:style-name="T57">and it possibly</text:span><text:span text:style-name="T49"> overerestimate the impacts of climate change on ecosystem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bAFL1ujq2A"/><text:span text:style-name="T92">(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bAFL1ujq2A"/><text:span text:style-name="T49">.</text:span><text:span text:style-name="T36"> DGVMs </text:span><text:span text:style-name="T56">commonly</text:span><text:span text:style-name="T36"> use the concept of Plant functional types (PFTs) to represent </text:span><text:span text:style-name="T43">plant</text:span><text:span text:style-name="T38"> </text:span><text:span text:style-name="T41">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eeHOJUfNyF"/><text:span text:style-name="T93">(REU et al., 2014; SCHEITER; LANGAN; HIGGINS, 2013; VERHEIJEN et al., 2015): t</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manualFormatting&quot;: &quot;(REU et al., 2014; SCHEITER; LANGAN; HIGGINS, 2013; VERHEIJEN et al., 2015): t&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eeHOJUfNyF"/><text:span text:style-name="T43">his approach</text:span><text:span text:style-name="T36"> uses a small set of </text:span><text:span text:style-name="T39">fixed </text:span><text:span text:style-name="T36">parameters</text:span><text:span text:style-name="T42">, in space and time</text:span><text:span text:style-name="T36"> (</text:span><text:span text:style-name="T40">through</text:span><text:span text:style-name="T36"> mean value</text:span><text:span text:style-name="T40">s</text:span><text:span text:style-name="T36">) to represent plant functional traits </text:span><text:span text:style-name="T57">and</text:span><text:span text:style-name="T36"> </text:span><text:span text:style-name="T404">aggregates groups of plants with presumably similar ecological roles responding in a comparable manner to environmental conditions and performing similar influences on ecosystem functioning</text:span><text:span text:style-name="T36">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kgyZK1HFUq"/><text:span text:style-name="T91">(LAVOREL; GARNIER, 2002; </text:span><text:soft-page-break/><text:span text:style-name="T91">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id&quot;: &quot;ITEM-5&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5&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 PAPPAS; FATICHI; BURLANDO, 2016; PAVLICK et al., 2013a; VAN BODEGOM et al., 2012; VERHEIJEN et al., 2015)&quot;, &quot;plainTextFormattedCitation&quot;: &quot;(LAVOREL; GARNIER, 2002; PAPPAS; FATICHI; BURLANDO, 2016; PAVLICK et al., 2013a; VAN BODEGOM et al., 2012; VERHEIJEN et al., 2015)&quot;, &quot;previouslyFormattedCitation&quot;: &quot;(LAVOREL; GARNIER, 2002; PAPPAS; FATICHI; BURLANDO, 2016; PAVLICK et al., 2013a; VAN BODEGOM et al., 2012; VERHEIJEN et al., 2015)&quot;}, &quot;properties&quot;: {&quot;noteIndex&quot;: 0}, &quot;schema&quot;: &quot;https://github.com/citation-style-language/schema/raw/master/csl-citation.json&quot;} RNDkgyZK1HFUq"/><text:span text:style-name="T36">⁠. </text:span></text:p>
      <text:p text:style-name="P91"><text:span text:style-name="T58"><text:tab/></text:span><text:span text:style-name="T62">As a consequence, t</text:span><text:span text:style-name="T58">he use of PFTs prevent the identification of the change on the frequency and occurrence of functional traits </text:span><text:span text:style-name="T62">with environment change</text:span><text:span text:style-name="T58"> <text:s/></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iKZjyLBFWo"/><text:span text:style-name="T94">(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iKZjyLBFWo"/><text:span text:style-name="T58">⁠.</text:span><text:span text:style-name="T59"> </text:span><text:span text:style-name="T58">This </text:span><text:span text:style-name="T48">drawback</text:span><text:span text:style-name="T60"> precludes advancements in the compreenhension of the </text:span><text:span text:style-name="T61">still uncertain </text:span><text:span text:style-name="T60">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z0Yy49QDj9"/><text:span text:style-name="T95">(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z0Yy49QDj9"/><text:span text:style-name="T95">.</text:span><text:span text:style-name="T61"> T</text:span><text:span text:style-name="T85">hese uncertainties are </text:span><text:span text:style-name="T89">e</text:span><text:span text:style-name="T85">specially important </text:span><text:span text:style-name="T86">and challenging </text:span><text:span text:style-name="T85">on </text:span><text:span text:style-name="T87">ecosystems such as Amazon forest and tropical forests as a whole, </text:span><text:span text:style-name="T88">which</text:span><text:span text:style-name="T87"> are </text:span><text:span text:style-name="T85">hyperdivers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mRPEs2CNrc"/><text:span text:style-name="T122">(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mRPEs2CNrc"/><text:span text:style-name="T85">⁠ </text:span><text:span text:style-name="T87">and also</text:span><text:span text:style-name="T85"> are among the most threatened </text:span><text:span text:style-name="T87">ecosystems</text:span><text:span text:style-name="T85">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0Kj2FyfoBT"/><text:span text:style-name="T122">(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0Kj2FyfoBT"/><text:span text:style-name="T85">⁠. </text:span></text:p>
      <text:p text:style-name="P93"><text:span text:style-name="T123"><text:tab/></text:span><text:span text:style-name="T124">Thus, in order to overcome the weakness that a PFT approach imposes,</text:span><text:span text:style-name="T123"> some </text:span><text:span text:style-name="T124">vegetation </text:span><text:span text:style-name="T123">models, </text:span><text:span text:style-name="T125">the so called trait-based models,</text:span><text:span text:style-name="T123"> are trying to represent <text:s/></text:span><text:span text:style-name="T124">the </text:span><text:span text:style-name="T123">diversity </text:span><text:span text:style-name="T124">of plants</text:span><text:span text:style-name="T123"> </text:span><text:span text:style-name="T124">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xMbTdygjw1"/><text:span text:style-name="T124">(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xMbTdygjw1"/><text:span text:style-name="T124">⁠⁠. </text:span><text:span text:style-name="T125">T</text:span><text:span text:style-name="T124">his type of model replace the fix parameters of PFTs for variant ones (WEBB </text:span><text:span text:style-name="T161">et al., 2010; WULLSCHLEGER et al., 2014)</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ed3MNtcMnm"/><text:span text:style-name="T124">(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ed3MNtcMnm"/><text:span text:style-name="T124">⁠, </text:span><text:span text:style-name="T126">provid</text:span><text:span text:style-name="T129">ing</text:span><text:span text:style-name="T126">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iMnRkb7IHk"/><text:span text:style-name="T126">(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iMnRkb7IHk"/><text:span text:style-name="T126">⁠; for example, it enables the advancement in understanding the connection </text:span><text:span text:style-name="T127">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BPOo6AaPvt"/><text:span text:style-name="T127">(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BPOo6AaPvt"/><text:span text:style-name="T127">. </text:span><text:span text:style-name="T128">However, t</text:span><text:span text:style-name="T161">h</text:span><text:span text:style-name="T164">e development of this</text:span><text:span text:style-name="T161"> modelling strategy is only on </text:span><text:span text:style-name="T167">thr</text:span><text:span text:style-name="T161">beginning, and many questions that could be adressed </text:span><text:span text:style-name="T168">x’</text:span><text:span text:style-name="T161">remain </text:span><text:span text:style-name="T164">unexplored and</text:span><text:span text:style-name="T161"> unanswered. </text:span><field:fieldmark-start text:name="__Fieldmark__9389_1239437764"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169">(S. VILLÉGER , N. W. H. MASON, 2008)</text:span><field:fieldmark-end/></text:p>
      <text:p text:style-name="P92"><text:soft-page-break/><text:span text:style-name="T50"><text:tab/>In this article we present a new trait-based model, the model CAETÊ (Carbon and Ecosystem Functional Trait Evaluation model), and show the results of a first-order modelling exercise </text:span><text:span text:style-name="T52">in Amazon forest</text:span><text:span text:style-name="T50">. We seeked to answer the following questions: </text:span><text:span text:style-name="T51">(i) does a trait-based approach </text:span><text:span text:style-name="T52">indeed</text:span><text:span text:style-name="T51"> improve the representation of biogeochemical </text:span><text:span text:style-name="T53">variables, such as carbon storage,</text:span><text:span text:style-name="T51"> when compared to a PFT approach?; (ii) </text:span><text:span text:style-name="T52">in a drought scenario, </text:span><text:span text:style-name="T54">does</text:span><text:span text:style-name="T52"> the trait-based and the PFT approach differ in their results regarding to the ability to store carbon?</text:span><text:span text:style-name="T51">; </text:span><text:span text:style-name="T52">and (iii) what is the imp</text:span><office:annotation office:name="__Annotation__7779_1941333831"><dc:creator>Bianca Rius</dc:creator><dc:date>2019-07-11T09:44:15.549605402</dc:date><loext:sender-initials>BR</loext:sender-initials><text:p text:style-name="P175"><text:span text:style-name="T456">Revisado corte</text:span></text:p></office:annotation><text:span text:style-name="T52">act of a drought scenario on </text:span><text:span text:style-name="T53">Amazon forest’s</text:span><text:span text:style-name="T52"> functional diversity </text:span><text:span text:style-name="T54">and how is it connected to the carbon storage</text:span><text:span text:style-name="T52">?</text:span><office:annotation-end office:name="__Annotation__7779_1941333831"/></text:p>
      <text:p text:style-name="P26"><text:span text:style-name="T2">2. Materials and m</text:span><text:span text:style-name="T1">e</text:span><text:span text:style-name="T1"><office:annotation><dc:creator>Bianca Rius</dc:creator><dc:date>2019-05-29T16:11:40.060213214</dc:date><loext:sender-initials>BR</loext:sender-initials><text:p text:style-name="P175"><text:span text:style-name="T456">Numerar as equações</text:span></text:p></office:annotation></text:span><text:span text:style-name="T1">thods</text:span></text:p>
      <text:p text:style-name="P60"><text:tab/>In th<text:span text:style-name="T437">e following</text:span> section<text:span text:style-name="T437">s,</text:span> <text:span text:style-name="T417">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text:p>
      <text:p text:style-name="P62"><text:span text:style-name="T235">2.1. The CAET</text:span><text:span text:style-name="T235"><office:annotation><dc:creator>Bianca Rius</dc:creator><dc:date>2019-05-24T15:09:43.783481002</dc:date><loext:sender-initials>BR</loext:sender-initials><text:p text:style-name="P175"><text:span text:style-name="T456">Diagrama conceitual</text:span></text:p></office:annotation></text:span><text:span text:style-name="T235">Ê model: an overview</text:span></text:p>
      <text:p text:style-name="P117"><text:span text:style-name="T10"><text:tab/>Here we present, for the first time, the Vegetation Model </text:span><text:span text:style-name="T160">C</text:span><text:span text:style-name="T171">AETÊ</text:span><text:span text:style-name="Footnote_20_Symbol"><text:span text:style-name="T171"><text:note text:id="ftn1" text:note-class="footnote"><text:note-citation>1</text:note-citation><text:note-body><text:p text:style-name="Footnote"><text:span text:style-name="T37"><text:s/></text:span><text:span text:style-name="T63">From the Tupi language </text:span><text:span text:style-name="T64">ka’a-eté – caá étê</text:span><text:span text:style-name="T63">: real forest, forest with big tress, virgin forest [</text:span><text:span text:style-name="T64">Boudin</text:span><text:span text:style-name="T63"> 1978].</text:span></text:p></text:note-body></text:note></text:span></text:span><text:span text:style-name="T171"> (</text:span><text:span text:style-name="T170">Ca</text:span><text:span text:style-name="T171">rbon and </text:span><text:span text:style-name="T170">E</text:span><text:span text:style-name="T171">cosystem functional </text:span><text:span text:style-name="T170">T</text:span><text:span text:style-name="T171">rait </text:span><text:span text:style-name="T170">E</text:span><text:span text:style-name="T171">valuation model).</text:span><text:span text:style-name="T5"> </text:span><text:span text:style-name="T26">As a trait-based model, it focus on</text:span><text:span text:style-name="T11"> represent more reliably the variability of plant functional traits and, as full as possible, the range of functional diversity found in plant communities. For this, the vegetation is represented by a set of ecological strategies (called as plant life strategies (PLS))</text:span><text:span text:style-name="T12"> in which each </text:span><text:span text:style-name="T14">one of them</text:span><text:span text:style-name="T12"> is</text:span><text:span text:style-name="T11"> a unique combination of functional traits values. These values combination intend to describe</text:span><text:bookmark text:name="result_box"/><text:span text:style-name="T11"> the ecophysiological behavior of plants and their relationship with the environment. For this, </text:span><text:soft-page-break/><text:span text:style-name="T11">they control, for example, differential acquisition of carbon, light and water, ultimately, de</text:span><text:span text:style-name="T13">f</text:span><text:span text:style-name="T11">ining how the strategy copes with the environmen</text:span><text:span text:style-name="T26">t </text:span><text:span text:style-name="T29">(i.e. its performance)</text:span><text:span text:style-name="T26"> </text:span><text:span text:style-name="T27">and, </text:span><text:span text:style-name="T29">together with the other </text:span><text:span text:style-name="T30">PLS of the community</text:span><text:span text:style-name="T29">,</text:span><text:span text:style-name="T27"> determining the </text:span><text:span text:style-name="T28">ecosystem functioning</text:span><text:span text:style-name="T27">.</text:span></text:p>
      <text:p text:style-name="P94"><text:span text:style-name="T15"><text:tab/>The underlying premise </text:span><text:span text:style-name="T16">to create these PLS</text:span><text:span text:style-name="T15"> is that the range of values of a functional trait observed in nature can be seen as an axes of a multidimensional hypervolume formed by the combination of </text:span><text:span text:style-name="T25">n </text:span><text:span text:style-name="T15">chosen functional traits </text:span><text:bookmark-start text:name="__UnoMark__37955_985845779"/><text:span text:style-name="T15">(VILLÉGER; MASON; MOUILLOT, 2008)</text:span><text:bookmark-end text:name="__UnoMark__37955_985845779"/><text:span text:style-name="T15">⁠. In that sense, each point of this hypervolume is a unique combination of values for each </text:span><text:span text:style-name="T20">of the</text:span><text:span text:style-name="T15"> functional trait</text:span><text:span text:style-name="T20">s</text:span><text:span text:style-name="T15"> and the volume that all points together occupy can be seen as a functional trait space.</text:span></text:p>
      <text:p text:style-name="P94"><text:span text:style-name="T15"><text:tab/></text:span><text:span text:style-name="T21">The values of functional traits that compose the hypervolume are semi-randomly sampled from the initial and complete range of values (for more information about how this sampling is made see section XXX). </text:span><text:span text:style-name="T31">The combination of all sampled values generate</text:span><text:span text:style-name="T32">s</text:span><text:span text:style-name="T31"> a great number </text:span><text:span text:style-name="T32">(&gt;10</text:span><text:span text:style-name="T35">5</text:span><text:span text:style-name="T9">)</text:span><text:span text:style-name="T31"> of combinations within the functional space, </text:span><text:span text:style-name="T33">that creates </text:span><text:span text:style-name="T34">what we call as a</text:span><text:span text:style-name="T33"> potential functional space. However, </text:span><text:span text:style-name="T34">to </text:span><text:span text:style-name="T33">use this amount of combinations</text:span><text:span text:style-name="T31"> can turn the model</text:span><text:span text:style-name="T32">l</text:span><text:span text:style-name="T31">ing computationally impracticable. Then, we presume, </text:span><text:span text:style-name="T32">based on </text:span><office:annotation office:name="__Annotation__3352_2641259655"><dc:creator>Bianca Rius</dc:creator><dc:date>2019-05-30T09:42:24.052602859</dc:date><loext:sender-initials>BR</loext:sender-initials><text:p text:style-name="P175"><text:span text:style-name="T456">Verificar essa citação...é 2012 ou 2013 e tem alguns “as” por aí</text:span></text:p></office:annotation><text:span text:style-name="T32">Pavlick et al., (2013)</text:span><office:annotation-end office:name="__Annotation__3352_2641259655"/><text:span text:style-name="T32">,</text:span><text:span text:style-name="T31"> that sampling an appropriate number of PLS from the potential functional space combined with </text:span><text:span text:style-name="T34">an </text:span><text:span text:style-name="T31">environmental filtering mechanism is possible to produce reasonable biogeochemical and functional diversity patterns</text:span><text:bookmark text:name="__UnoMark__3238_2377830668"/><text:span text:style-name="T31">. </text:span><text:span text:style-name="T33">This appropriate number is defined by a sensitivity test (see section XXX).</text:span></text:p>
      <text:p text:style-name="P95"><text:span text:style-name="T15"><text:tab/></text:span><text:span text:style-name="T22">The environmental filtering mechanism acts in the model </text:span><text:span text:style-name="T24">as</text:span><text:span text:style-name="T22"> e</text:span><text:span text:style-name="T15">ach combination of functional traits (i.e. PLS) within the trait space performs differently in different regions depending on the environmental variables </text:span><text:span text:style-name="T16">(e.g. temperature and precipitation; </text:span><text:bookmark-start text:name="__UnoMark__37975_985845779"/><text:span text:style-name="T15">DIAZ; CABIDO; CASANOVES, 1998; WEBB et al., 2010). T</text:span><text:span text:style-name="T17">his</text:span><text:span text:style-name="T15"> is possible because each functional trait </text:span><text:span text:style-name="T23">in the model</text:span><text:span text:style-name="T15"> is related to a</text:span><text:span text:style-name="T19">t least one</text:span><text:span text:style-name="T15"> trade-off (cost-benefit relationship) </text:span><text:soft-page-break/><text:span text:style-name="T18">leading</text:span><text:span text:style-name="T15"> to different </text:span><text:span text:style-name="T19">relative </text:span><text:span text:style-name="T17">performance.</text:span><text:span text:style-name="T15"> </text:span><text:span text:style-name="T24">T</text:span><text:span text:style-name="T15">he trade-offs also impedes that the model creates Darwinian demons (i.e. maximizing all the functions that contribute for fitness; </text:span><text:bookmark-start text:name="__UnoMark__3234_23778306681"/><text:span text:style-name="T8">(SCHEITER; LANGAN; HIGGINS, 2013)</text:span><text:bookmark-end text:name="__UnoMark__3234_23778306681"/><text:span text:style-name="T15">⁠. </text:span><text:span text:style-name="T18">Thereby</text:span><text:span text:style-name="T15">, </text:span><text:span text:style-name="T18">some combinations will </text:span><text:span text:style-name="T20">be </text:span><text:span text:style-name="T18">more abundant in some regions and less abundant (or do not survive) in others</text:span><text:span text:style-name="T15">.</text:span><text:bookmark-end text:name="__UnoMark__37975_985845779"/><text:span text:style-name="T15"> Since functional traits both respond to and affect the ecosystem </text:span><text:bookmark-start text:name="__UnoMark__37979_985845779"/><text:span text:style-name="T15">(DÍAZ et al., 2013; FUNK et al., 2017; LAVOREL; GARNIER, 2002)</text:span><text:bookmark-end text:name="__UnoMark__37979_985845779"/><text:span text:style-name="T15">⁠, these spatially different performance generates spatially different outputs (e.g. biogeochemical fluxes </text:span><text:span text:style-name="T21">and</text:span><text:span text:style-name="T15"> stocks and functio</text:span><office:annotation office:name="__Annotation__4264_3228276849"><dc:creator>Bianca Rius</dc:creator><dc:date>2019-06-21T12:01:02.090117150</dc:date><loext:sender-initials>BR</loext:sender-initials><text:p text:style-name="P175"><text:span text:style-name="T456">Revisado corte</text:span></text:p></office:annotation><text:span text:style-name="T15">nal diversity). </text:span><office:annotation-end office:name="__Annotation__4264_3228276849"/></text:p>
      <text:p text:style-name="P96"><text:span text:style-name="T173">2.2.</text:span><text:span text:style-name="T172"> </text:span><text:span text:style-name="T174">Simulation setup</text:span></text:p>
      <text:p text:style-name="P40"><text:tab/><text:span text:style-name="T423">The CAETÊ is a global model but the present study focused its simulations on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span></text:p>
      <text:p text:style-name="P41"><text:tab/><text:span text:style-name="T424">In the version of the model here described, CAETÊ is an equilibrium model, but next publications will bring the dynamic version of it. Because of this, the results of the present version needed to be integrated annualy through monthly means. In this work the model CAETÊ was simulated for the period between 1980 and 2010 in a daily time step. Before the model initialization a spinup simulation was perfomed to determine the initial carbon content in the plant compartments (see Appendix XXX). We used two variables to determine if the model reached the equilibrium: the water content in soil and the total plant carbon stock. </text:span></text:p>
      <text:p text:style-name="P43"><text:tab/>The spatial resolution of the model is 0.5º x 0.5º. The main language of the model is Fortran 90 with some modules wr<office:annotation office:name="__Annotation__8521_1941333831"><dc:creator>Bianca Rius</dc:creator><dc:date>2019-07-11T12:31:51.764733475</dc:date><loext:sender-initials>BR</loext:sender-initials><text:p text:style-name="P175"><text:span text:style-name="T456">Revisado corte</text:span></text:p></office:annotation>itten in Python.<office:annotation-end office:name="__Annotation__8521_1941333831"/></text:p>
      <text:p text:style-name="P66"><text:soft-page-break/><text:span text:style-name="T316">2.2.1. </text:span>Input <text:span text:style-name="T432">data</text:span></text:p>
      <text:p text:style-name="P44"><text:tab/>In the present study the following climatic data were used as inputs for the model: air surface temperatur<text:span text:style-name="T446">e</text:span> (<draw:frame draw:style-name="fr1" draw:name="Objeto1" text:anchor-type="as-char" svg:y="-0.295cm" svg:width="0.482cm" svg:height="0.385cm" draw:z-index="16"><draw:object xlink:href="./Object 1" xlink:type="simple" xlink:show="embed" xlink:actuate="onLoad"/><draw:image xlink:href="./ObjectReplacements/Object 1" xlink:type="simple" xlink:show="embed" xlink:actuate="onLoad"/></draw:frame>; ºC), precipitation (<draw:frame draw:style-name="fr1" draw:name="Objeto2" text:anchor-type="as-char" svg:y="-0.295cm" svg:width="0.607cm" svg:height="0.432cm" draw:z-index="21"><draw:object xlink:href="./Object 2" xlink:type="simple" xlink:show="embed" xlink:actuate="onLoad"/><draw:image xlink:href="./ObjectReplacements/Object 2" xlink:type="simple" xlink:show="embed" xlink:actuate="onLoad"/></draw:frame>; mmm<text:span text:style-name="T418">-1</text:span>), shortwave radiation (<draw:frame draw:style-name="fr1" draw:name="Objeto3" text:anchor-type="as-char" svg:y="-0.295cm" svg:width="0.958cm" svg:height="0.385cm" draw:z-index="22"><draw:object xlink:href="./Object 3" xlink:type="simple" xlink:show="embed" xlink:actuate="onLoad"/><draw:image xlink:href="./ObjectReplacements/Object 3" xlink:type="simple" xlink:show="embed" xlink:actuate="onLoad"/></draw:frame>; Wm<text:span text:style-name="T418">-2</text:span>), relative humidity (<draw:frame draw:style-name="fr1" draw:name="Objeto4" text:anchor-type="as-char" svg:y="-0.295cm" svg:width="0.422cm" svg:height="0.385cm" draw:z-index="23"><draw:object xlink:href="./Object 4" xlink:type="simple" xlink:show="embed" xlink:actuate="onLoad"/><draw:image xlink:href="./ObjectReplacements/Object 4" xlink:type="simple" xlink:show="embed" xlink:actuate="onLoad"/></draw:frame>; <office:annotation office:name="__Annotation__8304_2641259655"><dc:creator>Bianca Rius</dc:creator><dc:date>2019-05-30T17:38:52.101233396</dc:date><loext:sender-initials>BR</loext:sender-initials><text:p text:style-name="P175"><text:span text:style-name="T456">Conferir unidade</text:span></text:p></office:annotation><text:span text:style-name="T425">kgkg</text:span><text:span text:style-name="T419">-1</text:span><office:annotation-end office:name="__Annotation__8304_2641259655"/>) <text:span text:style-name="T438">and</text:span> <text:span text:style-name="T425">CO</text:span><text:span text:style-name="T426">2</text:span><text:span text:style-name="T115"> atmospheric concentration (</text:span><text:span text:style-name="T115"><draw:frame draw:style-name="fr1" draw:name="Objeto5" text:anchor-type="as-char" svg:y="-0.295cm" svg:width="0.642cm" svg:height="0.432cm" draw:z-index="24"><draw:object xlink:href="./Object 5" xlink:type="simple" xlink:show="embed" xlink:actuate="onLoad"/><draw:image xlink:href="./ObjectReplacements/Object 5" xlink:type="simple" xlink:show="embed" xlink:actuate="onLoad"/></draw:frame></text:span><text:span text:style-name="T115">; ppmv). The precipitation, temperature, radiation and relative humidity data were obtained from monthly averages of the period from 1980 to 2010. These data are available in the </text:span><text:span text:style-name="T90">ISI-MIP2 </text:span><text:span text:style-name="T115">platform </text:span><text:span text:style-name="T90">(Inter-Sectoral Impact Model Intercomparison Project 2). </text:span><text:span text:style-name="T431">The CO</text:span><text:span text:style-name="T427">2</text:span><text:span text:style-name="T116"> atmospheric concentration was obtained from the NOAA (National Oceanic and Atmospheric Administration; <text:s/></text:span><text:span text:style-name="T90">http://co2now.org/images/stories/data/co2-</text:span><text:span text:style-name="T116">mlo-monthly- noaa-esrl.pdf</text:span><text:span text:style-name="T117">) platform. It was used the mean value of [CO</text:span><text:span text:style-name="T428">2</text:span><text:span text:style-name="T117">] for the same period of climatic data (1980-2010)</text:span><text:span text:style-name="T117"><office:annotation><dc:creator>Bianca Rius</dc:creator><dc:date>2019-06-21T12:11:38.935743783</dc:date><loext:sender-initials>BR</loext:sender-initials><text:p text:style-name="P175"><text:span text:style-name="T456">Ok revisado corte</text:span></text:p></office:annotation></text:span><text:span text:style-name="T117">. </text:span></text:p>
      <text:p text:style-name="P28"><text:span text:style-name="T227">2.2.2. </text:span><text:span text:style-name="T225">PFT and trait-based approach: </text:span><text:span text:style-name="T228">the </text:span><text:span text:style-name="T229">common formulations</text:span></text:p>
      <text:p text:style-name="P29"><text:span text:style-name="T225"><text:tab/></text:span><text:span text:style-name="T279">I</text:span><text:span text:style-name="T274">n this work we used two versions of the CAETÊ model: one </text:span><text:span text:style-name="T280">employin</text:span><text:span text:style-name="T274">g, as the majority of </text:span><text:span text:style-name="T280">current </text:span><text:span text:style-name="T274">vegetation models, a PFT approach </text:span><text:span text:style-name="T275">(see section 2.2.3)</text:span><text:span text:style-name="T274"> and other version using a trait-based approach </text:span><text:span text:style-name="T275">(see section 2.2.4)</text:span><text:span text:style-name="T274">. </text:span><text:span text:style-name="T279">This was done i</text:span><text:span text:style-name="T274">n order to verify </text:span><text:span text:style-name="T276">if the inclusion of functional </text:span><text:span text:style-name="T283">trait </text:span><text:span text:style-name="T276">variability in the CAETÊ model </text:span><text:span text:style-name="T280">(trait-based version)</text:span><text:span text:style-name="T276"> impacts </text:span><text:span text:style-name="T278">its</text:span><text:span text:style-name="T276"> ability </text:span><text:span text:style-name="T278">to represent biogeochemical variables and </text:span><text:span text:style-name="T279">if it is determinant for </text:span><text:span text:style-name="T278">the reponse</text:span><text:span text:style-name="T276"> of Amazon forest </text:span><text:span text:style-name="T279">to store carbon </text:span><text:span text:style-name="T278">in a reduced precipitation scenario</text:span><text:span text:style-name="T276">.</text:span><text:span text:style-name="T274"> </text:span><text:span text:style-name="T276">Despite the difference in the number of plant types and in the way that functional traits values are chosen, </text:span><text:span text:style-name="T275">the </text:span><text:span text:style-name="T276">general </text:span><text:span text:style-name="T275">formulations of the model are the same for both versions. </text:span><office:annotation office:name="__Annotation__4610_3228276849"><dc:creator>Bianca Rius</dc:creator><dc:date>2019-06-21T12:14:58.628414287</dc:date><loext:sender-initials>BR</loext:sender-initials><text:p text:style-name="P175"><text:span text:style-name="T456">Ok até aqui corte</text:span></text:p></office:annotation></text:p>
      <text:p text:style-name="P28"><office:annotation office:name="__Annotation__11577_2063053890"><dc:creator>Bianca Rius</dc:creator><dc:date>2019-07-17T16:10:23.251554460</dc:date><loext:sender-initials>BR</loext:sender-initials><text:p text:style-name="P175"><text:span text:style-name="T456">Colocar as unidades depois dos Eqs</text:span></text:p></office:annotation><text:span text:style-name="T390">2.2.</text:span><text:span text:style-name="T391">2</text:span><text:span text:style-name="T390">.</text:span><text:span text:style-name="T391">1.</text:span><text:span text:style-name="T390"> </text:span><text:span text:style-name="T394">The chosen functional tr</text:span><text:span text:style-name="T394"><office:annotation><dc:creator>Bianca Rius</dc:creator><dc:date>2019-07-22T14:20:37.983903360</dc:date><loext:sender-initials>BR</loext:sender-initials><text:p text:style-name="P175"><text:span text:style-name="T456">Criar tabela com valors</text:span></text:p></office:annotation></text:span><text:span text:style-name="T394">aits: related ecosystem processes and its associated </text:span><text:span text:style-name="T391">tra</text:span><text:span text:style-name="T394">de-offs</text:span><office:annotation-end office:name="__Annotation__11577_2063053890"/></text:p>
      <text:p text:style-name="P30"><text:soft-page-break/><text:tab/><text:span text:style-name="T336">One of the focus of this paper, besides presenting the CAETÊ model, is to present a first application of it as a case study. For </text:span><text:span text:style-name="T337">this, we focused on</text:span><text:span text:style-name="T336"> th</text:span><text:span text:style-name="T338">e</text:span><text:span text:style-name="T336"> ecosystem process </text:span><text:span text:style-name="T338">of carbon storage.</text:span><text:span text:style-name="T336"> </text:span><text:span text:style-name="T339">T</text:span><text:span text:style-name="T336">he </text:span><text:span text:style-name="T339">functional </text:span><text:span text:style-name="T336">traits related to the percentage of the carbon <text:s/>distributed to plant compartments </text:span><text:span text:style-name="T339">(carbon allocation)</text:span><text:span text:style-name="T336"> and the </text:span><text:span text:style-name="T339">carbon </text:span><text:span text:style-name="T336">residence time on each compartiment is of primary importance </text:span><text:bookmark-start text:name="__UnoMark__3262_2377830668"/><text:span text:style-name="T111">(CHAMBERS et al., 2012; FATICHI; LEUZINGER, 2013; MALHI, 2012; NORBY et al., 2005)</text:span><text:bookmark-end text:name="__UnoMark__3262_2377830668"/><text:span text:style-name="T336">⁠. </text:span><text:span text:style-name="T213">This is because the total amount of carbon stored on a plant and thereafter on ecosystem depends not only on the </text:span><text:span text:style-name="T214">rate</text:span><text:span text:style-name="T213"> of input of carbon through photosynthesis but as well as how this carbon is distributed </text:span><text:span text:style-name="T214">and how long it persists </text:span><text:span text:style-name="T213">on different </text:span><text:span text:style-name="T215">plant </text:span><text:span text:style-name="T213">organs and tissu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OpIvLNPu3A"/><text:span text:style-name="T133">(CHAMBERS et al., 2012; DE KAUWE et al., 2014; MALHI; DOUGHTY; GALBRAITH, 2011)</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OpIvLNPu3A"/><text:span text:style-name="T213">⁠.</text:span><text:span text:style-name="T212"> </text:span><text:span text:style-name="T213">Thus, a change on carbon allocation and residence time </text:span><text:span text:style-name="T216">trait values and/or abundances</text:span><text:span text:style-name="T213"> </text:span><text:span text:style-name="T216">due to climate change (e.g. reduction on precipitation) may</text:span><text:span text:style-name="T213">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54eHjeLZFl"/><text:span text:style-name="T133">(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54eHjeLZFl"/><text:span text:style-name="T213">⁠. </text:span><text:span text:style-name="T217">Several studies have being showing that understand carbon allocation and residence time patterns in a scenario of drought is </text:span><text:span text:style-name="T218">crucial to evaluate how it affects carbon storage </text:span><text:reference-mark-start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CrOiIBA01n"/><text:span text:style-name="T134">(BONAL et al., 2016; DOUGHTY et al., 2014; ROWLAND et al., 2014)</text:span><text:reference-mark-end text:name="ADDIN CSL_CITATION {&quot;citationItems&quot;: [{&quot;id&quot;: &quot;ITEM-1&quot;, &quot;itemData&quot;: {&quot;DOI&quot;: &quot;10.1007/s13595-015-0522-5&quot;, &quot;ISSN&quot;: &quot;1297966X&quot;, &quot;abstract&quot;: &quot;\u00a9 2015, INRA and Springer-Verlag France. Key message: We review the recent findings on the influence of drought on tree mortality, growth or ecosystem functioning in tropical rainforests. Drought plays a major role in shaping tropical rainforests and the response mechanisms are highly diverse and complex. The numerous gaps identified here require the international scientific community to combine efforts in order to conduct comprehensive studies in tropical rainforests on the three continents. These results are essential to simulate the future of these ecosystems under diverse climate scenarios and to predict the future of the global earth carbon balance. Context: Tropical rainforest ecosystems are characterized by high annual rainfall. Nevertheless, rainfall regularly fluctuates during the year and seasonal soil droughts do occur. Over the past decades, a number of extreme droughts have hit tropical rainforests, not only in Amazonia but also in Asia and Africa. The influence of drought events on tree mortality and growth or on ecosystem functioning (carbon and water fluxes) in tropical rainforest ecosystems has been studied intensively, but the response mechanisms are complex. Aims: Herein, we review the recent findings related to the response of tropical forest ecosystems to seasonal and extreme droughts and the current knowledge about the future of these ecosystems. Results: This review emphasizes the progress made over recent years and the importance of the studies conducted under extreme drought conditions or in through-fall exclusion experiments in understanding the response of these ecosystems. It also points to the great diversity and complexity of the response of tropical rainforest ecosystems to drought. Conclusion: The numerous gaps identified here require the international scientific community to combine efforts in order to conduct comprehensive studies in tropical forest regions. These results are essential to simulate the future of these ecosystems under diverse climate scenarios and to predict the future of the global earth carbon balance.&quot;, &quot;author&quot;: [{&quot;dropping-particle&quot;: &quot;&quot;, &quot;family&quot;: &quot;Bonal&quot;, &quot;given&quot;: &quot;Damien&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Stahl&quot;, &quot;given&quot;: &quot;Cl\u00e9ment&quot;, &quot;non-dropping-particle&quot;: &quot;&quot;, &quot;parse-names&quot;: false, &quot;suffix&quot;: &quot;&quot;}, {&quot;dropping-particle&quot;: &quot;&quot;, &quot;family&quot;: &quot;Wagner&quot;, &quot;given&quot;: &quot;Fabien&quot;, &quot;non-dropping-particle&quot;: &quot;&quot;, &quot;parse-names&quot;: false, &quot;suffix&quot;: &quot;&quot;}, {&quot;dropping-particle&quot;: &quot;&quot;, &quot;family&quot;: &quot;H\u00e9rault&quot;, &quot;given&quot;: &quot;Bruno&quot;, &quot;non-dropping-particle&quot;: &quot;&quot;, &quot;parse-names&quot;: false, &quot;suffix&quot;: &quot;&quot;}], &quot;container-title&quot;: &quot;Annals of Forest Science&quot;, &quot;id&quot;: &quot;ITEM-1&quot;, &quot;issue&quot;: &quot;1&quot;, &quot;issued&quot;: {&quot;date-parts&quot;: [[&quot;2016&quot;]]}, &quot;page&quot;: &quot;27-44&quot;, &quot;title&quot;: &quot;The response of tropical rainforests to drought\u2014lessons from recent research and future prospects&quot;, &quot;type&quot;: &quot;article-journal&quot;, &quot;volume&quot;: &quot;73&quot;}, &quot;uris&quot;: [&quot;http://www.mendeley.com/documents/?uuid=d8187cb1-f5f4-47a3-8535-3227939e260c&quot;]}, {&quot;id&quot;: &quot;ITEM-2&quot;, &quot;itemData&quot;: {&quot;DOI&quot;: &quot;10.1111/gcb.12375&quot;, &quot;ISBN&quot;: &quot;1365-2486&quot;, &quot;ISSN&quot;: &quot;13541013&quot;, &quot;PMID&quot;: &quot;23996917&quot;, &quot;abstract&quot;: &quot;The relative contribution of gross primary production and ecosystem respiration to seasonal changes in the net carbon flux of tropical forests remains poorly quantified by both modelling and field studies. We use data assimilation to combine nine ecological time series from an eastern Amazonian forest, with mass balance constraints from an ecosystem carbon cycle model. The resulting analysis quantifies, with uncertainty estimates, the seasonal changes in the net carbon flux of a tropical rainforest which experiences a pronounced dry season. We show that the carbon accumulation in this forest was four times greater in the dry season than in the wet season and that this was accompanied by a 5% increase in the carbon use efficiency. This seasonal response was caused by a dry season increase in gross primary productivity, in response to radiation and a similar magnitude decrease in heterotrophic respiration, in response to drying soils. The analysis also predicts increased carbon allocation to leaves and wood in the wet season, and greater allocation to fine roots in the dry season. This study demonstrates implementation of seasonal variations in parameters better enables models to simulate observed patterns in data. In particular, we highlight the necessity to simulate the seasonal patterns of heterotrophic respiration to accurately simulate the net carbon flux seasonal tropical forest.&quot;, &quot;author&quot;: [{&quot;dropping-particle&quot;: &quot;&quot;, &quot;family&quot;: &quot;Rowland&quot;, &quot;given&quot;: &quot;Lucy&quot;, &quot;non-dropping-particle&quot;: &quot;&quot;, &quot;parse-names&quot;: false, &quot;suffix&quot;: &quot;&quot;}, {&quot;dropping-particle&quot;: &quot;&quot;, &quot;family&quot;: &quot;Hill&quot;, &quot;given&quot;: &quot;Timothy Charles&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iebicke&quot;, &quot;given&quot;: &quot;Lukas&quot;, &quot;non-dropping-particle&quot;: &quot;&quot;, &quot;parse-names&quot;: false, &quot;suffix&quot;: &quot;&quot;}, {&quot;dropping-particle&quot;: &quot;&quot;, &quot;family&quot;: &quot;Burban&quot;, &quot;given&quot;: &quot;Benoit&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Ponton&quot;, &quot;given&quot;: &quot;Stephane&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Williams&quot;, &quot;given&quot;: &quot;Mathew&quot;, &quot;non-dropping-particle&quot;: &quot;&quot;, &quot;parse-names&quot;: false, &quot;suffix&quot;: &quot;&quot;}], &quot;container-title&quot;: &quot;Global Change Biology&quot;, &quot;id&quot;: &quot;ITEM-2&quot;, &quot;issue&quot;: &quot;3&quot;, &quot;issued&quot;: {&quot;date-parts&quot;: [[&quot;2014&quot;]]}, &quot;page&quot;: &quot;979-991&quot;, &quot;title&quot;: &quot;Evidence for strong seasonality in the carbon storage and carbon use efficiency of an Amazonian forest&quot;, &quot;type&quot;: &quot;article-journal&quot;, &quot;volume&quot;: &quot;20&quot;}, &quot;uris&quot;: [&quot;http://www.mendeley.com/documents/?uuid=eb1740d5-207a-43ba-a35d-d89fd31657df&quot;]}, {&quot;id&quot;: &quot;ITEM-3&quot;, &quot;itemData&quot;: {&quot;DOI&quot;: &quot;10.1890/13-1507.1&quot;, &quot;ISBN&quot;: &quot;0012-9658&quot;, &quot;ISSN&quot;: &quot;00129658&quot;, &quot;abstract&quot;: &quot;What determines the seasonal and interannual variation of growth rates in trees in a tropical forest? We explore this question with a novel four-year high temporal resolution dataset of carbon allocation from two forest plots in the Bolivian Amazon. The forests show strong seasonal variation in tree wood growth rates which are largely explained by shifts in carbon allocation, and not by shifts in total productivity. At the deeper soil plot, there was a clear seasonal trade-off between wood and canopy NPP, while the shallower soils plot showed a contrasting seasonal trade-off between wood and fine roots. Although a strong 2010 drought reduced photosynthesis, NPP remained constant and increased in the six month period following the drought, which indicates usage of significant non-structural carbohydrate stores. Following the drought, carbon allocation increased initially towards the canopy, and then in the following year, allocation increased towards fine root production. Had we only measured woody growth ...&quot;, &quot;author&quot;: [{&quot;dropping-particle&quot;: &quot;&quot;, &quot;family&quot;: &quot;Doughty&quot;, &quot;given&quot;: &quot;Christopher E.&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Metcalfe&quot;, &quot;given&quot;: &quot;Daniel B.&quot;, &quot;non-dropping-particle&quot;: &quot;&quot;, &quot;parse-names&quot;: false, &quot;suffix&quot;: &quot;&quot;}, {&quot;dropping-particle&quot;: &quot;&quot;, &quot;family&quot;: &quot;Silva-Espejo&quot;, &quot;given&quot;: &quot;Javier E.&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Heredia&quot;, &quot;given&quot;: &quot;Juan P.&quot;, &quot;non-dropping-particle&quot;: &quot;&quot;, &quot;parse-names&quot;: false, &quot;suffix&quot;: &quot;&quot;}, {&quot;dropping-particle&quot;: &quot;&quot;, &quot;family&quot;: &quot;Pardo-Toledo&quot;, &quot;given&quot;: &quot;Erwin&quot;, &quot;non-dropping-particle&quot;: &quot;&quot;, &quot;parse-names&quot;: false, &quot;suffix&quot;: &quot;&quot;}, {&quot;dropping-particle&quot;: &quot;&quot;, &quot;family&quot;: &quot;Mendizabal&quot;, &quot;given&quot;: &quot;Luz M.&quot;, &quot;non-dropping-particle&quot;: &quot;&quot;, &quot;parse-names&quot;: false, &quot;suffix&quot;: &quot;&quot;}, {&quot;dropping-particle&quot;: &quot;&quot;, &quot;family&quot;: &quot;Rojas-Landivar&quot;, &quot;given&quot;: &quot;Victor D.&quot;, &quot;non-dropping-particle&quot;: &quot;&quot;, &quot;parse-names&quot;: false, &quot;suffix&quot;: &quot;&quot;}, {&quot;dropping-particle&quot;: &quot;&quot;, &quot;family&quot;: &quot;Vega-Martinez&quot;, &quot;given&quot;: &quot;Meison&quot;, &quot;non-dropping-particle&quot;: &quot;&quot;, &quot;parse-names&quot;: false, &quot;suffix&quot;: &quot;&quot;}, {&quot;dropping-particle&quot;: &quot;&quot;, &quot;family&quot;: &quot;Flores-Valencia&quot;, &quot;given&quot;: &quot;Marcio&quot;, &quot;non-dropping-particle&quot;: &quot;&quot;, &quot;parse-names&quot;: false, &quot;suffix&quot;: &quot;&quot;}, {&quot;dropping-particle&quot;: &quot;&quot;, &quot;family&quot;: &quot;Sibler-Rivero&quot;, &quot;given&quot;: &quot;Rebeca&quot;, &quot;non-dropping-particle&quot;: &quot;&quot;, &quot;parse-names&quot;: false, &quot;suffix&quot;: &quot;&quot;}, {&quot;dropping-particle&quot;: &quot;&quot;, &quot;family&quot;: &quot;Moreno-Vare&quot;, &quot;given&quot;: &quot;Luzmarina&quot;, &quot;non-dropping-particle&quot;: &quot;&quot;, &quot;parse-names&quot;: false, &quot;suffix&quot;: &quot;&quot;}, {&quot;dropping-particle&quot;: &quot;&quot;, &quot;family&quot;: &quot;Jessica Viscarra&quot;, &quot;given&quot;: &quot;Laura&quot;, &quot;non-dropping-particle&quot;: &quot;&quot;, &quot;parse-names&quot;: false, &quot;suffix&quot;: &quot;&quot;}, {&quot;dropping-particle&quot;: &quot;&quot;, &quot;family&quot;: &quot;Chuviru-Castro&quot;, &quot;given&quot;: &quot;Tamara&quot;, &quot;non-dropping-particle&quot;: &quot;&quot;, &quot;parse-names&quot;: false, &quot;suffix&quot;: &quot;&quot;}, {&quot;dropping-particle&quot;: &quot;&quot;, &quot;family&quot;: &quot;Osinaga-Becerra&quot;, &quot;given&quot;: &quot;Marilin&quot;, &quot;non-dropping-particle&quot;: &quot;&quot;, &quot;parse-names&quot;: false, &quot;suffix&quot;: &quot;&quot;}, {&quot;dropping-particle&quot;: &quot;&quot;, &quot;family&quot;: &quot;Ledezma&quot;, &quot;given&quot;: &quot;Roxana&quot;, &quot;non-dropping-particle&quot;: &quot;&quot;, &quot;parse-names&quot;: false, &quot;suffix&quot;: &quot;&quot;}], &quot;container-title&quot;: &quot;Ecology&quot;, &quot;id&quot;: &quot;ITEM-3&quot;, &quot;issue&quot;: &quot;8&quot;, &quot;issued&quot;: {&quot;date-parts&quot;: [[&quot;2014&quot;]]}, &quot;page&quot;: &quot;2192-2201&quot;, &quot;title&quot;: &quot;Allocation trade-offs dominate the response of tropical forest growth to seasonal and interannual drought&quot;, &quot;type&quot;: &quot;article-journal&quot;, &quot;volume&quot;: &quot;95&quot;}, &quot;uris&quot;: [&quot;http://www.mendeley.com/documents/?uuid=247259fd-009b-4064-a676-07c26784106c&quot;]}], &quot;mendeley&quot;: {&quot;formattedCitation&quot;: &quot;(BONAL et al., 2016; DOUGHTY et al., 2014; ROWLAND et al., 2014)&quot;, &quot;plainTextFormattedCitation&quot;: &quot;(BONAL et al., 2016; DOUGHTY et al., 2014; ROWLAND et al., 2014)&quot;, &quot;previouslyFormattedCitation&quot;: &quot;(BONAL et al., 2016; DOUGHTY et al., 2014; ROWLAND et al., 2014)&quot;}, &quot;properties&quot;: {&quot;noteIndex&quot;: 0}, &quot;schema&quot;: &quot;https://github.com/citation-style-language/schema/raw/master/csl-citation.json&quot;} RNDCrOiIBA01n"/><text:span text:style-name="T218">⁠</text:span></text:p>
      <text:p text:style-name="P31"><text:span text:style-name="T318"><text:tab/>The CAETÊ model considers three plant compartments: leaves, aboveground woody tissues (including stem and branches) and fine roots. Hence, six functional traits are considered as variants: allocation to leaves (</text:span><text:span text:style-name="T318"><draw:frame draw:style-name="fr2" draw:name="1" text:anchor-type="as-char" svg:y="-0.295cm" svg:width="0.469cm" svg:height="0.474cm" draw:z-index="25"><draw:object xlink:href="./Object 15" xlink:type="simple" xlink:show="embed" xlink:actuate="onLoad"/><draw:image xlink:href="./ObjectReplacements/Object 15" xlink:type="simple" xlink:show="embed" xlink:actuate="onLoad"/><svg:desc>fórmula</svg:desc></draw:frame></text:span><text:span text:style-name="T318">), allocation to aboveground woody tissues (</text:span><text:span text:style-name="T318"><draw:frame draw:style-name="fr2" draw:name="Objeto15" text:anchor-type="as-char" svg:y="-0.295cm" svg:width="0.584cm" svg:height="0.474cm" draw:z-index="26"><draw:object xlink:href="./Object 16" xlink:type="simple" xlink:show="embed" xlink:actuate="onLoad"/><draw:image xlink:href="./ObjectReplacements/Object 16" xlink:type="simple" xlink:show="embed" xlink:actuate="onLoad"/><svg:desc>fórmula</svg:desc></draw:frame></text:span><text:span text:style-name="T318">), allocation to fine roots (</text:span><text:span text:style-name="T318"><draw:frame draw:style-name="fr2" draw:name="Objeto16" text:anchor-type="as-char" svg:y="-0.295cm" svg:width="0.504cm" svg:height="0.474cm" draw:z-index="31"><draw:object xlink:href="./Object 17" xlink:type="simple" xlink:show="embed" xlink:actuate="onLoad"/><draw:image xlink:href="./ObjectReplacements/Object 17" xlink:type="simple" xlink:show="embed" xlink:actuate="onLoad"/><svg:desc>fórmula</svg:desc></draw:frame></text:span><text:span text:style-name="T318">), carbon residence time in leaves (</text:span><text:span text:style-name="T318"><draw:frame draw:style-name="fr2" draw:name="Objeto17" text:anchor-type="as-char" svg:y="-0.295cm" svg:width="0.407cm" svg:height="0.474cm" draw:z-index="32"><draw:object xlink:href="./Object 18" xlink:type="simple" xlink:show="embed" xlink:actuate="onLoad"/><draw:image xlink:href="./ObjectReplacements/Object 18" xlink:type="simple" xlink:show="embed" xlink:actuate="onLoad"/><svg:desc>fórmula</svg:desc></draw:frame></text:span><text:span text:style-name="T318">), carbon residence time in aboveground woody tissues (</text:span><text:span text:style-name="T318"><draw:frame draw:style-name="fr2" draw:name="Objeto18" text:anchor-type="as-char" svg:y="-0.295cm" svg:width="0.52cm" svg:height="0.474cm" draw:z-index="34"><draw:object xlink:href="./Object 19" xlink:type="simple" xlink:show="embed" xlink:actuate="onLoad"/><draw:image xlink:href="./ObjectReplacements/Object 19" xlink:type="simple" xlink:show="embed" xlink:actuate="onLoad"/><svg:desc>fórmula</svg:desc></draw:frame></text:span><text:span text:style-name="T318">) and carbon residence time on fine roots (</text:span><text:span text:style-name="T318"><draw:frame draw:style-name="fr2" draw:name="Objeto19" text:anchor-type="as-char" svg:y="-0.295cm" svg:width="0.443cm" svg:height="0.474cm" draw:z-index="35"><draw:object xlink:href="./Object 20" xlink:type="simple" xlink:show="embed" xlink:actuate="onLoad"/><draw:image xlink:href="./ObjectReplacements/Object 20" xlink:type="simple" xlink:show="embed" xlink:actuate="onLoad"/><svg:desc>fórmula</svg:desc></draw:frame></text:span><text:span text:style-name="T318">). </text:span><text:span text:style-name="T335">The values and units of the variant functional traits are summarized in Table XXX for the PFT approach and in Table XXX for the trait-based approach. </text:span><text:span text:style-name="T318">The allocation traits seeks to represent the percentage of the net primary productivity (</text:span><text:span text:style-name="T318"><draw:frame draw:style-name="fr3" draw:name="Objeto20" text:anchor-type="as-char" svg:width="0.833cm" svg:height="0.385cm" draw:z-index="36"><draw:object xlink:href="./Object 21" xlink:type="simple" xlink:show="embed" xlink:actuate="onLoad"/><draw:image xlink:href="./ObjectReplacements/Object 21" xlink:type="simple" xlink:show="embed" xlink:actuate="onLoad"/><svg:desc>fórmula</svg:desc></draw:frame></text:span><text:span text:style-name="T318">; Eq. (XX)) distributed to each compartment; </text:span><text:soft-page-break/><text:span text:style-name="T318">the carbon residence time traits seeks to represent </text:span><text:span text:style-name="T332">how long</text:span><text:span text:style-name="T318"> the carbon stay in each compartment. Together, these functional traits ultimately define the amount of carbon (</text:span><text:span text:style-name="T318"><draw:frame draw:style-name="fr2" draw:name="Objeto21" text:anchor-type="as-char" svg:y="-0.295cm" svg:width="0.587cm" svg:height="0.547cm" draw:z-index="37"><draw:object xlink:href="./Object 22" xlink:type="simple" xlink:show="embed" xlink:actuate="onLoad"/><draw:image xlink:href="./ObjectReplacements/Object 22" xlink:type="simple" xlink:show="embed" xlink:actuate="onLoad"/><svg:desc>fórmula</svg:desc></draw:frame></text:span><text:span text:style-name="T318">; Eq. (</text:span><text:span text:style-name="T334">1</text:span><text:span text:style-name="T318">)) in each compartment</text:span><text:span text:style-name="T318"><draw:frame draw:style-name="fr1" draw:name="Objeto7" text:anchor-type="as-char" svg:y="-0.295cm" svg:width="0.476cm" svg:height="0.385cm" draw:z-index="40"><draw:object xlink:href="./Object 7" xlink:type="simple" xlink:show="embed" xlink:actuate="onLoad"/><draw:image xlink:href="./ObjectReplacements/Object 7" xlink:type="simple" xlink:show="embed" xlink:actuate="onLoad"/></draw:frame></text:span><text:span text:style-name="T318">of a PLS </text:span><text:span text:style-name="T320">or PFT</text:span><text:span text:style-name="T318"> </text:span><text:span text:style-name="T318"><draw:frame draw:style-name="fr1" draw:name="Objeto33" text:anchor-type="as-char" svg:y="-0.295cm" svg:width="0.326cm" svg:height="0.385cm" draw:z-index="41"><draw:object xlink:href="./Object 34" xlink:type="simple" xlink:show="embed" xlink:actuate="onLoad"/><draw:image xlink:href="./ObjectReplacements/Object 34" xlink:type="simple" xlink:show="embed" xlink:actuate="onLoad"/></draw:frame></text:span><text:span text:style-name="T318"><text:s/></text:span><text:span text:style-name="T333">in a certain time</text:span><draw:frame draw:style-name="fr1" draw:name="Objeto34" text:anchor-type="as-char" svg:y="-0.295cm" svg:width="0.349cm" svg:height="0.385cm" draw:z-index="42"><draw:object xlink:href="./Object 35" xlink:type="simple" xlink:show="embed" xlink:actuate="onLoad"/><draw:image xlink:href="./ObjectReplacements/Object 35" xlink:type="simple" xlink:show="embed" xlink:actuate="onLoad"/></draw:frame><text:span text:style-name="T318">, and then, the total plant biomass of </text:span><text:span text:style-name="T320">that</text:span><text:span text:style-name="T318"> PLS </text:span><text:span text:style-name="T320">or PFT </text:span><text:span text:style-name="T318">(</text:span><text:span text:style-name="T318"><draw:frame draw:style-name="fr2" draw:name="Objeto22" text:anchor-type="as-char" svg:y="-0.295cm" svg:width="0.388cm" svg:height="0.474cm" draw:z-index="43"><draw:object xlink:href="./Object 23" xlink:type="simple" xlink:show="embed" xlink:actuate="onLoad"/><draw:image xlink:href="./ObjectReplacements/Object 23" xlink:type="simple" xlink:show="embed" xlink:actuate="onLoad"/><svg:desc>fórmula</svg:desc></draw:frame></text:span><text:span text:style-name="T318">; Eq. (</text:span><text:span text:style-name="T334">2</text:span><text:span text:style-name="T318">)). </text:span></text:p>
      <table:table table:name="Tabela2" table:style-name="Tabela2">
        <table:table-column table:style-name="Tabela2.A"/>
        <table:table-column table:style-name="Tabela2.B"/>
        <table:table-header-rows>
          <table:table-row>
            <table:table-cell table:style-name="Tabela2.A1" office:value-type="string">
              <text:p text:style-name="P2"><draw:frame draw:style-name="fr1" draw:name="Objeto102" text:anchor-type="as-char" svg:y="-0.356cm" svg:width="5.699cm" svg:height="0.718cm" draw:z-index="44"><draw:object xlink:href="./Object 103" xlink:type="simple" xlink:show="embed" xlink:actuate="onLoad"/><draw:image xlink:href="./ObjectReplacements/Object 103" xlink:type="simple" xlink:show="embed" xlink:actuate="onLoad"/><svg:desc>fórmula</svg:desc></draw:frame></text:p>
            </table:table-cell>
            <table:table-cell table:style-name="Tabela2.A1" office:value-type="string">
              <text:p text:style-name="P3">(<text:sequence text:ref-name="refText0" text:name="Text" text:formula="ooow:Text+1" style:num-format="1">1</text:sequence>)</text:p>
            </table:table-cell>
          </table:table-row>
        </table:table-header-rows>
      </table:table>
      <table:table table:name="Tabela3" table:style-name="Tabela3">
        <table:table-column table:style-name="Tabela3.A"/>
        <table:table-column table:style-name="Tabela3.B"/>
        <table:table-header-rows>
          <table:table-row>
            <table:table-cell table:style-name="Tabela3.A1" office:value-type="string">
              <text:p text:style-name="P2"><draw:frame draw:style-name="fr1" draw:name="Objeto6" text:anchor-type="as-char" svg:y="-0.467cm" svg:width="2.309cm" svg:height="0.831cm" draw:z-index="48"><draw:object xlink:href="./Object 6" xlink:type="simple" xlink:show="embed" xlink:actuate="onLoad"/><draw:image xlink:href="./ObjectReplacements/Object 6" xlink:type="simple" xlink:show="embed" xlink:actuate="onLoad"/><svg:desc>fórmula</svg:desc></draw:frame></text:p>
            </table:table-cell>
            <table:table-cell table:style-name="Tabela3.A1" office:value-type="string">
              <text:p text:style-name="P5">(<text:sequence text:ref-name="refText1" text:name="Text" text:formula="ooow:Text+1" style:num-format="1">2</text:sequence>)</text:p>
            </table:table-cell>
          </table:table-row>
        </table:table-header-rows>
      </table:table>
      <text:p text:style-name="P32"><text:span text:style-name="T318"><text:tab/>Each functional trait is associated to, at least, one trade-off </text:span><text:span text:style-name="T319">(Table XXX summarizes the corresponded trade-offs of each functional trait and its linked equations)</text:span><text:span text:style-name="T318"> so that the amount of carbon in each compartment results in costs and benefits to certain strategy. In that sense, the </text:span><text:span text:style-name="T331">carbon</text:span><text:span text:style-name="T318"> allocation and the residence </text:span><text:span text:style-name="T331">time</text:span><text:span text:style-name="T318"> influence other model processes; for example, the solar radiation absorption, that provides energy for photosynthesis, is dependent </text:span><text:span text:style-name="T331">on</text:span><text:span text:style-name="T318"> the leaf biomass (derived from allocation and carbon residence time </text:span><text:span text:style-name="T330">o</text:span><text:span text:style-name="T318">n leaves). In its turn, the allocation and carbon residence time for fine roots determines the fine roots biomass, associated to water uptake. A greater allocation to leaves is a plant investment in capturing light but at the expense of investing in water uptake. </text:span><text:span text:style-name="T330">Also, the higher the biomass in a compartment, the higher will be its respiration (for maintenance an</text:span><text:span text:style-name="T331">d</text:span><text:span text:style-name="T330"> growth), then, </text:span><text:span text:style-name="T331">the </text:span><text:span text:style-name="T330">values for allocation and residence time </text:span><text:span text:style-name="T331">traits</text:span><text:span text:style-name="T330"> are always associated with </text:span><text:span text:style-name="T331">higher or lower</text:span><text:span text:style-name="T330"> respiratory costs.</text:span><text:span text:style-name="T318"> So, in a given environment some combinations of allocation and residence time will maximize the </text:span><text:span text:style-name="T321">carbon sotock</text:span><text:span text:style-name="T318"> </text:span><text:bookmark text:name="result_box3"/><text:span text:style-name="T318">based on a balance between costs and benefits. </text:span><text:span text:style-name="T321">With the change in climatic variables the combinations that show higher “maximization” can change and then change functional </text:span><text:span text:style-name="T330">composition</text:span><text:span text:style-name="T321"> </text:span><text:span text:style-name="T330">of the community</text:span><text:span text:style-name="T321">.</text:span></text:p>
      <text:p text:style-name="P21"><text:soft-page-break/><text:tab/>It is important to highlight that CAETÊ admits the use of any functional trait of interest, as well as any number of functional traits, <text:span text:style-name="T447">as long as the trait be linked to other model formulations and present trade-offs that </text:span><office:annotation office:name="__Annotation__9687_2063053890"><dc:creator>Bianca Rius</dc:creator><dc:date>2019-07-17T12:07:13.011204333</dc:date><loext:sender-initials>BR</loext:sender-initials><text:p text:style-name="P175"><text:span text:style-name="T456">Ok até aqui corte</text:span></text:p></office:annotation><text:span text:style-name="T447">can be incorporated</text:span>.<office:annotation-end office:name="__Annotation__9687_2063053890"/></text:p>
      <text:p text:style-name="P71"><text:span text:style-name="T321">2.</text:span><text:span text:style-name="T318">2.2.2. Gridcell occupation: the di</text:span><text:span text:style-name="T318"><office:annotation><dc:creator>Bianca Rius</dc:creator><dc:date>2019-07-19T10:46:29.622966341</dc:date><loext:sender-initials>BR</loext:sender-initials><text:p text:style-name="P175"><text:span text:style-name="T456">Colocar unidades em uma tabela separada?</text:span></text:p></office:annotation></text:span><text:span text:style-name="T318">fferential survival and </text:span><text:span text:style-name="T322">abundance</text:span></text:p>
      <text:p text:style-name="P71"><text:span text:style-name="T395"><text:tab/>All the grid cells are initiated with the same amount and the same identity of PLS/</text:span><text:span text:style-name="T399">PFT</text:span><text:span text:style-name="T395"> in </text:span><text:span text:style-name="T400">a</text:span><text:span text:style-name="T395"> </text:span><text:span text:style-name="T400">condition analogous to </text:span><text:span text:style-name="T401">a </text:span><text:span text:style-name="T400">bare soil</text:span><text:span text:style-name="T395">. </text:span><text:span text:style-name="T401">It</text:span><text:span text:style-name="T395"> means that all trait combinatios </text:span><text:span text:style-name="T399">(in the trait-based version) and all the five PFTs (in the PFT version)</text:span><text:span text:style-name="T395"> are equally probable to occupy the grid cell. Since each grid cell has its particular climatic conditions some PLS/</text:span><text:span text:style-name="T399">PFT</text:span><text:span text:style-name="T395"> will survive </text:span><text:span text:style-name="T401">and present different performance</text:span><text:span text:style-name="T395"> and some </text:span><text:span text:style-name="T401">of them</text:span><text:span text:style-name="T395"> will not. <text:s/></text:span><text:span text:style-name="T401">It is comparable to the</text:span><text:span text:style-name="T402"> environmental filtering mechanism (i.e. restriction of presence and abundace of the functional traits in a community)</text:span><text:span text:style-name="T395">. A </text:span><text:span text:style-name="T399">PLS/PFT</text:span><text:span text:style-name="T395"> is considered as </text:span><text:span text:style-name="T401">a</text:span><text:span text:style-name="T395"> survivor if it present</text:span><text:span text:style-name="T403">s</text:span><text:span text:style-name="T395"> a positive carbon balance and </text:span><text:span text:style-name="T399">also if it presents</text:span><text:span text:style-name="T403">, </text:span><text:span text:style-name="T395">concomitantly, at least 100 g of carbon in fine roots and in leaves. This is necesary because the model still do not have a storage compartment (what could enable the survival of a strategy </text:span><text:span text:style-name="T401">in an adverse condition since it can</text:span><text:span text:style-name="T395"> provide carbon compounds even in periods when the plant loses </text:span><text:span text:style-name="T401">all </text:span><text:span text:style-name="T395">the leaves </text:span><text:span text:style-name="T401">and/</text:span><text:span text:style-name="T395">or has low water supply). Since the CAETÊ is, yet, not a DGVM but an equilibrium model, the </text:span><text:span text:style-name="T399">PLS</text:span><text:span text:style-name="T402">s</text:span><text:span text:style-name="T399">/PFT</text:span><text:span text:style-name="T402">s</text:span><text:span text:style-name="T395"> which d</text:span><text:span text:style-name="T401">o</text:span><text:span text:style-name="T395"> not survive </text:span><text:span text:style-name="T401">and</text:span><text:span text:style-name="T395"> </text:span><text:span text:style-name="T401">is</text:span><text:span text:style-name="T395"> excluded from the gid cell are not able to be reseated.</text:span></text:p>
      <text:p text:style-name="P97"><text:span text:style-name="T361"><text:tab/></text:span><text:span text:style-name="T362">B</text:span><text:span text:style-name="T340">eyond the survival of a strategy</text:span><text:span text:style-name="T361"> </text:span><text:span text:style-name="T363">it </text:span><text:span text:style-name="T361">is also important to understand what is its </text:span><text:span text:style-name="T364">abundance </text:span><text:span text:style-name="T361">within a grid-cell. </text:span><text:span text:style-name="T364">Since CAETÊ model is not a individual based model, the </text:span><text:span text:style-name="T362">abundance</text:span><text:span text:style-name="T364"> of a strategy</text:span><text:span text:style-name="T361"> is the fraction of the grid cell that </text:span><text:span text:style-name="T364">it</text:span><text:span text:style-name="T361"> occupies. </text:span><text:span text:style-name="T365">For that, </text:span><text:span text:style-name="T367">CAETÊ uses the biomass contribution of a strategy </text:span><text:span text:style-name="T368">in relation</text:span><text:span text:style-name="T367"> to the total gridcell biomass to calculate the occupation fraction. This procedure has support in the biomass-ratio hypothesis </text:span><text:bookmark-start text:name="__UnoMark__3258_2377830668"/><text:span text:style-name="T102">(GRIME, 1998)</text:span><text:bookmark-end text:name="__UnoMark__3258_2377830668"/><text:span text:style-name="T102"> that predicts that the immediate effects of a species </text:span><text:span text:style-name="T103">is</text:span><text:span text:style-name="T102"> proportional to the species </text:span><text:soft-page-break/><text:span text:style-name="T102">relative contribution to the total biomass of the community. Therefore, the relative abundance </text:span><text:span text:style-name="T108">(</text:span><text:span text:style-name="T102"><draw:frame draw:style-name="fr2" draw:name="Objeto23" text:anchor-type="as-char" svg:y="-0.295cm" svg:width="0.804cm" svg:height="0.547cm" draw:z-index="49"><draw:object xlink:href="./Object 24" xlink:type="simple" xlink:show="embed" xlink:actuate="onLoad"/><draw:image xlink:href="./ObjectReplacements/Object 24" xlink:type="simple" xlink:show="embed" xlink:actuate="onLoad"/><svg:desc>fórmula</svg:desc></draw:frame></text:span><text:span text:style-name="T102">; </text:span><text:span text:style-name="T108">Eq. (3)) </text:span><text:span text:style-name="T102">of a PLS/</text:span><text:span text:style-name="T107">PFT</text:span><text:span text:style-name="T102"><draw:frame draw:style-name="fr1" draw:name="Objeto36" text:anchor-type="as-char" svg:y="-0.295cm" svg:width="0.326cm" svg:height="0.385cm" draw:z-index="50"><draw:object xlink:href="./Object 37" xlink:type="simple" xlink:show="embed" xlink:actuate="onLoad"/><draw:image xlink:href="./ObjectReplacements/Object 37" xlink:type="simple" xlink:show="embed" xlink:actuate="onLoad"/></draw:frame></text:span><text:span text:style-name="T102">in a grid-cell</text:span><text:span text:style-name="T102"><draw:frame draw:style-name="fr1" draw:name="Objeto37" text:anchor-type="as-char" svg:y="-0.295cm" svg:width="0.423cm" svg:height="0.385cm" draw:z-index="51"><draw:object xlink:href="./Object 38" xlink:type="simple" xlink:show="embed" xlink:actuate="onLoad"/><draw:image xlink:href="./ObjectReplacements/Object 38" xlink:type="simple" xlink:show="embed" xlink:actuate="onLoad"/></draw:frame></text:span><text:span text:style-name="T102">is assumed to be proportional to its relative contribution to the total grid-cell biomass (</text:span><text:span text:style-name="T102"><draw:frame draw:style-name="fr2" draw:name="Objeto24" text:anchor-type="as-char" svg:y="-0.295cm" svg:width="0.654cm" svg:height="0.547cm" draw:z-index="53"><draw:object xlink:href="./Object 25" xlink:type="simple" xlink:show="embed" xlink:actuate="onLoad"/><draw:image xlink:href="./ObjectReplacements/Object 25" xlink:type="simple" xlink:show="embed" xlink:actuate="onLoad"/><svg:desc>fórmula</svg:desc></draw:frame></text:span><text:span text:style-name="T102">; <text:s/>Eq. (</text:span><text:span text:style-name="T108">4</text:span><text:span text:style-name="T102">)), in its turn determined by the sum of biomass of all the survival PLS/</text:span><text:span text:style-name="T104">PFT</text:span><text:span text:style-name="T102"> (</text:span><text:span text:style-name="T102"><draw:frame draw:style-name="fr1" draw:name="Objeto38" text:anchor-type="as-char" svg:y="-0.295cm" svg:width="0.443cm" svg:height="0.385cm" draw:z-index="54"><draw:object xlink:href="./Object 39" xlink:type="simple" xlink:show="embed" xlink:actuate="onLoad"/><draw:image xlink:href="./ObjectReplacements/Object 39" xlink:type="simple" xlink:show="embed" xlink:actuate="onLoad"/></draw:frame></text:span><text:span text:style-name="T102">) in that grid-cell:</text:span></text:p>
      <table:table table:name="Tabela4" table:style-name="Tabela4">
        <table:table-column table:style-name="Tabela4.A"/>
        <table:table-column table:style-name="Tabela4.B"/>
        <table:table-header-rows>
          <table:table-row>
            <table:table-cell table:style-name="Tabela4.A1" office:value-type="string">
              <text:p text:style-name="P2"><draw:frame draw:style-name="fr1" draw:name="Objeto35" text:anchor-type="as-char" svg:y="-0.356cm" svg:width="3.41cm" svg:height="0.718cm" draw:z-index="55"><draw:object xlink:href="./Object 36" xlink:type="simple" xlink:show="embed" xlink:actuate="onLoad"/><draw:image xlink:href="./ObjectReplacements/Object 36" xlink:type="simple" xlink:show="embed" xlink:actuate="onLoad"/><svg:desc>fórmula</svg:desc></draw:frame></text:p>
            </table:table-cell>
            <table:table-cell table:style-name="Tabela4.A1" office:value-type="string">
              <text:p text:style-name="P5">(<text:sequence text:ref-name="refText2" text:name="Text" text:formula="ooow:Text+1" style:num-format="1">3</text:sequence>)</text:p>
            </table:table-cell>
          </table:table-row>
        </table:table-header-rows>
      </table:table>
      <table:table table:name="Tabela5" table:style-name="Tabela5">
        <table:table-column table:style-name="Tabela5.A"/>
        <table:table-column table:style-name="Tabela5.B"/>
        <table:table-header-rows>
          <table:table-row>
            <table:table-cell table:style-name="Tabela5.A1" office:value-type="string">
              <text:p text:style-name="P2"><draw:frame draw:style-name="fr1" draw:name="Objeto40" text:anchor-type="as-char" svg:y="-0.716cm" svg:width="2.808cm" svg:height="1.127cm" draw:z-index="63"><draw:object xlink:href="./Object 40" xlink:type="simple" xlink:show="embed" xlink:actuate="onLoad"/><draw:image xlink:href="./ObjectReplacements/Object 40" xlink:type="simple" xlink:show="embed" xlink:actuate="onLoad"/><svg:desc>fórmula</svg:desc></draw:frame></text:p>
            </table:table-cell>
            <table:table-cell table:style-name="Tabela5.A1" office:value-type="string">
              <text:p text:style-name="P3">(<text:sequence text:ref-name="refText3" text:name="Text" text:formula="ooow:Text+1" style:num-format="1">4</text:sequence>)</text:p>
            </table:table-cell>
          </table:table-row>
        </table:table-header-rows>
      </table:table>
      <text:p text:style-name="P98"><text:span text:style-name="T105"><text:tab/>From the relative abundace is possible to aggregate the biogeochemical variables from a PFT</text:span><text:span text:style-name="T106">s</text:span><text:span text:style-name="T105">/PLS</text:span><text:span text:style-name="T106">s</text:span><text:span text:style-name="T105"> to the grid cell scale. For example, the</text:span><text:span text:style-name="T105"><draw:frame draw:style-name="fr1" draw:name="Objeto26" text:anchor-type="as-char" svg:y="-0.295cm" svg:width="1.21cm" svg:height="0.474cm" draw:z-index="0"><draw:object xlink:href="./Object 27" xlink:type="simple" xlink:show="embed" xlink:actuate="onLoad"/><draw:image xlink:href="./ObjectReplacements/Object 27" xlink:type="simple" xlink:show="embed" xlink:actuate="onLoad"/></draw:frame></text:span><text:span text:style-name="T105">of a grid cell</text:span><text:span text:style-name="T105"><draw:frame draw:style-name="fr1" draw:name="Objeto25" text:anchor-type="as-char" svg:y="-0.295cm" svg:width="0.423cm" svg:height="0.385cm" draw:z-index="60"><draw:object xlink:href="./Object 26" xlink:type="simple" xlink:show="embed" xlink:actuate="onLoad"/><draw:image xlink:href="./ObjectReplacements/Object 26" xlink:type="simple" xlink:show="embed" xlink:actuate="onLoad"/></draw:frame></text:span><text:span text:style-name="T106">is equal to the sum of the </text:span><text:span text:style-name="T106"><draw:frame draw:style-name="fr1" draw:name="Objeto27" text:anchor-type="as-char" svg:y="-0.295cm" svg:width="1.032cm" svg:height="0.385cm" draw:z-index="61"><draw:object xlink:href="./Object 28" xlink:type="simple" xlink:show="embed" xlink:actuate="onLoad"/><draw:image xlink:href="./ObjectReplacements/Object 28" xlink:type="simple" xlink:show="embed" xlink:actuate="onLoad"/></draw:frame></text:span><text:span text:style-name="T109">(Eq. XXX) </text:span><text:span text:style-name="T106">of all </text:span><text:span text:style-name="T109">PFT/PLS</text:span><draw:frame draw:style-name="fr1" draw:name="Objeto28" text:anchor-type="as-char" svg:y="-0.295cm" svg:width="0.326cm" svg:height="0.385cm" draw:z-index="67"><draw:object xlink:href="./Object 29" xlink:type="simple" xlink:show="embed" xlink:actuate="onLoad"/><draw:image xlink:href="./ObjectReplacements/Object 29" xlink:type="simple" xlink:show="embed" xlink:actuate="onLoad"/></draw:frame><text:span text:style-name="T106">that survived (</text:span><text:span text:style-name="T106"><draw:frame draw:style-name="fr1" draw:name="Objeto30" text:anchor-type="as-char" svg:y="-0.295cm" svg:width="0.443cm" svg:height="0.385cm" draw:z-index="1"><draw:object xlink:href="./Object 31" xlink:type="simple" xlink:show="embed" xlink:actuate="onLoad"/><draw:image xlink:href="./ObjectReplacements/Object 31" xlink:type="simple" xlink:show="embed" xlink:actuate="onLoad"/></draw:frame></text:span><text:span text:style-name="T106">) </text:span><text:span text:style-name="T109">in that grid cell</text:span><text:span text:style-name="T106"> weighted by their respective relative abundance (</text:span><text:span text:style-name="T106"><draw:frame draw:style-name="fr1" draw:name="Objeto31" text:anchor-type="as-char" svg:y="-0.295cm" svg:width="1.021cm" svg:height="0.547cm" draw:z-index="2"><draw:object xlink:href="./Object 32" xlink:type="simple" xlink:show="embed" xlink:actuate="onLoad"/><draw:image xlink:href="./ObjectReplacements/Object 32" xlink:type="simple" xlink:show="embed" xlink:actuate="onLoad"/></draw:frame></text:span><text:span text:style-name="T106">; </text:span><text:span text:style-name="T109">Eq. (3)</text:span><text:span text:style-name="T106">)</text:span><text:span text:style-name="T105">:</text:span></text:p>
      <table:table table:name="Tabela6" table:style-name="Tabela6">
        <table:table-column table:style-name="Tabela6.A"/>
        <table:table-column table:style-name="Tabela6.B"/>
        <table:table-header-rows>
          <table:table-row>
            <table:table-cell table:style-name="Tabela6.A1" office:value-type="string">
              <text:p text:style-name="P2"><draw:frame draw:style-name="fr1" draw:name="Objeto32" text:anchor-type="as-char" svg:y="-0.716cm" svg:width="5.124cm" svg:height="1.127cm" draw:z-index="64"><draw:object xlink:href="./Object 33" xlink:type="simple" xlink:show="embed" xlink:actuate="onLoad"/><draw:image xlink:href="./ObjectReplacements/Object 33" xlink:type="simple" xlink:show="embed" xlink:actuate="onLoad"/><svg:desc>fórmula</svg:desc></draw:frame></text:p>
            </table:table-cell>
            <table:table-cell table:style-name="Tabela6.A1" office:value-type="string">
              <text:p text:style-name="P3">(<text:sequence text:ref-name="refText4" text:name="Text" text:formula="ooow:Text+1" style:num-format="1">5</text:sequence>)</text:p>
            </table:table-cell>
          </table:table-row>
        </table:table-header-rows>
      </table:table>
      <text:p text:style-name="P99"><text:span text:style-name="T395"><text:tab/></text:span><text:span text:style-name="T367">This approach is also necessary because the </text:span><text:span text:style-name="T368">competition scheme </text:span><text:span text:style-name="T367">in CAETÊ model </text:span><text:span text:style-name="T368">is </text:span><text:span text:style-name="T369">still</text:span><text:span text:style-name="T367"> not mechanistic. It is still not possible to simulate the competition process mechanistically because the model is not a individual-based model yet (i.e. it do not consider demography, establishment, growth and mortality rates, nor age classes). </text:span><text:span text:style-name="T359">However, the differential capture of carbon, water and light through the differential combination of functional </text:span><text:span text:style-name="T360">traits</text:span><text:span text:style-name="T359"> is capable of leading to difference of abundance</text:span><text:span text:style-name="T360">s </text:span><text:span text:style-name="T367">(GRIME, 1998) </text:span><text:span text:style-name="T370">between the</text:span><text:span text:style-name="T367"> PFTs/PLSs </text:span><text:span text:style-name="T370">in a grid cell</text:span><text:span text:style-name="T367">. </text:span><text:span text:style-name="T370">In that sense, the competition is indirectly considered by deriving the relative abundances </text:span><text:span text:style-name="T367">(GRIME, 1998). </text:span></text:p>
      <text:p text:style-name="P99"><text:span text:style-name="T371"><text:tab/></text:span><text:span text:style-name="T377">Moreover, it was needed to implement a prototype of light competition because the model cannot represent the shading process in PFTs/PLSs </text:span><text:span text:style-name="T378">that resemble to understory plants </text:span><text:soft-page-break/><text:span text:style-name="T378">by the ones that resemble canopy trees. The majority of models represent the light competitive ability of plants associated to woody tissues through variables that influence plant h</text:span><text:span text:style-name="T379">e</text:span><text:span text:style-name="T378">ight and/or wood density, </text:span><text:span text:style-name="T380">traits</text:span><text:span text:style-name="T378"> that are not included in the present formulation of the model. Therefore, it was necessary to use a simplified </text:span><text:span text:style-name="T379">approach of this relation in order to represent the differential </text:span><office:annotation office:name="__Annotation__10451_2063053890"><dc:creator>Bianca Rius</dc:creator><dc:date>2019-07-17T14:34:50.754316184</dc:date><loext:sender-initials>BR</loext:sender-initials><text:p text:style-name="P175"><text:span text:style-name="T458">Onde entra isso nas formulações?</text:span><text:span text:style-name="T458"><text:line-break/></text:span><text:span text:style-name="T458">Já que na sua tabela tá escrito que influencia o IPAR...que vai pra calcular o Jl ...PRECISA REVER ISSO...COMPLETAR</text:span></text:p></office:annotation><text:span text:style-name="T379">light capture</text:span><office:annotation-end office:name="__Annotation__10451_2063053890"/><text:span text:style-name="T379">: 5% of the PFTs/PLSs </text:span><text:span text:style-name="T379"><draw:frame draw:style-name="fr1" draw:name="Objeto29" text:anchor-type="as-char" svg:y="-0.295cm" svg:width="0.326cm" svg:height="0.385cm" draw:z-index="71"><draw:object xlink:href="./Object 30" xlink:type="simple" xlink:show="embed" xlink:actuate="onLoad"/><draw:image xlink:href="./ObjectReplacements/Object 30" xlink:type="simple" xlink:show="embed" xlink:actuate="onLoad"/></draw:frame></text:span><text:span text:style-name="T379">that show higher relative biomass of woody tissues (</text:span><text:span text:style-name="T379"><draw:frame draw:style-name="fr1" draw:name="Objeto42" text:anchor-type="as-char" svg:y="-0.295cm" svg:width="1.245cm" svg:height="0.547cm" draw:z-index="72"><draw:object xlink:href="./Object 43" xlink:type="simple" xlink:show="embed" xlink:actuate="onLoad"/><draw:image xlink:href="./ObjectReplacements/Object 43" xlink:type="simple" xlink:show="embed" xlink:actuate="onLoad"/></draw:frame></text:span><text:span text:style-name="T379">; Eq. </text:span><text:span text:style-name="T383">(6)</text:span><text:span text:style-name="T379">) in a given grid cell </text:span><text:span text:style-name="T379"><draw:frame draw:style-name="fr1" draw:name="Objeto39" text:anchor-type="as-char" svg:y="-0.295cm" svg:width="0.423cm" svg:height="0.385cm" draw:z-index="73"><draw:object xlink:href="./Object 42" xlink:type="simple" xlink:show="embed" xlink:actuate="onLoad"/><draw:image xlink:href="./ObjectReplacements/Object 42" xlink:type="simple" xlink:show="embed" xlink:actuate="onLoad"/></draw:frame></text:span><text:span text:style-name="T379">is able to capture 100% of the light </text:span><text:span text:style-name="T381">that hits it, while the other</text:span><text:span text:style-name="T382">s</text:span><text:span text:style-name="T381"> capture 80% of the incident light. This approach was required also in order to associate a benefit to allocation and residence time </text:span><text:span text:style-name="T382">for</text:span><text:span text:style-name="T381"> woody tissues, since the known benefits of </text:span><text:span text:style-name="T382">them</text:span><text:span text:style-name="T381"> (e.g. wind resistance </text:span><text:span text:style-name="T380">and hydraulics</text:span><text:span text:style-name="T381">) are not yet possible to be implemented on CAETÊ. Without this “artificial” benefit, woody tissues would be only associated to respiratory costs of maintenance and growth, what would result in a lack of woody strategies representation.</text:span></text:p>
      <table:table table:name="Tabela7" table:style-name="Tabela7">
        <table:table-column table:style-name="Tabela7.A"/>
        <table:table-column table:style-name="Tabela7.B"/>
        <table:table-header-rows>
          <table:table-row>
            <table:table-cell table:style-name="Tabela7.A1" office:value-type="string">
              <text:p text:style-name="P2"><draw:frame draw:style-name="fr1" draw:name="Objeto43" text:anchor-type="as-char" svg:y="-0.356cm" svg:width="4.373cm" svg:height="0.831cm" draw:z-index="98"><draw:object xlink:href="./Object 41" xlink:type="simple" xlink:show="embed" xlink:actuate="onLoad"/><draw:image xlink:href="./ObjectReplacements/Object 41" xlink:type="simple" xlink:show="embed" xlink:actuate="onLoad"/><svg:desc>fórmula</svg:desc></draw:frame></text:p>
            </table:table-cell>
            <table:table-cell table:style-name="Tabela7.A1" office:value-type="string">
              <text:p text:style-name="P3">(<text:sequence text:ref-name="refText5" text:name="Text" text:formula="ooow:Text+1" style:num-format="1">6</text:sequence>)</text:p>
            </table:table-cell>
          </table:table-row>
        </table:table-header-rows>
      </table:table>
      <text:p text:style-name="P100"><text:span text:style-name="T384">where </text:span><text:span text:style-name="T384"><draw:frame draw:style-name="fr1" draw:name="Objeto44" text:anchor-type="as-char" svg:y="-0.295cm" svg:width="1.157cm" svg:height="0.547cm" draw:z-index="74"><draw:object xlink:href="./Object 45" xlink:type="simple" xlink:show="embed" xlink:actuate="onLoad"/><draw:image xlink:href="./ObjectReplacements/Object 45" xlink:type="simple" xlink:show="embed" xlink:actuate="onLoad"/></draw:frame></text:span><text:span text:style-name="T384">(Eq. (1)) is the carbon stocked on woody tissues <text:s/></text:span><text:span text:style-name="T385">and </text:span><text:span text:style-name="T385"><draw:frame draw:style-name="fr1" draw:name="Objeto45" text:anchor-type="as-char" svg:y="-0.295cm" svg:width="1.104cm" svg:height="0.605cm" draw:z-index="75"><draw:object xlink:href="./Object 46" xlink:type="simple" xlink:show="embed" xlink:actuate="onLoad"/><draw:image xlink:href="./ObjectReplacements/Object 46" xlink:type="simple" xlink:show="embed" xlink:actuate="onLoad"/></draw:frame></text:span><text:span text:style-name="T385">(Eq. (7)) the total woody biomass in a grid cell</text:span><text:span text:style-name="T385"><draw:frame draw:style-name="fr1" draw:name="Objeto46" text:anchor-type="as-char" svg:y="-0.295cm" svg:width="0.423cm" svg:height="0.385cm" draw:z-index="76"><draw:object xlink:href="./Object 47" xlink:type="simple" xlink:show="embed" xlink:actuate="onLoad"/><draw:image xlink:href="./ObjectReplacements/Object 47" xlink:type="simple" xlink:show="embed" xlink:actuate="onLoad"/></draw:frame></text:span><text:span text:style-name="T385">.</text:span></text:p>
      <text:p text:style-name="P22"/>
      <table:table table:name="Tabela8" table:style-name="Tabela8">
        <table:table-column table:style-name="Tabela8.A"/>
        <table:table-column table:style-name="Tabela8.B"/>
        <table:table-header-rows>
          <table:table-row>
            <table:table-cell table:style-name="Tabela8.A1" office:value-type="string">
              <text:p text:style-name="P2"><draw:frame draw:style-name="fr1" draw:name="Objeto47" text:anchor-type="as-char" svg:y="-0.716cm" svg:width="3.268cm" svg:height="1.127cm" draw:z-index="99"><draw:object xlink:href="./Object 44" xlink:type="simple" xlink:show="embed" xlink:actuate="onLoad"/><draw:image xlink:href="./ObjectReplacements/Object 44" xlink:type="simple" xlink:show="embed" xlink:actuate="onLoad"/><svg:desc>fórmula</svg:desc></draw:frame></text:p>
            </table:table-cell>
            <table:table-cell table:style-name="Tabela8.A1" office:value-type="string">
              <text:p text:style-name="P3">(<text:sequence text:ref-name="refText6" text:name="Text" text:formula="ooow:Text+1" style:num-format="1">7</text:sequence>)</text:p>
            </table:table-cell>
          </table:table-row>
        </table:table-header-rows>
      </table:table>
      <text:p text:style-name="P101"><text:span text:style-name="T371"><text:tab/></text:span><office:annotation office:name="__Annotation__11078_2063053890"><dc:creator>Bianca Rius</dc:creator><dc:date>2019-07-17T15:29:21.725544908</dc:date><loext:sender-initials>BR</loext:sender-initials><text:p text:style-name="P175"><text:span text:style-name="T458">Isso aqui tá estranho?</text:span></text:p></office:annotation><text:span text:style-name="T372">Lastly, the estimation of abundances </text:span><text:span text:style-name="T374">is important for </text:span><text:span text:style-name="T373">another</text:span><text:span text:style-name="T372"> reason: it determines the value of each trait that will represent </text:span><text:span text:style-name="T375">a</text:span><text:span text:style-name="T372"> grid cell, i.e. the functional identity of that grid cell, that will be after used in the computation of functional diversity for the whole Amazon basin.</text:span><office:annotation-end office:name="__Annotation__11078_2063053890"/><text:span text:style-name="T372"> This is done trhough the metric of Community Weighted Mean </text:span><text:span text:style-name="T376">(</text:span><text:span text:style-name="T376"><draw:frame draw:style-name="fr1" draw:name="Objeto41" text:anchor-type="as-char" svg:y="-0.295cm" svg:width="1.226cm" svg:height="0.385cm" draw:z-index="77"><draw:object xlink:href="./Object 48" xlink:type="simple" xlink:show="embed" xlink:actuate="onLoad"/><draw:image xlink:href="./ObjectReplacements/Object 48" xlink:type="simple" xlink:show="embed" xlink:actuate="onLoad"/></draw:frame></text:span><text:span text:style-name="T372">) that postulates that the traits of the dominant species in a community</text:span><text:span text:style-name="T340"> are the main determinants of ecosystem </text:span><text:soft-page-break/><text:span text:style-name="T340">functioning </text:span><text:bookmark-start text:name="__UnoMark__38073_9858457791"/><text:span text:style-name="T340">(DÍAZ et al., 2007; GRIME, 1998)</text:span><text:bookmark-end text:name="__UnoMark__38073_9858457791"/><text:span text:style-name="T340">⁠. In this metric the mean values of functional traits are weighted by the relative abundance of the species in the considered ecological unit, in our case the PLSs </text:span><text:span text:style-name="T346">or PFTs</text:span><text:span text:style-name="T340">. Then, the </text:span><text:span text:style-name="T340"><draw:frame draw:style-name="fr1" draw:name="Objeto8" text:anchor-type="as-char" svg:y="-0.295cm" svg:width="1.722cm" svg:height="0.474cm" draw:z-index="86"><draw:object xlink:href="./Object 8" xlink:type="simple" xlink:show="embed" xlink:actuate="onLoad"/><draw:image xlink:href="./ObjectReplacements/Object 8" xlink:type="simple" xlink:show="embed" xlink:actuate="onLoad"/></draw:frame></text:span><text:span text:style-name="T340"><text:s/>of a functional trait </text:span><text:span text:style-name="T340"><draw:frame draw:style-name="fr2" draw:name="Objeto9" text:anchor-type="as-char" svg:y="-0.295cm" svg:width="0.205cm" svg:height="0.385cm" draw:z-index="87"><draw:object xlink:href="./Object 9" xlink:type="simple" xlink:show="embed" xlink:actuate="onLoad"/><draw:image xlink:href="./ObjectReplacements/Object 9" xlink:type="simple" xlink:show="embed" xlink:actuate="onLoad"/><svg:desc>fórmula</svg:desc></draw:frame></text:span><text:span text:style-name="T340"><text:s/>i</text:span><text:span text:style-name="T346">n a grid cell</text:span><text:span text:style-name="T340"> </text:span><text:span text:style-name="T340"><draw:frame draw:style-name="fr2" draw:name="Objeto10" text:anchor-type="as-char" svg:y="-0.295cm" svg:width="0.224cm" svg:height="0.385cm" draw:z-index="88"><draw:object xlink:href="./Object 10" xlink:type="simple" xlink:show="embed" xlink:actuate="onLoad"/><draw:image xlink:href="./ObjectReplacements/Object 10" xlink:type="simple" xlink:show="embed" xlink:actuate="onLoad"/><svg:desc>fórmula</svg:desc></draw:frame></text:span><text:span text:style-name="T340"><text:s/>is computed throughout the number of surviv</text:span><text:span text:style-name="T346">ors</text:span><text:span text:style-name="T340"> PLS/</text:span><text:span text:style-name="T346">PFT</text:span><text:span text:style-name="T340"> (</text:span><text:span text:style-name="T340"><draw:frame draw:style-name="fr3" draw:name="Objeto11" text:anchor-type="as-char" svg:width="0.242cm" svg:height="0.385cm" draw:z-index="89"><draw:object xlink:href="./Object 11" xlink:type="simple" xlink:show="embed" xlink:actuate="onLoad"/><draw:image xlink:href="./ObjectReplacements/Object 11" xlink:type="simple" xlink:show="embed" xlink:actuate="onLoad"/><svg:desc>fórmula</svg:desc></draw:frame></text:span><text:span text:style-name="T340">) in th</text:span><text:span text:style-name="T346">at grid cell</text:span><text:span text:style-name="T340">, the relative abundance of </text:span><text:span text:style-name="T354">each</text:span><text:span text:style-name="T340"> PLS</text:span><text:span text:style-name="T346">s</text:span><text:span text:style-name="T340">/</text:span><text:span text:style-name="T346">PFTs</text:span><text:span text:style-name="T340"><draw:frame draw:style-name="fr1" draw:name="Objeto48" text:anchor-type="as-char" svg:y="-0.295cm" svg:width="0.326cm" svg:height="0.385cm" draw:z-index="90"><draw:object xlink:href="./Object 49" xlink:type="simple" xlink:show="embed" xlink:actuate="onLoad"/><draw:image xlink:href="./ObjectReplacements/Object 49" xlink:type="simple" xlink:show="embed" xlink:actuate="onLoad"/></draw:frame></text:span><text:span text:style-name="T340">(</text:span><text:span text:style-name="T340"><draw:frame draw:style-name="fr2" draw:name="Objeto12" text:anchor-type="as-char" svg:y="-0.295cm" svg:width="0.822cm" svg:height="0.547cm" draw:z-index="91"><draw:object xlink:href="./Object 12" xlink:type="simple" xlink:show="embed" xlink:actuate="onLoad"/><draw:image xlink:href="./ObjectReplacements/Object 12" xlink:type="simple" xlink:show="embed" xlink:actuate="onLoad"/><svg:desc>fórmula</svg:desc></draw:frame></text:span><text:span text:style-name="T340">; Eq. </text:span><text:span text:style-name="T354">(3)</text:span><text:span text:style-name="T340">) and </text:span><text:span text:style-name="T354">its correspondent </text:span><text:span text:style-name="T340">functional trait value of the PLS/</text:span><text:span text:style-name="T346">PFT</text:span><text:span text:style-name="T340"> </text:span><text:span text:style-name="T340"><draw:frame draw:style-name="fr3" draw:name="Objeto13" text:anchor-type="as-char" svg:width="0.127cm" svg:height="0.385cm" draw:z-index="92"><draw:object xlink:href="./Object 13" xlink:type="simple" xlink:show="embed" xlink:actuate="onLoad"/><draw:image xlink:href="./ObjectReplacements/Object 13" xlink:type="simple" xlink:show="embed" xlink:actuate="onLoad"/><svg:desc>fórmula</svg:desc></draw:frame></text:span><text:span text:style-name="T340">( </text:span><text:span text:style-name="T340"><draw:frame draw:style-name="fr2" draw:name="Objeto14" text:anchor-type="as-char" svg:y="-0.295cm" svg:width="0.739cm" svg:height="0.474cm" draw:z-index="93"><draw:object xlink:href="./Object 14" xlink:type="simple" xlink:show="embed" xlink:actuate="onLoad"/><draw:image xlink:href="./ObjectReplacements/Object 14" xlink:type="simple" xlink:show="embed" xlink:actuate="onLoad"/><svg:desc>fórmula</svg:desc></draw:frame></text:span><text:span text:style-name="T340">; Table XXX </text:span><text:span text:style-name="T354">and Table XX</text:span><text:span text:style-name="T340">):</text:span></text:p>
      <table:table table:name="Tabela9" table:style-name="Tabela9">
        <table:table-column table:style-name="Tabela9.A"/>
        <table:table-column table:style-name="Tabela9.B"/>
        <table:table-header-rows>
          <table:table-row>
            <table:table-cell table:style-name="Tabela9.A1" office:value-type="string">
              <text:p text:style-name="P2"><draw:frame draw:style-name="fr1" draw:name="Objeto49" text:anchor-type="as-char" svg:y="-0.716cm" svg:width="4.824cm" svg:height="1.127cm" draw:z-index="94"><draw:object xlink:href="./Object 50" xlink:type="simple" xlink:show="embed" xlink:actuate="onLoad"/><draw:image xlink:href="./ObjectReplacements/Object 50" xlink:type="simple" xlink:show="embed" xlink:actuate="onLoad"/><svg:desc>fórmula</svg:desc></draw:frame></text:p>
            </table:table-cell>
            <table:table-cell table:style-name="Tabela9.A1" office:value-type="string">
              <text:p text:style-name="P3">(<text:sequence text:ref-name="refText7" text:name="Text" text:formula="ooow:Text+1" style:num-format="1">8</text:sequence>)</text:p>
            </table:table-cell>
          </table:table-row>
        </table:table-header-rows>
      </table:table>
      <text:p text:style-name="P108">2.2.2.3. Ecophysiological processes formulations<text:tab/></text:p>
      <text:p text:style-name="P45"><text:tab/>Here we describe <text:span text:style-name="T448">some </text:span>ecophysilogical formulations <text:span text:style-name="T448">of major importance to understand the results exposed in this article, mainly the ones associated to the response of vegetation to drought and the formulations linked to the traits trade-offs. T</text:span>he complete CAETÊ formulation can be found in Appendix (A – XXXXXX). <text:span text:style-name="T451">In the subsequent formulas the</text:span><text:span text:style-name="T451"><draw:frame draw:style-name="fr1" draw:name="Objeto81" text:anchor-type="as-char" svg:y="-0.295cm" svg:width="0.326cm" svg:height="0.385cm" draw:z-index="95"><draw:object xlink:href="./Object 82" xlink:type="simple" xlink:show="embed" xlink:actuate="onLoad"/><draw:image xlink:href="./ObjectReplacements/Object 82" xlink:type="simple" xlink:show="embed" xlink:actuate="onLoad"/></draw:frame></text:span><text:span text:style-name="T451">means that the values is specific for a PFT or PLS in a grid</text:span><office:annotation office:name="__Annotation__6194_1239437764"><dc:creator>Bianca Rius</dc:creator><dc:date>2019-08-13T11:35:14.909623548</dc:date><loext:sender-initials>BR</loext:sender-initials><text:p text:style-name="P175"><text:span text:style-name="T456">Trocar pot g porque tem variáveis que são nomeadas a partir de k</text:span></text:p></office:annotation><text:span text:style-name="T451"> cell</text:span><text:span text:style-name="T451"><draw:frame draw:style-name="fr1" draw:name="Objeto82" text:anchor-type="as-char" svg:y="-0.295cm" svg:width="0.423cm" svg:height="0.385cm" draw:z-index="96"><draw:object xlink:href="./Object 83" xlink:type="simple" xlink:show="embed" xlink:actuate="onLoad"/><draw:image xlink:href="./ObjectReplacements/Object 83" xlink:type="simple" xlink:show="embed" xlink:actuate="onLoad"/></draw:frame></text:span><office:annotation-end office:name="__Annotation__6194_1239437764"/><text:span text:style-name="T451">. The units of all the variables are summarized in Table XXX.</text:span></text:p>
      <text:p text:style-name="P46"><text:tab/><text:span text:style-name="T449">The photosynthesis equation (</text:span><text:span text:style-name="T449"><draw:frame draw:style-name="fr1" draw:name="Objeto83" text:anchor-type="as-char" svg:y="-0.295cm" svg:width="1.132cm" svg:height="0.474cm" draw:z-index="97"><draw:object xlink:href="./Object 84" xlink:type="simple" xlink:show="embed" xlink:actuate="onLoad"/><draw:image xlink:href="./ObjectReplacements/Object 84" xlink:type="simple" xlink:show="embed" xlink:actuate="onLoad"/></draw:frame></text:span><text:span text:style-name="T449">; </text:span><text:span text:style-name="T135">Eq. (9)) and the ones associated to it are based on Farquhar et al. (1980) formulation, </text:span><text:span text:style-name="T137">which</text:span><text:span text:style-name="T136"> takes into account three limiting factors: rubisco carboxilation (</text:span><text:span text:style-name="T136"><draw:frame draw:style-name="fr1" draw:name="Objeto51" text:anchor-type="as-char" svg:y="-0.295cm" svg:width="0.686cm" svg:height="0.474cm" draw:z-index="100"><draw:object xlink:href="./Object 52" xlink:type="simple" xlink:show="embed" xlink:actuate="onLoad"/><draw:image xlink:href="./ObjectReplacements/Object 52" xlink:type="simple" xlink:show="embed" xlink:actuate="onLoad"/></draw:frame></text:span><text:span text:style-name="T136">; Eq. (B1)), light (</text:span><text:span text:style-name="T136"><draw:frame draw:style-name="fr1" draw:name="Objeto52" text:anchor-type="as-char" svg:y="-0.295cm" svg:width="0.73cm" svg:height="0.547cm" draw:z-index="101"><draw:object xlink:href="./Object 53" xlink:type="simple" xlink:show="embed" xlink:actuate="onLoad"/><draw:image xlink:href="./ObjectReplacements/Object 53" xlink:type="simple" xlink:show="embed" xlink:actuate="onLoad"/></draw:frame></text:span><text:span text:style-name="T136">; Eq. (B2)) </text:span><text:span text:style-name="T137">and electron transport (</text:span><text:span text:style-name="T137"><draw:frame draw:style-name="fr1" draw:name="Objeto53" text:anchor-type="as-char" svg:y="-0.295cm" svg:width="0.677cm" svg:height="0.474cm" draw:z-index="102"><draw:object xlink:href="./Object 54" xlink:type="simple" xlink:show="embed" xlink:actuate="onLoad"/><draw:image xlink:href="./ObjectReplacements/Object 54" xlink:type="simple" xlink:show="embed" xlink:actuate="onLoad"/></draw:frame></text:span><text:span text:style-name="T137">; Eq. (B3))</text:span><text:span text:style-name="T135">. </text:span><text:span text:style-name="T137">In order to include the limitation of photosynthesis by water availability</text:span><text:span text:style-name="T138"> and to include a trade-off for the fine roots traits,</text:span><text:span text:style-name="T137"> w</text:span><text:span text:style-name="T135">e added to this equation a water stress factor (</text:span><text:span text:style-name="T135"><draw:frame draw:style-name="fr1" draw:name="Objeto50" text:anchor-type="as-char" svg:y="-0.295cm" svg:width="0.658cm" svg:height="0.547cm" draw:z-index="103"><draw:object xlink:href="./Object 51" xlink:type="simple" xlink:show="embed" xlink:actuate="onLoad"/><draw:image xlink:href="./ObjectReplacements/Object 51" xlink:type="simple" xlink:show="embed" xlink:actuate="onLoad"/></draw:frame></text:span><text:span text:style-name="T135">; Eq. (10)).</text:span></text:p>
      <table:table table:name="Tabela10" table:style-name="Tabela10">
        <table:table-column table:style-name="Tabela10.A"/>
        <table:table-column table:style-name="Tabela10.B"/>
        <table:table-header-rows>
          <text:soft-page-break/>
          <table:table-row>
            <table:table-cell table:style-name="Tabela10.A1" office:value-type="string">
              <text:p text:style-name="P2"><draw:frame draw:style-name="fr1" draw:name="Objeto54" text:anchor-type="as-char" svg:y="-0.319cm" svg:width="6.802cm" svg:height="0.681cm" draw:z-index="29"><draw:object xlink:href="./Object 55" xlink:type="simple" xlink:show="embed" xlink:actuate="onLoad"/><draw:image xlink:href="./ObjectReplacements/Object 55" xlink:type="simple" xlink:show="embed" xlink:actuate="onLoad"/><svg:desc>fórmula</svg:desc></draw:frame></text:p>
            </table:table-cell>
            <table:table-cell table:style-name="Tabela10.A1" office:value-type="string">
              <text:p text:style-name="P3">(<text:sequence text:ref-name="refText8" text:name="Text" text:formula="ooow:Text+1" style:num-format="1">9</text:sequence>)</text:p>
            </table:table-cell>
          </table:table-row>
        </table:table-header-rows>
      </table:table>
      <text:p text:style-name="P47"><text:span text:style-name="T90">where</text:span><text:span text:style-name="T90"><draw:frame draw:style-name="fr1" draw:name="Objeto55" text:anchor-type="as-char" svg:y="-0.295cm" svg:width="0.653cm" svg:height="0.547cm" draw:z-index="3"><draw:object xlink:href="./Object 56" xlink:type="simple" xlink:show="embed" xlink:actuate="onLoad"/><draw:image xlink:href="./ObjectReplacements/Object 56" xlink:type="simple" xlink:show="embed" xlink:actuate="onLoad"/></draw:frame></text:span><text:span text:style-name="T139">(Eq. (B4)) is the leaf level gross photosynthesis </text:span><text:span text:style-name="T140">and</text:span><text:span text:style-name="T140"><draw:frame draw:style-name="fr1" draw:name="Objeto56" text:anchor-type="as-char" svg:y="-0.295cm" svg:width="0.676cm" svg:height="0.547cm" draw:z-index="4"><draw:object xlink:href="./Object 57" xlink:type="simple" xlink:show="embed" xlink:actuate="onLoad"/><draw:image xlink:href="./ObjectReplacements/Object 57" xlink:type="simple" xlink:show="embed" xlink:actuate="onLoad"/></draw:frame></text:span><text:span text:style-name="T158"> </text:span><text:span text:style-name="T140">is a function for upscaling the leaf level photosynthesis to the canopy level </text:span><text:span text:style-name="T141">subdivide</text:span><text:span text:style-name="T142">d</text:span><text:span text:style-name="T141"> in </text:span><text:span text:style-name="T141"><draw:frame draw:style-name="fr1" draw:name="Objeto57" text:anchor-type="as-char" svg:y="-0.434cm" svg:width="0.887cm" svg:height="0.686cm" draw:z-index="5"><draw:object xlink:href="./Object 58" xlink:type="simple" xlink:show="embed" xlink:actuate="onLoad"/><draw:image xlink:href="./ObjectReplacements/Object 58" xlink:type="simple" xlink:show="embed" xlink:actuate="onLoad"/></draw:frame></text:span><text:span text:style-name="T141">(Eq. (BXX)) and </text:span><text:span text:style-name="T141"><draw:frame draw:style-name="fr1" draw:name="Objeto58" text:anchor-type="as-char" svg:y="-0.434cm" svg:width="1.212cm" svg:height="0.686cm" draw:z-index="6"><draw:object xlink:href="./Object 59" xlink:type="simple" xlink:show="embed" xlink:actuate="onLoad"/><draw:image xlink:href="./ObjectReplacements/Object 59" xlink:type="simple" xlink:show="embed" xlink:actuate="onLoad"/></draw:frame></text:span><text:span text:style-name="T141">(Eq. (BXX))</text:span><text:span text:style-name="T142">(for more details see Appendix B.</text:span><text:span text:style-name="T158">)</text:span></text:p>
      <text:p text:style-name="P47"><text:span text:style-name="T142"><text:tab/></text:span><text:span text:style-name="T143">The</text:span><office:annotation office:name="__Annotation__7517_155932903"><dc:creator>Bianca Rius</dc:creator><dc:date>2019-07-22T15:38:30.574078361</dc:date><loext:sender-initials>BR</loext:sender-initials><text:p text:style-name="P175"><text:span text:style-name="T456">Falar que vai de 0 a1</text:span></text:p></office:annotation><text:span text:style-name="T143"> water stress factor</text:span><text:span text:style-name="T143"><draw:frame draw:style-name="fr1" draw:name="Objeto59" text:anchor-type="as-char" svg:y="-0.295cm" svg:width="0.658cm" svg:height="0.547cm" draw:z-index="10"><draw:object xlink:href="./Object 60" xlink:type="simple" xlink:show="embed" xlink:actuate="onLoad"/><draw:image xlink:href="./ObjectReplacements/Object 60" xlink:type="simple" xlink:show="embed" xlink:actuate="onLoad"/></draw:frame></text:span><office:annotation-end office:name="__Annotation__7517_155932903"/><text:span text:style-name="T143">is calculated in function of the ratio between the potential water supply for transpiration (</text:span><text:span text:style-name="T143"><draw:frame draw:style-name="fr1" draw:name="Objeto60" text:anchor-type="as-char" svg:y="-0.295cm" svg:width="0.563cm" svg:height="0.474cm" draw:z-index="11"><draw:object xlink:href="./Object 61" xlink:type="simple" xlink:show="embed" xlink:actuate="onLoad"/><draw:image xlink:href="./ObjectReplacements/Object 61" xlink:type="simple" xlink:show="embed" xlink:actuate="onLoad"/></draw:frame></text:span><text:span text:style-name="T143">; Eq. (11)) and the atmospheric demand for transpiration (</text:span><text:span text:style-name="T143"><draw:frame draw:style-name="fr1" draw:name="Objeto61" text:anchor-type="as-char" svg:y="-0.295cm" svg:width="0.547cm" svg:height="0.385cm" draw:z-index="12"><draw:object xlink:href="./Object 62" xlink:type="simple" xlink:show="embed" xlink:actuate="onLoad"/><draw:image xlink:href="./ObjectReplacements/Object 62" xlink:type="simple" xlink:show="embed" xlink:actuate="onLoad"/></draw:frame></text:span><text:span text:style-name="T143">; Eq. (BXX)). This approach is based on Pavlick et al. (2013) and aims to take into account the fine roots biomass on water uptake.</text:span></text:p>
      <table:table table:name="Tabela11" table:style-name="Tabela11">
        <table:table-column table:style-name="Tabela11.A"/>
        <table:table-column table:style-name="Tabela11.B"/>
        <table:table-header-rows>
          <table:table-row>
            <table:table-cell table:style-name="Tabela11.A1" office:value-type="string">
              <text:p text:style-name="P2"><draw:frame draw:style-name="fr1" draw:name="Objeto62" text:anchor-type="as-char" svg:y="-0.418cm" svg:width="3.754cm" svg:height="0.78cm" draw:z-index="30"><draw:object xlink:href="./Object 63" xlink:type="simple" xlink:show="embed" xlink:actuate="onLoad"/><draw:image xlink:href="./ObjectReplacements/Object 63" xlink:type="simple" xlink:show="embed" xlink:actuate="onLoad"/><svg:desc>fórmula</svg:desc></draw:frame></text:p>
            </table:table-cell>
            <table:table-cell table:style-name="Tabela11.A1" office:value-type="string">
              <text:p text:style-name="P3">(<text:sequence text:ref-name="refText9" text:name="Text" text:formula="ooow:Text+1" style:num-format="1">10</text:sequence>)</text:p>
            </table:table-cell>
          </table:table-row>
        </table:table-header-rows>
      </table:table>
      <text:p text:style-name="P48"><text:span text:style-name="T143"><text:tab/></text:span><text:span text:style-name="T144">T</text:span><text:span text:style-name="T143">he potential water supply for transpiration </text:span><text:span text:style-name="T143"><draw:frame draw:style-name="fr1" draw:name="Objeto63" text:anchor-type="as-char" svg:y="-0.295cm" svg:width="0.563cm" svg:height="0.474cm" draw:z-index="13"><draw:object xlink:href="./Object 64" xlink:type="simple" xlink:show="embed" xlink:actuate="onLoad"/><draw:image xlink:href="./ObjectReplacements/Object 64" xlink:type="simple" xlink:show="embed" xlink:actuate="onLoad"/></draw:frame></text:span><text:span text:style-name="T144">is a function of the carbon stock on fine roots compartment </text:span><text:span text:style-name="T144"><draw:frame draw:style-name="fr1" draw:name="Objeto64" text:anchor-type="as-char" svg:y="-0.295cm" svg:width="0.813cm" svg:height="0.547cm" draw:z-index="14"><draw:object xlink:href="./Object 65" xlink:type="simple" xlink:show="embed" xlink:actuate="onLoad"/><draw:image xlink:href="./ObjectReplacements/Object 65" xlink:type="simple" xlink:show="embed" xlink:actuate="onLoad"/></draw:frame></text:span><text:span text:style-name="T144">(Eq. (1)) </text:span><text:span text:style-name="T145">multiplied by</text:span><text:span text:style-name="T144"> a constant water uptake capacity </text:span><text:span text:style-name="T145">(</text:span><text:span text:style-name="T145"><draw:frame draw:style-name="fr1" draw:name="Objeto66" text:anchor-type="as-char" svg:y="-0.295cm" svg:width="0.954cm" svg:height="0.474cm" draw:z-index="15"><draw:object xlink:href="./Object 67" xlink:type="simple" xlink:show="embed" xlink:actuate="onLoad"/><draw:image xlink:href="./ObjectReplacements/Object 67" xlink:type="simple" xlink:show="embed" xlink:actuate="onLoad"/></draw:frame></text:span><text:span text:style-name="T145">)</text:span><text:span text:style-name="T144"> </text:span><text:span text:style-name="T145">with a value of <text:s/></text:span><text:span text:style-name="T143">0.0005 mm</text:span><text:span text:style-name="T145">H</text:span><text:span text:style-name="T430">2</text:span><text:span text:style-name="T145">OkgC</text:span><text:span text:style-name="T420">-1</text:span><text:span text:style-name="T145">day</text:span><text:span text:style-name="T420">-1</text:span><text:span text:style-name="T145"> and also a function of <text:s/>the degree of water soil saturation (</text:span><text:span text:style-name="T145"><draw:frame draw:style-name="fr1" draw:name="Objeto67" text:anchor-type="as-char" svg:y="-0.295cm" svg:width="0.512cm" svg:height="0.385cm" draw:z-index="27"><draw:object xlink:href="./Object 68" xlink:type="simple" xlink:show="embed" xlink:actuate="onLoad"/><draw:image xlink:href="./ObjectReplacements/Object 68" xlink:type="simple" xlink:show="embed" xlink:actuate="onLoad"/></draw:frame></text:span><text:span text:style-name="T145">; Eq. (BXX)). It is important to highlight that the value for </text:span><text:span text:style-name="T145"><draw:frame draw:style-name="fr1" draw:name="Objeto68" text:anchor-type="as-char" svg:y="-0.295cm" svg:width="0.512cm" svg:height="0.385cm" draw:z-index="28"><draw:object xlink:href="./Object 69" xlink:type="simple" xlink:show="embed" xlink:actuate="onLoad"/><draw:image xlink:href="./ObjectReplacements/Object 69" xlink:type="simple" xlink:show="embed" xlink:actuate="onLoad"/></draw:frame></text:span><text:span text:style-name="T145"><text:s/>is correspondent to </text:span><text:span text:style-name="T146">that of</text:span><text:span text:style-name="T145"> the previous day calculated by the water balance sub-model (Appendix BXXX).</text:span></text:p>
      <table:table table:name="Tabela12" table:style-name="Tabela12">
        <table:table-column table:style-name="Tabela12.A"/>
        <table:table-column table:style-name="Tabela12.B"/>
        <table:table-header-rows>
          <table:table-row>
            <table:table-cell table:style-name="Tabela12.A1" office:value-type="string">
              <text:p text:style-name="P2"><draw:frame draw:style-name="fr1" draw:name="Objeto69" text:anchor-type="as-char" svg:y="-0.319cm" svg:width="3.706cm" svg:height="0.681cm" draw:z-index="33"><draw:object xlink:href="./Object 70" xlink:type="simple" xlink:show="embed" xlink:actuate="onLoad"/><draw:image xlink:href="./ObjectReplacements/Object 70" xlink:type="simple" xlink:show="embed" xlink:actuate="onLoad"/><svg:desc>fórmula</svg:desc></draw:frame></text:p>
            </table:table-cell>
            <table:table-cell table:style-name="Tabela12.A1" office:value-type="string">
              <text:p text:style-name="P3">(<text:sequence text:ref-name="refText10" text:name="Text" text:formula="ooow:Text+1" style:num-format="1">11</text:sequence>)</text:p>
            </table:table-cell>
          </table:table-row>
        </table:table-header-rows>
      </table:table>
      <table:table table:name="Tabela13" table:style-name="Tabela13">
        <table:table-column table:style-name="Tabela13.A"/>
        <table:table-column table:style-name="Tabela13.B"/>
        <table:table-header-rows>
          <table:table-row>
            <table:table-cell table:style-name="Tabela13.A1" office:value-type="string">
              <text:p text:style-name="P2"><draw:frame draw:style-name="fr4" draw:name="Objeto103" text:anchor-type="as-char" svg:width="1.496cm" svg:height="0.48cm" draw:z-index="38"><draw:object xlink:href="./Object 104" xlink:type="simple" xlink:show="embed" xlink:actuate="onLoad"/><draw:image xlink:href="./ObjectReplacements/Object 104" xlink:type="simple" xlink:show="embed" xlink:actuate="onLoad"/><svg:desc>fórmula</svg:desc></draw:frame></text:p>
            </table:table-cell>
            <table:table-cell table:style-name="Tabela13.A1" office:value-type="string">
              <text:p text:style-name="P3">(<text:sequence text:ref-name="refText11" text:name="Text" text:formula="ooow:Text+1" style:num-format="1">12</text:sequence>)</text:p>
            </table:table-cell>
          </table:table-row>
        </table:table-header-rows>
      </table:table>
      <table:table table:name="Tabela14" table:style-name="Tabela14">
        <table:table-column table:style-name="Tabela14.A"/>
        <table:table-column table:style-name="Tabela14.B"/>
        <table:table-header-rows>
          <table:table-row>
            <table:table-cell table:style-name="Tabela14.A1" office:value-type="string">
              <text:p text:style-name="P2"><draw:frame draw:style-name="fr4" draw:name="Objeto104" text:anchor-type="as-char" svg:width="1.496cm" svg:height="0.48cm" draw:z-index="39"><draw:object xlink:href="./Object 105" xlink:type="simple" xlink:show="embed" xlink:actuate="onLoad"/><draw:image xlink:href="./ObjectReplacements/Object 105" xlink:type="simple" xlink:show="embed" xlink:actuate="onLoad"/><svg:desc>fórmula</svg:desc></draw:frame></text:p>
            </table:table-cell>
            <table:table-cell table:style-name="Tabela14.A1" office:value-type="string">
              <text:p text:style-name="P3">(<text:sequence text:ref-name="refText12" text:name="Text" text:formula="ooow:Text+1" style:num-format="1">13</text:sequence>)</text:p>
            </table:table-cell>
          </table:table-row>
        </table:table-header-rows>
      </table:table>
      <text:p text:style-name="P49"><office:annotation office:name="__Annotation__17736_1395065779"><dc:creator>Bianca Rius</dc:creator><dc:date>2019-07-19T15:51:06.727983695</dc:date><loext:sender-initials>BR</loext:sender-initials><text:p text:style-name="P175"><text:span text:style-name="T456">Não esqueça!!</text:span></text:p></office:annotation>IPAR<text:span text:style-name="T450">(12)</text:span><office:annotation-end office:name="__Annotation__17736_1395065779"/></text:p>
      <text:p text:style-name="P51">IPAR dividido levando em conta o cwood (13)</text:p>
      <text:p text:style-name="P49"><text:soft-page-break/><text:tab/><text:span text:style-name="T450">Tha leaf area index (</text:span><text:span text:style-name="T450"><draw:frame draw:style-name="fr1" draw:name="Objeto70" text:anchor-type="as-char" svg:y="-0.295cm" svg:width="0.997cm" svg:height="0.474cm" draw:z-index="45"><draw:object xlink:href="./Object 71" xlink:type="simple" xlink:show="embed" xlink:actuate="onLoad"/><draw:image xlink:href="./ObjectReplacements/Object 71" xlink:type="simple" xlink:show="embed" xlink:actuate="onLoad"/></draw:frame></text:span><text:span text:style-name="T450">; Eq. (14)) takes into account the carbon content on leaves (</text:span><text:span text:style-name="T450"><draw:frame draw:style-name="fr1" draw:name="Objeto71" text:anchor-type="as-char" svg:y="-0.295cm" svg:width="0.813cm" svg:height="0.547cm" draw:z-index="46"><draw:object xlink:href="./Object 72" xlink:type="simple" xlink:show="embed" xlink:actuate="onLoad"/><draw:image xlink:href="./ObjectReplacements/Object 72" xlink:type="simple" xlink:show="embed" xlink:actuate="onLoad"/></draw:frame></text:span><text:span text:style-name="T450">; </text:span><text:span text:style-name="T147">Eq. (1)) and its specific leaf area (</text:span><text:span text:style-name="T147"><draw:frame draw:style-name="fr1" draw:name="Objeto73" text:anchor-type="as-char" svg:y="-0.295cm" svg:width="1.042cm" svg:height="0.474cm" draw:z-index="47"><draw:object xlink:href="./Object 74" xlink:type="simple" xlink:show="embed" xlink:actuate="onLoad"/><draw:image xlink:href="./ObjectReplacements/Object 74" xlink:type="simple" xlink:show="embed" xlink:actuate="onLoad"/></draw:frame></text:span><text:span text:style-name="T147">; Eq. (1</text:span><text:span text:style-name="T148">5</text:span><text:span text:style-name="T147">)</text:span><text:span text:style-name="T149">)</text:span><text:span text:style-name="T147">. </text:span><text:span text:style-name="T148">It is based on Pavlick et al. (2013).</text:span><text:span text:style-name="T147"><draw:frame draw:style-name="fr1" draw:name="Objeto75" text:anchor-type="as-char" svg:y="-0.295cm" svg:width="0.997cm" svg:height="0.474cm" draw:z-index="52"><draw:object xlink:href="./Object 76" xlink:type="simple" xlink:show="embed" xlink:actuate="onLoad"/><draw:image xlink:href="./ObjectReplacements/Object 76" xlink:type="simple" xlink:show="embed" xlink:actuate="onLoad"/></draw:frame></text:span><text:span text:style-name="T148">as well as the factor </text:span><text:span text:style-name="T148"><draw:frame draw:style-name="fr1" draw:name="Objeto76" text:anchor-type="as-char" svg:y="-0.295cm" svg:width="0.676cm" svg:height="0.547cm" draw:z-index="56"><draw:object xlink:href="./Object 77" xlink:type="simple" xlink:show="embed" xlink:actuate="onLoad"/><draw:image xlink:href="./ObjectReplacements/Object 77" xlink:type="simple" xlink:show="embed" xlink:actuate="onLoad"/></draw:frame></text:span><text:span text:style-name="T147"><text:s/></text:span><text:span text:style-name="T148">(Eq. (BXXX) and Eq. (BXXX) is also partitionned in </text:span><text:span text:style-name="T148"><draw:frame draw:style-name="fr1" draw:name="Objeto77" text:anchor-type="as-char" svg:y="-0.295cm" svg:width="1.461cm" svg:height="0.547cm" draw:z-index="57"><draw:object xlink:href="./Object 78" xlink:type="simple" xlink:show="embed" xlink:actuate="onLoad"/><draw:image xlink:href="./ObjectReplacements/Object 78" xlink:type="simple" xlink:show="embed" xlink:actuate="onLoad"/></draw:frame></text:span><text:span text:style-name="T148">(Eq. (BXXX)) and</text:span><text:span text:style-name="T148"><draw:frame draw:style-name="fr1" draw:name="Objeto78" text:anchor-type="as-char" svg:y="-0.295cm" svg:width="1.785cm" svg:height="0.547cm" draw:z-index="58"><draw:object xlink:href="./Object 79" xlink:type="simple" xlink:show="embed" xlink:actuate="onLoad"/><draw:image xlink:href="./ObjectReplacements/Object 79" xlink:type="simple" xlink:show="embed" xlink:actuate="onLoad"/></draw:frame></text:span><text:span text:style-name="T148">(Eq. (BXX)).</text:span></text:p>
      <table:table table:name="Tabela15" table:style-name="Tabela15">
        <table:table-column table:style-name="Tabela15.A"/>
        <table:table-column table:style-name="Tabela15.B"/>
        <table:table-header-rows>
          <table:table-row>
            <table:table-cell table:style-name="Tabela15.A1" office:value-type="string">
              <text:p text:style-name="P2"><draw:frame draw:style-name="fr1" draw:name="Objeto74" text:anchor-type="as-char" svg:y="-0.319cm" svg:width="3.15cm" svg:height="0.681cm" draw:z-index="70"><draw:object xlink:href="./Object 75" xlink:type="simple" xlink:show="embed" xlink:actuate="onLoad"/><draw:image xlink:href="./ObjectReplacements/Object 75" xlink:type="simple" xlink:show="embed" xlink:actuate="onLoad"/><svg:desc>fórmula</svg:desc></draw:frame></text:p>
            </table:table-cell>
            <table:table-cell table:style-name="Tabela15.A1" office:value-type="string">
              <text:p text:style-name="P3">(<text:sequence text:ref-name="refText13" text:name="Text" text:formula="ooow:Text+1" style:num-format="1">14</text:sequence>)</text:p>
            </table:table-cell>
          </table:table-row>
        </table:table-header-rows>
      </table:table>
      <table:table table:name="Tabela16" table:style-name="Tabela16">
        <table:table-column table:style-name="Tabela16.A"/>
        <table:table-column table:style-name="Tabela16.B"/>
        <table:table-header-rows>
          <table:table-row>
            <table:table-cell table:style-name="Tabela16.A1" office:value-type="string">
              <text:p text:style-name="P2"><draw:frame draw:style-name="fr1" draw:name="Objeto79" text:anchor-type="as-char" svg:y="-0.418cm" svg:width="6.324cm" svg:height="0.78cm" draw:z-index="78"><draw:object xlink:href="./Object 80" xlink:type="simple" xlink:show="embed" xlink:actuate="onLoad"/><draw:image xlink:href="./ObjectReplacements/Object 80" xlink:type="simple" xlink:show="embed" xlink:actuate="onLoad"/><svg:desc>fórmula</svg:desc></draw:frame></text:p>
            </table:table-cell>
            <table:table-cell table:style-name="Tabela16.A1" office:value-type="string">
              <text:p text:style-name="P3">(<text:sequence text:ref-name="refText14" text:name="Text" text:formula="ooow:Text+1" style:num-format="1">15</text:sequence>)</text:p>
            </table:table-cell>
          </table:table-row>
        </table:table-header-rows>
      </table:table>
      <text:p text:style-name="P52">where <draw:frame draw:style-name="fr1" draw:name="Objeto80" text:anchor-type="as-char" svg:y="-0.222cm" svg:width="0.72cm" svg:height="0.474cm" draw:z-index="62"><draw:object xlink:href="./Object 81" xlink:type="simple" xlink:show="embed" xlink:actuate="onLoad"/><draw:image xlink:href="./ObjectReplacements/Object 81" xlink:type="simple" xlink:show="embed" xlink:actuate="onLoad"/></draw:frame><text:span text:style-name="T452">(Table XXX and Table XXX) </text:span>is the carbon residence time on leaves. <text:span text:style-name="T452">This equation uses an empirical relationship derived from Reich et al. (1997).</text:span></text:p>
      <text:p text:style-name="P52"><text:tab/><text:span text:style-name="T452">The autotrophic respiration (</text:span><text:span text:style-name="T452"><draw:frame draw:style-name="fr1" draw:name="Objeto65" text:anchor-type="as-char" svg:y="-0.295cm" svg:width="0.757cm" svg:height="0.547cm" draw:z-index="65"><draw:object xlink:href="./Object 66" xlink:type="simple" xlink:show="embed" xlink:actuate="onLoad"/><draw:image xlink:href="./ObjectReplacements/Object 66" xlink:type="simple" xlink:show="embed" xlink:actuate="onLoad"/></draw:frame></text:span><text:span text:style-name="T452">; Eq. (16)) is splitted in growth respiration (</text:span><text:span text:style-name="T452"><draw:frame draw:style-name="fr1" draw:name="Objeto72" text:anchor-type="as-char" svg:y="-0.295cm" svg:width="0.769cm" svg:height="0.547cm" draw:z-index="68"><draw:object xlink:href="./Object 73" xlink:type="simple" xlink:show="embed" xlink:actuate="onLoad"/><draw:image xlink:href="./ObjectReplacements/Object 73" xlink:type="simple" xlink:show="embed" xlink:actuate="onLoad"/></draw:frame></text:span><text:span text:style-name="T452">; Eq. (17)) and maintenance respiration (</text:span><text:span text:style-name="T452"><draw:frame draw:style-name="fr1" draw:name="Objeto84" text:anchor-type="as-char" svg:y="-0.295cm" svg:width="0.827cm" svg:height="0.547cm" draw:z-index="69"><draw:object xlink:href="./Object 85" xlink:type="simple" xlink:show="embed" xlink:actuate="onLoad"/><draw:image xlink:href="./ObjectReplacements/Object 85" xlink:type="simple" xlink:show="embed" xlink:actuate="onLoad"/></draw:frame></text:span><text:span text:style-name="T452">; Eq. (18)) following Ryan (1991a; 1991b). </text:span></text:p>
      <table:table table:name="Tabela17" table:style-name="Tabela17">
        <table:table-column table:style-name="Tabela17.A"/>
        <table:table-column table:style-name="Tabela17.B"/>
        <table:table-header-rows>
          <table:table-row>
            <table:table-cell table:style-name="Tabela17.A1" office:value-type="string">
              <text:p text:style-name="P2"><draw:frame draw:style-name="fr1" draw:name="Objeto85" text:anchor-type="as-char" svg:y="-0.319cm" svg:width="2.944cm" svg:height="0.681cm" draw:z-index="79"><draw:object xlink:href="./Object 86" xlink:type="simple" xlink:show="embed" xlink:actuate="onLoad"/><draw:image xlink:href="./ObjectReplacements/Object 86" xlink:type="simple" xlink:show="embed" xlink:actuate="onLoad"/><svg:desc>fórmula</svg:desc></draw:frame></text:p>
            </table:table-cell>
            <table:table-cell table:style-name="Tabela17.A1" office:value-type="string">
              <text:p text:style-name="P3">(<text:sequence text:ref-name="refText15" text:name="Text" text:formula="ooow:Text+1" style:num-format="1">16</text:sequence>)</text:p>
            </table:table-cell>
          </table:table-row>
        </table:table-header-rows>
      </table:table>
      <text:p text:style-name="P52"><text:tab/><text:span text:style-name="T453">The </text:span><text:span text:style-name="T453"><draw:frame draw:style-name="fr1" draw:name="Objeto86" text:anchor-type="as-char" svg:y="-0.295cm" svg:width="0.769cm" svg:height="0.547cm" draw:z-index="80"><draw:object xlink:href="./Object 87" xlink:type="simple" xlink:show="embed" xlink:actuate="onLoad"/><draw:image xlink:href="./ObjectReplacements/Object 87" xlink:type="simple" xlink:show="embed" xlink:actuate="onLoad"/></draw:frame></text:span><text:span text:style-name="T453">formulation is based on Ryan et al. (1991a; 1991b),</text:span> <text:span text:style-name="T453">which postulates that a reasonable growth respiration estimate can be done assuming that its metabolics costs in each tissue consumes an amount of carbon equal to a quarter of the carbon incoporated in the new tissue (i.e. the difference between the carbon content in a compartment in a time </text:span><text:span text:style-name="T453"><draw:frame draw:style-name="fr1" draw:name="Objeto87" text:anchor-type="as-char" svg:y="-0.295cm" svg:width="0.349cm" svg:height="0.385cm" draw:z-index="81"><draw:object xlink:href="./Object 88" xlink:type="simple" xlink:show="embed" xlink:actuate="onLoad"/><draw:image xlink:href="./ObjectReplacements/Object 88" xlink:type="simple" xlink:show="embed" xlink:actuate="onLoad"/></draw:frame></text:span><text:span text:style-name="T453">(</text:span><text:span text:style-name="T453"><draw:frame draw:style-name="fr1" draw:name="Objeto88" text:anchor-type="as-char" svg:y="-0.295cm" svg:width="1.005cm" svg:height="0.547cm" draw:z-index="82"><draw:object xlink:href="./Object 89" xlink:type="simple" xlink:show="embed" xlink:actuate="onLoad"/><draw:image xlink:href="./ObjectReplacements/Object 89" xlink:type="simple" xlink:show="embed" xlink:actuate="onLoad"/></draw:frame></text:span><text:span text:style-name="T453">; Eq. (1)) and the carbon content in the same compartment in a time </text:span><text:span text:style-name="T453"><draw:frame draw:style-name="fr1" draw:name="Objeto89" text:anchor-type="as-char" svg:y="-0.295cm" svg:width="0.915cm" svg:height="0.385cm" draw:z-index="83"><draw:object xlink:href="./Object 90" xlink:type="simple" xlink:show="embed" xlink:actuate="onLoad"/><draw:image xlink:href="./ObjectReplacements/Object 90" xlink:type="simple" xlink:show="embed" xlink:actuate="onLoad"/></draw:frame></text:span><text:span text:style-name="T453">(</text:span><text:span text:style-name="T453"><draw:frame draw:style-name="fr1" draw:name="Objeto90" text:anchor-type="as-char" svg:y="-0.295cm" svg:width="1.162cm" svg:height="0.547cm" draw:z-index="84"><draw:object xlink:href="./Object 91" xlink:type="simple" xlink:show="embed" xlink:actuate="onLoad"/><draw:image xlink:href="./ObjectReplacements/Object 91" xlink:type="simple" xlink:show="embed" xlink:actuate="onLoad"/></draw:frame></text:span><text:span text:style-name="T453">; Eq. (1)). This approach is used by other vegetation models </text:span><text:reference-mark-start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manualFormatting&quot;: &quot;(e.g. LEVIS et al., 2004; SITCH et al., 2003)&quot;, &quot;plainTextFormattedCitation&quot;: &quot;(LEVIS et al., 2004; SITCH et al., 2003)&quot;, &quot;previouslyFormattedCitation&quot;: &quot;(LEVIS et al., 2004; SITCH et al., 2003)&quot;}, &quot;properties&quot;: {&quot;noteIndex&quot;: 0}, &quot;schema&quot;: &quot;https://github.com/citation-style-language/schema/raw/master/csl-citation.json&quot;} RNDp2KPw1cNS3"/><text:span text:style-name="T453">(e.g. LEVIS et al., 2004; SITCH et al., 2003)</text:span><text:reference-mark-end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manualFormatting&quot;: &quot;(e.g. LEVIS et al., 2004; SITCH et al., 2003)&quot;, &quot;plainTextFormattedCitation&quot;: &quot;(LEVIS et al., 2004; SITCH et al., 2003)&quot;, &quot;previouslyFormattedCitation&quot;: &quot;(LEVIS et al., 2004; SITCH et al., 2003)&quot;}, &quot;properties&quot;: {&quot;noteIndex&quot;: 0}, &quot;schema&quot;: &quot;https://github.com/citation-style-language/schema/raw/master/csl-citation.json&quot;} RNDp2KPw1cNS3"/><text:span text:style-name="T151">.</text:span></text:p>
      <table:table table:name="Tabela18" table:style-name="Tabela18">
        <table:table-column table:style-name="Tabela18.A"/>
        <table:table-column table:style-name="Tabela18.B"/>
        <table:table-header-rows>
          <table:table-row>
            <table:table-cell table:style-name="Tabela18.A1" office:value-type="string">
              <text:p text:style-name="P2"><draw:frame draw:style-name="fr1" draw:name="Objeto91" text:anchor-type="as-char" svg:y="-0.418cm" svg:width="5.279cm" svg:height="0.78cm" draw:z-index="85"><draw:object xlink:href="./Object 92" xlink:type="simple" xlink:show="embed" xlink:actuate="onLoad"/><draw:image xlink:href="./ObjectReplacements/Object 92" xlink:type="simple" xlink:show="embed" xlink:actuate="onLoad"/><svg:desc>fórmula</svg:desc></draw:frame></text:p>
            </table:table-cell>
            <table:table-cell table:style-name="Tabela18.A1" office:value-type="string">
              <text:p text:style-name="P3">(<text:sequence text:ref-name="refText16" text:name="Text" text:formula="ooow:Text+1" style:num-format="1">17</text:sequence>)</text:p>
            </table:table-cell>
          </table:table-row>
        </table:table-header-rows>
      </table:table>
      <text:p text:style-name="P50"><text:soft-page-break/><text:tab/><text:span text:style-name="T454">The maintenance respiration is calculated according to the nitrogen and carbon content in each compartment. The nitrogen content on plant tissues is intimately connected to the maintenance respiration since about 60% of it is used to protein repare and substitution </text:span><text:reference-mark-start text:name="ADDIN CSL_CITATION {&quot;citationItems&quot;: [{&quot;id&quot;: &quot;ITEM-1&quot;, &quot;itemData&quot;: {&quot;author&quot;: [{&quot;dropping-particle&quot;: &quot;&quot;, &quot;family&quot;: &quot;Ryan&quot;, &quot;given&quot;: &quot;Michael G&quot;, &quot;non-dropping-particle&quot;: &quot;&quot;, &quot;parse-names&quot;: false, &quot;suffix&quot;: &quot;&quot;}], &quot;id&quot;: &quot;ITEM-1&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id&quot;: &quot;ITEM-2&quot;, &quot;itemData&quot;: {&quot;DOI&quot;: &quot;10.1093/treephys/9.1-2.255&quot;, &quot;ISBN&quot;: &quot;0829-318X (Print)&quot;, &quot;ISSN&quot;: &quot;1758-4469&quot;, &quot;PMID&quot;: &quot;14972868&quot;, &quot;abstract&quot;: &quot;Gross carbon budgets for vegetation in forest ecosystems are difficult to construct because of problems in scaling flux measurements made on small samples over short periods of time and in determining belowground carbon allocation. Recently, empirical relationships have been developed to estimate total belowground carbon allocation from litterfall, and maintenance respiration from tissue nitrogen content. I outline a method for estimating gross carbon budgets using these empirical relationships together with data readily available from ecosystem studies (aboveground wood and canopy production, aboveground wood and canopy biomass, litterfall, and tissue nitrogen contents). Estimates generated with this method are compared with annual carbon fixation estimates from the Forest-BGC model for a lodgepole pine (Pinus contorta Dougl.) and a Pacific silver fir (Abies amabilis Dougl.) chronosequence.&quot;, &quot;author&quot;: [{&quot;dropping-particle&quot;: &quot;&quot;, &quot;family&quot;: &quot;Ryan&quot;, &quot;given&quot;: &quot;Michael G.&quot;, &quot;non-dropping-particle&quot;: &quot;&quot;, &quot;parse-names&quot;: false, &quot;suffix&quot;: &quot;&quot;}], &quot;container-title&quot;: &quot;Tree physiology&quot;, &quot;id&quot;: &quot;ITEM-2&quot;, &quot;issue&quot;: &quot;1_2&quot;, &quot;issued&quot;: {&quot;date-parts&quot;: [[&quot;1991&quot;]]}, &quot;page&quot;: &quot;255-266&quot;, &quot;title&quot;: &quot;A simple method for estimating gross carbon budgets for vegetation in forest ecosystems.&quot;, &quot;type&quot;: &quot;article-journal&quot;, &quot;volume&quot;: &quot;9&quot;}, &quot;uris&quot;: [&quot;http://www.mendeley.com/documents/?uuid=d1f35ac7-937a-4bac-b3b3-6acb528bed98&quot;]}], &quot;mendeley&quot;: {&quot;formattedCitation&quot;: &quot;(RYAN, 1991a, 1991b)&quot;, &quot;plainTextFormattedCitation&quot;: &quot;(RYAN, 1991a, 1991b)&quot;, &quot;previouslyFormattedCitation&quot;: &quot;(RYAN, 1991a, 1991b)&quot;}, &quot;properties&quot;: {&quot;noteIndex&quot;: 0}, &quot;schema&quot;: &quot;https://github.com/citation-style-language/schema/raw/master/csl-citation.json&quot;} RNDnR1nHgMjMO"/><text:span text:style-name="T152">(RYAN, 1991a, 1991b)</text:span><text:reference-mark-end text:name="ADDIN CSL_CITATION {&quot;citationItems&quot;: [{&quot;id&quot;: &quot;ITEM-1&quot;, &quot;itemData&quot;: {&quot;author&quot;: [{&quot;dropping-particle&quot;: &quot;&quot;, &quot;family&quot;: &quot;Ryan&quot;, &quot;given&quot;: &quot;Michael G&quot;, &quot;non-dropping-particle&quot;: &quot;&quot;, &quot;parse-names&quot;: false, &quot;suffix&quot;: &quot;&quot;}], &quot;id&quot;: &quot;ITEM-1&quot;, &quot;issue&quot;: &quot;2&quot;, &quot;issued&quot;: {&quot;date-parts&quot;: [[&quot;1991&quot;]]}, &quot;page&quot;: &quot;157-167&quot;, &quot;title&quot;: &quot;Effects of Climate Change on Plant Respiration&quot;, &quot;type&quot;: &quot;article-journal&quot;, &quot;volume&quot;: &quot;1&quot;}, &quot;uris&quot;: [&quot;http://www.mendeley.com/documents/?uuid=1cb935ce-6d3a-4c3e-92a5-4d46950362a5&quot;]}, {&quot;id&quot;: &quot;ITEM-2&quot;, &quot;itemData&quot;: {&quot;DOI&quot;: &quot;10.1093/treephys/9.1-2.255&quot;, &quot;ISBN&quot;: &quot;0829-318X (Print)&quot;, &quot;ISSN&quot;: &quot;1758-4469&quot;, &quot;PMID&quot;: &quot;14972868&quot;, &quot;abstract&quot;: &quot;Gross carbon budgets for vegetation in forest ecosystems are difficult to construct because of problems in scaling flux measurements made on small samples over short periods of time and in determining belowground carbon allocation. Recently, empirical relationships have been developed to estimate total belowground carbon allocation from litterfall, and maintenance respiration from tissue nitrogen content. I outline a method for estimating gross carbon budgets using these empirical relationships together with data readily available from ecosystem studies (aboveground wood and canopy production, aboveground wood and canopy biomass, litterfall, and tissue nitrogen contents). Estimates generated with this method are compared with annual carbon fixation estimates from the Forest-BGC model for a lodgepole pine (Pinus contorta Dougl.) and a Pacific silver fir (Abies amabilis Dougl.) chronosequence.&quot;, &quot;author&quot;: [{&quot;dropping-particle&quot;: &quot;&quot;, &quot;family&quot;: &quot;Ryan&quot;, &quot;given&quot;: &quot;Michael G.&quot;, &quot;non-dropping-particle&quot;: &quot;&quot;, &quot;parse-names&quot;: false, &quot;suffix&quot;: &quot;&quot;}], &quot;container-title&quot;: &quot;Tree physiology&quot;, &quot;id&quot;: &quot;ITEM-2&quot;, &quot;issue&quot;: &quot;1_2&quot;, &quot;issued&quot;: {&quot;date-parts&quot;: [[&quot;1991&quot;]]}, &quot;page&quot;: &quot;255-266&quot;, &quot;title&quot;: &quot;A simple method for estimating gross carbon budgets for vegetation in forest ecosystems.&quot;, &quot;type&quot;: &quot;article-journal&quot;, &quot;volume&quot;: &quot;9&quot;}, &quot;uris&quot;: [&quot;http://www.mendeley.com/documents/?uuid=d1f35ac7-937a-4bac-b3b3-6acb528bed98&quot;]}], &quot;mendeley&quot;: {&quot;formattedCitation&quot;: &quot;(RYAN, 1991a, 1991b)&quot;, &quot;plainTextFormattedCitation&quot;: &quot;(RYAN, 1991a, 1991b)&quot;, &quot;previouslyFormattedCitation&quot;: &quot;(RYAN, 1991a, 1991b)&quot;}, &quot;properties&quot;: {&quot;noteIndex&quot;: 0}, &quot;schema&quot;: &quot;https://github.com/citation-style-language/schema/raw/master/csl-citation.json&quot;} RNDnR1nHgMjMO"/><text:span text:style-name="T454">⁠. This approach is also adopted in other vegetation models </text:span>[e.g. LPJ: (SITCH et al., 2003); JeDi-DGVM: (PAVLICK et al., 2013); CABLE: (WANG; LAW; PAK, 2010); CLM4: (LEVIS et al., 2004)].<text:span text:style-name="T454"> Yet, the nitrogen supriment is not considered as a limiting factor. The carbon content on the compartments (</text:span><text:span text:style-name="T454"><draw:frame draw:style-name="fr1" draw:name="Objeto92" text:anchor-type="as-char" svg:y="-0.295cm" svg:width="0.788cm" svg:height="0.547cm" draw:z-index="104"><draw:object xlink:href="./Object 93" xlink:type="simple" xlink:show="embed" xlink:actuate="onLoad"/><draw:image xlink:href="./ObjectReplacements/Object 93" xlink:type="simple" xlink:show="embed" xlink:actuate="onLoad"/></draw:frame></text:span><text:span text:style-name="T454">; Eq. (1)) is primordial to account for the costs envolved in the investment on the different plant compartments, thus influencing the traits trade offs relationships.</text:span></text:p>
      <table:table table:name="Tabela19" table:style-name="Tabela19">
        <table:table-column table:style-name="Tabela19.A"/>
        <table:table-column table:style-name="Tabela19.B"/>
        <table:table-header-rows>
          <table:table-row>
            <table:table-cell table:style-name="Tabela19.A1" office:value-type="string">
              <text:p text:style-name="P2"><draw:frame draw:style-name="fr1" draw:name="Objeto93" text:anchor-type="as-char" svg:y="-0.467cm" svg:width="6.436cm" svg:height="0.831cm" draw:z-index="66"><draw:object xlink:href="./Object 94" xlink:type="simple" xlink:show="embed" xlink:actuate="onLoad"/><draw:image xlink:href="./ObjectReplacements/Object 94" xlink:type="simple" xlink:show="embed" xlink:actuate="onLoad"/><svg:desc>fórmula</svg:desc></draw:frame></text:p>
            </table:table-cell>
            <table:table-cell table:style-name="Tabela19.A1" office:value-type="string">
              <text:p text:style-name="P3">(<text:sequence text:ref-name="refText17" text:name="Text" text:formula="ooow:Text+1" style:num-format="1">18</text:sequence>)</text:p>
            </table:table-cell>
          </table:table-row>
        </table:table-header-rows>
      </table:table>
      <text:p text:style-name="P50"><text:span text:style-name="T455"><text:s/>where </text:span><text:span text:style-name="T455"><draw:frame draw:style-name="fr1" draw:name="Objeto94" text:anchor-type="as-char" svg:y="-0.295cm" svg:width="0.841cm" svg:height="0.474cm" draw:z-index="7"><draw:object xlink:href="./Object 95" xlink:type="simple" xlink:show="embed" xlink:actuate="onLoad"/><draw:image xlink:href="./ObjectReplacements/Object 95" xlink:type="simple" xlink:show="embed" xlink:actuate="onLoad"/></draw:frame></text:span><text:span text:style-name="T455">represents the N:C (</text:span><text:span text:style-name="T157">kgNkgC</text:span><text:span text:style-name="T421">-1</text:span><text:span text:style-name="T157">) ratio for each plant compartment </text:span><text:span text:style-name="T157"><draw:frame draw:style-name="fr1" draw:name="Objeto95" text:anchor-type="as-char" svg:y="-0.295cm" svg:width="0.476cm" svg:height="0.385cm" draw:z-index="8"><draw:object xlink:href="./Object 96" xlink:type="simple" xlink:show="embed" xlink:actuate="onLoad"/><draw:image xlink:href="./ObjectReplacements/Object 96" xlink:type="simple" xlink:show="embed" xlink:actuate="onLoad"/></draw:frame></text:span><text:span text:style-name="T157">and </text:span><text:span text:style-name="T157"><draw:frame draw:style-name="fr1" draw:name="Objeto96" text:anchor-type="as-char" svg:y="-0.295cm" svg:width="0.482cm" svg:height="0.385cm" draw:z-index="9"><draw:object xlink:href="./Object 97" xlink:type="simple" xlink:show="embed" xlink:actuate="onLoad"/><draw:image xlink:href="./ObjectReplacements/Object 97" xlink:type="simple" xlink:show="embed" xlink:actuate="onLoad"/></draw:frame></text:span><text:span text:style-name="T157">(ºC) is the mean annual temperature. </text:span><text:span text:style-name="T153">A considerable amount of the woody tissues <text:s/>do not respire (the so called heartwood; RYAN, 1991b), and then we consider only 5% of the aboveground woody tissues carbon content on the maintenance respiration for this compartment. This 5% aims to represent the sapwood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PAVLICK et al., 2012)&quot;, &quot;plainTextFormattedCitation&quot;: &quot;(PAVLICK et al., 2012)&quot;, &quot;previouslyFormattedCitation&quot;: &quot;(PAVLICK et al., 2012)&quot;}, &quot;properties&quot;: {&quot;noteIndex&quot;: 0}, &quot;schema&quot;: &quot;https://github.com/citation-style-language/schema/raw/master/csl-citation.json&quot;} RNDMnkkfOF6kV"/><text:span text:style-name="T153">(PAVLICK et al., 2012)</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mendeley&quot;: {&quot;formattedCitation&quot;: &quot;(PAVLICK et al., 2012)&quot;, &quot;plainTextFormattedCitation&quot;: &quot;(PAVLICK et al., 2012)&quot;, &quot;previouslyFormattedCitation&quot;: &quot;(PAVLICK et al., 2012)&quot;}, &quot;properties&quot;: {&quot;noteIndex&quot;: 0}, &quot;schema&quot;: &quot;https://github.com/citation-style-language/schema/raw/master/csl-citation.json&quot;} RNDMnkkfOF6kV"/><text:span text:style-name="T153">⁠. </text:span><text:span text:style-name="T157">The N:C ratio is equal to 0.034, </text:span><text:span text:style-name="T153">0.003 and 0.034 for leaves, sapwood and fine roots, respectively </text:span><text:reference-mark-start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plainTextFormattedCitation&quot;: &quot;(LEVIS et al., 2004; SITCH et al., 2003)&quot;, &quot;previouslyFormattedCitation&quot;: &quot;(FATICHI; LEUZINGER; K\u00d6RNER, 2014; LEVIS et al., 2004)&quot;}, &quot;properties&quot;: {&quot;noteIndex&quot;: 0}, &quot;schema&quot;: &quot;https://github.com/citation-style-language/schema/raw/master/csl-citation.json&quot;} RNDD2nG33KRrs"/><text:span text:style-name="T153">(LEVIS et al., 2004; SITCH et al., 2003)</text:span><text:reference-mark-end text:name="ADDIN CSL_CITATION {&quot;citationItems&quot;: [{&quot;id&quot;: &quot;ITEM-1&quot;, &quot;itemData&quot;: {&quot;DOI&quot;: &quot;10.5065/D6P26W36 CN - 03559 LA - en&quot;, &quot;abstract&quot;: &quot;A Dynamic Global Vegetation Model (DGVM) has been coupled to the Community Land Model (CLM3.0). We refer to this coupled model as CLM-DGVM. The present document serves as a combined technical description and user\u2019s guide for this model. The technical description is designed to be used in conjunction with the source code to ex- plain the processes included in the DGVM. The user\u2019s guide provides information on running CLM-DGVM. This document is considered an addendum to the standard CLM technical description (Oleson et al. 2004), user\u2019s guide (Vertenstein et al. 2004), devel- oper\u2019s guide (Hoffman et al. 2004), and other available CLM and Community Climate System Model (CCSM) documentation. The CLM-DGVM work summarized here was supported in part by the NASA Land Cover Land Use Change program through grant W- 19,735. ___________&quot;, &quot;author&quot;: [{&quot;dropping-particle&quot;: &quot;&quot;, &quot;family&quot;: &quot;Levis&quot;, &quot;given&quot;: &quot;S&quot;, &quot;non-dropping-particle&quot;: &quot;&quot;, &quot;parse-names&quot;: false, &quot;suffix&quot;: &quot;&quot;}, {&quot;dropping-particle&quot;: &quot;&quot;, &quot;family&quot;: &quot;Bonan&quot;, &quot;given&quot;: &quot;G B&quot;, &quot;non-dropping-particle&quot;: &quot;&quot;, &quot;parse-names&quot;: false, &quot;suffix&quot;: &quot;&quot;}, {&quot;dropping-particle&quot;: &quot;&quot;, &quot;family&quot;: &quot;Vertenstein&quot;, &quot;given&quot;: &quot;M&quot;, &quot;non-dropping-particle&quot;: &quot;&quot;, &quot;parse-names&quot;: false, &quot;suffix&quot;: &quot;&quot;}, {&quot;dropping-particle&quot;: &quot;&quot;, &quot;family&quot;: &quot;Oleson&quot;, &quot;given&quot;: &quot;K W&quot;, &quot;non-dropping-particle&quot;: &quot;&quot;, &quot;parse-names&quot;: false, &quot;suffix&quot;: &quot;&quot;}], &quot;container-title&quot;: &quot;Ncar/Tn-459+Ia&quot;, &quot;id&quot;: &quot;ITEM-1&quot;, &quot;issued&quot;: {&quot;date-parts&quot;: [[&quot;2004&quot;]]}, &quot;page&quot;: &quot;50&quot;, &quot;title&quot;: &quot;The Community Land Model\u2019s Dynamic Global Vegetation Model (CLM-DGVM)&quot;, &quot;type&quot;: &quot;article-journal&quot;}, &quot;uris&quot;: [&quot;http://www.mendeley.com/documents/?uuid=ac91d894-27b5-4a7b-94e7-adf2c807cd02&quot;]}, {&quot;id&quot;: &quot;ITEM-2&quot;, &quot;itemData&quot;: {&quot;DOI&quot;: &quot;10.1046/j.1365-2486.2003.00569.x&quot;, &quot;ISBN&quot;: &quot;1365-2486&quot;, &quot;ISSN&quot;: &quot;1354-1013&quot;, &quot;PMID&quot;: &quot;2488675&quot;, &quot;abstract&quot;: &quot;The Lund-Potsdam-Jena Dynamic Global Vegetation Model (LPJ) combines process-based, large-scale representations of terrestrial vegetation dynamics and land-atmosphere carbon and water exchanges in a modular framework. Features include feedback through canopy conductance between photosynthesis and transpiration and interactive coupling between these 'fast' processes and other ecosystem processes including resource competition, tissue turnover, population dynamics, soil organic matter and litter dynamics and fire disturbance. Ten plants functional types (PFTs) are differentiated by physiological, morphological, phenological, bioclimatic and fire-response attributes. Resource competition and differential responses to fire between PFTs influence their relative fractional cover from year to year. Photosynthesis, evapotranspiration and soil water dynamics are modelled on a daily time step, while vegetation structure and PFT population densities are updated annually. Simulations have been made over the industrial period both for specific sites where field measurements were available for model evaluation, and globally on a 0.5\u00b0\u00b0 \u00d7 0.5\u00b0\u00b0 grid. Modelled vegetation patterns are consistent with observations, including remotely sensed vegetation structure and phenology. Seasonal cycles of net ecosystem exchange and soil moisture compare well with local measurements. Global carbon exchange fields used as input to an atmospheric tracer transport model (TM2) provided a good fit to observed seasonal cycles of CO2 concentration at all latitudes. Simulated inter-annual variability of the global terrestrial carbon balance is in phase with and comparable in amplitude to observed variability in the growth rate of atmospheric CO2. Global terrestrial carbon and water cycle parameters (pool sizes and fluxes) lie within their accepted ranges. The model is being used to study past, present and future terrestrial ecosystem dynamics, biochemical and biophysical interactions between ecosystems and the atmosphere, and as a component of coupled Earth system models.&quot;, &quot;author&quot;: [{&quot;dropping-particle&quot;: &quot;&quot;, &quot;family&quot;: &quot;Sitch&quot;, &quot;given&quot;: &quot;S&quot;, &quot;non-dropping-particle&quot;: &quot;&quot;, &quot;parse-names&quot;: false, &quot;suffix&quot;: &quot;&quot;}, {&quot;dropping-particle&quot;: &quot;&quot;, &quot;family&quot;: &quot;Smith&quot;, &quot;given&quot;: &quot;B&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Arneth&quot;, &quot;given&quot;: &quot;A&quot;, &quot;non-dropping-particle&quot;: &quot;&quot;, &quot;parse-names&quot;: false, &quot;suffix&quot;: &quot;&quot;}, {&quot;dropping-particle&quot;: &quot;&quot;, &quot;family&quot;: &quot;Bondeau&quot;, &quot;given&quot;: &quot;A&quot;, &quot;non-dropping-particle&quot;: &quot;&quot;, &quot;parse-names&quot;: false, &quot;suffix&quot;: &quot;&quot;}, {&quot;dropping-particle&quot;: &quot;&quot;, &quot;family&quot;: &quot;Cramer&quot;, &quot;given&quot;: &quot;W&quot;, &quot;non-dropping-particle&quot;: &quot;&quot;, &quot;parse-names&quot;: false, &quot;suffix&quot;: &quot;&quot;}, {&quot;dropping-particle&quot;: &quot;&quot;, &quot;family&quot;: &quot;Kaplan&quot;, &quot;given&quot;: &quot;J O&quot;, &quot;non-dropping-particle&quot;: &quot;&quot;, &quot;parse-names&quot;: false, &quot;suffix&quot;: &quot;&quot;}, {&quot;dropping-particle&quot;: &quot;&quot;, &quot;family&quot;: &quot;Levis&quot;, &quot;given&quot;: &quot;S&quot;, &quot;non-dropping-particle&quot;: &quot;&quot;, &quot;parse-names&quot;: false, &quot;suffix&quot;: &quot;&quot;}, {&quot;dropping-particle&quot;: &quot;&quot;, &quot;family&quot;: &quot;Lucht&quot;, &quot;given&quot;: &quot;W&quot;, &quot;non-dropping-particle&quot;: &quot;&quot;, &quot;parse-names&quot;: false, &quot;suffix&quot;: &quot;&quot;}, {&quot;dropping-particle&quot;: &quot;&quot;, &quot;family&quot;: &quot;Sykes&quot;, &quot;given&quot;: &quot;M T&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Venevsky&quot;, &quot;given&quot;: &quot;S&quot;, &quot;non-dropping-particle&quot;: &quot;&quot;, &quot;parse-names&quot;: false, &quot;suffix&quot;: &quot;&quot;}], &quot;container-title&quot;: &quot;Global Change Biology&quot;, &quot;id&quot;: &quot;ITEM-2&quot;, &quot;issue&quot;: &quot;2&quot;, &quot;issued&quot;: {&quot;date-parts&quot;: [[&quot;2003&quot;]]}, &quot;page&quot;: &quot;161-185&quot;, &quot;title&quot;: &quot;Evaluation of ecosystem dynamics, plant geography and terrestrial carbon cycling in the LPJ dynamic global vegetation model&quot;, &quot;type&quot;: &quot;article&quot;, &quot;volume&quot;: &quot;9&quot;}, &quot;uris&quot;: [&quot;http://www.mendeley.com/documents/?uuid=ec46db38-4075-4a44-a18a-f8a872c226e8&quot;]}], &quot;mendeley&quot;: {&quot;formattedCitation&quot;: &quot;(LEVIS et al., 2004; SITCH et al., 2003)&quot;, &quot;plainTextFormattedCitation&quot;: &quot;(LEVIS et al., 2004; SITCH et al., 2003)&quot;, &quot;previouslyFormattedCitation&quot;: &quot;(FATICHI; LEUZINGER; K\u00d6RNER, 2014; LEVIS et al., 2004)&quot;}, &quot;properties&quot;: {&quot;noteIndex&quot;: 0}, &quot;schema&quot;: &quot;https://github.com/citation-style-language/schema/raw/master/csl-citation.json&quot;} RNDD2nG33KRrs"/><text:span text:style-name="T153">. </text:span><text:span text:style-name="T154">The parameter 0.07 is a sensibility factor of the maintenance respiration to temperature. Because in tropical forests the soil temperature is lower than the air temperature, </text:span><text:span text:style-name="T156">then </text:span><text:span text:style-name="T154">for calculating the fine roots maintenance respiration we used the soil temperature (</text:span><text:span text:style-name="T154"><draw:frame draw:style-name="fr1" draw:name="Objeto97" text:anchor-type="as-char" svg:y="-0.295cm" svg:width="0.99cm" svg:height="0.474cm" draw:z-index="17"><draw:object xlink:href="./Object 98" xlink:type="simple" xlink:show="embed" xlink:actuate="onLoad"/><draw:image xlink:href="./ObjectReplacements/Object 98" xlink:type="simple" xlink:show="embed" xlink:actuate="onLoad"/></draw:frame></text:span><text:span text:style-name="T154">; Eq. BXXX).</text:span></text:p>
      <text:p text:style-name="P53"><text:span text:style-name="T154"><text:tab/>Lastly, the net primary productivity (</text:span><text:span text:style-name="T154"><draw:frame draw:style-name="fr1" draw:name="Objeto98" text:anchor-type="as-char" svg:y="-0.295cm" svg:width="1.132cm" svg:height="0.474cm" draw:z-index="18"><draw:object xlink:href="./Object 99" xlink:type="simple" xlink:show="embed" xlink:actuate="onLoad"/><draw:image xlink:href="./ObjectReplacements/Object 99" xlink:type="simple" xlink:show="embed" xlink:actuate="onLoad"/></draw:frame></text:span><text:span text:style-name="T154">; Eq. (19)) </text:span><text:span text:style-name="T155">is the carbon available from photosynthesis (</text:span><text:span text:style-name="T155"><draw:frame draw:style-name="fr1" draw:name="Objeto99" text:anchor-type="as-char" svg:y="-0.295cm" svg:width="1.132cm" svg:height="0.474cm" draw:z-index="19"><draw:object xlink:href="./Object 100" xlink:type="simple" xlink:show="embed" xlink:actuate="onLoad"/><draw:image xlink:href="./ObjectReplacements/Object 100" xlink:type="simple" xlink:show="embed" xlink:actuate="onLoad"/></draw:frame></text:span><text:span text:style-name="T155">; Eq. (9)) discounting the respiratory costs (</text:span><text:span text:style-name="T155"><draw:frame draw:style-name="fr1" draw:name="Objeto100" text:anchor-type="as-char" svg:y="-0.295cm" svg:width="0.757cm" svg:height="0.547cm" draw:z-index="20"><draw:object xlink:href="./Object 101" xlink:type="simple" xlink:show="embed" xlink:actuate="onLoad"/><draw:image xlink:href="./ObjectReplacements/Object 101" xlink:type="simple" xlink:show="embed" xlink:actuate="onLoad"/></draw:frame></text:span><text:span text:style-name="T155">; Eq. (16)).</text:span></text:p>
      <table:table table:name="Tabela20" table:style-name="Tabela20">
        <table:table-column table:style-name="Tabela20.A"/>
        <table:table-column table:style-name="Tabela20.B"/>
        <table:table-header-rows>
          <text:soft-page-break/>
          <table:table-row>
            <table:table-cell table:style-name="Tabela20.A1" office:value-type="string">
              <text:p text:style-name="P2"><draw:frame draw:style-name="fr1" draw:name="Objeto101" text:anchor-type="as-char" svg:y="-0.319cm" svg:width="3.66cm" svg:height="0.681cm" draw:z-index="59"><draw:object xlink:href="./Object 102" xlink:type="simple" xlink:show="embed" xlink:actuate="onLoad"/><draw:image xlink:href="./ObjectReplacements/Object 102" xlink:type="simple" xlink:show="embed" xlink:actuate="onLoad"/><svg:desc>fórmula</svg:desc></draw:frame></text:p>
            </table:table-cell>
            <table:table-cell table:style-name="Tabela20.A1" office:value-type="string">
              <text:p text:style-name="P3">(<text:sequence text:ref-name="refText18" text:name="Text" text:formula="ooow:Text+1" style:num-format="1">19</text:sequence>)</text:p>
            </table:table-cell>
          </table:table-row>
        </table:table-header-rows>
      </table:table>
      <text:p text:style-name="P72">2.2.3. The PFT version</text:p>
      <text:p text:style-name="P54"><text:tab/>For the PFT <text:span text:style-name="T416">version five tropical PFTs</text:span> were defined to represent the vegetation and the parameters that represent the functional traits used for this study (see section 2.2.1) are fix in space and time <text:span text:style-name="T416">for each one. The use of only tropical PFTs is justified by the studied area. Table XXX present the PFTs as well as the values for the functional traits. With these five PFTs we have tried to encompass the majority of types of plants previsously known for the amazon region. The values for the functional traits were chosen by consulting previous literature (indicated at the Table XXX).</text:span></text:p>
      <text:p text:style-name="P73">2.2.<text:span text:style-name="T410">4</text:span>. The trait-based <text:span text:style-name="T409">version</text:span></text:p>
      <text:p text:style-name="P74">the traits range</text:p>
      <text:p text:style-name="P28"><text:span text:style-name="T390">2.2.</text:span><text:span text:style-name="T392">4</text:span><text:span text:style-name="T390">.1. </text:span><text:span text:style-name="T389">Generating and sampling the plant life strategies </text:span><text:span text:style-name="T390">(PLS)</text:span></text:p>
      <text:p text:style-name="P38"><text:span text:style-name="T390"><text:tab/></text:span><text:span text:style-name="T396">As pointed before, each PLS is a combination of values of all the six functional trais. </text:span><text:span text:style-name="T397">The value of each trait </text:span><text:span text:style-name="T398">for an specific PLS is</text:span><text:span text:style-name="T397"> sampled from a range of possible values which were based on previous literature (the ranges and literature are indicated in Table XXX)</text:span><text:span text:style-name="T390">. </text:span></text:p>
      <text:p text:style-name="P8">Para produção das combinações dos atributos que geram os PLS são amostrados</text:p>
      <text:p text:style-name="P8">primeiramente todos os valores referentes aos atributos de alocação de carbono a partir</text:p>
      <text:p text:style-name="P8">do intervalo de valores estabelecidos com um step de 1.25%. A partir destes valores</text:p>
      <text:p text:style-name="P8">amostrados são geradas todas combinações de alocação de modo que a somátória da</text:p>
      <text:p text:style-name="P8">alocação da NPP para os três compartimentos seja igual a 100%. Posteriormente, deste</text:p>
      <text:p text:style-name="P8">conjunto de combinações são amostradas, de maneira aleatória e uniforme, a quantidade</text:p>
      <text:p text:style-name="P8"><text:soft-page-break/>de combinações correspondente à simulação considerada (50, 100, 150, 200 ou 500; ver</text:p>
      <text:p text:style-name="P8">seção 3.3.2.). Por último, são amostrados de maneira uniforme e aleatória os valores de</text:p>
      <text:p text:style-name="P8">cada um dos outros 5 atributos funcionais restantes, formando, desse modo, o conjunto</text:p>
      <text:p text:style-name="P8">de todas as combinaçoes a partir dos valores amostrados.</text:p>
      <text:p text:style-name="P8">A utilização da amostragem uniforme, ao invés de uma amostragem que seguisse</text:p>
      <text:p text:style-name="P8">uma distribuição normal ou a distribuição conforme observações na natureza foi</text:p>
      <text:p text:style-name="P8">escolhida pela limitação de dados observados disponíveis e principalmente para que os</text:p>
      <text:p text:style-name="P8">49resultados do modelo não fossem enviezados por essas distribuições, o que possibilita a</text:p>
      <text:p text:style-name="P8">verificação de combinações não-análogas, importantes para avaliar as consequências de</text:p>
      <text:p text:style-name="P8">condições climáticas e ambientais sem precedentes.s possíveis de modo que cada PLS possui uma combin A partir destes valores</text:p>
      <text:p text:style-name="P8">amostrados são geradas todas combinações de alocação de modo que a somátória da</text:p>
      <text:p text:style-name="P8">alocação da NPP para os três compartimentos seja igual a 100%. Posteriormente, deste</text:p>
      <text:p text:style-name="P8">conjunto de combinações são amostradas, de maneira aleatória e uniforme, a quantidade</text:p>
      <text:p text:style-name="P8">de combinações correspondente à simulação considerada (50, 100, 150, 200 ou 500; ver</text:p>
      <text:p text:style-name="P8">seção 3.3.2.). <text:s text:c="2"/>Por último, são amostrados de maneira uniforme e aleatória os valores de</text:p>
      <text:p text:style-name="P9">cada um dos outros 5 atributos funcionais restantes, formando, desse modo, o conjunto</text:p>
      <text:p text:style-name="P9">de todas as combinaçoes a partir dos valores amostrados.</text:p>
      <text:p text:style-name="P9"/>
      <text:p text:style-name="P9"><text:soft-page-break/></text:p>
      <text:p text:style-name="P38"><text:span text:style-name="T390">1</text:span><text:span text:style-name="T389">0 runs </text:span><text:span text:style-name="T393">(posteriormente média calculada)</text:span></text:p>
      <text:p text:style-name="P24"><text:tab/>Porcentagem de gramíneas e herbáceas</text:p>
      <text:p text:style-name="P10"><text:tab/>Primeiro cria o espaço potencial e depois amostra?</text:p>
      <text:p text:style-name="P17"><text:span text:style-name="T224"><text:tab/>Quais estratégias não são inicializadas? </text:span><text:span text:style-name="T233">(alocação de carbono)</text:span></text:p>
      <text:p text:style-name="P17"><text:span text:style-name="T233"><text:tab/></text:span><text:span text:style-name="T234">Curvas de amostragem e justificativas</text:span></text:p>
      <text:p text:style-name="P28"><text:span text:style-name="T390">2.2.</text:span><text:span text:style-name="T392">4</text:span><text:span text:style-name="T391">.</text:span><text:span text:style-name="T390">1.1. </text:span><text:span text:style-name="T225">Sensi</text:span><text:span text:style-name="T231">tivity</text:span><text:span text:style-name="T225"> </text:span><text:span text:style-name="T231">to the number of sampled PLS</text:span><text:span text:style-name="T232">s</text:span></text:p>
      <text:p text:style-name="P20"><text:span text:style-name="T201"><text:tab/></text:span><text:span text:style-name="T208">However, from this, a problem emerges: how many PLS are necessary to be sampled? </text:span><text:span text:style-name="T209">To answer this question </text:span><text:span text:style-name="T210">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42"><text:span text:style-name="T323"><text:tab/></text:span><text:span text:style-name="T324">To </text:span><text:span text:style-name="T325">explore what would be the ideal number of PLS</text:span><text:span text:style-name="T324"> we </text:span><text:span text:style-name="T328">used two variables: the total carbon stock</text:span><text:span text:style-name="T324"> </text:span><text:span text:style-name="T328">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24"> </text:span><text:span text:style-name="T329">We think that this analysis is a good indicator for the more appropriate number of PLS in the present version of the model: <text:s/></text:span><text:span text:style-name="T326">s</text:span><text:span text:style-name="T325">ince the samplig </text:span><text:span text:style-name="T326">of functional trait values</text:span><text:span text:style-name="T325"> is random, </text:span><text:span text:style-name="T326">it</text:span><text:span text:style-name="T325"> is important that from run to run there is a minimum of variance </text:span><text:span text:style-name="T326">and mean</text:span><text:span text:style-name="T325"> between </text:span><text:span text:style-name="T326">these values </text:span><text:span text:style-name="T329">both for the traits and for the biogeochemical variables that, because the traits ultimately determines them.</text:span><text:span text:style-name="T325"> </text:span><text:span text:style-name="T326">It ensures </text:span><text:span text:style-name="T325">that the result that </text:span><text:soft-page-break/><text:span text:style-name="T325">emerges from the model both for biogeochemical variables and funcional diveristy variables are not product of </text:span><text:span text:style-name="T327">a “false” </text:span><text:span text:style-name="T325">diversity </text:span><text:span text:style-name="T327">derived from the simple difference between the runs.</text:span></text:p>
      <text:p text:style-name="P19"><text:tab/>Functional diversity metrics <text:span text:style-name="T422">both for single and multi trait framework</text:span> were not able to be analy<text:span text:style-name="T436">z</text:span>ed <text:span text:style-name="T436">in the same manner above described. This is due to</text:span> the random nature <text:span text:style-name="T422">of the approach to sample values for traits</text:span> <text:span text:style-name="T436">t</text:span>hat could produce false <text:span text:style-name="T436">functional diversity </text:span>index<text:span text:style-name="T436">es,</text:span> specially with low number of PLS, since <text:span text:style-name="T422">we expect that </text:span>the variability of data between the runs are high.</text:p>
      <text:p text:style-name="P18"><text:tab/>We hypothesized that as the number of PLS <text:span text:style-name="T422">sampled</text:span> increase<text:span text:style-name="T422">s</text:span> the value of the chosen variables would tend to stabilize: the variance within each ensemble would tend to decrease as well as <text:span text:style-name="T422">the </text:span>dissimilarity <text:span text:style-name="T422">in terms of mean values between the ensembles</text:span>.</text:p>
      <text:p text:style-name="P67"><text:span text:style-name="T405">2.2.4.2. </text:span>Rep<office:annotation><dc:creator>Bianca Rius</dc:creator><dc:date>2019-07-15T15:00:28.518272647</dc:date><loext:sender-initials>BR</loext:sender-initials><text:p text:style-name="P175"><text:span text:style-name="T456">Colocar aqui que você vai analisar estrutura, composição, dominancia e etc</text:span></text:p></office:annotation>resentati<office:annotation><dc:creator>Bianca Rius</dc:creator><dc:date>2019-05-27T15:14:29.694104098</dc:date><loext:sender-initials>BR</loext:sender-initials><text:p text:style-name="P175"><text:span text:style-name="T456">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75"><text:span text:style-name="T456">Representation of functional diversity is only possible for the trait-based approach</text:span></text:p></office:annotation>onal divers<office:annotation><dc:creator>Bianca Rius</dc:creator><dc:date>2019-05-27T15:47:07.956216792</dc:date><loext:sender-initials>BR</loext:sender-initials><text:p text:style-name="P175"><text:span text:style-name="T456">Falar que é na bacia inteira o cálculo</text:span></text:p></office:annotation>ity</text:p>
      <text:p text:style-name="P102"><text:span text:style-name="T317"><text:tab/></text:span><text:span text:style-name="T69">Here, functional diversity, following Díaz et al. (2007), is considered as </text:span><text:span text:style-name="T65">the values, ranges of values and relative abundance of functional traits in a given community </text:span><text:span text:style-name="T66">or ecological unit</text:span><text:span text:style-name="T65">. Also, functional diversity is view both from the perspective of its single-trait component as well as its multi-trait component. <text:s/>The single-trait component allows to interpret more precisely how the different traits interact (affects and responds) with the environment </text:span><text:bookmark-start text:name="__UnoMark__38087_985845779"/><text:span text:style-name="T67">(LEPŠ et al., 2006; RICOTTA; MORETTI, 2011)</text:span><text:bookmark-end text:name="__UnoMark__38087_985845779"/><text:span text:style-name="T67">⁠, while the multi-trait component gives information about the ecological strategy as a whole (i.e. as a syndrome) and incorporates the relations between the traits, including </text:span><text:span text:style-name="T68">its</text:span><text:span text:style-name="T67"> trade-offs. </text:span></text:p>
      <text:p text:style-name="P109">2.2.4.2.1. Single-trait functional diversity</text:p>
      <text:p text:style-name="P103"><text:span text:style-name="T355"><text:tab/></text:span><text:span text:style-name="T340">For measuring func</text:span><text:span text:style-name="T343">t</text:span><text:span text:style-name="T340">ional diversity </text:span><text:span text:style-name="T341">in its single-trait component</text:span><text:span text:style-name="T340">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wWhGTdFslM"/><text:span text:style-name="T99">(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wWhGTdFslM"/><text:span text:style-name="T340">⁠. </text:span><text:soft-page-break/><text:span text:style-name="T342">Then, t</text:span><text:span text:style-name="T340">his approach is based on trait probability density (TPD) which can be described as a probability density function: considering an ecological unit (e.g. population, community, region), the values </text:span><text:span text:style-name="T344">frequency distribution</text:span><text:span text:style-name="T340"> of the TPD are directly proportional to the relative abundance of their corresponding trait values within that unit integrated to 1. </text:span><text:span text:style-name="T351">We will consider our ecological unit as the study region.</text:span></text:p>
      <text:p text:style-name="P104"><text:span text:style-name="T340"><text:tab/></text:span><text:span text:style-name="T343">Single-trait f</text:span><text:span text:style-name="T340">unctional diversity was </text:span><text:span text:style-name="T343">decomposed</text:span><text:span text:style-name="T340"> </text:span><text:span text:style-name="T343">in</text:span><text:span text:style-name="T340"> </text:span><text:span text:style-name="T343">three</text:span><text:span text:style-name="T340"> </text:span><text:span text:style-name="T343">components</text:span><text:span text:style-name="T340"> following Carmona et al. (2016) definitions: (i) functional richness: the portion of the </text:span><text:span text:style-name="T343">total </text:span><text:span text:style-name="T340">functional trait space</text:span><text:span text:style-name="T340"><text:note text:id="ftn2" text:note-class="footnote"><text:note-citation>2</text:note-citation><text:note-body><text:p text:style-name="P1"><text:s/><text:span text:style-name="T73">Here, functional trait space is the total range of values for an specific functional trait.</text:span></text:p></text:note-body></text:note></text:span><text:span text:style-name="T340"> that is occupied </text:span><text:span text:style-name="T343">in an ecological unit derived from the variance of trait values of all </text:span><text:span text:style-name="T340">the </text:span><text:span text:style-name="T343">considered</text:span><text:span text:style-name="T340"> organisms (PLSs in our case); (ii) functional evenness: how regular is the </text:span><text:span text:style-name="T344">frequency </text:span><text:span text:style-name="T340">distribution of the </text:span><text:span text:style-name="T344">PLSs’ trait values </text:span><text:span text:style-name="T340">in the functional trait space; (iii) functional divergence: </text:span><text:bookmark text:name="result_box21"/><text:span text:style-name="T340">the degree to which the abundance of PLSs’ </text:span><text:span text:style-name="T344">trait values</text:span><text:span text:style-name="T340"> </text:span><text:span text:style-name="T344">are</text:span><text:span text:style-name="T340"> distributed towards the extremes of their functional volume within the entire functional trait space.</text:span></text:p>
      <text:p text:style-name="P104"><text:span text:style-name="T340"><text:tab/></text:span><text:span text:style-name="T345">The analyzes were performed using R software version 3.5.0 with the package ‘TPD’. </text:span></text:p>
      <text:p text:style-name="P104"><text:span text:style-name="T340"><text:tab/></text:span><office:annotation office:name="__Annotation__3345_646515883"><dc:creator>Bianca Rius</dc:creator><dc:date>2019-05-23T11:00:48.507889536</dc:date><loext:sender-initials>BR</loext:sender-initials><text:p text:style-name="P175"><text:span text:style-name="T456">Nós fizemos isso?</text:span></text:p></office:annotation><text:span text:style-name="T340">As addition the functional identity: the dominant trait computed by the </text:span><text:span text:style-name="T347">CWM</text:span><text:span text:style-name="T340"> </text:span><office:annotation-end office:name="__Annotation__3345_646515883"/></text:p>
      <text:p text:style-name="P118">2.2.4.2.1. Multi-trait functional diver<office:annotation><dc:creator>Bianca Rius</dc:creator><dc:date>2019-06-21T12:00:31.261184717</dc:date><loext:sender-initials>BR</loext:sender-initials><text:p text:style-name="P175"><text:span text:style-name="T456">Volume pode mudar</text:span></text:p></office:annotation>sity</text:p>
      <text:p text:style-name="P119"><text:tab/><text:span text:style-name="T411">In order to evaluate functional diversity in a multi-trait context we perfomed an analysis using the hypervolume method developed by Blonder et al. (2014). Hypervolumes can combine the distribution of </text:span><text:span text:style-name="T230">n </text:span><text:span text:style-name="T411">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C0Nj6pT1S9"/><text:span text:style-name="T113">(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C0Nj6pT1S9"/><text:span text:style-name="T411">⁠. Another benefit of using hypervolumes is the possibility to compare two hypervolumes (e.g. 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qh3VD9hkPk"/><text:span text:style-name="T113">(BARROS et al., </text:span><text:soft-page-break/><text:span text:style-name="T113">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qh3VD9hkPk"/><text:span text:style-name="T411">⁠.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rMK8lELXuv"/><text:span text:style-name="T411">(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rMK8lELXuv"/><text:span text:style-name="T113">.</text:span></text:p>
      <text:p text:style-name="P120"><text:tab/><text:span text:style-name="T412">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YMLWS40KrS"/><text:span text:style-name="T114">(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YMLWS40KrS"/><text:span text:style-name="T412">⁠.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75"><text:span text:style-name="T456">See section XXX for more details</text:span></text:p></office:annotation><text:span text:style-name="T412">After the PCA the hypervolume is then delineated using the factor scores of the chosen principal components (PCs).</text:span><office:annotation-end office:name="__Annotation__3823_488314958"/></text:p>
      <text:p text:style-name="P121"><text:span text:style-name="T413"><text:tab/></text:span><text:span text:style-name="T414"><text:tab/></text:span><text:span text:style-name="T415">For delineating and analysing the hypervolumes we used the package ‘hypervolume’ in</text:span><text:span text:style-name="T414"> R software version 3.5.0.</text:span></text:p>
      <text:p text:style-name="P13"><text:span text:style-name="T204">2.</text:span><text:span text:style-name="T200">3. Evaluating CAETÊ’s p</text:span><text:span text:style-name="T200"><office:annotation><dc:creator>Bianca Rius</dc:creator><dc:date>2019-06-04T20:31:26.086029304</dc:date><loext:sender-initials>BR</loext:sender-initials><text:p text:style-name="P175"><text:span text:style-name="T456">For both versions</text:span></text:p></office:annotation></text:span><text:span text:style-name="T200">erformance</text:span></text:p>
      <text:list xml:id="list3193719017" text:style-name="L1">
        <text:list-item>
          <text:p text:style-name="P128">to understand the performance of CAETE</text:p>
        </text:list-item>
        <text:list-item>
          <text:p text:style-name="P128">to understand if the trait-based version can better represent (since this is the idea of the trait-based models)</text:p>
          <text:p text:style-name="P128"/>
        </text:list-item>
        <text:list-item>
          <text:p text:style-name="P128"/>
        </text:list-item>
      </text:list>
      <text:p text:style-name="P11"><text:soft-page-break/>2.3.1. Biogeochemical variables</text:p>
      <text:p text:style-name="P14"><text:span text:style-name="T200"><text:tab/></text:span><text:span text:style-name="T284">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12">2.3.2. Eval<office:annotation><dc:creator>Bianca Rius</dc:creator><dc:date>2019-07-22T13:31:54.329531346</dc:date><loext:sender-initials>BR</loext:sender-initials><text:p text:style-name="P175"><text:span text:style-name="T456">Following the original CPTEC-PVM procedure for evaluation of model’s skill….. ver isso em Lapola et al 2009</text:span></text:p></office:annotation>uation against bench<office:annotation><dc:creator>Bianca Rius</dc:creator><dc:date>2019-06-18T19:03:24.529929316</dc:date><loext:sender-initials>BR</loext:sender-initials><text:p text:style-name="P175"><text:span text:style-name="T456">Mean pearson correlation and spatial pearson correlation</text:span></text:p></office:annotation>marks</text:p>
      <text:p text:style-name="P15"><text:span text:style-name="T200"><text:tab/></text:span><text:span text:style-name="T284">We used two carbons stock benchmarks maps available in literature to be compared with maps output from CAETÊ: Baccini et al. (2012) and Saatchi et al. (2011). <text:s/></text:span><text:span text:style-name="T293">Both used a combination of </text:span><text:span text:style-name="T289">satellite </text:span><text:span text:style-name="T292">technology and </text:span><text:span text:style-name="T205">in situ</text:span><text:span text:style-name="T292"> inventories.</text:span></text:p>
      <text:p text:style-name="P16"><text:span text:style-name="T284"><text:tab/></text:span><text:span text:style-name="T287">B</text:span><text:span text:style-name="T292">accini’s </text:span><text:span text:style-name="T287">map show estimations of </text:span><text:span text:style-name="T292">biomass</text:span><text:span text:style-name="T287"> only for the aboveground portio</text:span><text:span text:style-name="T292">n and Saatchi’s estimates belowground biomass by using allometric equations, because of this, the comparison of carbon stock with the benchmarks was made only for the aboveground storage</text:span><text:span text:style-name="T287">. In that sense, for this comparison, we have used only the CAETÊ’s compartments of <text:s/>leaves (Eq. XX) and aboveground woody tissues (Eq. XX). </text:span><text:span text:style-name="T288">Besides that, the model CAETÊ only calculates the content </text:span><text:span text:style-name="T289">of carbon</text:span><text:span text:style-name="T288"> on compartments, not live biomass, while Baccini’s </text:span><text:span text:style-name="T289">and Saatchi’s</text:span><text:span text:style-name="T288"> map</text:span><text:span text:style-name="T289">s</text:span><text:span text:style-name="T288"> estimate the latter. </text:span><text:span text:style-name="T289">To make the estimation of the benchmarks comparable with our results we considered that </text:span><text:span text:style-name="T291">the percentage of </text:span><text:span text:style-name="T289">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IkoKzFB5v"/><text:span text:style-name="T98">(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bIkoKzFB5v"/><text:span text:style-name="T289">⁠. </text:span><text:span text:style-name="T288">Lastly, a</text:span><text:span text:style-name="T287">nother adjusments were necessary: turn the spatial resolution of benchmarks compatible with CAETE’s (0.5º x 0.5), </text:span><text:span text:style-name="T289">this was made using </text:span><text:span text:style-name="T290">R software version 3.5.0 </text:span><text:span text:style-name="T289">through the library ‘raster’</text:span><text:span text:style-name="T287">. </text:span></text:p>
      <text:list xml:id="list20732570" text:style-name="L2">
        <text:list-item>
          <text:list>
            <text:list-item>
              <text:list>
                <text:list-item>
                  <text:list>
                    <text:list-item>
                      <text:list>
                        <text:list-item>
                          <text:p text:style-name="P129">QGIS version 2.18.17.</text:p>
                        </text:list-item>
                      </text:list>
                    </text:list-item>
                  </text:list>
                </text:list-item>
              </text:list>
            </text:list-item>
          </text:list>
        </text:list-item>
      </text:list>
      <text:list xml:id="list4056353709" text:style-name="WW8Num2">
        <text:list-item>
          <text:list>
            <text:list-item>
              <text:list>
                <text:list-item>
                  <text:list>
                    <text:list-item>
                      <text:list>
                        <text:list-item>
                          <text:p text:style-name="P131"><text:soft-page-break/>como fizemos a comparação?</text:p>
                        </text:list-item>
                        <text:list-item>
                          <text:p text:style-name="P132">Possíveis erros associados</text:p>
                        </text:list-item>
                        <text:list-item>
                          <text:p text:style-name="P133">uso do QGIS</text:p>
                        </text:list-item>
                      </text:list>
                    </text:list-item>
                  </text:list>
                </text:list-item>
              </text:list>
            </text:list-item>
          </text:list>
        </text:list-item>
      </text:list>
      <text:p text:style-name="P75">2.2.3. Evaluation against g<office:annotation><dc:creator>Bianca Rius</dc:creator><dc:date>2019-07-15T15:13:12.885648915</dc:date><loext:sender-initials>BR</loext:sender-initials><text:p text:style-name="P175"><text:span text:style-name="T456">Ver seção Evaluation of current biomass simulations</text:span></text:p><text:p text:style-name="P175"><text:span text:style-name="T456"><text:s/></text:span><text:span text:style-name="T456">Em Rammig 2010. Also see the results in the same paper</text:span></text:p></office:annotation>round-<office:annotation><dc:creator>Bianca Rius</dc:creator><dc:date>2019-07-15T15:09:13.120550387</dc:date><loext:sender-initials>BR</loext:sender-initials><text:p text:style-name="P175"><text:span text:style-name="T456">See results section on Huntingford 2008</text:span></text:p></office:annotation>based me<office:annotation><dc:creator>Bianca Rius</dc:creator><dc:date>2019-07-15T15:00:54.775781563</dc:date><loext:sender-initials>BR</loext:sender-initials><text:p text:style-name="P175"><text:span text:style-name="T456">Ver artigo de Powell et al 2013</text:span></text:p></office:annotation>asurements</text:p>
      <text:list xml:id="list213551086687523" text:continue-numbering="true" text:style-name="WW8Num2">
        <text:list-item>
          <text:list>
            <text:list-item>
              <text:list>
                <text:list-item>
                  <text:list>
                    <text:list-item>
                      <text:list>
                        <text:list-item>
                          <text:p text:style-name="P134">colocar mapa de pontos de biomassa <text:span text:style-name="T311">(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25"/>
      <text:list xml:id="list213551971538019" text:continue-numbering="true" text:style-name="WW8Num2">
        <text:list-item>
          <text:p text:style-name="P164">Functional traits (carbon allocation and residence time)</text:p>
        </text:list-item>
        <text:list-item>
          <text:p text:style-name="P164">Functional diversity <text:span text:style-name="T223">(is it possible?)</text:span></text:p>
        </text:list-item>
      </text:list>
      <text:p text:style-name="P76">2.4. A climatic variable change scenario: the first CAETÊ case study</text:p>
      <text:p text:style-name="P112"><text:span text:style-name="T183"><text:tab/></text:span><text:span text:style-name="T186">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70">functionally more diverse community </text:span><text:span text:style-name="T71">would be more resistent to this type of change (REFENCIAR).</text:span></text:p>
      <text:p text:style-name="P105"><text:soft-page-break/><text:span text:style-name="T162"><text:tab/></text:span><text:span text:style-name="T163">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75"><text:span text:style-name="T456">Tirar e/ou refazer essa frase</text:span></text:p></office:annotation><text:span text:style-name="T163">This is the first time that a trait-based model is used to understand the impacts of a climatic variable change on functional diversity deeply.</text:span><office:annotation-end office:name="__Annotation__3694_488314958"/> <text:span text:style-name="T72">This type of analysis is impossible in a modelling PFT approach.</text:span></text:p>
      <text:p text:style-name="P106"><text:span text:style-name="T178"><text:tab/></text:span><text:span text:style-name="T179">For the single-trait framework we compared the TPDs (descbribed in section XXXX) </text:span><text:span text:style-name="T180">generated by the two climatic conditions: regular climate and reduced precipitation. </text:span><text:span text:style-name="T349">We compared </text:span><text:span text:style-name="T352">how the three</text:span><text:span text:style-name="T349"> facets </text:span><text:span text:style-name="T352">of functional diversity afore mentioned change</text:span><text:span text:style-name="T349"> before and after </text:span><text:span text:style-name="T352">the applied </text:span><text:span text:style-name="T349">disturbance.</text:span><text:span text:style-name="T181"> </text:span><text:span text:style-name="T182">W</text:span><text:span text:style-name="T181">e</text:span><text:span text:style-name="T348"> </text:span><text:span text:style-name="T353">also </text:span><text:span text:style-name="T348">calculate</text:span><text:span text:style-name="T349">d</text:span><text:span text:style-name="T348"> the functional differences between the </text:span><text:span text:style-name="T353">TPDs</text:span><text:span text:style-name="T348"> by computing their dissimilarities, in other words, through </text:span><text:span text:style-name="T353">computing</text:span><text:span text:style-name="T348"> the overlap degree of the </text:span><text:span text:style-name="T349">two</text:span><text:span text:style-name="T348"> distributions </text:span><text:span text:style-name="T353">what gave us a dissimilarity index that can vary from 0 (total similar) to 1</text:span><text:span text:style-name="T348"> </text:span><text:bookmark-start text:name="__UnoMark__38111_985845779"/><text:span text:style-name="T348">(</text:span><text:span text:style-name="T353">completely different; </text:span><text:span text:style-name="T348">CARMONA et al., 2016)</text:span><text:bookmark-end text:name="__UnoMark__38111_985845779"/><text:span text:style-name="T348">⁠. </text:span></text:p>
      <text:p text:style-name="P107"><text:span text:style-name="T357"><text:tab/>For the multi-trait framework t</text:span><text:span text:style-name="T356">wo hypervolumes were constructed: one with regular climate and other with reduced precipitation. After the </text:span><text:span text:style-name="T358">performing the </text:span><text:span text:style-name="T356">PCA </text:span><text:span text:style-name="T358">(a previous necessary step explained in section XXX)</text:span><text:span text:style-name="T356"> the hypervolumes were delineated using the factor scores of the three first principal components (PCs) since they were able to explain more than 98% of the variance (see section 3.3.2.2. for more details). </text:span><text:span text:style-name="T386">Since one of the interest </text:span><text:span text:style-name="T388">was</text:span><text:span text:style-name="T386"> to assess how the reduction in precipitation can change the functional diversity in a multi-trait framework, the PCA need</text:span><text:span text:style-name="T387">ed</text:span><text:span text:style-name="T386">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9nw5hXfCcu"/><text:span text:style-name="T110">(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9nw5hXfCcu"/><text:span text:style-name="T386">⁠; </text:span><text:span text:style-name="T387">after, separate hypervolumes was calculated from the factor scores corresponding to each climatic condition dataset. </text:span><text:span text:style-name="T350">After constructing the two hypervolumes we were able to compare them. The package enables to compare hypervolumes through three </text:span><text:soft-page-break/><text:span text:style-name="T350">metrics:</text:span><office:annotation office:name="__Annotation__4082_488314958"><dc:creator>Bianca Rius</dc:creator><dc:date>2019-06-05T22:49:06.564383679</dc:date><loext:sender-initials>BR</loext:sender-initials><text:p text:style-name="P175"><text:span text:style-name="T456">Colocar o que cada uma descreve?</text:span></text:p></office:annotation><text:span text:style-name="T350">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33"><text:span text:style-name="T2">3. </text:span><text:span text:style-name="T1">Results</text:span></text:p>
      <text:p text:style-name="P68"><text:span text:style-name="T201">3.1. </text:span><text:span text:style-name="T223">Sensibility analysis: how many plant life strategies do we need?</text:span></text:p>
      <text:p text:style-name="P68"><text:tab/><text:span text:style-name="T434">Não encontramos diferença porque é o cwm que vai ditar e os cwm não devem mudar. Tem diferença entre rodadas.</text:span></text:p>
      <text:p text:style-name="P68"><text:tab/><text:span text:style-name="T435">O importante é que a variancia entre as rodadas dentro de cada enseble seja menor, porque quanto menor a a variancia maior é nossa garantia de que nossos resultados não são produtos simplesmente da amostagem aleatória.</text:span></text:p>
      <text:p text:style-name="P34"><text:span text:style-name="T225">3.2. Exploring </text:span><text:span text:style-name="T224">CAETÊ performance</text:span></text:p>
      <text:p text:style-name="P34"><text:span text:style-name="T236"><text:tab/></text:span><text:span text:style-name="T285">The following sections describe the ability of CAETÊ in represent biogeochemical variables (stocks and fluxes) and functional traits values </text:span><text:span text:style-name="T286">comparing the PFT and the trait-based aprroach and the patterns evaluation </text:span><text:span text:style-name="T285">when compared to observed measurements.</text:span></text:p>
      <text:p text:style-name="P34"><text:span text:style-name="T226">3.2.1. </text:span><text:span text:style-name="T224">Biogeochemical </text:span><text:span text:style-name="T226">variables</text:span></text:p>
      <text:p text:style-name="P35"><text:span text:style-name="T226"><text:tab/></text:span><text:span text:style-name="T239">Since the focus of this study was on vegetation carbon stock only this biogeochemical variable is </text:span><text:span text:style-name="T241">explored </text:span><text:span text:style-name="T240">in this section. The results for NPP, GPP and </text:span><office:annotation office:name="__Annotation__1404_1347135583"><dc:creator>Bianca Rius</dc:creator><dc:date>2019-05-07T11:09:05.521073642</dc:date><loext:sender-initials>BR</loext:sender-initials><text:p text:style-name="P175"><text:span text:style-name="T456">Fazer mapa de comparação com a respiração auttrófica?</text:span></text:p></office:annotation><text:span text:style-name="T296">autotrophic respiration </text:span><office:annotation-end office:name="__Annotation__1404_1347135583"/><text:span text:style-name="T298"><text:s/>are </text:span><text:span text:style-name="T301">discussed</text:span><text:span text:style-name="T298"> in Appendix (XXXXX) .</text:span></text:p>
      <text:p text:style-name="P39"><text:span text:style-name="T226">3.</text:span><text:span text:style-name="T224">2.1.1. PFT vs. trait-based approach</text:span></text:p>
      <text:p text:style-name="P36"><text:span text:style-name="T298"><text:tab/></text:span><text:span text:style-name="T301">Both the versions of the model show a</text:span><text:span text:style-name="T302">n increasing</text:span><text:span text:style-name="T301"> carbon stock gradient west </text:span><text:span text:style-name="T302">to </text:span><text:span text:style-name="T301">east </text:span><text:span text:style-name="T302">(Fig. SXXX)</text:span><text:span text:style-name="T301">. </text:span><text:span text:style-name="T302">However, previous literature claim for a decreasing gradient in the west-east </text:span><text:soft-page-break/><text:span text:style-name="T302">direction (REFE</text:span><text:span text:style-name="T302"><office:annotation><dc:creator>Bianca Rius</dc:creator><dc:date>2019-05-13T16:24:03.484862814</dc:date><loext:sender-initials>BR</loext:sender-initials><text:p text:style-name="P175"><text:span text:style-name="T456">There is a north-east to south-west gradient of declining biomass (Malhi et al., 2006; Quesada et al., 2012;</text:span></text:p><text:p text:style-name="P175"><text:span text:style-name="T456">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302">RENCIAR), although the majority of vegetation models are not able to show this observed gradient direction (REFERENCIA</text:span><text:span text:style-name="T302"><office:annotation><dc:creator>Bianca Rius</dc:creator><dc:date>2019-05-08T11:36:29.272964249</dc:date><loext:sender-initials>BR</loext:sender-initials><text:p text:style-name="P175"><text:span text:style-name="T456">Se eu lembro bem essa discussão tem na sua dissertação</text:span></text:p></office:annotation></text:span><text:span text:style-name="T302">R). </text:span><text:span text:style-name="T301">However, the gradient in the trait-based approach is, as expected, more prominent, with the regions southest and northeast that border the limits of the basin showing lower values </text:span><text:span text:style-name="T302">(Fig. SXXX)</text:span><text:span text:style-name="T301">. These lower values in this region is expected since it is a transition region for a drier climate with a more sparsed and smaller vegetation, <text:s/>characteristic of cerrado vegetation (REFERENCIAR). However, the PFT approach show a more homogenous distribution of values and can not capture this transitory biomass to the cerrado region. </text:span></text:p>
      <text:p text:style-name="P77"><text:span text:style-name="T306">3.</text:span><text:span text:style-name="T305">2.1.1. Comparison with sa</text:span><text:span text:style-name="T305"><office:annotation><dc:creator>Bianca Rius</dc:creator><dc:date>2019-05-07T21:36:20.137944943</dc:date><loext:sender-initials>BR</loext:sender-initials><text:p text:style-name="P175"><text:span text:style-name="T456">Fazer correlação de Pearson entre os mapas?</text:span></text:p></office:annotation></text:span><text:span text:style-name="T305">tellite measurements</text:span></text:p>
      <text:p text:style-name="P113"><text:span text:style-name="T188"><text:tab/>Figure XXX shows the </text:span><text:span text:style-name="T189">spatial</text:span><text:span text:style-name="T188"> difference between the aboveground carbon stock estimated through satellite measurements by Baccini et al. (2012</text:span><text:span text:style-name="T189">)</text:span><text:span text:style-name="T188"> and by Saatchi et al. (2011</text:span><text:span text:style-name="T190">) and the aboveground carbon stock</text:span><text:span text:style-name="T188"> simulated by CAETÊ in its PFT appr</text:span><text:span text:style-name="T188"><office:annotation><dc:creator>Bianca Rius</dc:creator><dc:date>2019-05-08T13:42:50.089676146</dc:date><loext:sender-initials>BR</loext:sender-initials><text:p text:style-name="P175"><text:span text:style-name="T456">Comentar sobre a subestimativa na Amz centra por conta do gradiente errado</text:span></text:p></office:annotation></text:span><text:span text:style-name="T188">oach (Fig. </text:span><text:span text:style-name="T190">XXXa and XXXc) and its trait-based approach (Fig. XXXb and XXXd). </text:span></text:p>
      <text:p text:style-name="P113"><text:span text:style-name="T190"><text:tab/></text:span><text:span text:style-name="T189">The figure shows that when compared to Baccini’s carbon stock estimation both approaches show regions of over and underestimation despite some places of agreement. In both versions the overestimations tends to be located in </text:span><text:span text:style-name="T191">regions that are known to be heavily deforested </text:span><text:span text:style-name="T193">(e.g. the perimeter of the Amazon Basin)</text:span><text:span text:style-name="T191">, </text:span><text:span text:style-name="T193">this is because CAETÊ still do not incorporate human land use nor fire for determing vegetation distribution</text:span><text:span text:style-name="T191">. </text:span><text:span text:style-name="T192">Besides, they also tend to overestimate </text:span><text:span text:style-name="T191">in </text:span><text:span text:style-name="T189">drier conditions </text:span><text:span text:style-name="T191">regions</text:span><text:span text:style-name="T189"> (e.g. transition between Amazon and Cerrado) , </text:span><text:span text:style-name="T191">although the overestimation in these regions tend to be higher in the PFT approach, </text:span><text:span text:style-name="T192">this is because in drier conditions the PLS approach tend to invest more carbon in roots than in wood tissues to get more water, however it decreases the total biomass sin</text:span><text:span text:style-name="T192"><office:annotation><dc:creator>Bianca Rius</dc:creator><dc:date>2019-05-08T14:46:46.060293515</dc:date><loext:sender-initials>BR</loext:sender-initials><text:p text:style-name="P175"><text:span text:style-name="T456">Belowground x aboveground investiment spatially to show that?</text:span></text:p></office:annotation></text:span><text:span text:style-name="T192">ce wood tissues contribute more to the total biomass/aboveground biomass (Fig. SXXXX; see sections X</text:span><text:span text:style-name="T192"><office:annotation><dc:creator>Bianca Rius</dc:creator><dc:date>2019-05-08T14:34:25.024268455</dc:date><loext:sender-initials>BR</loext:sender-initials><text:p text:style-name="P175"><text:span text:style-name="T456">Seção de discussão dos benchmarks</text:span></text:p></office:annotation></text:span><text:span text:style-name="T192">XX and XX</text:span><text:span text:style-name="T192"><office:annotation><dc:creator>Bianca Rius</dc:creator><dc:date>2019-05-08T14:34:42.841577838</dc:date><loext:sender-initials>BR</loext:sender-initials><text:p text:style-name="P175"><text:span text:style-name="T456">Seção de diversidade funcional? Traits e etc?</text:span></text:p></office:annotation></text:span><text:span text:style-name="T192">X </text:span><text:soft-page-break/><text:span text:style-name="T192">for more explications about this observed phenomenon). </text:span><text:span text:style-name="T194">The underestimation for both CAETE’s versions occurs mainly on the east center of the basin (south of Pará state) and on the south-west of Amazonas state and Acre state althouth, this underestimation is more pronounced for the trait-based version. <text:s/></text:span><text:span text:style-name="T195">The underestimated regions may be due to the model’s inability to represent the west-east gradient correctly.</text:span></text:p>
      <text:p text:style-name="P114"><text:span text:style-name="T195">C</text:span><text:span text:style-name="T187">om</text:span><text:span text:style-name="T187"><office:annotation><dc:creator>Bianca Rius</dc:creator><dc:date>2019-05-09T10:18:27.211868569</dc:date><loext:sender-initials>BR</loext:sender-initials><text:p text:style-name="P175"><text:span text:style-name="T456">Comparação com Saatchi</text:span></text:p></office:annotation></text:span><text:span text:style-name="T187">paração com Saatchi</text:span></text:p>
      <text:p text:style-name="P78"><text:span text:style-name="T299"><text:tab/></text:span><text:span text:style-name="T303">Within the studied region the CAETÊ model simulated a total aboveground carbon stock of 94.37 and 81.25 PgC for PFT and trait-based version, respectively. </text:span><text:span text:style-name="T299">The total </text:span><text:span text:style-name="T303">aboveground </text:span><text:span text:style-name="T299">carbon stock </text:span><text:span text:style-name="T303">estimated by</text:span><text:span text:style-name="T300"> Baccini </text:span><text:span text:style-name="T303">et al. (2012)</text:span><text:span text:style-name="T300"> and Saatchi </text:span><text:span text:style-name="T303">et al. (2011)</text:span><text:span text:style-name="T300"> </text:span><text:span text:style-name="T303">was</text:span><text:span text:style-name="T300"> 80.23 </text:span><text:span text:style-name="T303">and</text:span><text:span text:style-name="T300"> 71.6</text:span><text:span text:style-name="T303">7, </text:span><text:span text:style-name="T304">respectively</text:span><text:span text:style-name="T300">. </text:span><text:span text:style-name="T304">In that sense, despite both versions simulations agree well with the estimated values for total aboveground carbon stock, trait-based version shows a slightly higher agreement.</text:span><text:span text:style-name="T300"> </text:span></text:p>
      <text:p text:style-name="P79"><text:span text:style-name="T300">C</text:span><text:span text:style-name="T297">orrelação </text:span><text:span text:style-name="T297"><office:annotation><dc:creator>Bianca Rius</dc:creator><dc:date>2019-05-09T10:23:19.419575859</dc:date><loext:sender-initials>BR</loext:sender-initials><text:p text:style-name="P175"><text:span text:style-name="T456">Maps spatial correlation??</text:span></text:p></office:annotation></text:span><text:span text:style-name="T297">espacial?</text:span></text:p>
      <text:p text:style-name="P81">3.2.1.1. Comparison with ground-based observations</text:p>
      <text:p text:style-name="P81"><text:tab/><text:span text:style-name="T242">Não sei como analisar esses dados</text:span><text:span text:style-name="T242"><office:annotation><dc:creator>Bianca Rius</dc:creator><dc:date>2019-05-09T12:55:51.392620059</dc:date><loext:sender-initials>BR</loext:sender-initials><text:p text:style-name="P175"><text:span text:style-name="T456">Como analisar?</text:span></text:p></office:annotation></text:span></text:p>
      <text:p text:style-name="P69"><text:span text:style-name="T237">3.2.2. </text:span>Functional traits</text:p>
      <text:list xml:id="list574258657" text:style-name="L3">
        <text:list-item>
          <text:p text:style-name="P141">veja se você consegue achar medidas de plots (Patino e etc) . <text:span text:style-name="T312">Castaño</text:span></text:p>
        </text:list-item>
        <text:list-item>
          <text:p text:style-name="P141">veja se é possível esses valores para a versão PFT</text:p>
        </text:list-item>
      </text:list>
      <text:p text:style-name="P69"><office:annotation office:name="__Annotation__2814_1347135583"><dc:creator>Bianca Rius</dc:creator><dc:date>2019-05-07T13:55:11.252595889</dc:date><loext:sender-initials>BR</loext:sender-initials><text:p text:style-name="P175"><text:span text:style-name="T456">Jedi</text:span></text:p></office:annotation>In Sect. 4.1.9, we briefly compared the simulated alloca-</text:p>
      <text:p text:style-name="P70"><text:soft-page-break/>tion ofNPP to different plant carbon pools with carbon bud- get observations (Malhi et al., 2009) from three Amazonian forest ecosystems.In Sect. 4.1.9, we briefly compared the simulated alloca-</text:p>
      <text:p text:style-name="P70">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22">3.3. The effects of reduced precitation</text:p>
      <text:p text:style-name="P122">3.3.1. Impacts on biogeochemical variables: Does t<office:annotation><dc:creator>Bianca Rius</dc:creator><dc:date>2019-07-17T10:26:30.650403030</dc:date><loext:sender-initials>BR</loext:sender-initials><text:p text:style-name="P175"><text:span text:style-name="T459">It may be important to look at the CUE (FAZER ESSA ANÁLISE)</text:span><text:span text:style-name="T456">: Carbon use efficiency (CUE) is the proportion of GPP invested into net primary production (NPP), rather than expended as autotrophic respiration (Ra), and is an important indicator of how efficient an ecosystem is at investing assimilated carbon for growth (Waring et al., 1998) → Rowland et al 2014</text:span></text:p></office:annotation>he approach matters?</text:p>
      <text:p text:style-name="P123"><text:tab/><office:annotation office:name="__Annotation__3980_3577122105"><dc:creator>Bianca Rius</dc:creator><dc:date>2019-07-15T11:02:28.570106126</dc:date><loext:sender-initials>BR</loext:sender-initials><text:p text:style-name="P175"><text:span text:style-name="T456">Onde as perdas foram maiores para ambas as versões?</text:span></text:p></office:annotation><text:span text:style-name="T243">As expected, the reduction on pre</text:span><text:span text:style-name="T243"><office:annotation><dc:creator>Bianca Rius</dc:creator><dc:date>2019-05-11T14:04:53.938708633</dc:date><loext:sender-initials>BR</loext:sender-initials><text:p text:style-name="P175"><text:span text:style-name="T456">Essa perda é maior ou menor quando comparada a experimento tipo o seca floresta?</text:span></text:p><text:p text:style-name="P175"><text:span text:style-name="T456">E outros modelos?</text:span></text:p></office:annotation></text:span><text:span text:style-name="T243">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75"><text:span text:style-name="T456">Faremos?</text:span></text:p></office:annotation><text:span text:style-name="T243">autotrophic respiration; See Supplementary Material section SXXXX).</text:span><office:annotation-end office:name="__Annotation__1723_1751064270"/><text:span text:style-name="T243"> </text:span><text:span text:style-name="T245">On average, the PFT approach has lost 50.62% of its total carbon stock and for the trait-based approach the mean loss was 59.98%. However, in total, the PFT approach showed a loss of 51.02 PgC while the trait-based approach lost 49.43 PgC, what means </text:span><text:span text:style-name="T246">that the latter avoided the loss of 1.59 PgC when compared to the former.</text:span><text:span text:style-name="T245"> </text:span><text:span text:style-name="T243"><text:s/></text:span><text:span text:style-name="T246">This </text:span><text:soft-page-break/><text:span text:style-name="T246">difference is equivalent to the Brazilian carbon emission in 2010 (~ 1.3 PgC) </text:span><text:span text:style-name="T247">mainly due to land use change, agricultural sector and use of fuels (</text:span><office:annotation office:name="__Annotation__2028_1751064270"><dc:creator>Bianca Rius</dc:creator><dc:date>2019-05-11T16:23:23.937298426</dc:date><loext:sender-initials>BR</loext:sender-initials><text:p text:style-name="P175"><text:span text:style-name="T456">Colocar nas referências bibliográficas</text:span></text:p></office:annotation><text:span text:style-name="T247">SIRENE, 2010</text:span><office:annotation-end office:name="__Annotation__2028_1751064270"/><text:span text:style-name="T247">).</text:span><text:span text:style-name="T246"> </text:span><office:annotation-end office:name="__Annotation__3980_3577122105"/></text:p>
      <text:p text:style-name="P124"><text:span text:style-name="T246"><text:tab/></text:span><text:span text:style-name="T247">Also, there are some important geographical difference </text:span><text:span text:style-name="T248">on the</text:span><text:span text:style-name="T247"> carbon loss between the two versions that need to be highlighted. </text:span><text:span text:style-name="T248">First, in Figure XXX is possible to see that </text:span><text:span text:style-name="T249">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50">that surrounds the borders of the basin </text:span><text:span text:style-name="T249">where the climate is naturally drier, </text:span><text:span text:style-name="T250">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51">Figure XXX</text:span><text:span text:style-name="T250">) </text:span><text:span text:style-name="T251">what was observed in the PFT approach</text:span><text:span text:style-name="T250">. However in regions where the PFT version is able to maintain biomass, the degree of loss is lower. This is can be explained by the fact that increase in fine roots investiment in trait based version occurs in detrimento to the investiment in wood tissues, the compartment that contribute relatively more to the total biomass </text:span><text:span text:style-name="T251">(Figure XXX)</text:span><text:span text:style-name="T250">.</text:span></text:p>
      <text:p text:style-name="P124"><text:span text:style-name="T251"><text:tab/>The differential loss of carbon in the different plant compartments (Figure XXXX) between the two versions has led</text:span><text:span text:style-name="T252"> to </text:span><text:span text:style-name="T251">distinguished</text:span><text:span text:style-name="T252"> change in the root:shoot ratio </text:span><text:span text:style-name="T251">with the reduction in precipitation (Figure XXX): </text:span><text:span text:style-name="T253">on average, the PFT version decreased the root:shoot ration while the trait-based version increased it</text:span><text:span text:style-name="T251">. </text:span><text:span text:style-name="T252">(also observed in another studies</text:span><text:span text:style-name="T252"><office:annotation><dc:creator>Bianca Rius</dc:creator><dc:date>2019-05-12T10:39:40.360168586</dc:date><loext:sender-initials>BR</loext:sender-initials><text:p text:style-name="P175"><text:span text:style-name="T456">Ṕrocurar estudos</text:span></text:p></office:annotation></text:span><text:span text:style-name="T252">.). </text:span><text:span text:style-name="T253">The changes in compartment’s investiment and in the root:shoot ratio can be explained in the light of the impacts of reduced precipitation on the functional diversity (see section 3.3.2.)</text:span></text:p>
      <text:p text:style-name="P125"><text:soft-page-break/><office:annotation office:name="__Annotation__30640_2881913408"><dc:creator>Bianca Rius</dc:creator><dc:date>2019-06-26T23:02:24.504096269</dc:date><loext:sender-initials>BR</loext:sender-initials><text:p text:style-name="P175"><text:span text:style-name="T456">Colocar isso na disucssão se há diferença entre pft e trait-based</text:span></text:p></office:annotation><text:span text:style-name="T253">J</text:span><text:span text:style-name="T238">á que nós usamos a Mass ratio hypothesis, é o trait dominante que importa, nos gráficos nós vimos uma hyperdominancia dos traits ...ela é parecida com a dos PFTs? Que são próprios pra essa região?</text:span><office:annotation-end office:name="__Annotation__30640_2881913408"/></text:p>
      <text:p text:style-name="P82">3.3.2. Functional diversity responses for a drier cli<office:annotation><dc:creator>Bianca Rius</dc:creator><dc:date>2019-06-26T23:05:06.215448102</dc:date><loext:sender-initials>BR</loext:sender-initials><text:p text:style-name="P175"><text:span text:style-name="T456">Trait distribution – pense nos termos que você está usando (Enquist 2015)</text:span></text:p></office:annotation>mate: How is our new community?</text:p>
      <text:p text:style-name="P55"><text:span text:style-name="T200"><text:tab/></text:span><text:span text:style-name="T202">The reduction o</text:span><text:span text:style-name="T206">n</text:span><text:span text:style-name="T202"> precipitation led to a modification </text:span><text:span text:style-name="T207">on Amazon’s</text:span><text:span text:style-name="T202"> functional diversity </text:span><text:span text:style-name="T207">in terms of its different components</text:span><text:span text:style-name="T202">, </text:span><text:span text:style-name="T207">composition and structure.</text:span><text:span text:style-name="T203"> </text:span></text:p>
      <text:p text:style-name="P83">3.3.2.1. Looking at the<office:annotation><dc:creator>Bianca Rius</dc:creator><dc:date>2019-06-27T12:36:47.376652325</dc:date><loext:sender-initials>BR</loext:sender-initials><text:p text:style-name="P175"><text:span text:style-name="T456">skeweness</text:span></text:p></office:annotation> traits se<office:annotation><dc:creator>Bianca Rius</dc:creator><dc:date>2019-06-26T18:08:49.507510928</dc:date><loext:sender-initials>BR</loext:sender-initials><text:p text:style-name="P175"><text:span text:style-name="T456">Hyperdominance in Amazon</text:span></text:p></office:annotation>parately</text:p>
      <text:p text:style-name="P84"><text:tab/><text:span text:style-name="T254">Figure XXXX shows the values </text:span><text:span text:style-name="T277">frequency</text:span><text:span text:style-name="T254"> distribution modification in the six variant functional traits in consequence of reduced precipitation and Table XXX </text:span><text:span text:style-name="T255">present the modification in the analyzed functional diversity variables</text:span><text:span text:style-name="T254">.</text:span></text:p>
      <text:p text:style-name="P85"><text:span text:style-name="T254"><text:tab/></text:span><text:span text:style-name="T255">For all the traits is possible to see that the </text:span><text:span text:style-name="T281">shape</text:span><text:span text:style-name="T255"> of the curve has considerably change. First, </text:span><text:span text:style-name="T258">for all the six functional traits is clearly visible a change in the dominance of the more frequent values, in other words, with reduction on precipitation the more common value for a trait has dimished its frequency, and, as consequence, other values for this functional traits w</text:span><text:span text:style-name="T281">ere</text:span><text:span text:style-name="T258"> able to occur in the trait space </text:span><text:span text:style-name="T281">lein the total range of values.</text:span><text:span text:style-name="T258"> It also means that the proportion of the grid cell that the more common trait occupie</text:span><text:span text:style-name="T264">d </text:span><text:span text:style-name="T281">has diminished with </text:span><text:span text:style-name="T264">reduc</text:span><text:span text:style-name="T281">ed</text:span><text:span text:style-name="T264"> precipitation</text:span><text:span text:style-name="T258">, allowing trait values </text:span><text:span text:style-name="T281">that were not present in the regular climate</text:span><text:span text:style-name="T258"> to occupy the same grid cell. </text:span><text:span text:style-name="T260">The emergence of these new values for functional traits change the </text:span><text:span text:style-name="T264">occurrence </text:span><text:span text:style-name="T260">tendency of the values. </text:span><text:span text:style-name="T282">Table XX summarizes the changes on these tendencies for all the traits. </text:span><text:span text:style-name="T258">This d</text:span><text:span text:style-name="T259">ecrease in dominance of functional composition with reduction in precipitation or another climatic disturbance </text:span><text:span text:style-name="T282">with the emergence of new trait values or change in frequencies </text:span><text:span text:style-name="T259">was also observed in observational studies </text:span><text:span text:style-name="T265">including for Amazon region</text:span><text:span text:style-name="T259"> (XXXX</text:span><text:span text:style-name="T259"><office:annotation><dc:creator>Bianca Rius</dc:creator><dc:date>2019-05-13T11:41:29.838641448</dc:date><loext:sender-initials>BR</loext:sender-initials><text:p text:style-name="P175"><text:span text:style-name="T456">Completar com a literatura</text:span></text:p></office:annotation></text:span><text:span text:style-name="T259">). </text:span></text:p>
      <table:table table:name="Tabela1" table:style-name="Tabela1">
        <table:table-column table:style-name="Tabela1.A" table:number-columns-repeated="3"/>
        <text:soft-page-break/>
        <table:table-row>
          <table:table-cell table:style-name="Tabela1.A1" office:value-type="string">
            <text:p text:style-name="P4"/>
          </table:table-cell>
          <table:table-cell table:style-name="Tabela1.B1" table:number-columns-spanned="2" office:value-type="string">
            <text:p text:style-name="P6">Trait</text:p>
          </table:table-cell>
          <table:covered-table-cell/>
        </table:table-row>
        <table:table-row>
          <table:table-cell table:style-name="Tabela1.A2" office:value-type="string">
            <text:p text:style-name="P7">Compartment</text:p>
          </table:table-cell>
          <table:table-cell table:style-name="Tabela1.A2" office:value-type="string">
            <text:p text:style-name="P7">Allocation</text:p>
          </table:table-cell>
          <table:table-cell table:style-name="Tabela1.C2" office:value-type="string">
            <text:p text:style-name="P7">Residence time</text:p>
          </table:table-cell>
        </table:table-row>
        <table:table-row>
          <table:table-cell table:style-name="Tabela1.A2" office:value-type="string">
            <text:p text:style-name="P7">Leaves</text:p>
          </table:table-cell>
          <table:table-cell table:style-name="Tabela1.A2" office:value-type="string">
            <text:p text:style-name="P7">Decrease</text:p>
          </table:table-cell>
          <table:table-cell table:style-name="Tabela1.C2" office:value-type="string">
            <text:p text:style-name="P7">Increase</text:p>
          </table:table-cell>
        </table:table-row>
        <table:table-row>
          <table:table-cell table:style-name="Tabela1.A2" office:value-type="string">
            <text:p text:style-name="P7">Fine roots</text:p>
          </table:table-cell>
          <table:table-cell table:style-name="Tabela1.A2" office:value-type="string">
            <text:p text:style-name="P7">Increase</text:p>
          </table:table-cell>
          <table:table-cell table:style-name="Tabela1.C2" office:value-type="string">
            <text:p text:style-name="P7">Increase</text:p>
          </table:table-cell>
        </table:table-row>
        <table:table-row>
          <table:table-cell table:style-name="Tabela1.A2" office:value-type="string">
            <text:p text:style-name="P7">Abovegroun woody tissues</text:p>
          </table:table-cell>
          <table:table-cell table:style-name="Tabela1.A2" office:value-type="string">
            <text:p text:style-name="P7">Decrease</text:p>
          </table:table-cell>
          <table:table-cell table:style-name="Tabela1.C2" office:value-type="string">
            <text:p text:style-name="P7">Decrease</text:p>
          </table:table-cell>
        </table:table-row>
      </table:table>
      <text:p text:style-name="P56"/>
      <text:p text:style-name="P86"><text:span text:style-name="T261"><text:tab/></text:span><text:span text:style-name="T265">Besides, t</text:span><text:span text:style-name="T261">he change <text:s/>on the functional profile in the analyzed </text:span><text:span text:style-name="T265">region</text:span><text:span text:style-name="T261"> <text:s/></text:span><text:span text:style-name="T265">reverberated on</text:span><text:span text:style-name="T261">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282">(since this is the higher contributor for total biomass</text:span><text:span text:style-name="T261">. </text:span></text:p>
      <text:p text:style-name="P87"><text:span text:style-name="T255"><text:tab/>The changes in the pattern distribution of the values reflected on the functional divers</text:span><text:span text:style-name="T256">i</text:span><text:span text:style-name="T255">ty parameters </text:span><text:span text:style-name="T270">altering the functional sctructure </text:span><text:span text:style-name="T282">(Table XXX sumarizes it)</text:span><text:span text:style-name="T255">. </text:span><text:span text:style-name="T257">The more proeminent result is the considerable </text:span><text:span text:style-name="T265">and unexpected</text:span><text:span text:style-name="T257"> increase in functional richness for all the functional traits</text:span><text:span text:style-name="T255"> (i.e. increase in the occupation of the functional space, that means, higher varialibity of values), </text:span><text:span text:style-name="T258">with some functional traits </text:span><text:span text:style-name="T266">increasing ther richness in more than 500 </text:span><text:span text:style-name="T258">% (e.g. allocation for fine roots and wood tissues and residence time in wood tissues). </text:span><text:span text:style-name="T259">Th</text:span><text:span text:style-name="T266">e increase in functional diversity is due to</text:span><text:span text:style-name="T259"> the above described </text:span><text:span text:style-name="T266">decrease in dominance </text:span><text:span text:style-name="T282">that permited the emergence of new trait values not present in the previous condition</text:span><text:span text:style-name="T258">. The</text:span><text:span text:style-name="T256"> evennes (i.e. </text:span><text:span text:style-name="T266">the abundance regularity in the frequency distribution of </text:span><text:span text:style-name="T267">the trait values in a</text:span><text:span text:style-name="T266"> trait space</text:span><text:span text:style-name="T256">) </text:span><text:span text:style-name="T258">has also showed an increase </text:span><text:span text:style-name="T256">for all the six </text:span><text:span text:style-name="T258">functional </text:span><text:span text:style-name="T256">traits </text:span><text:span text:style-name="T267">what means that the reduced precipitation made that the distribution of trait values in the trait space became more regular, </text:span><text:soft-page-break/><text:span text:style-name="T267">another indication of the dominance decrease</text:span><text:span text:style-name="T256">. The divergence (i.e. </text:span><text:span text:style-name="T268">the degree to which the most common values occur</text:span><text:span text:style-name="T269">s</text:span><text:span text:style-name="T268"> at the extremities of the functional space</text:span><text:span text:style-name="T256">) </text:span><text:span text:style-name="T269">has increased for all the traits except for leaf and wood tissues residence time</text:span><text:span text:style-name="T256"> </text:span><text:span text:style-name="T270">that showed a decrease in this variable although in a low degree (5.0 and 4.7% decrease for leaf and wood tissues residence time, respectively). </text:span></text:p>
      <text:p text:style-name="P88"><text:span text:style-name="T255"><text:tab/></text:span><text:span text:style-name="T271">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88"><text:span text:style-name="T254"><text:tab/></text:span><text:span text:style-name="T270">Lastly, the modification in the functional diversity variables in the traits separately mediates the occurrence and frequency of the ecological strategies in front of the precitation reduction (see next section).</text:span></text:p>
      <text:p text:style-name="P83">3.3.2.2. A multi-trait analysis: looking at the ecological strategies</text:p>
      <text:p text:style-name="P57"><text:tab/><text:span text:style-name="T314">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75"><text:span text:style-name="T456">Tabela deve conter: principal component, proportion of variance explained and cumulative proportion of variance explained</text:span></text:p></office:annotation><text:span text:style-name="T314">Table SXXX</text:span><office:annotation-end office:name="__Annotation__2325_3535560205"/><text:span text:style-name="T314"> show the relative importance of the axes for explaning the variationand Table X</text:span><text:span text:style-name="T314"><office:annotation><dc:creator>Bianca Rius</dc:creator><dc:date>2019-05-24T08:48:05.922903020</dc:date><loext:sender-initials>BR</loext:sender-initials><text:p text:style-name="P175"><text:span text:style-name="T456">Definir se isso vai no suplementar ou no corpo do artigo</text:span></text:p></office:annotation></text:span><text:span text:style-name="T314">XX the </text:span><office:annotation office:name="__Annotation__2379_148220101"><dc:creator>Bianca Rius</dc:creator><dc:date>2019-05-24T08:46:56.183945855</dc:date><loext:sender-initials>BR</loext:sender-initials><text:p text:style-name="P175"><text:span text:style-name="T456">Aqui você precisa descobrir se é rotation, loading e etc….ver coisas que o João mandou no seu e-mail</text:span></text:p></office:annotation><text:span text:style-name="T406">scores</text:span><office:annotation-end office:name="__Annotation__2379_148220101"/><text:span text:style-name="T314"> of each functional trait.</text:span></text:p>
      <text:p text:style-name="P58"><text:tab/><office:annotation office:name="__Annotation__7543_3535560205"><dc:creator>Bianca Rius</dc:creator><dc:date>2019-05-20T14:03:44.242240075</dc:date><loext:sender-initials>BR</loext:sender-initials><text:p text:style-name="P175"><text:span text:style-name="T456">Divide em plantas que investem em raízes e em tecidos lenhosos?</text:span></text:p><text:p text:style-name="P175"><text:span text:style-name="T456">E isso depende da condição climática?</text:span></text:p></office:annotation><office:annotation office:name="__Annotation__2472_148220101"><dc:creator>Bianca Rius</dc:creator><dc:date>2019-05-24T08:57:31.674804112</dc:date><loext:sender-initials>BR</loext:sender-initials><text:p text:style-name="P175"><text:span text:style-name="T456">melhorar</text:span></text:p></office:annotation><text:span text:style-name="T315">The first axis of the PCA explain 84.3% of the variance and was the major discriminator between the values for the two climatic conditions (red for reduced precipitation and blue for regular climate in Figure XXX). From the original variables </text:span><text:span text:style-name="T407">rotation</text:span><text:span text:style-name="T315"> is possible </text:span><text:soft-page-break/><text:span text:style-name="T315">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59"><text:tab/><text:span text:style-name="T408">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75"><text:span text:style-name="T456">Como escreve isso quando fica disponpivel online?</text:span></text:p></office:annotation><text:span text:style-name="T408">Supporting Material XXXXX</text:span><office:annotation-end office:name="__Annotation__2568_148220101"/><text:span text:style-name="T408">).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text:span><text:soft-page-break/><text:span text:style-name="T408">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climatic <text:s/>variable was strong enough to change the hypervolumes in a manner they almost do not overlap anymore. </text:span></text:p>
      <text:p text:style-name="P61"><office:annotation office:name="__Annotation__2857_148220101"><dc:creator>Bianca Rius</dc:creator><dc:date>2019-05-24T10:29:43.994163037</dc:date><loext:sender-initials>BR</loext:sender-initials><text:p text:style-name="P175"><text:span text:style-name="T456">Não sei como analisar isso...se pelos eixos mesmo ou pelos rotations</text:span></text:p></office:annotation><text:span text:style-name="T238"><text:tab/></text:span><text:span text:style-name="T272">To understand which functional trait(s) was responsible for the change in each hypervolume dimensionality we </text:span><text:span text:style-name="T273">performed</text:span><text:span text:style-name="T272"> a pair to pair </text:span><text:span text:style-name="T273">plot</text:span><text:span text:style-name="T272"> with the three principal component axes from the</text:span><text:span text:style-name="T262"> </text:span><text:span text:style-name="T263">initial</text:span><text:span text:style-name="T262"> PCA </text:span><text:span text:style-name="T273">(Figure SXXXX)</text:span><text:span text:style-name="T262">. <text:s/></text:span><office:annotation-end office:name="__Annotation__2857_148220101"/></text:p>
      <text:p text:style-name="P37"><text:span text:style-name="T3">4. </text:span><text:span text:style-name="T1">Discussion</text:span></text:p>
      <text:p text:style-name="P111">1) Discussion: first topic</text:p>
      <text:p text:style-name="P111">frase 1: resumo geral do que foi feito <text:span text:style-name="T439">ou pode ser resumo do tópico</text:span></text:p>
      <text:p text:style-name="P111">frase 2: principais evidencias encontradas</text:p>
      <text:p text:style-name="P111">frase 3: principais resultados (indicando tabelas e figuras) e o que sugerem</text:p>
      <text:p text:style-name="P111">frase 4: esses resultados são consistentes?</text:p>
      <text:p text:style-name="P110">Frase 5: quais as prováveis consequencias</text:p>
      <text:p text:style-name="P89">4.1. Does a trait based approach improve the representation of the biogeochemical cycles? In what extent?</text:p>
      <text:list xml:id="list3215140461" text:style-name="WW8Num3">
        <text:list-item>
          <text:list>
            <text:list-item>
              <text:list>
                <text:list-header>
                  <text:p text:style-name="P144"/>
                  <text:p text:style-name="P154">BGC variables: <text:span text:style-name="T200">NPP, GPP, Biomassa</text:span></text:p>
                  <text:p text:style-name="P146">a) PFT vs PLS</text:p>
                </text:list-header>
                <text:list-item>
                  <text:p text:style-name="P146"><text:soft-page-break/>Why they can not represent the correct direction of the gradient? (as the other models) <text:span text:style-name="T310">Problemas para simular o trade-off entre produtividade e mortalidade mais rápida, demografia, competição</text:span></text:p>
                </text:list-item>
                <text:list-item>
                  <text:p text:style-name="P146">Why the PFT approach is more homogeneous? <text:span text:style-name="T309">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abre precedente para futuras melhorias no ciclo de carbono (se implementado outros traits, competição, demografia e etc)</text:span></text:p>
                </text:list-item>
                <text:list-item>
                  <text:p text:style-name="P146">Why the PLS approach can capture the transition biomass to cerrado? <text:span text:style-name="T308">In drier regions PLS approach tend to invest more in roots in detriment to investiment in wood, since wood correspond to the major contributor to total biomass, the total biomass decrease.</text:span></text:p>
                  <text:p text:style-name="P147"><text:s/><text:span text:style-name="T307">b</text:span>) Compare with benchmarks</text:p>
                  <text:p text:style-name="P145">In a ecosystem scale CWM exerce uma função mais determinante do que a diversidade funcional em determinal o funcionamento ecossistêmicos <text:span text:style-name="T307">(Grime)</text:span></text:p>
                </text:list-item>
                <text:list-item>
                  <text:p text:style-name="P148">Provavelmente eles superestimam a biomassa em regiões secas já que problemas como embolimos, atributos hidrapulicos e demografia ainda não são considerados no modelo</text:p>
                </text:list-item>
                <text:list-item>
                  <text:p text:style-name="P149">Porque o de PFT tende a subestimar mais, quando olhamos pros valores totais de carbono? (lance da biomassa nos tecidos lenhosos)</text:p>
                  <text:p text:style-name="P147"><text:soft-page-break/><text:span text:style-name="T307">d</text:span>) Compare with specific plots</text:p>
                  <text:p text:style-name="P157">e) Traits?</text:p>
                </text:list-item>
                <text:list-item>
                  <text:p text:style-name="P158">Na verdade a utilização trait-based não melhora em grande medida a representação dos ciclos biogeoquímicos (sei que tem literatura falando disso)</text:p>
                </text:list-item>
              </text:list>
            </text:list-item>
          </text:list>
          <text:p text:style-name="P165"><text:span text:style-name="T44">4.2. </text:span><text:bookmark-start text:name="__DdeLink__727_3656280037"/><text:span text:style-name="T36">What is the </text:span><text:span text:style-name="T45">effect of </text:span><text:span text:style-name="T46">reduced precipitation</text:span><text:span text:style-name="T36"> on biogeochemical cycles for </text:span><text:span text:style-name="T47">PFT and trait-based</text:span><text:span text:style-name="T36"> version</text:span><text:span text:style-name="T47">s</text:span><text:span text:style-name="T36">? Does the approach changes the result/</text:span><text:span text:style-name="T55">matters</text:span><text:span text:style-name="T36">?</text:span><text:bookmark-end text:name="__DdeLink__727_3656280037"/></text:p>
          <text:list>
            <text:list-item text:start-value="1">
              <text:p text:style-name="P167">O problema aqui é que o Cwm que “manda”, mesmo que tenhamos visto uma mudança no perfil funcional da versão trait-based isso pode não ter resultados tão</text:p>
              <text:p text:style-name="P130"/>
              <text:p text:style-name="P135"/>
            </text:list-item>
            <text:list-item>
              <text:p text:style-name="P135">por esse motivo é sempre importante olhar para o que acontece com os compartimentos de maneira separada...já que não necessariamente biomassa maior significa maior resiliência. É preciso olhar para proporções root:shoot por exemplo</text:p>
            </text:list-item>
            <text:list-item>
              <text:p text:style-name="P136">O que isso significa quando pensamos em resiliência?</text:p>
            </text:list-item>
            <text:list-item>
              <text:p text:style-name="P136">Qual a importância disso para considerar o uso de modelos trait-based?</text:p>
            </text:list-item>
            <text:list-item>
              <text:p text:style-name="P136">E se tivéssemos usado traits associados diretamente ao stress hídrico</text:p>
            </text:list-item>
            <text:list-item>
              <text:p text:style-name="P136">plasticidade em investir em diferentes partes da planta</text:p>
            </text:list-item>
            <text:list-item>
              <text:p text:style-name="P137">alta perda(mais do que o esperado talvez?) pode ser devido à falta de traits relacionados ao stress hídrico ou alta sensbilidade de nossa equação à falta de água</text:p>
            </text:list-item>
            <text:list-item>
              <text:p text:style-name="P155"><text:soft-page-break/><text:span text:style-name="T238">perda total </text:span><text:span text:style-name="T244">(PgC)</text:span><text:span text:style-name="T238">: </text:span><text:span text:style-name="T244">pft= 51.02; pls=49.43. Diferença=1.59PgC (equivalente à emissão de carbono brasileira em 2010; ecologicamente importante se pensarmos nos possíveis feedbacks associados)</text:span></text:p>
            </text:list-item>
            <text:list-item>
              <text:p text:style-name="P156"><text:span text:style-name="T244">a </text:span><text:span text:style-name="T238">perda mais gradual pode mostrar certa resiliência</text:span></text:p>
            </text:list-item>
            <text:list-item>
              <text:p text:style-name="P142">a abruptidão na perda dos pft é porque não consegue mudar e investir em raízes quando necessário</text:p>
            </text:list-item>
            <text:list-item>
              <text:p text:style-name="P143">tradeoffs raízes finas e investimento em tecidos lenhosos (PCA?)</text:p>
              <text:p text:style-name="P166"><text:span text:style-name="T176">4.3. </text:span><text:span text:style-name="T172">What is the effect of <text:s/></text:span><text:span text:style-name="T177">reduced precipation</text:span><text:span text:style-name="T172"> on functional diversity and its implications to </text:span><text:span text:style-name="T175">Amazon </text:span><text:span text:style-name="T172">carbon stock?</text:span></text:p>
            </text:list-item>
            <text:list-item>
              <text:p text:style-name="P159"><text:span text:style-name="T4">Th</text:span><text:span text:style-name="T4"><office:annotation><dc:creator>Bianca Rius</dc:creator><dc:date>2019-05-12T11:23:51.860655059</dc:date><loext:sender-initials>BR</loext:sender-initials><text:p text:style-name="P175"><text:span text:style-name="T458">The observed modification on functional composition for amazon</text:span></text:p></office:annotation></text:span><text:span text:style-name="T4">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baoo8tvVso"/><text:span text:style-name="T6">(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baoo8tvVso"/></text:p>
            </text:list-item>
            <text:list-item>
              <text:p text:style-name="P159"><text:span text:style-name="T6">Our results indicate that by altering composition in favour of drought-tolerant species, the biomass stocks of these forests may be more resil- ient to longer term drought than short-term studies of severe individual droughts sugges</text:span><text:span text:style-name="T7">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VGGTTbIaYZ"/><text:span text:style-name="T7">(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VGGTTbIaYZ"/><text:span text:style-name="T7">⁠</text:span></text:p>
              <text:p text:style-name="P160"/>
            </text:list-item>
            <text:list-item>
              <text:p text:style-name="P161"><text:span text:style-name="Ref._20_de_20_comentário"><text:span text:style-name="T184"/></text:span></text:p>
            </text:list-item>
          </text:list>
        </text:list-item>
      </text:list>
      <text:p text:style-name="P115"><text:soft-page-break/><text:span text:style-name="Ref._20_de_20_comentário"><text:span text:style-name="T185"/></text:span></text:p>
      <text:p text:style-name="P80"><text:span text:style-name="T313">4.4. </text:span>Does a trait-based approach worth it?</text:p>
      <text:list xml:id="list2121827020" text:style-name="L4">
        <text:list-item>
          <text:p text:style-name="P168">Despite their effectiveness at simulating fluxesto and from terrestrial ecosystems, currentDGVMs are insufficiently realistic and showlimited room for improvement because they utilize PFTs with constant attributes (Van Bodegom et al., 2012)(YANG et al., 2015) It reduces complexity (YANG et al., 2015)</text:p>
        </text:list-item>
        <text:list-item>
          <text:p text:style-name="P162"><text:span text:style-name="T165">⁠</text:span><text:span text:style-name="T166">É fato que uma abordagem trait-based traz muito mais complexidade aos modelos: necessita de uma capacidade de processamento maior, talvez mais parâmetros</text:span></text:p>
        </text:list-item>
        <text:list-item>
          <text:p text:style-name="P163"><text:span text:style-name="T166">E</text:span><text:span text:style-name="T161">ntretanto, eles nos permitem ir além dos ciclos e estoques biogeoquímicos e se quiser de fato entender como as mudanças climáticas vão afetar os ecossistemas naturais é preciso entender outras coisas</text:span></text:p>
        </text:list-item>
      </text:list>
      <text:list xml:id="list4122558038" text:style-name="L5">
        <text:list-item>
          <text:p text:style-name="P138"><text:span text:style-name="T433">É preciso ir além do que os modelos trait-based já foram,</text:span><text:span text:style-name="T433"><office:annotation><dc:creator>Bianca Rius</dc:creator><dc:date>2019-07-04T09:47:25.698838598</dc:date><loext:sender-initials>BR</loext:sender-initials><text:p text:style-name="P175"><text:span text:style-name="T456">Colocar aqui aquela parte que o sakschewski argumental que só o dele e o adgvm conseguem fazer esse tipo de análise.</text:span></text:p></office:annotation></text:span><text:span text:style-name="T433">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
            <text:list-item>
              <text:p text:style-name="P139"><text:span text:style-name="T440">A questão aqui é muito mais sobre as portas que esse tipo de abordagem abre. </text:span><text:span text:style-name="T444">Discuta as implicações para o conhecimento ecológico desse tipo de análise.This type of question can only be answered with a trait-based approach</text:span></text:p>
            </text:list-item>
          </text:list>
        </text:list-item>
        <text:list-item>
          <text:p text:style-name="P169"><text:span text:style-name="T101">Hence, t</text:span><text:span text:style-name="T100">rait-based models are promising tools to address these issues due to its </text:span><text:span text:style-name="T441">permissivennes in traits modification with a change on environment. </text:span><text:span text:style-name="T442">T</text:span><text:span text:style-name="T100">his type of analysis is not feasible in a PFT modelling approach, therefore the use of a trait-based approach in DGVMs becomes compulsory. </text:span><text:span text:style-name="T101">Nevertheless, even the already developed trait-based models underutilize their potential. For example, some of them </text:span><text:soft-page-break/><text:span text:style-name="T101">(REFERENCIAR) continue to focus its analysis on biogeochemical cycles and stocks e desconsideram a oportunidade aberta para entender os mecanismos que fundamentam a interseção entre os níveis de diversidade, incluindo a diversidade funcional no funcionamento ecossitêmico e na sensibilidade dos ecossistemas aos distúrbios, tais como as mudanças mudanças climáticas. Still, Sakschewski et al.(2016) argue that <text:s/></text:span><office:annotation office:name="__Annotation__273_2387263433"><dc:creator>Bianca Rius</dc:creator><dc:date>2019-06-27T17:19:33</dc:date><loext:sender-initials>BR</loext:sender-initials><text:p><text:span text:style-name="T457">Entretanto não exploraram aspectos importantes da DF</text:span></text:p></office:annotation><text:span text:style-name="T366">So far trait-based DGVMs such as LPJmL-FIT or aDGVM30</text:span></text:p>
        </text:list-item>
        <text:list-item>
          <text:p text:style-name="P170">are the</text:p>
        </text:list-item>
        <text:list-item>
          <text:p text:style-name="P169"><text:span text:style-name="T366">only process-based modelling tools available for scaling up, quan- tifying and evaluating effects of functional diversity on ecosystem functioning at large spatio-temporal scales.</text:span><office:annotation-end office:name="__Annotation__273_2387263433"/></text:p>
          <text:list>
            <text:list-header>
              <text:p text:style-name="P171"/>
            </text:list-header>
          </text:list>
        </text:list-item>
      </text:list>
      <text:p text:style-name="P65"><office:annotation office:name="__Annotation__5116_1617939932"><dc:creator>Bianca Rius</dc:creator><dc:date>2019-08-12T15:31:04.480763086</dc:date><loext:sender-initials>BR</loext:sender-initials><text:p text:style-name="P175"><text:span text:style-name="T456">Na GCB não tem conclusão!</text:span></text:p></office:annotation>Conclusions<office:annotation-end office:name="__Annotation__5116_1617939932"/></text:p>
      <text:list xml:id="list230960208" text:style-name="L6">
        <text:list-item>
          <text:p text:style-name="P150">This type of modelling open new opportunities for understanding and studying</text:p>
        </text:list-item>
        <text:list-item>
          <text:p text:style-name="P151">um próximo passo seria entender como a duração da seca, como a mudança na ocorrência na frequencia podem modificar esses resultados (qual seria o mais importante, por exemplo?</text:p>
        </text:list-item>
        <text:list-item>
          <text:p text:style-name="P152"><office:annotation office:name="__Annotation__13099_2244632748"><dc:creator>Bianca Rius</dc:creator><dc:date>2019-06-24T16:19:28.802632821</dc:date><loext:sender-initials>BR</loext:sender-initials><text:p text:style-name="P175"><text:span text:style-name="T456">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item>
          <text:p text:style-name="P153"><text:soft-page-break/>Quantifying proportional functional composition offers a basis for a predictive framework for how the structure, and diversity of tropical forests will respond to global change. Such understanding would not only allow ecologists to assess which taxa are more likely to experience changes in dominance but also to link how climate driven dynamics and functional differences in species composition then influence ecosystem functioning (Diaz &amp; Cabido, 2001; Norberg et al., 2001). <text:span text:style-name="T443">(Enquist &amp; Enquist, 2011)</text:span>.</text:p>
        </text:list-item>
        <text:list-item>
          <text:p text:style-name="P140"><text:span text:style-name="T294">Our results support past conclusions that water stress </text:span><text:span text:style-name="T238">can shape the species functional composition of tropical forests. (Woods, 1989; Leigh et al., 1990; Hartshorn, 1992;</text:span><text:span text:style-name="T294">Condit, 1998; Yavitt &amp; Wright, 2008). </text:span><text:span text:style-name="T295">(Enquist 2011)</text:span></text:p>
        </text:list-item>
        <text:list-item>
          <text:p text:style-name="P172">Lastly, it is very important that the effects of changes on other climatic variables (e.g. temperature and atmospheric CO2 concentration) and also the joint effect re addressed in future studies.</text:p>
          <text:p text:style-name="P173"><text:tab/><text:span text:style-name="T112">In summary our results suggest that changes in precipitation are important in structuring communities, that in its turn can rearrange through compensatory dynamics and minimize the adverse effects of those changes on ecosystem functioning such as carbon storage </text:span><text:bookmark-start text:name="__UnoMark__4793_2387263433"/><text:bookmark-start text:name="__UnoMark__4794_2387263433"/><text:span text:style-name="T112">(FAUSET et al., 2012)</text:span><text:bookmark-end text:name="__UnoMark__4793_2387263433"/><text:bookmark-end text:name="__UnoMark__4794_2387263433"/><text:span text:style-name="T112">⁠. However, the long-term effects of these rearrangements may have negative or uncertain consequences. For example, our study show that a drier climate tends to select towards strategies with higher investiment in fine roots to the costs of investiment on tissues that store relatively more carbon such as woody tissues. This may lead to a decrease in the carbon storage capacity of ecosystems in the long term and consequently impacts global carbon cyle. Also, other important ecosystem functions, like evapotranspiration rate, may be modified with the </text:span><text:soft-page-break/><text:span text:style-name="T112">new functional composition and structure, generating prejudicial feedbacks on the water cycle. In that sense, many of the issues regarding to the climate changes impacts on functional diversity and its consequences for ecosystem functioning remain unanswered. </text:span></text:p>
        </text:list-item>
      </text:list>
      <text:p text:style-name="P63"/>
      <text:p text:style-name="P63"><office:annotation office:name="__Annotation__5064_1617939932"><dc:creator>Bianca Rius</dc:creator><dc:date>2019-08-12T15:22:49.892761683</dc:date><loext:sender-initials>BR</loext:sender-initials><text:p text:style-name="P175"><text:span text:style-name="T456">All sources of institutional, private and corporate financial support for the work within the manuscript must be fully acknowledged, and any potential conflicts of interest noted.</text:span></text:p></office:annotation>Acknowledgements<office:annotation-end office:name="__Annotation__5064_1617939932"/></text:p>
      <text:p text:style-name="P63"/>
      <text:p text:style-name="P63">References</text:p>
      <text:section text:style-name="Sect1" text:name="ADDIN Mendeley Bibliography CSL_BIBLIOGRAPHY  RND6YHp374M6S">
        <text:p text:style-name="P126">AGUIRRE-GUTIÉRREZ, J. et al. Drier tropical forests are susceptible to functional changes in response to a long-term drought. p. 855–865, 2019. </text:p>
        <text:p text:style-name="P126">BARROS, C. et al. N-dimensional hypervolumes to study stability of complex ecosystems. <text:span text:style-name="T1">Ecology letters</text:span>, v. 19, n. 7, p. 729–742, 2016. </text:p>
        <text:p text:style-name="P126">BLONDER, B. et al. The n-dimensional hypervolume. <text:span text:style-name="T1">Global Ecology and Biogeography</text:span>, v. 23, n. 5, p. 595–609, 2014. </text:p>
        <text:p text:style-name="P126">BONAL, D. et al. The response of tropical rainforests to drought—lessons from recent research and future prospects. <text:span text:style-name="T1">Annals of Forest Science</text:span>, v. 73, n. 1, p. 27–44, 2016. </text:p>
        <text:p text:style-name="P126">CARMONA, C. P. et al. Traits Without Borders: Integrating Functional Diversity Across Scales. <text:span text:style-name="T1">Trends in Ecology and Evolution</text:span>, v. 31, n. 5, p. 382–394, 2016. </text:p>
        <text:p text:style-name="P126">CHAMBERS, J. et al. Research Priorities for Tropical Ecosystems Under Climate Change Workshop. 2012. </text:p>
        <text:p text:style-name="P126"><text:soft-page-break/>CRAMER, W. et al. Global response of terrestrial ecosystem structure and function to CO2 and climate change: Results from six dynamic global vegetation models. <text:span text:style-name="T1">Global Change Biology</text:span>, v. 7, n. 4, p. 357–373, 2001. </text:p>
        <text:p text:style-name="P126">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26">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26">DOUGHTY, C. E. et al. Allocation trade-offs dominate the response of tropical forest growth to seasonal and interannual drought. <text:span text:style-name="T1">Ecology</text:span>, v. 95, n. 8, p. 2192–2201, 2014. </text:p>
        <text:p text:style-name="P126">ENQUIST, B. J. et al. <text:span text:style-name="T1">Scaling from Traits to Ecosystems: Developing a General Trait Driver Theory via Integrating Trait-Based and Metabolic Scaling Theories</text:span>. 1. ed. [s.l.] Elsevier Ltd., 2015. v. 52</text:p>
        <text:p text:style-name="P126">FAUSET, S. et al. Drought-induced shifts in the floristic and functional composition of tropical forests in Ghana. <text:span text:style-name="T1">Ecology letters</text:span>, 19 jul. 2012. </text:p>
        <text:p text:style-name="P126">FINEGAN, B. et al. Does functional trait diversity predict above-ground biomass and productivity of tropical forests? Testing three alternative hypotheses. <text:span text:style-name="T1">Journal of Ecology</text:span>, v. 103, n. 1, p. 191–201, 2015. </text:p>
        <text:p text:style-name="P126">FRIEDLINGSTEIN, P. et al. Toward an allocation scheme for global terrestrial carbon models. <text:span text:style-name="T1">Global Change Biology</text:span>, v. 5, p. 755–770, 1999. </text:p>
        <text:p text:style-name="P126"><text:soft-page-break/>FRIEND, A. D. et al. Carbon residence time dominates uncertainty in terrestrial vegetation responses to future climate and atmospheric CO2. <text:span text:style-name="T1">Proceedings of the National Academy of Sciences of the United States of America</text:span>, v. 111, n. 9, p. 3280–5, 2014. </text:p>
        <text:p text:style-name="P126">FYLLAS, N. M. et al. Analysing Amazonian forest productivity using a new individual and trait-based model (TFS v.1). <text:span text:style-name="T1">Geoscientific Model Development</text:span>, v. 7, p. 1251–1269, 2014. </text:p>
        <text:p text:style-name="P126">HUNTINGFORD, C. et al. Simulated resilience of tropical rainforests to CO2-induced climate change. <text:span text:style-name="T1">Nature Geoscience</text:span>, v. 6, n. 4, p. 268–273, 2013. </text:p>
        <text:p text:style-name="P126">HUTCHINSON, G. E. Concluding Remarks. <text:span text:style-name="T1">Cold Spring Harbor Symposia on Quantitative Biology</text:span>, v. 22, n. 0, p. 415–427, 1957. </text:p>
        <text:p text:style-name="P126">LAVOREL, S.; GARNIER, E. Predicting changes in community composition and ecosystem functioning from plant traits: revisting the Holy Grail. <text:span text:style-name="T1">Functional Ecology</text:span>, v. 16, n. Essay Review, p. 545–556, 2002. </text:p>
        <text:p text:style-name="P126">LEVIS, S. et al. The Community Land Model’s Dynamic Global Vegetation Model (CLM-DGVM). <text:span text:style-name="T1">Ncar/Tn-459+Ia</text:span>, p. 50, 2004. </text:p>
        <text:p text:style-name="P126">MALHI, Y.; DOUGHTY, C.; GALBRAITH, D. The allocation of ecosystem net primary productivity in tropical forests. <text:span text:style-name="T1">Philosophical Transactions of the Royal Society B: Biological Sciences</text:span>, v. 366, n. October, p. 3225–3245, 2011. </text:p>
        <text:p text:style-name="P126">PAPPAS, C.; FATICHI, S.; BURLANDO, P. Modeling terrestrial carbon and water dynamics across climatic gradients: Does plant trait diversity matter? <text:span text:style-name="T1">New Phytologist</text:span>, v. 209, n. 1, p. 137–151, 2016. </text:p>
        <text:p text:style-name="P126"><text:soft-page-break/>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26">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26">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26">POORTER, L. et al. Diversity enhances carbon storage in tropical forests. <text:span text:style-name="T1">Global Ecology and Biogeography</text:span>, v. 24, n. 11, p. 1314–1328, 2015. </text:p>
        <text:p text:style-name="P126">POWELL, T. L. et al. Confronting model predictions of carbon fluxes with measurements of Amazon forests subjected to experimental drought. <text:span text:style-name="T1">New Phytologist</text:span>, v. 200, n. 2, p. 350–365, 2013. </text:p>
        <text:p text:style-name="P126">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26">RAMMIG, A. et al. Estimating the risk of Amazonian forest dieback. <text:span text:style-name="T1">New Phytologist</text:span>, v. 187, n. 3, p. 694–706, 2010. </text:p>
        <text:p text:style-name="P126">REU, B. et al. Future no-analogue vegetation produced by no-analogue combinations of temperature and insolation. <text:span text:style-name="T1">Global Ecology and Biogeography</text:span>, v. 23, n. 2, p. 156–167, 2014. </text:p>
        <text:p text:style-name="P126"><text:soft-page-break/>ROWLAND, L. et al. Evidence for strong seasonality in the carbon storage and carbon use efficiency of an Amazonian forest. <text:span text:style-name="T1">Global Change Biology</text:span>, v. 20, n. 3, p. 979–991, 2014. </text:p>
        <text:p text:style-name="P126">RYAN, M. G. Effects of Climate Change on Plant Respiration. v. 1, n. 2, p. 157–167, 1991a. </text:p>
        <text:p text:style-name="P126">RYAN, M. G. A simple method for estimating gross carbon budgets for vegetation in forest ecosystems. <text:span text:style-name="T1">Tree physiology</text:span>, v. 9, n. 1_2, p. 255–266, 1991b. </text:p>
        <text:p text:style-name="P126">SAKSCHEWSKI, B. et al. Resilience of Amazon forests emerges from plant trait diversity. <text:span text:style-name="T1">Nature Climate Change</text:span>, p. 1–16, 2016a. </text:p>
        <text:p text:style-name="P126">SAKSCHEWSKI, B. et al. Resilience of Amazon forests emerges from plant trait diversity. <text:span text:style-name="T1">Nature Climate Change</text:span>, v. 1, n. August, 2016b. </text:p>
        <text:p text:style-name="P126">SCHEITER, S.; LANGAN, L.; HIGGINS, S. I. Next-generation dynamic global vegetation models: learning from community ecology. <text:span text:style-name="T1">The New phytologist</text:span>, v. 198, n. 3, p. 957–69, 2013. </text:p>
        <text:p text:style-name="P126">SHEFFIELD, J.; WOOD, E. F. Projected changes in drought occurrence under future global warming from multi-model, multi-scenario, IPCC AR4 simulations. <text:span text:style-name="T1">Climate Dynamics</text:span>, v. 31, n. 1, p. 79–105, 2008. </text:p>
        <text:p text:style-name="P126">SITCH, S. et al. <text:span text:style-name="T1">Evaluation of ecosystem dynamics, plant geography and terrestrial carbon cycling in the LPJ dynamic global vegetation modelGlobal Change Biology</text:span>, 2003. Disponível em: &lt;http://dx.doi.org/10.1046/j.1365-2486.2003.00569.x&gt;</text:p>
        <text:p text:style-name="P126">SITCH, S. et al. Evaluation of the terrestrial carbon cycle, future plant geography and climate-carbon cycle feedbacks using five Dynamic Global Vegetation Models (DGVMs). <text:span text:style-name="T1">Global Change Biology</text:span>, v. 14, n. 9, p. 2015–2039, 2008. </text:p>
        <text:p text:style-name="P126"><text:soft-page-break/>THOMAS, S. C.; MARTIN, A. R. Carbon content of tree tissues: A synthesis. <text:span text:style-name="T1">Forests</text:span>, v. 3, n. 2, p. 332–352, 2012. </text:p>
        <text:p text:style-name="P126">THOMPSON, I. et al. <text:span text:style-name="T1">Forest resilience, biodiversity, and climate change</text:span>. [s.l: s.n.]. v. 43</text:p>
        <text:p text:style-name="P126">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26">VERHEIJEN, L. M. et al. Inclusion of ecologically based trait variation in plant functional types reduces the projected land carbon sink in an earth system model. <text:span text:style-name="T1">Global Change Biology</text:span>, v. 21, n. 8, p. 3074–3086, 2015. </text:p>
        <text:p text:style-name="P126">WEBB, C. T. et al. A structured and dynamic framework to advance traits-based theory and prediction in ecology. <text:span text:style-name="T1">Ecology Letters</text:span>, v. 13, n. 3, p. 267–283, 2010. </text:p>
        <text:p text:style-name="P23">YANG, Y. et al. From plant functional types to plant functional traits: A new paradigm in modelling global vegetation dynamics. <text:span text:style-name="T1">Progress in Physical Geography</text:span>, v. 39, n. 4, p. 514–535, 2015. </text:p>
      </text:section>
      <text:p text:style-name="P63">Supplementary data<text:page-number text:select-page="current">47</text:page-number></text:p>
      <text:p text:style-name="P63"/>
      <text:p text:style-name="P63"/>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WenQuanYi Micro Hei" svg:font-family="'WenQuanYi Micro Hei'"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1"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Regular" style:font-family-generic="roman" style:font-pitch="variable" fo:font-size="12pt"/>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Regular" style:font-family-generic="roman" style:font-pitch="variable" fo:font-size="12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1"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1"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1" style:font-family-asian="'Times New Roman'" style:font-family-generic-asian="roman" style:font-pitch-asian="variable" style:font-size-asian="14pt" style:font-style-asian="italic" style:font-weight-asian="bold" style:font-name-complex="Times New Roman1"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font-name="times new roman1" fo:font-family="'times new roman'" style:font-family-generic="roman" style:font-pitch="variable" fo:font-size="12pt" fo:font-weight="bold" style:font-size-asian="12pt" style:font-weight-asian="bold" style:font-name-complex="OpenSymbol1" style:font-family-complex="OpenSymbol" style:font-family-generic-complex="system" style:font-pitch-complex="variable"/>
    </style:style>
    <style:style style:name="ListLabel_20_191" style:display-name="ListLabel 191" style:family="text">
      <style:text-properties style:font-name="times new roman1"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2">
      <text:list-level-style-bullet text:level="1" text:style-name="ListLabel_20_190" style:num-suffix="" text:bullet-char="">
        <style:list-level-properties text:list-level-position-and-space-mode="label-alignment">
          <style:list-level-label-alignment text:label-followed-by="listtab" text:list-tab-stop-position="1.305cm" fo:text-indent="-0.635cm" fo:margin-left="1.305cm"/>
        </style:list-level-properties>
        <style:text-properties fo:font-family="Symbol" style:font-charset="x-symbol"/>
      </text:list-level-style-bullet>
      <text:list-level-style-bullet text:level="2" text:style-name="ListLabel_20_191" style:num-suffix="◦" text:bullet-char="◦">
        <style:list-level-properties text:list-level-position-and-space-mode="label-alignment">
          <style:list-level-label-alignment text:label-followed-by="listtab" text:list-tab-stop-position="1.94cm" fo:text-indent="-0.635cm" fo:margin-left="1.94cm"/>
        </style:list-level-properties>
        <style:text-properties fo:font-family="OpenSymbol" style:font-style-name="Regular" style:font-pitch="variable" style:font-charset="x-symbol"/>
      </text:list-level-style-bullet>
      <text:list-level-style-bullet text:level="3" text:style-name="ListLabel_20_192" style:num-suffix="▪" text:bullet-char="▪">
        <style:list-level-properties text:list-level-position-and-space-mode="label-alignment">
          <style:list-level-label-alignment text:label-followed-by="listtab" text:list-tab-stop-position="2.575cm" fo:text-indent="-0.635cm" fo:margin-left="2.575cm"/>
        </style:list-level-properties>
        <style:text-properties fo:font-family="OpenSymbol" style:font-style-name="Regular" style:font-pitch="variable" style:font-charset="x-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3.21cm" fo:text-indent="-0.635cm" fo:margin-left="3.21cm"/>
        </style:list-level-properties>
        <style:text-properties fo:font-family="Symbol" style:font-charset="x-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3.845cm" fo:text-indent="-0.635cm" fo:margin-left="3.845cm"/>
        </style:list-level-properties>
        <style:text-properties fo:font-family="OpenSymbol" style:font-style-name="Regular" style:font-pitch="variable" style:font-charset="x-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4.48cm" fo:text-indent="-0.635cm" fo:margin-left="4.48cm"/>
        </style:list-level-properties>
        <style:text-properties fo:font-family="OpenSymbol" style:font-style-name="Regular" style:font-pitch="variable" style:font-charset="x-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5.115cm" fo:text-indent="-0.635cm" fo:margin-left="5.115cm"/>
        </style:list-level-properties>
        <style:text-properties fo:font-family="Symbol" style:font-charset="x-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5.75cm" fo:text-indent="-0.635cm" fo:margin-left="5.75cm"/>
        </style:list-level-properties>
        <style:text-properties fo:font-family="OpenSymbol" style:font-style-name="Regular" style:font-pitch="variable" style:font-charset="x-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6.385cm" fo:text-indent="-0.635cm" fo:margin-left="6.38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08-13T21:35:49.872995710</dc:date>
    <meta:editing-cycles>147</meta:editing-cycles>
    <meta:editing-duration>P6DT13H1M26S</meta:editing-duration>
    <meta:generator>LibreOffice/6.0.3.2$Linux_X86_64 LibreOffice_project/00m0$Build-2</meta:generator>
    <dc:creator>Bianca Rius</dc:creator>
    <meta:document-statistic meta:table-count="20" meta:image-count="0" meta:object-count="105" meta:page-count="47" meta:paragraph-count="331" meta:word-count="11802" meta:character-count="75159" meta:non-whitespace-character-count="63563"/>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i>k</mi>
    <annotation encoding="StarMath 5.0">k</annotation>
  </semantics>
</math>
</file>

<file path=Object 100/content.xml><?xml version="1.0" encoding="utf-8"?>
<math xmlns="http://www.w3.org/1998/Math/MathML" display="block">
  <semantics>
    <msub>
      <mi mathvariant="italic">GPP</mi>
      <mi>i</mi>
    </msub>
    <annotation encoding="StarMath 5.0">GPP_i</annotation>
  </semantics>
</math>
</file>

<file path=Object 101/content.xml><?xml version="1.0" encoding="utf-8"?>
<math xmlns="http://www.w3.org/1998/Math/MathML" display="block">
  <semantics>
    <msub>
      <mi>R</mi>
      <msub>
        <mi>a</mi>
        <mi>i</mi>
      </msub>
    </msub>
    <annotation encoding="StarMath 5.0">R_{a_{ i }}</annotation>
  </semantics>
</math>
</file>

<file path=Object 102/content.xml><?xml version="1.0" encoding="utf-8"?>
<math xmlns="http://www.w3.org/1998/Math/MathML" display="block">
  <semantics>
    <mrow>
      <msub>
        <mi mathvariant="italic">NPP</mi>
        <mi>i</mi>
      </msub>
      <mo stretchy="false">=</mo>
      <mrow>
        <msub>
          <mi mathvariant="italic">GPP</mi>
          <mi>i</mi>
        </msub>
        <mo stretchy="false">−</mo>
        <msub>
          <mi>R</mi>
          <msub>
            <mi>a</mi>
            <mi>i</mi>
          </msub>
        </msub>
      </mrow>
    </mrow>
    <annotation encoding="StarMath 5.0">NPP_i=GPP_i-R_{ a_{i} }</annotation>
  </semantics>
</math>
</file>

<file path=Object 103/content.xml><?xml version="1.0" encoding="utf-8"?>
<math xmlns="http://www.w3.org/1998/Math/MathML" display="block">
  <semantics>
    <mrow>
      <mi mathvariant="normal">@</mi>
      <mrow>
        <msub>
          <mi>B</mi>
          <msub>
            <mi>Z</mi>
            <mi>i</mi>
          </msub>
        </msub>
        <mo stretchy="false">/</mo>
        <mi mathvariant="normal">@</mi>
      </mrow>
      <mrow>
        <mi>t</mi>
        <mo stretchy="false">=</mo>
        <msub>
          <mi>α</mi>
          <msub>
            <mi>Z</mi>
            <mi>i</mi>
          </msub>
        </msub>
      </mrow>
      <mrow>
        <mi mathvariant="italic">NPP</mi>
        <mo stretchy="false">−</mo>
        <mrow>
          <msub>
            <mi>B</mi>
            <msub>
              <mi>Z</mi>
              <mi>i</mi>
            </msub>
          </msub>
          <mo stretchy="false">/</mo>
          <msub>
            <mi>τ</mi>
            <msub>
              <mi>Z</mi>
              <mi>i</mi>
            </msub>
          </msub>
        </mrow>
      </mrow>
    </mrow>
    <annotation encoding="StarMath 5.0">%UxE0D5 B_{Z_{i}}/ %UxE0D5 t  = %alpha _{Z_{i}}NPP-B_{Z_{i}}/ %tau _{Z_{i}} </annotation>
  </semantics>
</math>
</file>

<file path=Object 104/content.xml><?xml version="1.0" encoding="utf-8"?>
<math xmlns="http://www.w3.org/1998/Math/MathML" display="block">
  <semantics>
    <mrow>
      <mi>E</mi>
      <mo stretchy="false">=</mo>
      <msup>
        <mi mathvariant="italic">mc</mi>
        <mn>2</mn>
      </msup>
    </mrow>
    <annotation encoding="StarMath 5.0">E=mc^2</annotation>
  </semantics>
</math>
</file>

<file path=Object 105/content.xml><?xml version="1.0" encoding="utf-8"?>
<math xmlns="http://www.w3.org/1998/Math/MathML" display="block">
  <semantics>
    <mrow>
      <mi>E</mi>
      <mo stretchy="false">=</mo>
      <msup>
        <mi mathvariant="italic">mc</mi>
        <mn>2</mn>
      </msup>
    </mrow>
    <annotation encoding="StarMath 5.0">E=mc^2</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A</mi>
      <msub>
        <mi>r</mi>
        <mrow>
          <mi>i</mi>
          <mi>,</mi>
          <mi>k</mi>
        </mrow>
      </msub>
    </msub>
    <annotation encoding="StarMath 5.0">A_{ r_{i,k }}</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F</mi>
      <mrow>
        <mi>i</mi>
        <mi>,</mi>
        <mi>k</mi>
      </mrow>
    </msub>
    <annotation encoding="StarMath 5.0">F_{ i,k }</annotation>
  </semantics>
</math>
</file>

<file path=Object 15/content.xml><?xml version="1.0" encoding="utf-8"?>
<math xmlns="http://www.w3.org/1998/Math/MathML" display="block">
  <semantics>
    <msub>
      <mi>α</mi>
      <mi>L</mi>
    </msub>
    <annotation encoding="StarMath 5.0">{α} rsub {L}</annotation>
  </semantics>
</math>
</file>

<file path=Object 16/content.xml><?xml version="1.0" encoding="utf-8"?>
<math xmlns="http://www.w3.org/1998/Math/MathML" display="block">
  <semantics>
    <msub>
      <mi>α</mi>
      <mi>W</mi>
    </msub>
    <annotation encoding="StarMath 5.0">{α} rsub {W}</annotation>
  </semantics>
</math>
</file>

<file path=Object 17/content.xml><?xml version="1.0" encoding="utf-8"?>
<math xmlns="http://www.w3.org/1998/Math/MathML" display="block">
  <semantics>
    <msub>
      <mi>α</mi>
      <mi>F</mi>
    </msub>
    <annotation encoding="StarMath 5.0">{α} rsub {F}</annotation>
  </semantics>
</math>
</file>

<file path=Object 18/content.xml><?xml version="1.0" encoding="utf-8"?>
<math xmlns="http://www.w3.org/1998/Math/MathML" display="block">
  <semantics>
    <msub>
      <mi>τ</mi>
      <mi>L</mi>
    </msub>
    <annotation encoding="StarMath 5.0">{τ} rsub {L}</annotation>
  </semantics>
</math>
</file>

<file path=Object 19/content.xml><?xml version="1.0" encoding="utf-8"?>
<math xmlns="http://www.w3.org/1998/Math/MathML" display="block">
  <semantics>
    <msub>
      <mi>τ</mi>
      <mi>W</mi>
    </msub>
    <annotation encoding="StarMath 5.0">{τ} rsub {W}</annotation>
  </semantics>
</math>
</file>

<file path=Object 2/content.xml><?xml version="1.0" encoding="utf-8"?>
<math xmlns="http://www.w3.org/1998/Math/MathML" display="block">
  <semantics>
    <msub>
      <mi>P</mi>
      <mi>r</mi>
    </msub>
    <annotation encoding="StarMath 5.0">P_{ r }</annotation>
  </semantics>
</math>
</file>

<file path=Object 20/content.xml><?xml version="1.0" encoding="utf-8"?>
<math xmlns="http://www.w3.org/1998/Math/MathML" display="block">
  <semantics>
    <msub>
      <mi>τ</mi>
      <mi>F</mi>
    </msub>
    <annotation encoding="StarMath 5.0">{τ} rsub {F}</annotation>
  </semantics>
</math>
</file>

<file path=Object 21/content.xml><?xml version="1.0" encoding="utf-8"?>
<math xmlns="http://www.w3.org/1998/Math/MathML" display="block">
  <semantics>
    <mi mathvariant="italic">NPP</mi>
    <annotation encoding="StarMath 5.0">NPP</annotation>
  </semantics>
</math>
</file>

<file path=Object 22/content.xml><?xml version="1.0" encoding="utf-8"?>
<math xmlns="http://www.w3.org/1998/Math/MathML" display="block">
  <semantics>
    <msub>
      <mi>B</mi>
      <msub>
        <mi>Z</mi>
        <mi>i</mi>
      </msub>
    </msub>
    <annotation encoding="StarMath 5.0">B_{ Z_{i}}</annotation>
  </semantics>
</math>
</file>

<file path=Object 23/content.xml><?xml version="1.0" encoding="utf-8"?>
<math xmlns="http://www.w3.org/1998/Math/MathML" display="block">
  <semantics>
    <msub>
      <mi>B</mi>
      <mi>i</mi>
    </msub>
    <annotation encoding="StarMath 5.0">{B} rsub {i}</annotation>
  </semantics>
</math>
</file>

<file path=Object 24/content.xml><?xml version="1.0" encoding="utf-8"?>
<math xmlns="http://www.w3.org/1998/Math/MathML" display="block">
  <semantics>
    <msub>
      <mi>A</mi>
      <msub>
        <mi>r</mi>
        <mrow>
          <mi>i</mi>
          <mi>,</mi>
          <mi>j</mi>
        </mrow>
      </msub>
    </msub>
    <annotation encoding="StarMath 5.0">{A} rsub {{r} rsub {i , j}}</annotation>
  </semantics>
</math>
</file>

<file path=Object 25/content.xml><?xml version="1.0" encoding="utf-8"?>
<math xmlns="http://www.w3.org/1998/Math/MathML" display="block">
  <semantics>
    <msub>
      <mi>B</mi>
      <msub>
        <mi>T</mi>
        <mi>k</mi>
      </msub>
    </msub>
    <annotation encoding="StarMath 5.0">{B_{T_{k}}} </annotation>
  </semantics>
</math>
</file>

<file path=Object 26/content.xml><?xml version="1.0" encoding="utf-8"?>
<math xmlns="http://www.w3.org/1998/Math/MathML" display="block">
  <semantics>
    <mi>k</mi>
    <annotation encoding="StarMath 5.0">nospace {k} </annotation>
  </semantics>
</math>
</file>

<file path=Object 27/content.xml><?xml version="1.0" encoding="utf-8"?>
<math xmlns="http://www.w3.org/1998/Math/MathML" display="block">
  <semantics>
    <msub>
      <mi mathvariant="italic">NPP</mi>
      <mi>k</mi>
    </msub>
    <annotation encoding="StarMath 5.0">NPP_{ k }</annotation>
  </semantics>
</math>
</file>

<file path=Object 28/content.xml><?xml version="1.0" encoding="utf-8"?>
<math xmlns="http://www.w3.org/1998/Math/MathML" display="block">
  <semantics>
    <mi mathvariant="italic">NPP</mi>
    <annotation encoding="StarMath 5.0">NPP</annotation>
  </semantics>
</math>
</file>

<file path=Object 29/content.xml><?xml version="1.0" encoding="utf-8"?>
<math xmlns="http://www.w3.org/1998/Math/MathML" display="block">
  <semantics>
    <mi>i</mi>
    <annotation encoding="StarMath 5.0">nospace {i} </annotation>
  </semantics>
</math>
</file>

<file path=Object 3/content.xml><?xml version="1.0" encoding="utf-8"?>
<math xmlns="http://www.w3.org/1998/Math/MathML" display="block">
  <semantics>
    <mi mathvariant="italic">PAR</mi>
    <annotation encoding="StarMath 5.0">PAR</annotation>
  </semantics>
</math>
</file>

<file path=Object 30/content.xml><?xml version="1.0" encoding="utf-8"?>
<math xmlns="http://www.w3.org/1998/Math/MathML" display="block">
  <semantics>
    <mi>i</mi>
    <annotation encoding="StarMath 5.0">nospace {i} </annotation>
  </semantics>
</math>
</file>

<file path=Object 31/content.xml><?xml version="1.0" encoding="utf-8"?>
<math xmlns="http://www.w3.org/1998/Math/MathML" display="block">
  <semantics>
    <mi>S</mi>
    <annotation encoding="StarMath 5.0">nospace {S} </annotation>
  </semantics>
</math>
</file>

<file path=Object 32/content.xml><?xml version="1.0" encoding="utf-8"?>
<math xmlns="http://www.w3.org/1998/Math/MathML" display="block">
  <semantics>
    <msub>
      <mi>A</mi>
      <msub>
        <mi>r</mi>
        <mrow>
          <mi>i</mi>
          <mi>,</mi>
          <mi>k</mi>
        </mrow>
      </msub>
    </msub>
    <annotation encoding="StarMath 5.0">A_{ r_{i,k
}}</annotation>
  </semantics>
</math>
</file>

<file path=Object 33/content.xml><?xml version="1.0" encoding="utf-8"?>
<math xmlns="http://www.w3.org/1998/Math/MathML" display="block">
  <semantics>
    <mrow>
      <msub>
        <mi mathvariant="italic">NPP</mi>
        <mi>k</mi>
      </msub>
      <mo stretchy="false">=</mo>
      <mrow>
        <munderover>
          <mo stretchy="false">∑</mo>
          <mrow>
            <mi>i</mi>
            <mo stretchy="false">=</mo>
            <mn>1</mn>
          </mrow>
          <mi>S</mi>
        </munderover>
        <mrow>
          <mo fence="true" stretchy="false">(</mo>
          <mrow>
            <mrow>
              <msub>
                <mi mathvariant="italic">NPP</mi>
                <mrow>
                  <mi>i</mi>
                  <mi>,</mi>
                  <mi>k</mi>
                </mrow>
              </msub>
              <msub>
                <mi>A</mi>
                <msub>
                  <mi>r</mi>
                  <mrow>
                    <mi>i</mi>
                    <mi>,</mi>
                    <mi>k</mi>
                  </mrow>
                </msub>
              </msub>
            </mrow>
          </mrow>
          <mo fence="true" stretchy="false">)</mo>
        </mrow>
      </mrow>
    </mrow>
    <annotation encoding="StarMath 5.0">NPP_{k} = sum from{i=1} to{S} ( NPP_{i,k}A_{r_{i,k}} )





 </annotation>
  </semantics>
</math>
</file>

<file path=Object 34/content.xml><?xml version="1.0" encoding="utf-8"?>
<math xmlns="http://www.w3.org/1998/Math/MathML" display="block">
  <semantics>
    <mi>i</mi>
    <annotation encoding="StarMath 5.0">nospace {i} </annotation>
  </semantics>
</math>
</file>

<file path=Object 35/content.xml><?xml version="1.0" encoding="utf-8"?>
<math xmlns="http://www.w3.org/1998/Math/MathML" display="block">
  <semantics>
    <mi>t</mi>
    <annotation encoding="StarMath 5.0">nospace {t} </annotation>
  </semantics>
</math>
</file>

<file path=Object 36/content.xml><?xml version="1.0" encoding="utf-8"?>
<math xmlns="http://www.w3.org/1998/Math/MathML" display="block">
  <semantics>
    <mrow>
      <msub>
        <mi>A</mi>
        <msub>
          <mi>r</mi>
          <mrow>
            <mi>i</mi>
            <mi>,</mi>
            <mi>k</mi>
          </mrow>
        </msub>
      </msub>
      <mo stretchy="false">=</mo>
      <mrow>
        <msub>
          <mi>B</mi>
          <mrow>
            <mi>i</mi>
            <mi>,</mi>
            <mi>k</mi>
          </mrow>
        </msub>
        <mo stretchy="false">/</mo>
        <msub>
          <mi>B</mi>
          <msub>
            <mi>T</mi>
            <mi>k</mi>
          </msub>
        </msub>
      </mrow>
    </mrow>
    <annotation encoding="StarMath 5.0">A_{r_{i,k}}= B_{i,k}/ B_{T_{k}}</annotation>
  </semantics>
</math>
</file>

<file path=Object 37/content.xml><?xml version="1.0" encoding="utf-8"?>
<math xmlns="http://www.w3.org/1998/Math/MathML" display="block">
  <semantics>
    <mi>i</mi>
    <annotation encoding="StarMath 5.0">nospace {i} </annotation>
  </semantics>
</math>
</file>

<file path=Object 38/content.xml><?xml version="1.0" encoding="utf-8"?>
<math xmlns="http://www.w3.org/1998/Math/MathML" display="block">
  <semantics>
    <mi>k</mi>
    <annotation encoding="StarMath 5.0">nospace {k} </annotation>
  </semantics>
</math>
</file>

<file path=Object 39/content.xml><?xml version="1.0" encoding="utf-8"?>
<math xmlns="http://www.w3.org/1998/Math/MathML" display="block">
  <semantics>
    <mi>S</mi>
    <annotation encoding="StarMath 5.0">nospace {S} </annotation>
  </semantics>
</math>
</file>

<file path=Object 4/content.xml><?xml version="1.0" encoding="utf-8"?>
<math xmlns="http://www.w3.org/1998/Math/MathML" display="block">
  <semantics>
    <mi>h</mi>
    <annotation encoding="StarMath 5.0">h</annotation>
  </semantics>
</math>
</file>

<file path=Object 40/content.xml><?xml version="1.0" encoding="utf-8"?>
<math xmlns="http://www.w3.org/1998/Math/MathML" display="block">
  <semantics>
    <mrow>
      <msub>
        <mi>B</mi>
        <msub>
          <mi>T</mi>
          <mi>k</mi>
        </msub>
      </msub>
      <mo stretchy="false">=</mo>
      <mrow>
        <munderover>
          <mo stretchy="false">∑</mo>
          <mrow>
            <mi>i</mi>
            <mo stretchy="false">=</mo>
            <mn>1</mn>
          </mrow>
          <mi>S</mi>
        </munderover>
        <msub>
          <mi>B</mi>
          <mrow>
            <mi>i</mi>
            <mi>,</mi>
            <mi>k</mi>
          </mrow>
        </msub>
      </mrow>
    </mrow>
    <annotation encoding="StarMath 5.0">B_{T_{k}}={sum from {i = 1} to {S} {{B} rsub {i , k}}}</annotation>
  </semantics>
</math>
</file>

<file path=Object 41/content.xml><?xml version="1.0" encoding="utf-8"?>
<math xmlns="http://www.w3.org/1998/Math/MathML" display="block">
  <semantics>
    <mrow>
      <msub>
        <mi>B</mi>
        <msub>
          <mi mathvariant="italic">Wr</mi>
          <mrow>
            <mi>i</mi>
            <mi>,</mi>
            <mi>k</mi>
          </mrow>
        </msub>
      </msub>
      <mo stretchy="false">=</mo>
      <mrow>
        <msub>
          <mi>B</mi>
          <msub>
            <mi>W</mi>
            <mrow>
              <mi>i</mi>
              <mi>,</mi>
              <mi>k</mi>
            </mrow>
          </msub>
        </msub>
        <mo stretchy="false">/</mo>
        <msub>
          <mi>B</mi>
          <msub>
            <mi>W</mi>
            <msub>
              <mi>T</mi>
              <mi>k</mi>
            </msub>
          </msub>
        </msub>
      </mrow>
    </mrow>
    <annotation encoding="StarMath 5.0">B_{Wr_{i,k}}=B_{W_{i,k}}/B_{W_{T_{k}}}</annotation>
  </semantics>
</math>
</file>

<file path=Object 42/content.xml><?xml version="1.0" encoding="utf-8"?>
<math xmlns="http://www.w3.org/1998/Math/MathML" display="block">
  <semantics>
    <mi>k</mi>
    <annotation encoding="StarMath 5.0">nospace {k} </annotation>
  </semantics>
</math>
</file>

<file path=Object 43/content.xml><?xml version="1.0" encoding="utf-8"?>
<math xmlns="http://www.w3.org/1998/Math/MathML" display="block">
  <semantics>
    <msub>
      <mi>B</mi>
      <msub>
        <mi mathvariant="italic">Wr</mi>
        <mrow>
          <mi>i</mi>
          <mi>,</mi>
          <mi>k</mi>
        </mrow>
      </msub>
    </msub>
    <annotation encoding="StarMath 5.0">B_{Wr_{i,k}}</annotation>
  </semantics>
</math>
</file>

<file path=Object 44/content.xml><?xml version="1.0" encoding="utf-8"?>
<math xmlns="http://www.w3.org/1998/Math/MathML" display="block">
  <semantics>
    <mrow>
      <msub>
        <mi>B</mi>
        <msub>
          <mi>W</mi>
          <mi>k</mi>
        </msub>
      </msub>
      <mo stretchy="false">=</mo>
      <mrow>
        <munderover>
          <mo stretchy="false">∑</mo>
          <mrow>
            <mi>i</mi>
            <mo stretchy="false">=</mo>
            <mn>1</mn>
          </mrow>
          <mi>S</mi>
        </munderover>
        <msub>
          <mi>B</mi>
          <msub>
            <mi>W</mi>
            <mrow>
              <mi>i</mi>
              <mi>,</mi>
              <mi>k</mi>
            </mrow>
          </msub>
        </msub>
      </mrow>
    </mrow>
    <annotation encoding="StarMath 5.0">B_{W_{k}}= sum from{i=1} to{S} B_{ W_{i,k} } </annotation>
  </semantics>
</math>
</file>

<file path=Object 45/content.xml><?xml version="1.0" encoding="utf-8"?>
<math xmlns="http://www.w3.org/1998/Math/MathML" display="block">
  <semantics>
    <msub>
      <mi>B</mi>
      <msub>
        <mi>W</mi>
        <mrow>
          <mi>i</mi>
          <mi>,</mi>
          <mi>k</mi>
        </mrow>
      </msub>
    </msub>
    <annotation encoding="StarMath 5.0">B_{W_{i,k}}</annotation>
  </semantics>
</math>
</file>

<file path=Object 46/content.xml><?xml version="1.0" encoding="utf-8"?>
<math xmlns="http://www.w3.org/1998/Math/MathML" display="block">
  <semantics>
    <msub>
      <mi>B</mi>
      <msub>
        <mi>W</mi>
        <msub>
          <mi>T</mi>
          <mi>k</mi>
        </msub>
      </msub>
    </msub>
    <annotation encoding="StarMath 5.0">B_{W_{T_{k}}}</annotation>
  </semantics>
</math>
</file>

<file path=Object 47/content.xml><?xml version="1.0" encoding="utf-8"?>
<math xmlns="http://www.w3.org/1998/Math/MathML" display="block">
  <semantics>
    <mi>k</mi>
    <annotation encoding="StarMath 5.0">nospace {k} </annotation>
  </semantics>
</math>
</file>

<file path=Object 48/content.xml><?xml version="1.0" encoding="utf-8"?>
<math xmlns="http://www.w3.org/1998/Math/MathML" display="block">
  <semantics>
    <mi mathvariant="italic">CWM</mi>
    <annotation encoding="StarMath 5.0">CWM</annotation>
  </semantics>
</math>
</file>

<file path=Object 49/content.xml><?xml version="1.0" encoding="utf-8"?>
<math xmlns="http://www.w3.org/1998/Math/MathML" display="block">
  <semantics>
    <mi>i</mi>
    <annotation encoding="StarMath 5.0">i</annotation>
  </semantics>
</math>
</file>

<file path=Object 5/content.xml><?xml version="1.0" encoding="utf-8"?>
<math xmlns="http://www.w3.org/1998/Math/MathML" display="block">
  <semantics>
    <msub>
      <mi>C</mi>
      <mi>a</mi>
    </msub>
    <annotation encoding="StarMath 5.0">C_{ a }</annotation>
  </semantics>
</math>
</file>

<file path=Object 50/content.xml><?xml version="1.0" encoding="utf-8"?>
<math xmlns="http://www.w3.org/1998/Math/MathML" display="block">
  <semantics>
    <mrow>
      <mrow>
        <msub>
          <mi mathvariant="italic">CWM</mi>
          <mrow>
            <mi>f</mi>
            <mi>,</mi>
            <mi>k</mi>
          </mrow>
        </msub>
        <mo stretchy="false">=</mo>
        <mrow>
          <munderover>
            <mo stretchy="false">∑</mo>
            <mrow>
              <mi>i</mi>
              <mo stretchy="false">=</mo>
              <mn>1</mn>
            </mrow>
            <mi>S</mi>
          </munderover>
          <msub>
            <mi>A</mi>
            <msub>
              <mi>r</mi>
              <mrow>
                <mi>i</mi>
                <mi>,</mi>
                <mi>k</mi>
              </mrow>
            </msub>
          </msub>
        </mrow>
      </mrow>
      <msub>
        <mi>F</mi>
        <mrow>
          <mi>i</mi>
          <mi>,</mi>
          <mi>k</mi>
        </mrow>
      </msub>
    </mrow>
    <annotation encoding="StarMath 5.0">CWM_{f,k}= sum from{i=1} to{S} A_{ r_{i,k} }F_{ i,k } </annotation>
  </semantics>
</math>
</file>

<file path=Object 51/content.xml><?xml version="1.0" encoding="utf-8"?>
<math xmlns="http://www.w3.org/1998/Math/MathML" display="block">
  <semantics>
    <msub>
      <mi>f</mi>
      <msub>
        <mn>5</mn>
        <mi>i</mi>
      </msub>
    </msub>
    <annotation encoding="StarMath 5.0">f_{5_{i}}</annotation>
  </semantics>
</math>
</file>

<file path=Object 52/content.xml><?xml version="1.0" encoding="utf-8"?>
<math xmlns="http://www.w3.org/1998/Math/MathML" display="block">
  <semantics>
    <msub>
      <mi>J</mi>
      <mi>C</mi>
    </msub>
    <annotation encoding="StarMath 5.0">J_{C}</annotation>
  </semantics>
</math>
</file>

<file path=Object 53/content.xml><?xml version="1.0" encoding="utf-8"?>
<math xmlns="http://www.w3.org/1998/Math/MathML" display="block">
  <semantics>
    <msub>
      <mi>J</mi>
      <msub>
        <mi>L</mi>
        <mi>i</mi>
      </msub>
    </msub>
    <annotation encoding="StarMath 5.0">J_{ L _i}</annotation>
  </semantics>
</math>
</file>

<file path=Object 54/content.xml><?xml version="1.0" encoding="utf-8"?>
<math xmlns="http://www.w3.org/1998/Math/MathML" display="block">
  <semantics>
    <msub>
      <mi>J</mi>
      <mi>E</mi>
    </msub>
    <annotation encoding="StarMath 5.0">J_{ E}</annotation>
  </semantics>
</math>
</file>

<file path=Object 55/content.xml><?xml version="1.0" encoding="utf-8"?>
<math xmlns="http://www.w3.org/1998/Math/MathML" display="block">
  <semantics>
    <mrow>
      <mrow>
        <msub>
          <mi mathvariant="italic">GPP</mi>
          <mi>i</mi>
        </msub>
        <mo stretchy="false">=</mo>
        <mrow>
          <mn>0.012</mn>
          <mo stretchy="false">∗</mo>
          <mn>31557600</mn>
          <mo stretchy="false">∗</mo>
          <msub>
            <mi>f</mi>
            <msub>
              <mn>1</mn>
              <mi>i</mi>
            </msub>
          </msub>
        </mrow>
      </mrow>
      <msub>
        <mi>f</mi>
        <msub>
          <mn>4</mn>
          <mi>i</mi>
        </msub>
      </msub>
      <msub>
        <mi>f</mi>
        <msub>
          <mn>5</mn>
          <mi>i</mi>
        </msub>
      </msub>
    </mrow>
    <annotation encoding="StarMath 5.0">



 GPP_i=0.012*31557600*f_{ 1_i }f_{ 4_i }f_{ 5_i }</annotation>
  </semantics>
</math>
</file>

<file path=Object 56/content.xml><?xml version="1.0" encoding="utf-8"?>
<math xmlns="http://www.w3.org/1998/Math/MathML" display="block">
  <semantics>
    <msub>
      <mi>f</mi>
      <msub>
        <mn>1</mn>
        <mi>i</mi>
      </msub>
    </msub>
    <annotation encoding="StarMath 5.0">f_{ 1_i }</annotation>
  </semantics>
</math>
</file>

<file path=Object 57/content.xml><?xml version="1.0" encoding="utf-8"?>
<math xmlns="http://www.w3.org/1998/Math/MathML" display="block">
  <semantics>
    <msub>
      <mi>f</mi>
      <msub>
        <mn>4</mn>
        <mi>i</mi>
      </msub>
    </msub>
    <annotation encoding="StarMath 5.0">f_{ 4 _i}</annotation>
  </semantics>
</math>
</file>

<file path=Object 58/content.xml><?xml version="1.0" encoding="utf-8"?>
<math xmlns="http://www.w3.org/1998/Math/MathML" display="block">
  <semantics>
    <msubsup>
      <mi>f</mi>
      <msub>
        <mn>4</mn>
        <mi>i</mi>
      </msub>
      <mi mathvariant="italic">sun</mi>
    </msubsup>
    <annotation encoding="StarMath 5.0">f^{ sun }_{ 4 _i}</annotation>
  </semantics>
</math>
</file>

<file path=Object 59/content.xml><?xml version="1.0" encoding="utf-8"?>
<math xmlns="http://www.w3.org/1998/Math/MathML" display="block">
  <semantics>
    <msubsup>
      <mi>f</mi>
      <msub>
        <mn>4</mn>
        <mi>i</mi>
      </msub>
      <mi mathvariant="italic">shade</mi>
    </msubsup>
    <annotation encoding="StarMath 5.0">f^{ shade }_{ 4_i }</annotation>
  </semantics>
</math>
</file>

<file path=Object 6/content.xml><?xml version="1.0" encoding="utf-8"?>
<math xmlns="http://www.w3.org/1998/Math/MathML" display="block">
  <semantics>
    <mrow>
      <msub>
        <mi>B</mi>
        <mi>i</mi>
      </msub>
      <mo stretchy="false">=</mo>
      <mrow>
        <mo stretchy="false">∑</mo>
        <msub>
          <mi>B</mi>
          <msub>
            <mi>Z</mi>
            <mi>i</mi>
          </msub>
        </msub>
      </mrow>
    </mrow>
    <annotation encoding="StarMath 5.0">B_{i}= sum B_{ Z_{i}} </annotation>
  </semantics>
</math>
</file>

<file path=Object 60/content.xml><?xml version="1.0" encoding="utf-8"?>
<math xmlns="http://www.w3.org/1998/Math/MathML" display="block">
  <semantics>
    <msub>
      <mi>f</mi>
      <msub>
        <mn>5</mn>
        <mi>i</mi>
      </msub>
    </msub>
    <annotation encoding="StarMath 5.0">f_{ 5_i }</annotation>
  </semantics>
</math>
</file>

<file path=Object 61/content.xml><?xml version="1.0" encoding="utf-8"?>
<math xmlns="http://www.w3.org/1998/Math/MathML" display="block">
  <semantics>
    <msub>
      <mi>L</mi>
      <mi>i</mi>
    </msub>
    <annotation encoding="StarMath 5.0">L_i</annotation>
  </semantics>
</math>
</file>

<file path=Object 62/content.xml><?xml version="1.0" encoding="utf-8"?>
<math xmlns="http://www.w3.org/1998/Math/MathML" display="block">
  <semantics>
    <mi>D</mi>
    <annotation encoding="StarMath 5.0">D
</annotation>
  </semantics>
</math>
</file>

<file path=Object 63/content.xml><?xml version="1.0" encoding="utf-8"?>
<math xmlns="http://www.w3.org/1998/Math/MathML" display="block">
  <semantics>
    <mrow>
      <mrow>
        <msub>
          <mi>f</mi>
          <msub>
            <mn>5</mn>
            <mi>i</mi>
          </msub>
        </msub>
        <mo stretchy="false">=</mo>
        <mrow>
          <mn>1</mn>
          <mo stretchy="false">−</mo>
          <mi>exp</mi>
        </mrow>
      </mrow>
      <mrow>
        <mo fence="true" stretchy="false">(</mo>
        <mrow>
          <mrow>
            <msub>
              <mi>L</mi>
              <mi>i</mi>
            </msub>
            <mo stretchy="false">/</mo>
            <mi>D</mi>
          </mrow>
        </mrow>
        <mo fence="true" stretchy="false">)</mo>
      </mrow>
    </mrow>
    <annotation encoding="StarMath 5.0">f_{ 5_i }=1- exp( L_i / D ) </annotation>
  </semantics>
</math>
</file>

<file path=Object 64/content.xml><?xml version="1.0" encoding="utf-8"?>
<math xmlns="http://www.w3.org/1998/Math/MathML" display="block">
  <semantics>
    <msub>
      <mi>L</mi>
      <mi>i</mi>
    </msub>
    <annotation encoding="StarMath 5.0">L_i</annotation>
  </semantics>
</math>
</file>

<file path=Object 65/content.xml><?xml version="1.0" encoding="utf-8"?>
<math xmlns="http://www.w3.org/1998/Math/MathML" display="block">
  <semantics>
    <msub>
      <mi>B</mi>
      <msub>
        <mi>F</mi>
        <mi>i</mi>
      </msub>
    </msub>
    <annotation encoding="StarMath 5.0">B_{ F_{i}}</annotation>
  </semantics>
</math>
</file>

<file path=Object 66/content.xml><?xml version="1.0" encoding="utf-8"?>
<math xmlns="http://www.w3.org/1998/Math/MathML" display="block">
  <semantics>
    <msub>
      <mi>R</mi>
      <msub>
        <mi>a</mi>
        <mi>i</mi>
      </msub>
    </msub>
    <annotation encoding="StarMath 5.0">R_{a_{i}}</annotation>
  </semantics>
</math>
</file>

<file path=Object 67/content.xml><?xml version="1.0" encoding="utf-8"?>
<math xmlns="http://www.w3.org/1998/Math/MathML" display="block">
  <semantics>
    <msub>
      <mi>C</mi>
      <mi mathvariant="italic">sru</mi>
    </msub>
    <annotation encoding="StarMath 5.0">C_{ sru }</annotation>
  </semantics>
</math>
</file>

<file path=Object 68/content.xml><?xml version="1.0" encoding="utf-8"?>
<math xmlns="http://www.w3.org/1998/Math/MathML" display="block">
  <semantics>
    <mi>w</mi>
    <annotation encoding="StarMath 5.0">w</annotation>
  </semantics>
</math>
</file>

<file path=Object 69/content.xml><?xml version="1.0" encoding="utf-8"?>
<math xmlns="http://www.w3.org/1998/Math/MathML" display="block">
  <semantics>
    <mi>w</mi>
    <annotation encoding="StarMath 5.0">w</annotation>
  </semantics>
</math>
</file>

<file path=Object 7/content.xml><?xml version="1.0" encoding="utf-8"?>
<math xmlns="http://www.w3.org/1998/Math/MathML" display="block">
  <semantics>
    <mi>Z</mi>
    <annotation encoding="StarMath 5.0">nospace {Z} </annotation>
  </semantics>
</math>
</file>

<file path=Object 70/content.xml><?xml version="1.0" encoding="utf-8"?>
<math xmlns="http://www.w3.org/1998/Math/MathML" display="block">
  <semantics>
    <mrow>
      <mrow>
        <msub>
          <mi>L</mi>
          <mi>i</mi>
        </msub>
        <mo stretchy="false">=</mo>
        <msub>
          <mi>C</mi>
          <mi mathvariant="italic">sru</mi>
        </msub>
      </mrow>
      <msub>
        <mi>B</mi>
        <msub>
          <mi>F</mi>
          <mi>i</mi>
        </msub>
      </msub>
      <msub>
        <mi>w</mi>
        <mrow>
          <mi>t</mi>
          <mo stretchy="false">−</mo>
          <mn>1</mn>
        </mrow>
      </msub>
    </mrow>
    <annotation encoding="StarMath 5.0">L_i=C_{ sru }B_{ F_{i} }w_{ t-1 }</annotation>
  </semantics>
</math>
</file>

<file path=Object 71/content.xml><?xml version="1.0" encoding="utf-8"?>
<math xmlns="http://www.w3.org/1998/Math/MathML" display="block">
  <semantics>
    <msub>
      <mi mathvariant="italic">LAI</mi>
      <mi>i</mi>
    </msub>
    <annotation encoding="StarMath 5.0">LAI_i
</annotation>
  </semantics>
</math>
</file>

<file path=Object 72/content.xml><?xml version="1.0" encoding="utf-8"?>
<math xmlns="http://www.w3.org/1998/Math/MathML" display="block">
  <semantics>
    <msub>
      <mi>B</mi>
      <msub>
        <mi>F</mi>
        <mi>i</mi>
      </msub>
    </msub>
    <annotation encoding="StarMath 5.0">B_{ F_{i} }</annotation>
  </semantics>
</math>
</file>

<file path=Object 73/content.xml><?xml version="1.0" encoding="utf-8"?>
<math xmlns="http://www.w3.org/1998/Math/MathML" display="block">
  <semantics>
    <msub>
      <mi>R</mi>
      <msub>
        <mi>g</mi>
        <mi>i</mi>
      </msub>
    </msub>
    <annotation encoding="StarMath 5.0">R_{ g_i }</annotation>
  </semantics>
</math>
</file>

<file path=Object 74/content.xml><?xml version="1.0" encoding="utf-8"?>
<math xmlns="http://www.w3.org/1998/Math/MathML" display="block">
  <semantics>
    <msub>
      <mi mathvariant="italic">SLA</mi>
      <mi>i</mi>
    </msub>
    <annotation encoding="StarMath 5.0">SLA_{ i }</annotation>
  </semantics>
</math>
</file>

<file path=Object 75/content.xml><?xml version="1.0" encoding="utf-8"?>
<math xmlns="http://www.w3.org/1998/Math/MathML" display="block">
  <semantics>
    <mrow>
      <mrow>
        <msub>
          <mi mathvariant="italic">LAI</mi>
          <mi>i</mi>
        </msub>
        <mo stretchy="false">=</mo>
        <msub>
          <mi>B</mi>
          <msub>
            <mi>F</mi>
            <mi>i</mi>
          </msub>
        </msub>
      </mrow>
      <msub>
        <mi mathvariant="italic">SLA</mi>
        <mi>i</mi>
      </msub>
    </mrow>
    <annotation encoding="StarMath 5.0">LAI_i=B_{ F_{i} }SLA_{ i }</annotation>
  </semantics>
</math>
</file>

<file path=Object 76/content.xml><?xml version="1.0" encoding="utf-8"?>
<math xmlns="http://www.w3.org/1998/Math/MathML" display="block">
  <semantics>
    <msub>
      <mi mathvariant="italic">LAI</mi>
      <mi>i</mi>
    </msub>
    <annotation encoding="StarMath 5.0">LAI_i</annotation>
  </semantics>
</math>
</file>

<file path=Object 77/content.xml><?xml version="1.0" encoding="utf-8"?>
<math xmlns="http://www.w3.org/1998/Math/MathML" display="block">
  <semantics>
    <msub>
      <mi>f</mi>
      <msub>
        <mn>4</mn>
        <mi>i</mi>
      </msub>
    </msub>
    <annotation encoding="StarMath 5.0">f_{ 4_i }</annotation>
  </semantics>
</math>
</file>

<file path=Object 78/content.xml><?xml version="1.0" encoding="utf-8"?>
<math xmlns="http://www.w3.org/1998/Math/MathML" display="block">
  <semantics>
    <msub>
      <mi mathvariant="italic">LAI</mi>
      <msub>
        <mi mathvariant="italic">sun</mi>
        <mi>i</mi>
      </msub>
    </msub>
    <annotation encoding="StarMath 5.0">LAI_{ sun_i }</annotation>
  </semantics>
</math>
</file>

<file path=Object 79/content.xml><?xml version="1.0" encoding="utf-8"?>
<math xmlns="http://www.w3.org/1998/Math/MathML" display="block">
  <semantics>
    <msub>
      <mi mathvariant="italic">LAI</mi>
      <msub>
        <mi mathvariant="italic">shade</mi>
        <mi>i</mi>
      </msub>
    </msub>
    <annotation encoding="StarMath 5.0">LAI_{ shade_i }</annotation>
  </semantics>
</math>
</file>

<file path=Object 8/content.xml><?xml version="1.0" encoding="utf-8"?>
<math xmlns="http://www.w3.org/1998/Math/MathML" display="block">
  <semantics>
    <msub>
      <mi mathvariant="italic">CWM</mi>
      <mrow>
        <mi>f</mi>
        <mi>,</mi>
        <mi>k</mi>
      </mrow>
    </msub>
    <annotation encoding="StarMath 5.0">CWM_{f,k}</annotation>
  </semantics>
</math>
</file>

<file path=Object 80/content.xml><?xml version="1.0" encoding="utf-8"?>
<math xmlns="http://www.w3.org/1998/Math/MathML" display="block">
  <semantics>
    <mrow>
      <mrow>
        <msub>
          <mi mathvariant="italic">SLA</mi>
          <mi>i</mi>
        </msub>
        <mo stretchy="false">=</mo>
        <mn>30</mn>
      </mrow>
      <mrow>
        <mo fence="true" stretchy="false">(</mo>
        <mrow>
          <mrow>
            <mn>4380</mn>
            <mo stretchy="false">/</mo>
            <msub>
              <mi>τ</mi>
              <msub>
                <mi>L</mi>
                <mi>i</mi>
              </msub>
            </msub>
          </mrow>
        </mrow>
        <mo fence="true" stretchy="false">)</mo>
      </mrow>
      <mi>exp</mi>
      <mrow>
        <mo fence="true" stretchy="false">(</mo>
        <mrow>
          <mrow>
            <mo stretchy="false">−</mo>
            <mn>0.46</mn>
          </mrow>
        </mrow>
        <mo fence="true" stretchy="false">)</mo>
      </mrow>
    </mrow>
    <annotation encoding="StarMath 5.0">SLA_{ i }=30( 4380 / %tau _{L_{i}})exp(-0.46) </annotation>
  </semantics>
</math>
</file>

<file path=Object 81/content.xml><?xml version="1.0" encoding="utf-8"?>
<math xmlns="http://www.w3.org/1998/Math/MathML" display="block">
  <semantics>
    <msub>
      <mi>τ</mi>
      <msub>
        <mi>L</mi>
        <mi>i</mi>
      </msub>
    </msub>
    <annotation encoding="StarMath 5.0">%tau_{ L_{i} }</annotation>
  </semantics>
</math>
</file>

<file path=Object 82/content.xml><?xml version="1.0" encoding="utf-8"?>
<math xmlns="http://www.w3.org/1998/Math/MathML" display="block">
  <semantics>
    <mi>i</mi>
    <annotation encoding="StarMath 5.0">i</annotation>
  </semantics>
</math>
</file>

<file path=Object 83/content.xml><?xml version="1.0" encoding="utf-8"?>
<math xmlns="http://www.w3.org/1998/Math/MathML" display="block">
  <semantics>
    <mi>k</mi>
    <annotation encoding="StarMath 5.0">k</annotation>
  </semantics>
</math>
</file>

<file path=Object 84/content.xml><?xml version="1.0" encoding="utf-8"?>
<math xmlns="http://www.w3.org/1998/Math/MathML" display="block">
  <semantics>
    <msub>
      <mi mathvariant="italic">GPP</mi>
      <mi>i</mi>
    </msub>
    <annotation encoding="StarMath 5.0">GPP_{ i }</annotation>
  </semantics>
</math>
</file>

<file path=Object 85/content.xml><?xml version="1.0" encoding="utf-8"?>
<math xmlns="http://www.w3.org/1998/Math/MathML" display="block">
  <semantics>
    <msub>
      <mi>R</mi>
      <msub>
        <mi>m</mi>
        <mi>i</mi>
      </msub>
    </msub>
    <annotation encoding="StarMath 5.0">R_{ m_i }</annotation>
  </semantics>
</math>
</file>

<file path=Object 86/content.xml><?xml version="1.0" encoding="utf-8"?>
<math xmlns="http://www.w3.org/1998/Math/MathML" display="block">
  <semantics>
    <mrow>
      <msub>
        <mi>R</mi>
        <msub>
          <mi>a</mi>
          <mi>i</mi>
        </msub>
      </msub>
      <mo stretchy="false">=</mo>
      <mrow>
        <msub>
          <mi>R</mi>
          <msub>
            <mi>g</mi>
            <mi>i</mi>
          </msub>
        </msub>
        <mo stretchy="false">+</mo>
        <msub>
          <mi>R</mi>
          <msub>
            <mi>m</mi>
            <mi>i</mi>
          </msub>
        </msub>
      </mrow>
    </mrow>
    <annotation encoding="StarMath 5.0">R_{ a_i }=R_{ g_i }+R_{ m_i }</annotation>
  </semantics>
</math>
</file>

<file path=Object 87/content.xml><?xml version="1.0" encoding="utf-8"?>
<math xmlns="http://www.w3.org/1998/Math/MathML" display="block">
  <semantics>
    <msub>
      <mi>R</mi>
      <msub>
        <mi>g</mi>
        <mi>i</mi>
      </msub>
    </msub>
    <annotation encoding="StarMath 5.0">R_{ g_i }</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sub>
      <mi>B</mi>
      <msub>
        <mi>Z</mi>
        <mrow>
          <mi>i</mi>
          <mi>,</mi>
          <mi>t</mi>
        </mrow>
      </msub>
    </msub>
    <annotation encoding="StarMath 5.0">B_{ Z_{i,t} }</annotation>
  </semantics>
</math>
</file>

<file path=Object 9/content.xml><?xml version="1.0" encoding="utf-8"?>
<math xmlns="http://www.w3.org/1998/Math/MathML" display="block">
  <semantics>
    <mi>f</mi>
    <annotation encoding="StarMath 5.0">f
</annotation>
  </semantics>
</math>
</file>

<file path=Object 90/content.xml><?xml version="1.0" encoding="utf-8"?>
<math xmlns="http://www.w3.org/1998/Math/MathML" display="block">
  <semantics>
    <mrow>
      <mi>t</mi>
      <mo stretchy="false">−</mo>
      <mn>1</mn>
    </mrow>
    <annotation encoding="StarMath 5.0">t-1</annotation>
  </semantics>
</math>
</file>

<file path=Object 91/content.xml><?xml version="1.0" encoding="utf-8"?>
<math xmlns="http://www.w3.org/1998/Math/MathML" display="block">
  <semantics>
    <msub>
      <mi>B</mi>
      <msub>
        <mi>Z</mi>
        <mrow>
          <mi>t</mi>
          <mo stretchy="false">−</mo>
          <mn>1</mn>
        </mrow>
      </msub>
    </msub>
    <annotation encoding="StarMath 5.0">B_{ Z_{t-1} }</annotation>
  </semantics>
</math>
</file>

<file path=Object 92/content.xml><?xml version="1.0" encoding="utf-8"?>
<math xmlns="http://www.w3.org/1998/Math/MathML" display="block">
  <semantics>
    <mrow>
      <mrow>
        <msub>
          <mi>R</mi>
          <msub>
            <mi>g</mi>
            <mi>i</mi>
          </msub>
        </msub>
        <mo stretchy="false">=</mo>
        <mn>1.25</mn>
      </mrow>
      <mrow>
        <mo fence="true" stretchy="false">(</mo>
        <mrow>
          <mrow>
            <msub>
              <mi>B</mi>
              <msub>
                <mi>Z</mi>
                <mrow>
                  <mi>i</mi>
                  <mi>,</mi>
                  <mi>t</mi>
                </mrow>
              </msub>
            </msub>
            <mo stretchy="false">−</mo>
            <msub>
              <mi>B</mi>
              <msub>
                <mi>Z</mi>
                <mrow>
                  <mi>i</mi>
                  <mi>,</mi>
                  <mrow>
                    <mi>t</mi>
                    <mo stretchy="false">−</mo>
                    <mn>1</mn>
                  </mrow>
                </mrow>
              </msub>
            </msub>
          </mrow>
        </mrow>
        <mo fence="true" stretchy="false">)</mo>
      </mrow>
    </mrow>
    <annotation encoding="StarMath 5.0">R_{ g_i }=1.25( B_{Z_{i,t}} - B_{Z_{i,t-1}} )</annotation>
  </semantics>
</math>
</file>

<file path=Object 93/content.xml><?xml version="1.0" encoding="utf-8"?>
<math xmlns="http://www.w3.org/1998/Math/MathML" display="block">
  <semantics>
    <msub>
      <mi>B</mi>
      <msub>
        <mi>Z</mi>
        <mi>i</mi>
      </msub>
    </msub>
    <annotation encoding="StarMath 5.0">B_{ Z_{i} }</annotation>
  </semantics>
</math>
</file>

<file path=Object 94/content.xml><?xml version="1.0" encoding="utf-8"?>
<math xmlns="http://www.w3.org/1998/Math/MathML" display="block">
  <semantics>
    <mrow>
      <msub>
        <mi>R</mi>
        <msub>
          <mi>m</mi>
          <mi>i</mi>
        </msub>
      </msub>
      <mo stretchy="false">=</mo>
      <mrow>
        <mo stretchy="false">∑</mo>
        <mrow>
          <mo fence="true" stretchy="false">[</mo>
          <mrow>
            <mrow>
              <msub>
                <mi mathvariant="italic">nc</mi>
                <mi>Z</mi>
              </msub>
              <msub>
                <mi>B</mi>
                <msub>
                  <mi>Z</mi>
                  <mi>i</mi>
                </msub>
              </msub>
              <mn>27</mn>
              <mi>exp</mi>
              <mrow>
                <mo fence="true" stretchy="false">(</mo>
                <mrow>
                  <mrow>
                    <mn>0.07</mn>
                    <mi>T</mi>
                  </mrow>
                </mrow>
                <mo fence="true" stretchy="false">)</mo>
              </mrow>
            </mrow>
          </mrow>
          <mo fence="true" stretchy="false">]</mo>
        </mrow>
      </mrow>
    </mrow>
    <annotation encoding="StarMath 5.0">R_{m_{i} }= sum [ nc_Z B_{Z_{i}}27 exp(0.07T)  ] </annotation>
  </semantics>
</math>
</file>

<file path=Object 95/content.xml><?xml version="1.0" encoding="utf-8"?>
<math xmlns="http://www.w3.org/1998/Math/MathML" display="block">
  <semantics>
    <msub>
      <mi mathvariant="italic">nc</mi>
      <mi>Z</mi>
    </msub>
    <annotation encoding="StarMath 5.0">nc_Z</annotation>
  </semantics>
</math>
</file>

<file path=Object 96/content.xml><?xml version="1.0" encoding="utf-8"?>
<math xmlns="http://www.w3.org/1998/Math/MathML" display="block">
  <semantics>
    <mi>Z</mi>
    <annotation encoding="StarMath 5.0">Z</annotation>
  </semantics>
</math>
</file>

<file path=Object 97/content.xml><?xml version="1.0" encoding="utf-8"?>
<math xmlns="http://www.w3.org/1998/Math/MathML" display="block">
  <semantics>
    <mi>T</mi>
    <annotation encoding="StarMath 5.0">T</annotation>
  </semantics>
</math>
</file>

<file path=Object 98/content.xml><?xml version="1.0" encoding="utf-8"?>
<math xmlns="http://www.w3.org/1998/Math/MathML" display="block">
  <semantics>
    <msub>
      <mi>T</mi>
      <mi mathvariant="italic">soil</mi>
    </msub>
    <annotation encoding="StarMath 5.0">T_soil</annotation>
  </semantics>
</math>
</file>

<file path=Object 99/content.xml><?xml version="1.0" encoding="utf-8"?>
<math xmlns="http://www.w3.org/1998/Math/MathML" display="block">
  <semantics>
    <msub>
      <mi mathvariant="italic">NPP</mi>
      <mi>i</mi>
    </msub>
    <annotation encoding="StarMath 5.0">NPP_i</annotation>
  </semantics>
</math>
</file>